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D00000312E621D4124337A898.jpg" manifest:media-type="image/jpeg"/>
  <manifest:file-entry manifest:full-path="Pictures/10000000000001EA000001CC052FE7D4E4A0E834.png" manifest:media-type="image/png"/>
  <manifest:file-entry manifest:full-path="Pictures/10000000000001EA000001CCC77C2EA258B8B61A.png" manifest:media-type="image/png"/>
  <manifest:file-entry manifest:full-path="Pictures/10000000000001EA000001CC5CFD367EA2F75309.png" manifest:media-type="image/png"/>
  <manifest:file-entry manifest:full-path="Pictures/10000000000001FE000001A4B814CFB77DAC9924.png" manifest:media-type="image/png"/>
  <manifest:file-entry manifest:full-path="Pictures/10000000000001FE000001A46D13664D06575F17.png" manifest:media-type="image/png"/>
  <manifest:file-entry manifest:full-path="Pictures/10000000000001FE000001A491B079D235F50844.png" manifest:media-type="image/png"/>
  <manifest:file-entry manifest:full-path="Pictures/10000000000001FE000001A47C96E541E1674E66.png" manifest:media-type="image/png"/>
  <manifest:file-entry manifest:full-path="Pictures/100000000000024E000001A41CF43D16E0E6F307.png" manifest:media-type="image/png"/>
  <manifest:file-entry manifest:full-path="Pictures/100000000000024E000001A46D427B5190113CC6.png" manifest:media-type="image/png"/>
  <manifest:file-entry manifest:full-path="Pictures/10000000000001EA000001CC6BD473023B040763.png" manifest:media-type="image/png"/>
  <manifest:file-entry manifest:full-path="Pictures/100000000000019A00000023A58235E7DDB15105.png" manifest:media-type="image/png"/>
  <manifest:file-entry manifest:full-path="Pictures/100000000000019A0000002318F20C3B4FB9BAAD.png" manifest:media-type="image/png"/>
  <manifest:file-entry manifest:full-path="Pictures/100000000000019A00000023925F5AB8305D6F6E.png" manifest:media-type="image/png"/>
  <manifest:file-entry manifest:full-path="Pictures/100000000000019A0000002320C2BE7FF7D7F604.png" manifest:media-type="image/png"/>
  <manifest:file-entry manifest:full-path="Pictures/10000000000001EA000001CCDCE832CEE42FF542.png" manifest:media-type="image/png"/>
  <manifest:file-entry manifest:full-path="Pictures/100000000000019A000000233A4E1C19B8FB6932.png" manifest:media-type="image/png"/>
  <manifest:file-entry manifest:full-path="Pictures/100000000000019A000000233837BFB0648A70ED.png" manifest:media-type="image/png"/>
  <manifest:file-entry manifest:full-path="Pictures/100000000000019A000000238DFC58E31173355C.png" manifest:media-type="image/png"/>
  <manifest:file-entry manifest:full-path="Pictures/100000000000019A000000238049C0FD182E0386.png" manifest:media-type="image/png"/>
  <manifest:file-entry manifest:full-path="Pictures/100000000000019A000000232AC6CE06940CAE2A.png" manifest:media-type="image/png"/>
  <manifest:file-entry manifest:full-path="Pictures/100000000000019A00000023065799F4D8FACCE1.png" manifest:media-type="image/png"/>
  <manifest:file-entry manifest:full-path="Pictures/100000000000019A000001187195AFA0AC1DABFD.png" manifest:media-type="image/png"/>
  <manifest:file-entry manifest:full-path="Pictures/100000000000019A0000011870E381C47F4BCE05.png" manifest:media-type="image/png"/>
  <manifest:file-entry manifest:full-path="Pictures/100000000000019A0000011819A18A0AA637C27F.png" manifest:media-type="image/png"/>
  <manifest:file-entry manifest:full-path="Pictures/100000000000019A0000011868481D6510E93E18.png" manifest:media-type="image/png"/>
  <manifest:file-entry manifest:full-path="Pictures/100000000000019A0000011808A2691461B3E0B9.png" manifest:media-type="image/png"/>
  <manifest:file-entry manifest:full-path="Pictures/100000000000019A000000234F2E1743FD0A1DBB.png" manifest:media-type="image/png"/>
  <manifest:file-entry manifest:full-path="Pictures/100000000000019A00000118CFF64858CFDC1C68.png" manifest:media-type="image/png"/>
  <manifest:file-entry manifest:full-path="Pictures/100000000000019A0000011890E4A1681B6C8036.png" manifest:media-type="image/png"/>
  <manifest:file-entry manifest:full-path="Pictures/100000000000019A00000118412C6AC647846EAC.png" manifest:media-type="image/png"/>
  <manifest:file-entry manifest:full-path="Pictures/100000000000019A0000011818E57CDD60ED54FE.png" manifest:media-type="image/png"/>
  <manifest:file-entry manifest:full-path="Pictures/100000000000019A00000023EBCBB0A05EDCE112.png" manifest:media-type="image/png"/>
  <manifest:file-entry manifest:full-path="Pictures/100000000000019A00000118A4F7009785AD0346.png" manifest:media-type="image/png"/>
  <manifest:file-entry manifest:full-path="Pictures/100000000000019A000000234EB8BAB7DA96AFD9.png" manifest:media-type="image/png"/>
  <manifest:file-entry manifest:full-path="Pictures/100000000000019A000001184B199F9859F78E77.png" manifest:media-type="image/png"/>
  <manifest:file-entry manifest:full-path="Pictures/100000000000019A000001184F569FD39B32156E.png" manifest:media-type="image/png"/>
  <manifest:file-entry manifest:full-path="Pictures/100000000000019A000001187F9C7116C17E030E.png" manifest:media-type="image/png"/>
  <manifest:file-entry manifest:full-path="Pictures/100000000000019A00000118E226C8E73E516396.png" manifest:media-type="image/png"/>
  <manifest:file-entry manifest:full-path="Pictures/100000000000019A000001181C86A35F5F1E89B8.png" manifest:media-type="image/png"/>
  <manifest:file-entry manifest:full-path="Pictures/100000000000019A00000118C361D765340D477F.png" manifest:media-type="image/png"/>
  <manifest:file-entry manifest:full-path="Pictures/100000000000019A00000118ED2F7452CAA57619.png" manifest:media-type="image/png"/>
  <manifest:file-entry manifest:full-path="Pictures/100000000000019A000001183C6CF25DDB581403.png" manifest:media-type="image/png"/>
  <manifest:file-entry manifest:full-path="Pictures/100000000000019A00000118EF0C42025A600D1C.png" manifest:media-type="image/png"/>
  <manifest:file-entry manifest:full-path="Pictures/100000000000019A000001180520CF93B9025E82.png" manifest:media-type="image/png"/>
  <manifest:file-entry manifest:full-path="Pictures/100000000000019A00000118F1B677082AB506F7.png" manifest:media-type="image/png"/>
  <manifest:file-entry manifest:full-path="Pictures/100000000000019A0000011821E9AA167CEFCF37.png" manifest:media-type="image/png"/>
  <manifest:file-entry manifest:full-path="Pictures/100000000000019A00000118483F88D24F6FB729.png" manifest:media-type="image/png"/>
  <manifest:file-entry manifest:full-path="Pictures/10000000000001EA000001CC44BA47E00197C171.png" manifest:media-type="image/png"/>
  <manifest:file-entry manifest:full-path="Pictures/1000000000000186000001687A5D8E9D64739049.png" manifest:media-type="image/png"/>
  <manifest:file-entry manifest:full-path="Pictures/100000000000019A000001182691A71D98E3F4A9.png" manifest:media-type="image/png"/>
  <manifest:file-entry manifest:full-path="Pictures/100000000000019A0000011889CC2A90CF5BEFA0.png" manifest:media-type="image/png"/>
  <manifest:file-entry manifest:full-path="Pictures/10000201000007800000043824AAC912D7C4608E.png" manifest:media-type="image/png"/>
  <manifest:file-entry manifest:full-path="Pictures/100000000000019A00000118D6C738728B003D39.png" manifest:media-type="image/png"/>
  <manifest:file-entry manifest:full-path="Pictures/100000000000019A00000118F5CF1DDB379D0751.png" manifest:media-type="image/png"/>
  <manifest:file-entry manifest:full-path="Pictures/100000000000019A00000023FE821E5C305F2551.png" manifest:media-type="image/png"/>
  <manifest:file-entry manifest:full-path="Pictures/100000000000019A00000118C588430C69864215.png" manifest:media-type="image/png"/>
  <manifest:file-entry manifest:full-path="Pictures/10000000000001EA000001CC0D81E0BAFD42A4F8.png" manifest:media-type="image/png"/>
  <manifest:file-entry manifest:full-path="Pictures/100000000000019A0000011834426CB040B792DF.png" manifest:media-type="image/png"/>
  <manifest:file-entry manifest:full-path="Pictures/100000000000019A0000011863E324D2082F4211.png" manifest:media-type="image/png"/>
  <manifest:file-entry manifest:full-path="Pictures/100000000000019A000000233E48462D3169752E.png" manifest:media-type="image/png"/>
  <manifest:file-entry manifest:full-path="Pictures/100000000000019A00000118FA121AA1548A47A9.png" manifest:media-type="image/png"/>
  <manifest:file-entry manifest:full-path="Pictures/100000000000019A00000118A207118B2AFC5D27.png" manifest:media-type="image/png"/>
  <manifest:file-entry manifest:full-path="Pictures/100000000000019A00000118F39991B556C30A2F.png" manifest:media-type="image/png"/>
  <manifest:file-entry manifest:full-path="Pictures/100000000000019A000001185E793EA4C5516A67.png" manifest:media-type="image/png"/>
  <manifest:file-entry manifest:full-path="Pictures/100000000000019A000000235A45712130502299.png" manifest:media-type="image/png"/>
  <manifest:file-entry manifest:full-path="Pictures/100000000000019A00000118576A7340158F2C64.png" manifest:media-type="image/png"/>
  <manifest:file-entry manifest:full-path="Pictures/100000000000019A00000118D87AD4B3C3171DC4.png" manifest:media-type="image/png"/>
  <manifest:file-entry manifest:full-path="Pictures/100000000000019A00000118CB29D07D61288A0D.png" manifest:media-type="image/png"/>
  <manifest:file-entry manifest:full-path="Pictures/100000000000019A0000011808527F4344676BEF.png" manifest:media-type="image/png"/>
  <manifest:file-entry manifest:full-path="Pictures/100000000000019A00000118F1FF4D6C65F076F6.png" manifest:media-type="image/png"/>
  <manifest:file-entry manifest:full-path="Pictures/100000000000019A00000118F5AD013E0E01F191.png" manifest:media-type="image/png"/>
  <manifest:file-entry manifest:full-path="Pictures/100000000000019A00000118A4B0F8F529EAFCD3.png" manifest:media-type="image/png"/>
  <manifest:file-entry manifest:full-path="Pictures/100000000000019A000001182D7B8D605E9635E5.png" manifest:media-type="image/png"/>
  <manifest:file-entry manifest:full-path="Pictures/100000000000019A00000118539D1F61117B4865.png" manifest:media-type="image/png"/>
  <manifest:file-entry manifest:full-path="Pictures/100000000000019A000001182584E1DED41E0BEB.png" manifest:media-type="image/png"/>
  <manifest:file-entry manifest:full-path="Pictures/100000000000018600000168F812C00CD35D4B91.png" manifest:media-type="image/png"/>
  <manifest:file-entry manifest:full-path="Pictures/100000000000019A0000011835311B39B5FFE305.png" manifest:media-type="image/png"/>
  <manifest:file-entry manifest:full-path="Pictures/100000000000019A000001181F32063419274F3C.png" manifest:media-type="image/png"/>
  <manifest:file-entry manifest:full-path="Pictures/100000000000019A00000118DB9C6CB646CE610A.png" manifest:media-type="image/png"/>
  <manifest:file-entry manifest:full-path="Pictures/100000000000019A00000118931DAF588462440A.png" manifest:media-type="image/png"/>
  <manifest:file-entry manifest:full-path="Pictures/100000000000019A0000002322870E28EEBD7D79.png" manifest:media-type="image/png"/>
  <manifest:file-entry manifest:full-path="Pictures/100000000000019A000000231B64C00A0FCC55EF.png" manifest:media-type="image/png"/>
  <manifest:file-entry manifest:full-path="Pictures/100000000000019A00000118469690C450CC0117.png" manifest:media-type="image/png"/>
  <manifest:file-entry manifest:full-path="Pictures/100000000000019A00000118A6788CF722DF16DB.png" manifest:media-type="image/png"/>
  <manifest:file-entry manifest:full-path="Pictures/100000000000014A0000018B02B05B7CD86C8C3B.png" manifest:media-type="image/png"/>
  <manifest:file-entry manifest:full-path="Pictures/100000000000019A0000002392F58D78AF51B68D.png" manifest:media-type="image/png"/>
  <manifest:file-entry manifest:full-path="Pictures/100000000000019A00000118E9A8CB53D92B4FF2.png" manifest:media-type="image/png"/>
  <manifest:file-entry manifest:full-path="Pictures/100000000000019A000001185FF7DC74571B99BF.png" manifest:media-type="image/png"/>
  <manifest:file-entry manifest:full-path="Pictures/100000000000019A000001180212353917B72BDB.png" manifest:media-type="image/png"/>
  <manifest:file-entry manifest:full-path="Pictures/10000000000001860000016889F941A51D510CF3.png" manifest:media-type="image/png"/>
  <manifest:file-entry manifest:full-path="Pictures/100000000000019A000001189368C28AB536A59C.png" manifest:media-type="image/png"/>
  <manifest:file-entry manifest:full-path="Pictures/100000000000019A00000118DD3E582054A27152.png" manifest:media-type="image/png"/>
  <manifest:file-entry manifest:full-path="Pictures/1000000000000186000001687E4C998452D60686.png" manifest:media-type="image/png"/>
  <manifest:file-entry manifest:full-path="Pictures/100000000000019A000001180B7C1B5E0B0DDA1E.png" manifest:media-type="image/png"/>
  <manifest:file-entry manifest:full-path="Pictures/100000000000019A00000023892DC1C74025772A.png" manifest:media-type="image/png"/>
  <manifest:file-entry manifest:full-path="Pictures/100000000000019A000001186388F410CE0EE24B.png" manifest:media-type="image/png"/>
  <manifest:file-entry manifest:full-path="Pictures/100000000000019A000001187738310218D57B35.png" manifest:media-type="image/png"/>
  <manifest:file-entry manifest:full-path="Pictures/100000000000019A0000011898897EA9F2375D27.png" manifest:media-type="image/png"/>
  <manifest:file-entry manifest:full-path="Pictures/100000000000019A00000118DC5D37C6D77128BE.png" manifest:media-type="image/png"/>
  <manifest:file-entry manifest:full-path="Pictures/1000000000000186000001683BD8F43647D89A7E.png" manifest:media-type="image/png"/>
  <manifest:file-entry manifest:full-path="Pictures/100000000000019A00000118F7CEF51838032730.png" manifest:media-type="image/png"/>
  <manifest:file-entry manifest:full-path="Pictures/100000000000019A000001187DE9BDE577887939.png" manifest:media-type="image/png"/>
  <manifest:file-entry manifest:full-path="Pictures/100000000000019A0000011877DECD2D84B6B375.png" manifest:media-type="image/png"/>
  <manifest:file-entry manifest:full-path="Pictures/1000000000000186000001685AC4345BF95B54C0.png" manifest:media-type="image/png"/>
  <manifest:file-entry manifest:full-path="Pictures/100000000000018600000168C18D5E7E0E039354.png" manifest:media-type="image/png"/>
  <manifest:file-entry manifest:full-path="Pictures/100000000000018600000168164BD3BEAC656B39.png" manifest:media-type="image/png"/>
  <manifest:file-entry manifest:full-path="Pictures/10000000000001860000016870E2687C2E37CF3D.png" manifest:media-type="image/png"/>
  <manifest:file-entry manifest:full-path="Pictures/100000000000024E000001A449833A36AEF782E9.png" manifest:media-type="image/png"/>
  <manifest:file-entry manifest:full-path="Pictures/100000000000018600000168C0C0B57334B6AF8B.png" manifest:media-type="image/png"/>
  <manifest:file-entry manifest:full-path="Pictures/10000000000001EA000001CCA0A47B8451438B0D.png" manifest:media-type="image/png"/>
  <manifest:file-entry manifest:full-path="Pictures/100000000000019A00000023390F0B9120897C3C.png" manifest:media-type="image/png"/>
  <manifest:file-entry manifest:full-path="Pictures/100000000000019A00000118FD90CB5ED0CA47DA.png" manifest:media-type="image/png"/>
  <manifest:file-entry manifest:full-path="Pictures/1000000000000186000001689CBF22028FEC49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utkal1" svg:font-family="utkal"/>
    <style:font-face style:name="Times New Roman1" svg:font-family="'Times New Roman'" style:font-family-generic="roman"/>
    <style:font-face style:name="Liberation Sans2" svg:font-family="'Liberation Sans'" style:font-family-generic="swiss"/>
    <style:font-face style:name="AR PL SungtiL GB2" svg:font-family="'AR PL SungtiL GB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7cm, 0cm, 4.643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72cm, 0cm, 1.328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4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7cm, 0cm, 2.433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cm, 4.50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06cm, 0cm, 1.194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13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2cm, 0cm, 2.29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2cm, 0cm, 4.43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09cm, 0cm, 1.163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1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cm, 0cm, 2.252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cm, 0cm, 4.455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cm, 0cm, 1.115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69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7cm, 0cm, 2.228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4.438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7cm, 0cm, 1.098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51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4cm, 0cm, 2.211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6cm, 0cm, 5.569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4cm, 0cm, 2.228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1cm, 0cm, 4.261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8cm, 0cm, 0.994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94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9cm, 0cm, 2.083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759cm, 4.512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1cm, 0.226cm, 1.249cm, 0.651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1cm, 0cm, 5.601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2cm, 0cm, 2.334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7cm, 0cm, 2.211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cm, 4.421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1cm, 0cm, 1.107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26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2cm, 0cm, 4.16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79cm, 0cm, 0.893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3cm, 0cm, 5.793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.599cm, 4.082cm, 0.27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58cm, 0.386cm, 0.814cm, 0.452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14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9cm, 0cm, 1.903cm, 0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cm, 0cm, 1.982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3cm, 0cm, 4.215cm, 0.405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8cm, 0.659cm, 0.9cm, 0.67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872cm, 0.303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3cm, 0.394cm, 2.005cm, 0.473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0.683cm, 4.713cm, 0.403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02cm, 0.172cm, 0.846cm, 0.672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818cm, 0.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8cm, 0.397cm, 1.95cm, 0.471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8cm, 0cm, 4.349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13cm, 0cm, 1.035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3cm, 0cm, 5.454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8cm, 0cm, 2.14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663cm, 4.357cm, 0.422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172cm, 1.091cm, 0.691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5.446cm, 0.32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377cm, 2.179cm, 0.49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5cm, 0.599cm, 4.537cm, 0.392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46cm, 0.638cm, 0.726cm, 0.567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386cm, 5.628cm, 0.354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12cm, 0.621cm, 2.36cm, 0.56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5cm, 0.729cm, 4.4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804cm" fo:min-width="0.498cm" fo:padding-top="0.134cm" fo:padding-bottom="0.134cm" fo:padding-left="0.259cm" fo:padding-right="0.259cm" fo:wrap-option="wrap" draw:shadow="hidden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063cm, 9.401cm, 10.472cm, 23.607cm)" draw:image-opacity="100%" style:mirror="none"/>
    </style:style>
    <style:style style:name="gr68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972cm" fo:min-width="1.83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89cm" fo:min-width="2.689cm" fo:padding-top="0.134cm" fo:padding-bottom="0.134cm" fo:padding-left="0.259cm" fo:padding-right="0.259cm" fo:wrap-option="wrap"/>
    </style:style>
    <style:style style:name="gr70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92cm" fo:min-width="2.669cm" fo:padding-top="0.134cm" fo:padding-bottom="0.134cm" fo:padding-left="0.259cm" fo:padding-right="0.259cm" fo:wrap-option="wrap"/>
    </style:style>
    <style:style style:name="gr7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3.98cm" fo:min-width="0.378cm" fo:padding-top="0.134cm" fo:padding-bottom="0.134cm" fo:padding-left="0.259cm" fo:padding-right="0.259cm" fo:wrap-option="wrap"/>
    </style:style>
    <style:style style:name="gr72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223cm" fo:min-width="0.498cm" fo:padding-top="0.134cm" fo:padding-bottom="0.134cm" fo:padding-left="0.259cm" fo:padding-right="0.259cm" fo:wrap-option="wrap" draw:shadow="hidden"/>
    </style:style>
    <style:style style:name="gr7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4.3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cm" fo:min-width="0.767cm" fo:padding-top="0.127cm" fo:padding-bottom="0.127cm" fo:padding-left="0.254cm" fo:padding-right="0.254cm" fo:wrap-option="wrap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582cm" fo:min-width="1.594cm" fo:padding-top="0.136cm" fo:padding-bottom="0.136cm" fo:padding-left="0.263cm" fo:padding-right="0.263cm" fo:wrap-option="wrap"/>
      <style:paragraph-properties style:writing-mode="lr-tb"/>
    </style:style>
    <style:style style:name="gr77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3.213cm" fo:min-width="1.861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722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965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4.877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1.161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26cm" fo:min-width="1.991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3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27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645cm" fo:min-width="0.876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dash" draw:stroke-dash="Long_20_Dash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1.406cm" fo:min-width="0.654cm" fo:padding-top="0.125cm" fo:padding-bottom="0.125cm" fo:padding-left="0.25cm" fo:padding-right="0.25cm" fo:wrap-option="wrap"/>
    </style:style>
    <style:style style:name="gr8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1cm, 0.548cm, 4.391cm, 0.542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2cm, 4.357cm, 0.542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4cm, 4.359cm, 0.542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4cm, 4.683cm, 0.542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6cm, 4.357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1cm, 0.365cm, 1.319cm, 0.542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4cm, 0.524cm, 5.69cm, 0.54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9cm, 0.684cm, 2.178cm, 0.542cm)" draw:image-opacity="100%" style:mirror="none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426cm"/>
    </style:style>
    <style:style style:name="gr10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818cm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97cm"/>
    </style:style>
    <style:style style:name="gr10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4cm, 0.391cm, 1.026cm, 0.695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7cm, 0.004cm, 5.383cm, 0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0.004cm, 2.15cm, 0cm)" draw:image-opacity="100%" style:mirror="none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818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021cm" fo:min-width="4.326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66cm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5cm, 0.254cm, 1.241cm, 0.542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4cm, 0.542cm, 5.703cm, 0.542cm)" draw:image-opacity="100%" style:mirror="none"/>
    </style:style>
    <style:style style:name="gr11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91cm"/>
    </style:style>
    <style:style style:name="gr1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4cm, 0.544cm, 1.037cm, 0.542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8cm, 0.544cm, 5.432cm, 0.542cm)" draw:image-opacity="100%" style:mirror="non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5cm, 0.544cm, 1.951cm, 0.542cm)" draw:image-opacity="100%" style:mirror="none"/>
    </style:style>
    <style:style style:name="gr1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3cm, 0.919cm, 2.17cm, 0.542cm)" draw:image-opacity="100%" style:mirror="none"/>
    </style:style>
    <style:style style:name="gr12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326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9cm, 0.544cm, 1.001cm, 0.542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1cm, 0.544cm, 5.498cm, 0.542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3cm, 0.544cm, 2.078cm, 0.542cm)" draw:image-opacity="100%" style:mirror="none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91cm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27cm, 0.546cm, 0.744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9cm, 0.546cm, 5.651cm, 0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01cm, 0.546cm, 2.368cm, 0cm)" draw:image-opacity="100%" style:mirror="none"/>
    </style:style>
    <style:style style:name="gr1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136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13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40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1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42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14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5cm" fo:min-width="1.747cm" fo:padding-top="0.125cm" fo:padding-bottom="0.125cm" fo:padding-left="0.25cm" fo:padding-right="0.25cm" fo:wrap-option="wrap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44cm, 4.357cm, 0.542cm)" draw:image-opacity="100%" style:mirror="none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46cm, 1.093cm, 0.542cm)" draw:image-opacity="100%" style:mirror="non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543cm, 5.448cm, 0.542cm)" draw:image-opacity="100%" style:mirror="none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006cm, 2.507cm, 0.559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69cm, 1.091cm, 0.516cm)" draw:image-opacity="100%" style:mirror="non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168cm, 5.446cm, 0.375cm)" draw:image-opacity="100%" style:mirror="non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2cm, 0.21cm, 2.184cm, 0.332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587cm, 1.091cm, 0.499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2cm, 5.446cm, 0.456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458cm, 2.183cm, 0.627cm)" draw:image-opacity="100%" style:mirror="none"/>
    </style:style>
    <style:style style:name="gr154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6.027cm" fo:padding-top="0.125cm" fo:padding-bottom="0.125cm" fo:padding-left="0.25cm" fo:padding-right="0.25cm" fo:wrap-option="wrap"/>
    </style:style>
    <style:style style:name="gr155" style:family="graphic" style:parent-style-name="standard" style:list-style-name="L1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72cm" fo:min-width="0.922cm" fo:padding-top="0.136cm" fo:padding-bottom="0.136cm" fo:padding-left="0.263cm" fo:padding-right="0.263cm" fo:wrap-option="wrap"/>
      <style:paragraph-properties style:writing-mode="lr-tb"/>
    </style:style>
    <style:style style:name="gr15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555cm" fo:min-width="0.691cm" fo:padding-top="0.136cm" fo:padding-bottom="0.136cm" fo:padding-left="0.263cm" fo:padding-right="0.263cm" fo:wrap-option="wrap"/>
      <style:paragraph-properties style:writing-mode="lr-tb"/>
    </style:style>
    <style:style style:name="gr157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4.797cm" fo:min-width="0.378cm" fo:padding-top="0.134cm" fo:padding-bottom="0.134cm" fo:padding-left="0.259cm" fo:padding-right="0.259cm" fo:wrap-option="wrap"/>
    </style:style>
    <style:style style:name="gr15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5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3cm, 4.685cm, 0.542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685cm, 0.872cm, 0.401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399cm, 5.771cm, 0.687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441cm, 1.963cm, 0.644cm)" draw:image-opacity="100%" style:mirror="none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6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43cm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326cm, 4.359cm, 0.759cm)" draw:image-opacity="100%" style:mirror="non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7cm, 1.093cm, 0.388cm)" draw:image-opacity="100%" style:mirror="non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954cm, 5.446cm, 0.674cm)" draw:image-opacity="100%" style:mirror="non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569cm, 2.179cm, 0.516cm)" draw:image-opacity="100%" style:mirror="none"/>
    </style:style>
    <style:style style:name="gr176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885cm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99cm, 4.357cm, 0.542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1cm, 0.488cm, 1.091cm, 0.597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.646cm, 5.263cm, 0.439cm)" draw:image-opacity="100%" style:mirror="none"/>
    </style:style>
    <style:style style:name="gr1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.476cm, 2.179cm, 0.61cm)" draw:image-opacity="100%" style:mirror="none"/>
    </style:style>
    <style:style style:name="gr18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679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587cm, 0.876cm, 0.499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172cm, 5.774cm, 0.358cm)" draw:image-opacity="100%" style:mirror="none"/>
    </style:style>
    <style:style style:name="gr1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557cm, 2.505cm, 0.529cm)" draw:image-opacity="100%" style:mirror="none"/>
    </style:style>
    <style:style style:name="gr1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3cm, 4.687cm, 0.542cm)" draw:image-opacity="100%" style:mirror="none"/>
    </style:style>
    <style:style style:name="gr1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373cm, 0.872cm, 0.712cm)" draw:image-opacity="100%" style:mirror="none"/>
    </style:style>
    <style:style style:name="gr1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.514cm, 5.772cm, 0.572cm)" draw:image-opacity="100%" style:mirror="none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557cm, 1.961cm, 0.529cm)" draw:image-opacity="100%" style:mirror="none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3cm, 0.386cm, 4.349cm, 0.478cm)" draw:image-opacity="100%" style:mirror="none"/>
    </style:style>
    <style:style style:name="gr1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9cm, 0.766cm, 1.086cm, 0.32cm)" draw:image-opacity="100%" style:mirror="none"/>
    </style:style>
    <style:style style:name="gr1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4cm, 0.266cm, 5.438cm, 0.819cm)" draw:image-opacity="100%" style:mirror="none"/>
    </style:style>
    <style:style style:name="gr1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0.638cm, 2.172cm, 0.448cm)" draw:image-opacity="100%" style:mirror="none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3cm, 0.631cm, 4.319cm, 0.454cm)" draw:image-opacity="100%" style:mirror="none"/>
    </style:style>
    <style:style style:name="gr1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cm, 0.789cm, 1.052cm, 0.296cm)" draw:image-opacity="100%" style:mirror="none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4cm, 0.29cm, 5.407cm, 0.253cm)" draw:image-opacity="100%" style:mirror="none"/>
    </style:style>
    <style:style style:name="gr1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31cm, 0.776cm, 2.147cm, 0.309cm)" draw:image-opacity="100%" style:mirror="none"/>
    </style:style>
    <style:style style:name="gr19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25cm"/>
    </style:style>
    <style:style style:name="gr19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9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72cm" fo:min-width="2.276cm" fo:padding-top="0.151cm" fo:padding-bottom="0.151cm" fo:padding-left="0.276cm" fo:padding-right="0.276cm"/>
    </style:style>
    <style:style style:name="gr20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0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833cm" fo:min-width="0.498cm" fo:padding-top="0.134cm" fo:padding-bottom="0.134cm" fo:padding-left="0.259cm" fo:padding-right="0.259cm" fo:wrap-option="wrap" draw:shadow="hidden"/>
    </style:style>
    <style:style style:name="gr20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0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04" style:family="graphic" style:parent-style-name="standard">
      <style:graphic-properties draw:stroke="none" draw:fill="none" fo:min-height="0.498cm"/>
      <style:paragraph-properties style:writing-mode="lr-tb"/>
    </style:style>
    <style:style style:name="gr205" style:family="graphic" style:parent-style-name="standard">
      <style:graphic-properties draw:stroke="none" draw:fill="none" fo:min-height="0.497cm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386cm, 4.687cm, 0.499cm)" draw:image-opacity="100%" style:mirror="none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.343cm, 1.091cm, 0.341cm)" draw:image-opacity="100%" style:mirror="none"/>
    </style:style>
    <style:style style:name="gr2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3cm, 0.403cm, 5.883cm, 0.14cm)" draw:image-opacity="100%" style:mirror="none"/>
    </style:style>
    <style:style style:name="gr2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.403cm, 1.961cm, 0.354cm)" draw:image-opacity="100%" style:mirror="none"/>
    </style:style>
    <style:style style:name="gr2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599cm, 4.357cm, 0cm)" draw:image-opacity="100%" style:mirror="none"/>
    </style:style>
    <style:style style:name="gr2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7cm, 0.599cm, 1.091cm, 0.7cm)" draw:image-opacity="100%" style:mirror="none"/>
    </style:style>
    <style:style style:name="gr2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0cm, 5.446cm, 0cm)" draw:image-opacity="100%" style:mirror="none"/>
    </style:style>
    <style:style style:name="gr2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3cm, 0cm, 2.179cm, 0cm)" draw:image-opacity="100%" style:mirror="none"/>
    </style:style>
    <style:style style:name="gr214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8cm"/>
    </style:style>
    <style:style style:name="gr2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305cm, 4.685cm, 0.384cm)" draw:image-opacity="100%" style:mirror="none"/>
    </style:style>
    <style:style style:name="gr2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cm, 0cm, 0.872cm, 0cm)" draw:image-opacity="100%" style:mirror="none"/>
    </style:style>
    <style:style style:name="gr2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4cm, 0cm, 5.772cm, 0cm)" draw:image-opacity="100%" style:mirror="none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11cm, 0cm, 1.961cm, 0cm)" draw:image-opacity="100%" style:mirror="none"/>
    </style:style>
    <style:style style:name="gr2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cm, 4.445cm, 0cm)" draw:image-opacity="100%" style:mirror="none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8cm, 0cm, 1.178cm, 0cm)" draw:image-opacity="100%" style:mirror="none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34cm, 0cm)" draw:image-opacity="100%" style:mirror="none"/>
    </style:style>
    <style:style style:name="gr2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5cm, 0.486cm, 2.269cm, 0.599cm)" draw:image-opacity="100%" style:mirror="none"/>
    </style:style>
    <style:style style:name="gr22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67cm"/>
    </style:style>
    <style:style style:name="gr2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5cm, 0cm, 4.741cm, 0cm)" draw:image-opacity="100%" style:mirror="none"/>
    </style:style>
    <style:style style:name="gr2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2cm, 0cm, 0.93cm, 0cm)" draw:image-opacity="100%" style:mirror="none"/>
    </style:style>
    <style:style style:name="gr2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3cm, 0cm)" draw:image-opacity="100%" style:mirror="none"/>
    </style:style>
    <style:style style:name="gr2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3cm, 0cm, 2.019cm, 0cm)" draw:image-opacity="100%" style:mirror="none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5cm, 0cm, 3.7cm, 0cm)" draw:image-opacity="100%" style:mirror="none"/>
    </style:style>
    <style:style style:name="gr2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75cm, 0cm, -0.006cm, 0cm)" draw:image-opacity="100%" style:mirror="none"/>
    </style:style>
    <style:style style:name="gr2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202cm"/>
      <style:paragraph-properties style:writing-mode="lr-tb"/>
    </style:style>
    <style:style style:name="gr233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33cm" fo:min-width="1.321cm" fo:padding-top="0.125cm" fo:padding-bottom="0.125cm" fo:padding-left="0.25cm" fo:padding-right="0.25cm" fo:wrap-option="wrap"/>
    </style:style>
    <style:style style:name="gr234" style:family="graphic" style:parent-style-name="standard">
      <style:graphic-properties draw:stroke="solid" svg:stroke-width="0.035cm" svg:stroke-color="#767171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5" style:family="graphic" style:parent-style-name="standard">
      <style:graphic-properties draw:stroke="none" draw:fill="none" fo:min-height="0.593cm"/>
      <style:paragraph-properties style:writing-mode="lr-tb"/>
    </style:style>
    <style:style style:name="gr236" style:family="graphic" style:parent-style-name="standard">
      <style:graphic-properties draw:stroke="none" draw:fill="none" fo:min-height="0.993cm"/>
      <style:paragraph-properties style:writing-mode="lr-tb"/>
    </style:style>
    <style:style style:name="gr237" style:family="graphic" style:parent-style-name="standard">
      <style:graphic-properties draw:stroke="none" draw:fill="none" fo:min-height="0.524cm"/>
      <style:paragraph-properties style:writing-mode="lr-tb"/>
    </style:style>
    <style:style style:name="gr238" style:family="graphic" style:parent-style-name="standard">
      <style:graphic-properties draw:stroke="solid" svg:stroke-width="0.079cm" svg:stroke-color="#000000" draw:marker-start="Arrow" draw:stroke-linejoin="miter" svg:stroke-linecap="butt" draw:fill="none" draw:opacity="100%" draw:textarea-vertical-align="middle" draw:auto-grow-height="false" draw:fit-to-size="false" style:shrink-to-fit="false" fo:min-height="2.356cm" fo:min-width="3.883cm" fo:padding-top="0.125cm" fo:padding-bottom="0.125cm" fo:padding-left="0.25cm" fo:padding-right="0.25cm" fo:wrap-option="wrap"/>
    </style:style>
    <style:style style:name="gr239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152cm" fo:min-width="2.841cm" fo:padding-top="0.125cm" fo:padding-bottom="0.125cm" fo:padding-left="0.25cm" fo:padding-right="0.25cm" fo:wrap-option="wrap"/>
    </style:style>
    <style:style style:name="gr24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152cm" fo:min-width="2.841cm" fo:padding-top="0.125cm" fo:padding-bottom="0.125cm" fo:padding-left="0.25cm" fo:padding-right="0.25cm" fo:wrap-option="wrap"/>
    </style:style>
    <style:style style:name="gr24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/>
      <style:paragraph-properties style:writing-mode="lr-tb"/>
    </style:style>
    <style:style style:name="gr242" style:family="graphic" style:parent-style-name="standard">
      <style:graphic-properties draw:stroke="solid" svg:stroke-width="0.079cm" svg:stroke-color="#000000" draw:marker-start="" draw:marker-end="Arrow" draw:stroke-linejoin="miter" svg:stroke-linecap="butt" draw:fill="none" draw:textarea-vertical-align="middle" draw:auto-grow-height="false" draw:fit-to-size="false" style:shrink-to-fit="false" fo:min-height="1.97cm" fo:min-width="2.673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678cm" fo:min-width="2.069cm" fo:padding-top="0.125cm" fo:padding-bottom="0.125cm" fo:padding-left="0.25cm" fo:padding-right="0.25cm" fo:wrap-option="wrap"/>
    </style:style>
    <style:style style:name="gr24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/>
      <style:paragraph-properties style:writing-mode="lr-tb"/>
    </style:style>
    <style:style style:name="gr245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1.189cm" fo:min-width="5.395cm" fo:padding-top="0.125cm" fo:padding-bottom="0.125cm" fo:padding-left="0.25cm" fo:padding-right="0.25cm" fo:wrap-option="wrap"/>
    </style:style>
    <style:style style:name="gr246" style:family="graphic" style:parent-style-name="standard">
      <style:graphic-properties draw:stroke="solid" svg:stroke-width="0.079cm" svg:stroke-color="#000000" draw:marker-start="Arrow" draw:stroke-linejoin="miter" svg:stroke-linecap="butt" draw:fill="none" draw:textarea-vertical-align="middle" draw:auto-grow-height="false" draw:fit-to-size="false" style:shrink-to-fit="false" fo:min-height="2.754cm" fo:min-width="3.012cm" fo:padding-top="0.125cm" fo:padding-bottom="0.125cm" fo:padding-left="0.25cm" fo:padding-right="0.25cm" fo:wrap-option="wrap"/>
    </style:style>
    <style:style style:name="gr247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44cm" fo:padding-top="0.136cm" fo:padding-bottom="0.136cm" fo:padding-left="0.263cm" fo:padding-right="0.263cm" fo:wrap-option="wrap"/>
      <style:paragraph-properties style:writing-mode="lr-tb"/>
    </style:style>
    <style:style style:name="gr24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44cm" fo:padding-top="0.136cm" fo:padding-bottom="0.136cm" fo:padding-left="0.263cm" fo:padding-right="0.263cm" fo:wrap-option="wrap"/>
      <style:paragraph-properties style:writing-mode="lr-tb"/>
    </style:style>
    <style:style style:name="gr249" style:family="graphic" style:parent-style-name="standard">
      <style:graphic-properties draw:stroke="none" draw:fill="none" fo:min-height="0.578cm"/>
      <style:paragraph-properties style:writing-mode="lr-tb"/>
    </style:style>
    <style:style style:name="gr250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203cm" fo:min-width="3.39cm" fo:padding-top="0.125cm" fo:padding-bottom="0.125cm" fo:padding-left="0.25cm" fo:padding-right="0.25cm" fo:wrap-option="wrap"/>
    </style:style>
    <style:style style:name="gr251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3.984cm" fo:min-width="6.456cm" fo:padding-top="0.125cm" fo:padding-bottom="0.125cm" fo:padding-left="0.25cm" fo:padding-right="0.25cm" fo:wrap-option="wrap"/>
    </style:style>
    <style:style style:name="gr252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943cm" fo:min-width="4.819cm" fo:padding-top="0.125cm" fo:padding-bottom="0.125cm" fo:padding-left="0.25cm" fo:padding-right="0.25cm" fo:wrap-option="wrap"/>
    </style:style>
    <style:style style:name="gr253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2.084cm" fo:padding-top="0.136cm" fo:padding-bottom="0.136cm" fo:padding-left="0.263cm" fo:padding-right="0.263cm" fo:wrap-option="wrap"/>
      <style:paragraph-properties style:writing-mode="lr-tb"/>
    </style:style>
    <style:style style:name="gr254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2.358cm" fo:min-width="12.236cm" fo:padding-top="0.125cm" fo:padding-bottom="0.125cm" fo:padding-left="0.25cm" fo:padding-right="0.25cm" fo:wrap-option="wrap"/>
    </style:style>
    <style:style style:name="gr255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/>
      <style:paragraph-properties style:writing-mode="lr-tb"/>
    </style:style>
    <style:style style:name="gr256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05cm" fo:min-width="2.118cm" fo:padding-top="0.125cm" fo:padding-bottom="0.125cm" fo:padding-left="0.25cm" fo:padding-right="0.25cm" fo:wrap-option="wrap"/>
    </style:style>
    <style:style style:name="gr257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893cm" fo:min-width="15.492cm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1.078cm" fo:min-width="2.259cm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1.97cm" fo:min-width="1.716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draw:fill="none" fo:min-height="0.634cm"/>
      <style:paragraph-properties style:writing-mode="lr-tb"/>
    </style:style>
    <style:style style:name="gr261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316cm" fo:min-width="4.065cm" fo:padding-top="0.125cm" fo:padding-bottom="0.125cm" fo:padding-left="0.25cm" fo:padding-right="0.25cm" fo:wrap-option="wrap"/>
    </style:style>
    <style:style style:name="gr26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/>
      <style:paragraph-properties style:writing-mode="lr-tb"/>
    </style:style>
    <style:style style:name="gr263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197cm" fo:min-width="2.529cm" fo:padding-top="0.125cm" fo:padding-bottom="0.125cm" fo:padding-left="0.25cm" fo:padding-right="0.25cm" fo:wrap-option="wrap"/>
    </style:style>
    <style:style style:name="gr26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/>
      <style:paragraph-properties style:writing-mode="lr-tb"/>
    </style:style>
    <style:style style:name="gr265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323cm" fo:min-width="7.272cm" fo:padding-top="0.125cm" fo:padding-bottom="0.125cm" fo:padding-left="0.25cm" fo:padding-right="0.25cm" fo:wrap-option="wrap"/>
    </style:style>
    <style:style style:name="gr26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/>
      <style:paragraph-properties style:writing-mode="lr-tb"/>
    </style:style>
    <style:style style:name="gr267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0.518cm" fo:min-width="6.805cm" fo:padding-top="0.125cm" fo:padding-bottom="0.125cm" fo:padding-left="0.25cm" fo:padding-right="0.25cm" fo:wrap-option="wrap"/>
    </style:style>
    <style:style style:name="gr26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28cm" fo:padding-top="0.136cm" fo:padding-bottom="0.136cm" fo:padding-left="0.263cm" fo:padding-right="0.263cm" fo:wrap-option="wrap"/>
      <style:paragraph-properties style:writing-mode="lr-tb"/>
    </style:style>
    <style:style style:name="gr269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2.241cm" fo:min-width="1.777cm" fo:padding-top="0.125cm" fo:padding-bottom="0.125cm" fo:padding-left="0.25cm" fo:padding-right="0.25cm" fo:wrap-option="wrap"/>
    </style:style>
    <style:style style:name="gr27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/>
      <style:paragraph-properties style:writing-mode="lr-tb"/>
    </style:style>
    <style:style style:name="gr271" style:family="graphic" style:parent-style-name="standard">
      <style:graphic-properties draw:stroke="solid" svg:stroke-width="0.079cm" svg:stroke-color="#000000" draw:marker-start="Arrow" draw:marker-end="" draw:stroke-linejoin="miter" svg:stroke-linecap="butt" draw:fill="none" draw:textarea-vertical-align="middle" draw:auto-grow-height="false" draw:fit-to-size="false" style:shrink-to-fit="false" fo:min-height="2.7cm" fo:min-width="1.796cm" fo:padding-top="0.125cm" fo:padding-bottom="0.125cm" fo:padding-left="0.25cm" fo:padding-right="0.25cm" fo:wrap-option="wrap"/>
    </style:style>
    <style:style style:name="gr27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1.118cm" fo:padding-top="0.136cm" fo:padding-bottom="0.136cm" fo:padding-left="0.263cm" fo:padding-right="0.263cm" fo:wrap-option="wrap"/>
      <style:paragraph-properties style:writing-mode="lr-tb"/>
    </style:style>
    <style:style style:name="gr273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837cm" fo:min-width="3.785cm" fo:padding-top="0.125cm" fo:padding-bottom="0.125cm" fo:padding-left="0.25cm" fo:padding-right="0.25cm" fo:wrap-option="wrap"/>
    </style:style>
    <style:style style:name="gr27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86cm" fo:min-width="1.396cm" fo:padding-top="0.136cm" fo:padding-bottom="0.136cm" fo:padding-left="0.263cm" fo:padding-right="0.263cm" fo:wrap-option="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0.393cm" fo:min-width="2.729cm" fo:padding-top="0.125cm" fo:padding-bottom="0.125cm" fo:padding-left="0.25cm" fo:padding-right="0.25cm" fo:wrap-option="wrap"/>
    </style:style>
    <style:style style:name="gr27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22cm" fo:min-width="0.901cm" fo:padding-top="0.136cm" fo:padding-bottom="0.136cm" fo:padding-left="0.263cm" fo:padding-right="0.263cm" fo:wrap-option="wrap"/>
      <style:paragraph-properties style:writing-mode="lr-tb"/>
    </style:style>
    <style:style style:name="gr277" style:family="graphic" style:parent-style-name="objectwithoutfill">
      <style:graphic-properties svg:stroke-width="0.081cm" draw:marker-start-width="0.321cm" draw:marker-end="Arrow" draw:marker-end-width="0.279cm" draw:fill="none" draw:textarea-vertical-align="middle" fo:padding-top="0.165cm" fo:padding-bottom="0.165cm" fo:padding-left="0.29cm" fo:padding-right="0.29cm"/>
    </style:style>
    <style:style style:name="gr27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906cm" fo:padding-top="0.136cm" fo:padding-bottom="0.136cm" fo:padding-left="0.263cm" fo:padding-right="0.263cm" fo:wrap-option="wrap"/>
      <style:paragraph-properties style:writing-mode="lr-tb"/>
    </style:style>
    <style:style style:name="gr279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/>
      <style:paragraph-properties style:writing-mode="lr-tb"/>
    </style:style>
    <style:style style:name="gr28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349cm" fo:padding-top="0.136cm" fo:padding-bottom="0.136cm" fo:padding-left="0.263cm" fo:padding-right="0.263cm" fo:wrap-option="wrap"/>
      <style:paragraph-properties style:writing-mode="lr-tb"/>
    </style:style>
    <style:style style:name="gr28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2.186cm" fo:padding-top="0.136cm" fo:padding-bottom="0.136cm" fo:padding-left="0.263cm" fo:padding-right="0.263cm" fo:wrap-option="wrap"/>
      <style:paragraph-properties style:writing-mode="lr-tb"/>
    </style:style>
    <style:style style:name="gr28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/>
      <style:paragraph-properties style:writing-mode="lr-tb"/>
    </style:style>
    <style:style style:name="gr283" style:family="graphic" style:parent-style-name="standard">
      <style:graphic-properties draw:stroke="solid" svg:stroke-width="0.079cm" svg:stroke-color="#000000" draw:marker-start="" draw:marker-end="Arrow" draw:stroke-linejoin="miter" svg:stroke-linecap="butt" draw:fill="none" draw:textarea-vertical-align="middle" draw:auto-grow-height="false" draw:fit-to-size="false" style:shrink-to-fit="false" fo:min-height="1.97cm" fo:min-width="1.716cm" fo:padding-top="0.125cm" fo:padding-bottom="0.125cm" fo:padding-left="0.25cm" fo:padding-right="0.25cm" fo:wrap-option="wrap"/>
    </style:style>
    <style:style style:name="gr28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08cm" fo:padding-top="0.136cm" fo:padding-bottom="0.136cm" fo:padding-left="0.263cm" fo:padding-right="0.263cm" fo:wrap-option="wrap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286" style:family="graphic" style:parent-style-name="standard">
      <style:graphic-properties draw:fill-color="#ffffff" draw:textarea-horizontal-align="justify" draw:textarea-vertical-align="middle" draw:auto-grow-height="false" fo:min-height="0.512cm" fo:min-width="6.053cm"/>
      <style:paragraph-properties style:writing-mode="lr-tb"/>
    </style:style>
    <style:style style:name="gr287" style:family="graphic" style:parent-style-name="standard">
      <style:graphic-properties draw:stroke="none" draw:fill="none" fo:min-height="0.572cm"/>
      <style:paragraph-properties style:writing-mode="lr-tb"/>
    </style:style>
    <style:style style:name="gr288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2.266cm" fo:min-width="5.108cm" fo:padding-top="0.125cm" fo:padding-bottom="0.125cm" fo:padding-left="0.25cm" fo:padding-right="0.25cm" fo:wrap-option="wrap"/>
    </style:style>
    <style:style style:name="gr289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398cm" fo:padding-top="0.136cm" fo:padding-bottom="0.136cm" fo:padding-left="0.263cm" fo:padding-right="0.263cm" fo:wrap-option="wrap"/>
      <style:paragraph-properties style:writing-mode="lr-tb"/>
    </style:style>
    <style:style style:name="gr290" style:family="graphic" style:parent-style-name="standard">
      <style:graphic-properties draw:stroke="solid" svg:stroke-width="0.079cm" svg:stroke-color="#000000" draw:marker-end="Arrow" draw:stroke-linejoin="miter" svg:stroke-linecap="butt" draw:fill="none" draw:textarea-vertical-align="middle" draw:auto-grow-height="false" draw:fit-to-size="false" style:shrink-to-fit="false" fo:min-height="4.376cm" fo:min-width="8.553cm" fo:padding-top="0.125cm" fo:padding-bottom="0.125cm" fo:padding-left="0.25cm" fo:padding-right="0.25cm" fo:wrap-option="wrap"/>
    </style:style>
    <style:style style:name="gr29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138cm" fo:padding-top="0.136cm" fo:padding-bottom="0.136cm" fo:padding-left="0.263cm" fo:padding-right="0.263cm" fo:wrap-option="wrap"/>
      <style:paragraph-properties style:writing-mode="lr-tb"/>
    </style:style>
    <style:style style:name="gr292" style:family="graphic" style:parent-style-name="standard">
      <style:graphic-properties svg:stroke-width="0.159cm" svg:stroke-color="#000000" draw:marker-start-width="0.439cm" draw:marker-end-width="0.439cm" draw:fill="none" draw:textarea-horizontal-align="justify" draw:textarea-vertical-align="middle" draw:auto-grow-height="false" fo:min-height="6.756cm" fo:min-width="3.452cm" fo:padding-top="0.205cm" fo:padding-bottom="0.205cm" fo:padding-left="0.33cm" fo:padding-right="0.33cm"/>
    </style:style>
    <style:style style:name="gr293" style:family="graphic" style:parent-style-name="standard">
      <style:graphic-properties draw:stroke="none" draw:fill="none" fo:min-height="1.475cm"/>
      <style:paragraph-properties style:writing-mode="lr-tb"/>
    </style:style>
    <style:style style:name="gr29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138cm" fo:padding-top="0.136cm" fo:padding-bottom="0.136cm" fo:padding-left="0.263cm" fo:padding-right="0.263cm" fo:wrap-option="wrap"/>
      <style:paragraph-properties style:writing-mode="lr-tb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1cm, 0.172cm, 1.151cm, 0cm)" draw:image-opacity="100%" style:mirror="none"/>
    </style:style>
    <style:style style:name="gr2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1cm, 0.172cm, 5.604cm, 0cm)" draw:image-opacity="100%" style:mirror="none"/>
    </style:style>
    <style:style style:name="gr2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71cm, 0.004cm, 2.264cm, 0cm)" draw:image-opacity="100%" style:mirror="none"/>
    </style:style>
    <style:style style:name="gr298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882cm"/>
    </style:style>
    <style:style style:name="gr2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6cm, 0cm, 4.096cm, 0.371cm)" draw:image-opacity="100%" style:mirror="none"/>
    </style:style>
    <style:style style:name="gr3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cm, 0.829cm, 0cm)" draw:image-opacity="100%" style:mirror="none"/>
    </style:style>
    <style:style style:name="gr3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2cm, 0cm, 5.729cm, 0cm)" draw:image-opacity="100%" style:mirror="none"/>
    </style:style>
    <style:style style:name="gr3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4cm, 0cm, 2.462cm, 0cm)" draw:image-opacity="100%" style:mirror="none"/>
    </style:style>
    <style:style style:name="gr30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304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33cm"/>
    </style:style>
    <style:style style:name="gr30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2cm"/>
      <style:paragraph-properties style:writing-mode="lr-tb"/>
    </style:style>
    <style:style style:name="gr306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1cm"/>
    </style:style>
    <style:style style:name="gr30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1cm"/>
    </style:style>
    <style:style style:name="gr30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95cm"/>
    </style:style>
    <style:style style:name="gr30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3.998cm"/>
    </style:style>
    <style:style style:name="gr310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98cm"/>
    </style:style>
    <style:style style:name="gr3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7cm"/>
    </style:style>
    <style:style style:name="gr3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8cm"/>
    </style:style>
    <style:style style:name="gr31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3cm"/>
    </style:style>
    <style:style style:name="gr31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913cm" fo:padding-top="0.136cm" fo:padding-bottom="0.136cm" fo:padding-left="0.263cm" fo:padding-right="0.263cm" fo:wrap-option="wrap"/>
      <style:paragraph-properties style:writing-mode="lr-tb"/>
    </style:style>
    <style:style style:name="gr315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73cm"/>
    </style:style>
    <style:style style:name="gr316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72cm"/>
    </style:style>
    <style:style style:name="gr31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/>
    </style:style>
    <style:style style:name="gr318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46cm"/>
    </style:style>
    <style:style style:name="gr319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47cm"/>
    </style:style>
    <style:style style:name="gr320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47cm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96cm"/>
    </style:style>
    <style:style style:name="gr323" style:family="graphic" style:parent-style-name="standard">
      <style:graphic-properties svg:stroke-color="#ffffff" draw:fill-color="#ffffff" draw:textarea-horizontal-align="justify" draw:textarea-vertical-align="middle" draw:auto-grow-height="false" fo:min-height="0.309cm" fo:min-width="8.796cm"/>
    </style:style>
    <style:style style:name="gr324" style:family="graphic" style:parent-style-name="standard">
      <style:graphic-properties svg:stroke-color="#ffffff" draw:fill-color="#ffffff" draw:textarea-horizontal-align="justify" draw:textarea-vertical-align="middle" draw:auto-grow-height="false" fo:min-height="0.156cm" fo:min-width="3.996cm"/>
    </style:style>
    <style:style style:name="gr3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26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688cm" fo:min-width="26.396cm" fo:padding-top="0.178cm" fo:padding-bottom="0.178cm" fo:padding-left="0.303cm" fo:padding-right="0.303cm"/>
    </style:style>
    <style:style style:name="gr32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267cm"/>
    </style:style>
    <style:style style:name="gr3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32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463cm" fo:min-width="25.766cm" fo:padding-top="0.178cm" fo:padding-bottom="0.178cm" fo:padding-left="0.303cm" fo:padding-right="0.303cm"/>
    </style:style>
    <style:style style:name="gr3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31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9.182cm" fo:min-width="25.459cm" fo:padding-top="0.178cm" fo:padding-bottom="0.178cm" fo:padding-left="0.303cm" fo:padding-right="0.303cm"/>
    </style:style>
    <style:style style:name="gr3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33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176cm" fo:min-width="26.031cm" fo:padding-top="0.178cm" fo:padding-bottom="0.178cm" fo:padding-left="0.303cm" fo:padding-right="0.303cm"/>
    </style:style>
    <style:style style:name="gr3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35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10.629cm" fo:min-width="26.498cm" fo:padding-top="0.178cm" fo:padding-bottom="0.178cm" fo:padding-left="0.303cm" fo:padding-right="0.303cm"/>
    </style:style>
    <style:style style:name="gr336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42cm"/>
    </style:style>
    <style:style style:name="gr33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43cm"/>
    </style:style>
    <style:style style:name="gr3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33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9.323cm" fo:min-width="25.677cm" fo:padding-top="0.178cm" fo:padding-bottom="0.178cm" fo:padding-left="0.303cm" fo:padding-right="0.303cm"/>
    </style:style>
    <style:style style:name="gr34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/>
      <style:paragraph-properties style:writing-mode="lr-tb"/>
    </style:style>
    <style:style style:name="gr34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487cm" fo:min-width="1.17cm" fo:padding-top="0.136cm" fo:padding-bottom="0.136cm" fo:padding-left="0.263cm" fo:padding-right="0.263cm" fo:wrap-option="wrap"/>
      <style:paragraph-properties style:writing-mode="lr-tb"/>
    </style:style>
    <style:style style:name="gr3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3" style:family="graphic" style:parent-style-name="standard">
      <style:graphic-properties draw:stroke="none" draw:fill="none" fo:min-height="0.596cm"/>
      <style:paragraph-properties style:writing-mode="lr-tb"/>
    </style:style>
    <style:style style:name="gr344" style:family="graphic" style:parent-style-name="standard">
      <style:graphic-properties draw:stroke="none" draw:fill="none" fo:min-height="0.606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3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4cm, 0.659cm, 4.208cm, 0.426cm)" draw:image-opacity="100%" style:mirror="none"/>
    </style:style>
    <style:style style:name="gr3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1cm, 0cm, 0.941cm, 0cm)" draw:image-opacity="100%" style:mirror="none"/>
    </style:style>
    <style:style style:name="gr3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515cm, 0cm)" draw:image-opacity="100%" style:mirror="none"/>
    </style:style>
    <style:style style:name="gr3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43cm, 0cm, 2.029cm, 0cm)" draw:image-opacity="100%" style:mirror="none"/>
    </style:style>
    <style:style style:name="gr3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07cm, 0.544cm, 4.466cm, 0.542cm)" draw:image-opacity="100%" style:mirror="none"/>
    </style:style>
    <style:style style:name="gr3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0.275cm, 1.202cm, 0.268cm)" draw:image-opacity="100%" style:mirror="none"/>
    </style:style>
    <style:style style:name="gr3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8cm, 0cm, 5.553cm, 0.439cm)" draw:image-opacity="100%" style:mirror="none"/>
    </style:style>
    <style:style style:name="gr3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5cm, 0.689cm, 2.287cm, 0cm)" draw:image-opacity="100%" style:mirror="none"/>
    </style:style>
    <style:style style:name="gr35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3.996cm"/>
    </style:style>
    <style:style style:name="gr35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996cm"/>
    </style:style>
    <style:style style:name="gr356" style:family="graphic">
      <style:graphic-properties style:protect="size"/>
    </style:style>
    <style:style style:name="gr357" style:family="graphic" style:parent-style-name="objectwithoutfill">
      <style:graphic-properties svg:stroke-width="0.353cm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35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0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6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917cm" fo:padding-top="0.136cm" fo:padding-bottom="0.136cm" fo:padding-left="0.263cm" fo:padding-right="0.263cm" fo:wrap-option="wrap"/>
      <style:paragraph-properties style:writing-mode="lr-tb"/>
    </style:style>
    <style:style style:name="gr36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363" style:family="graphic" style:parent-style-name="standard">
      <style:graphic-properties svg:stroke-width="0.353cm" svg:stroke-color="#224b12" draw:marker-start-width="0.727cm" draw:marker-end-width="0.727cm" draw:fill="none" draw:textarea-horizontal-align="justify" draw:textarea-vertical-align="middle" draw:auto-grow-height="false" fo:min-height="19.722cm" fo:min-width="17.948cm" fo:padding-top="0.299cm" fo:padding-bottom="0.299cm" fo:padding-left="0.424cm" fo:padding-right="0.424cm"/>
    </style:style>
    <style:style style:name="gr364" style:family="graphic" style:parent-style-name="standard">
      <style:graphic-properties svg:stroke-width="0.353cm" svg:stroke-color="#224b12" draw:marker-start-width="0.727cm" draw:marker-end-width="0.727cm" draw:fill="none" draw:textarea-horizontal-align="justify" draw:textarea-vertical-align="middle" draw:auto-grow-height="false" fo:min-height="20.734cm" fo:min-width="18.911cm" fo:padding-top="0.299cm" fo:padding-bottom="0.299cm" fo:padding-left="0.424cm" fo:padding-right="0.424cm"/>
    </style:style>
    <style:style style:name="gr365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366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367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3.933cm" fo:padding-top="0.136cm" fo:padding-bottom="0.136cm" fo:padding-left="0.263cm" fo:padding-right="0.263cm" fo:wrap-option="wrap"/>
      <style:paragraph-properties style:writing-mode="lr-tb"/>
    </style:style>
    <style:style style:name="gr36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917cm" fo:padding-top="0.136cm" fo:padding-bottom="0.136cm" fo:padding-left="0.263cm" fo:padding-right="0.263cm" fo:wrap-option="wrap"/>
      <style:paragraph-properties style:writing-mode="lr-tb"/>
    </style:style>
    <style:style style:name="gr3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cm, 0.288cm, 4.606cm, 0.256cm)" draw:image-opacity="100%" style:mirror="none"/>
    </style:style>
    <style:style style:name="gr3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77cm, 0.214cm, 1.193cm, -0.214cm)" draw:image-opacity="100%" style:mirror="none"/>
    </style:style>
    <style:style style:name="gr3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7cm, 5.694cm, -0.025cm)" draw:image-opacity="100%" style:mirror="none"/>
    </style:style>
    <style:style style:name="gr3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88cm, 0cm, 2.43cm, 0cm)" draw:image-opacity="100%" style:mirror="none"/>
    </style:style>
    <style:style style:name="gr3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2cm, 0cm, 4.34cm, 0cm)" draw:image-opacity="100%" style:mirror="none"/>
    </style:style>
    <style:style style:name="gr3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98cm, 0cm, 1.074cm, 0cm)" draw:image-opacity="100%" style:mirror="none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3cm, 0cm, 5.429cm, 0cm)" draw:image-opacity="100%" style:mirror="non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9cm, 0cm, 2.163cm, 0cm)" draw:image-opacity="100%" style:mirror="none"/>
    </style:style>
    <style:style style:name="gr37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91cm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5cm, 0cm, 4.387cm, 0cm)" draw:image-opacity="100%" style:mirror="none"/>
    </style:style>
    <style:style style:name="gr3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51cm, 0cm, 1.121cm, 0cm)" draw:image-opacity="100%" style:mirror="none"/>
    </style:style>
    <style:style style:name="gr3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5cm, 0cm, 5.476cm, 0cm)" draw:image-opacity="100%" style:mirror="none"/>
    </style:style>
    <style:style style:name="gr3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3cm, 0cm, 2.209cm, 0cm)" draw:image-opacity="100%" style:mirror="none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1cm, 0cm, 4.291cm, 0cm)" draw:image-opacity="100%" style:mirror="non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8cm, 0cm, 1.024cm, 0cm)" draw:image-opacity="100%" style:mirror="none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8cm, 0cm)" draw:image-opacity="100%" style:mirror="non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9cm, 0cm, 2.113cm, 0cm)" draw:image-opacity="100%" style:mirror="none"/>
    </style:style>
    <style:style style:name="gr3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0cm, 4.557cm, 0cm)" draw:image-opacity="100%" style:mirror="none"/>
    </style:style>
    <style:style style:name="gr3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27cm, 0cm, 0.745cm, 0cm)" draw:image-opacity="100%" style:mirror="none"/>
    </style:style>
    <style:style style:name="gr3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5.646cm, 0cm)" draw:image-opacity="100%" style:mirror="none"/>
    </style:style>
    <style:style style:name="gr3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7cm, 0cm, 2.379cm, 0cm)" draw:image-opacity="100%" style:mirror="none"/>
    </style:style>
    <style:style style:name="gr3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5cm, 0cm, 4.257cm, 0cm)" draw:image-opacity="100%" style:mirror="none"/>
    </style:style>
    <style:style style:name="gr3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82cm, 0cm, 0.99cm, 0cm)" draw:image-opacity="100%" style:mirror="none"/>
    </style:style>
    <style:style style:name="gr3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6cm, 0cm, 5.89cm, 0cm)" draw:image-opacity="100%" style:mirror="none"/>
    </style:style>
    <style:style style:name="gr3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93cm, 0cm, 2.079cm, 0cm)" draw:image-opacity="100%" style:mirror="none"/>
    </style:style>
    <style:style style:name="gr39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6" style:family="graphic" style:parent-style-name="standard">
      <style:graphic-properties draw:fill-color="#ffffff" draw:textarea-horizontal-align="justify" draw:textarea-vertical-align="middle" draw:auto-grow-height="false" fo:min-height="0.512cm" fo:min-width="6.002cm"/>
      <style:paragraph-properties style:writing-mode="lr-tb"/>
    </style:style>
    <style:style style:name="gr397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4.91cm"/>
    </style:style>
    <style:style style:name="gr39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40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0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/>
      <style:paragraph-properties style:writing-mode="lr-tb"/>
    </style:style>
    <style:style style:name="gr40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  <style:paragraph-properties style:writing-mode="lr-tb"/>
    </style:style>
    <style:style style:name="gr40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  <style:paragraph-properties style:writing-mode="lr-tb"/>
    </style:style>
    <style:style style:name="gr407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08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40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4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1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4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/>
    </style:style>
    <style:style style:name="gr4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/>
    </style:style>
    <style:style style:name="gr4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/>
    </style:style>
    <style:style style:name="gr4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/>
    </style:style>
    <style:style style:name="gr4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/>
    </style:style>
    <style:style style:name="gr4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/>
    </style:style>
    <style:style style:name="gr4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/>
    </style:style>
    <style:style style:name="gr42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/>
    </style:style>
    <style:style style:name="gr42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4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/>
    </style:style>
    <style:style style:name="gr4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/>
    </style:style>
    <style:style style:name="gr4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/>
    </style:style>
    <style:style style:name="gr4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/>
    </style:style>
    <style:style style:name="gr4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/>
    </style:style>
    <style:style style:name="gr430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/>
    </style:style>
    <style:style style:name="gr4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/>
    </style:style>
    <style:style style:name="gr43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/>
    </style:style>
    <style:style style:name="gr4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/>
    </style:style>
    <style:style style:name="gr43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/>
    </style:style>
    <style:style style:name="gr4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/>
    </style:style>
    <style:style style:name="gr436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/>
    </style:style>
    <style:style style:name="gr4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/>
    </style:style>
    <style:style style:name="gr4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/>
    </style:style>
    <style:style style:name="gr4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/>
    </style:style>
    <style:style style:name="gr4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/>
    </style:style>
    <style:style style:name="gr4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/>
    </style:style>
    <style:style style:name="gr442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/>
    </style:style>
    <style:style style:name="gr4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/>
    </style:style>
    <style:style style:name="gr4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/>
    </style:style>
    <style:style style:name="gr4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/>
    </style:style>
    <style:style style:name="gr4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/>
    </style:style>
    <style:style style:name="gr4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/>
    </style:style>
    <style:style style:name="gr4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/>
    </style:style>
    <style:style style:name="gr4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/>
    </style:style>
    <style:style style:name="gr4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/>
    </style:style>
    <style:style style:name="gr4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/>
    </style:style>
    <style:style style:name="gr4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/>
    </style:style>
    <style:style style:name="gr4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/>
    </style:style>
    <style:style style:name="gr4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/>
    </style:style>
    <style:style style:name="gr4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/>
    </style:style>
    <style:style style:name="gr4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/>
    </style:style>
    <style:style style:name="gr4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/>
    </style:style>
    <style:style style:name="gr4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/>
    </style:style>
    <style:style style:name="gr4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/>
    </style:style>
    <style:style style:name="gr4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/>
    </style:style>
    <style:style style:name="gr4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/>
    </style:style>
    <style:style style:name="gr4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/>
    </style:style>
    <style:style style:name="gr4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/>
    </style:style>
    <style:style style:name="gr4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/>
    </style:style>
    <style:style style:name="gr4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/>
    </style:style>
    <style:style style:name="gr4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/>
    </style:style>
    <style:style style:name="gr4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/>
    </style:style>
    <style:style style:name="gr4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/>
    </style:style>
    <style:style style:name="gr4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/>
    </style:style>
    <style:style style:name="gr4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/>
    </style:style>
    <style:style style:name="gr4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/>
    </style:style>
    <style:style style:name="gr4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/>
    </style:style>
    <style:style style:name="gr4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/>
    </style:style>
    <style:style style:name="gr4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/>
    </style:style>
    <style:style style:name="gr4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/>
    </style:style>
    <style:style style:name="gr4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/>
    </style:style>
    <style:style style:name="gr4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/>
    </style:style>
    <style:style style:name="gr4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/>
    </style:style>
    <style:style style:name="gr4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/>
    </style:style>
    <style:style style:name="gr4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/>
    </style:style>
    <style:style style:name="gr4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/>
    </style:style>
    <style:style style:name="gr4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/>
    </style:style>
    <style:style style:name="gr4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/>
    </style:style>
    <style:style style:name="gr4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/>
    </style:style>
    <style:style style:name="gr4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/>
    </style:style>
    <style:style style:name="gr4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/>
    </style:style>
    <style:style style:name="gr4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/>
    </style:style>
    <style:style style:name="gr4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/>
    </style:style>
    <style:style style:name="gr4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/>
    </style:style>
    <style:style style:name="gr4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/>
    </style:style>
    <style:style style:name="gr4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/>
    </style:style>
    <style:style style:name="gr49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49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/>
    </style:style>
    <style:style style:name="gr49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/>
    </style:style>
    <style:style style:name="gr495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/>
    </style:style>
    <style:style style:name="gr496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/>
    </style:style>
    <style:style style:name="gr4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49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  <style:paragraph-properties style:writing-mode="lr-tb"/>
    </style:style>
    <style:style style:name="gr4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500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58cm" fo:min-width="4.936cm"/>
    </style:style>
    <style:style style:name="gr50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/>
    </style:style>
    <style:style style:name="gr502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/>
    </style:style>
    <style:style style:name="gr503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/>
    </style:style>
    <style:style style:name="gr5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gr505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  <style:paragraph-properties style:writing-mode="lr-tb"/>
    </style:style>
    <style:style style:name="gr506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/>
    </style:style>
    <style:style style:name="gr507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/>
    </style:style>
    <style:style style:name="gr508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5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11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5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5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5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15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/>
      <style:paragraph-properties style:writing-mode="lr-tb"/>
    </style:style>
    <style:style style:name="gr516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/>
      <style:paragraph-properties style:writing-mode="lr-tb"/>
    </style:style>
    <style:style style:name="gr517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/>
      <style:paragraph-properties style:writing-mode="lr-tb"/>
    </style:style>
    <style:style style:name="gr518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/>
      <style:paragraph-properties style:writing-mode="lr-tb"/>
    </style:style>
    <style:style style:name="gr519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/>
      <style:paragraph-properties style:writing-mode="lr-tb"/>
    </style:style>
    <style:style style:name="gr520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/>
      <style:paragraph-properties style:writing-mode="lr-tb"/>
    </style:style>
    <style:style style:name="gr521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/>
      <style:paragraph-properties style:writing-mode="lr-tb"/>
    </style:style>
    <style:style style:name="gr522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/>
      <style:paragraph-properties style:writing-mode="lr-tb"/>
    </style:style>
    <style:style style:name="gr523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/>
      <style:paragraph-properties style:writing-mode="lr-tb"/>
    </style:style>
    <style:style style:name="gr524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/>
      <style:paragraph-properties style:writing-mode="lr-tb"/>
    </style:style>
    <style:style style:name="gr525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/>
      <style:paragraph-properties style:writing-mode="lr-tb"/>
    </style:style>
    <style:style style:name="gr526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/>
      <style:paragraph-properties style:writing-mode="lr-tb"/>
    </style:style>
    <style:style style:name="gr527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/>
      <style:paragraph-properties style:writing-mode="lr-tb"/>
    </style:style>
    <style:style style:name="gr528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529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530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31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32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533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534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35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536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/>
      <style:paragraph-properties style:writing-mode="lr-tb"/>
    </style:style>
    <style:style style:name="gr537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/>
      <style:paragraph-properties style:writing-mode="lr-tb"/>
    </style:style>
    <style:style style:name="gr538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39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540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541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542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543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544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545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546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/>
      <style:paragraph-properties style:writing-mode="lr-tb"/>
    </style:style>
    <style:style style:name="gr547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48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549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550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551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552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553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554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555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56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57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58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559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60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61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62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63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564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65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66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67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68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69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70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71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72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573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74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75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76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77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78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79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80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81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582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58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584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85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/>
      <style:paragraph-properties style:writing-mode="lr-tb"/>
    </style:style>
    <style:style style:name="gr586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/>
      <style:paragraph-properties style:writing-mode="lr-tb"/>
    </style:style>
    <style:style style:name="gr587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/>
      <style:paragraph-properties style:writing-mode="lr-tb"/>
    </style:style>
    <style:style style:name="gr58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89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0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1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2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3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/>
      <style:paragraph-properties style:writing-mode="lr-tb"/>
    </style:style>
    <style:style style:name="gr594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/>
      <style:paragraph-properties style:writing-mode="lr-tb"/>
    </style:style>
    <style:style style:name="gr595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/>
      <style:paragraph-properties style:writing-mode="lr-tb"/>
    </style:style>
    <style:style style:name="gr596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/>
      <style:paragraph-properties style:writing-mode="lr-tb"/>
    </style:style>
    <style:style style:name="gr597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/>
      <style:paragraph-properties style:writing-mode="lr-tb"/>
    </style:style>
    <style:style style:name="gr598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/>
      <style:paragraph-properties style:writing-mode="lr-tb"/>
    </style:style>
    <style:style style:name="gr599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/>
      <style:paragraph-properties style:writing-mode="lr-tb"/>
    </style:style>
    <style:style style:name="gr6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601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2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3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4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5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2pt" style:font-size-asian="12pt" style:font-size-complex="12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2pt" style:font-size-asian="12pt" style:font-size-complex="12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0d0d0d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2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20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6pt" style:font-size-asian="16pt" style:font-size-complex="16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6pt" style:font-size-complex="16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3pt" fo:font-weight="bold" style:font-size-asian="13pt" style:font-weight-asian="bold" style:font-size-complex="13pt" style:font-weight-complex="bold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pt" fo:font-weight="bold" style:font-size-asian="13pt" style:font-weight-asian="bold" style:font-size-complex="13pt" style:font-weight-complex="bold" fo:hyphenate="false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4" style:family="paragraph">
      <loext:graphic-properties draw:fill="none" draw:opacity="100%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28pt" fo:font-weight="bold" style:font-size-asian="28pt" style:font-weight-asian="bold" style:font-size-complex="28pt" style:font-weight-complex="bold" fo:hyphenate="false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8pt" fo:font-weight="bold" style:font-size-asian="28pt" style:font-weight-asian="bold" style:font-size-complex="28pt" style:font-weight-complex="bold" fo:hyphenate="false"/>
    </style:style>
    <style:style style:name="P36" style:family="paragraph">
      <loext:graphic-properties draw:fill-color="#ffffff"/>
      <style:paragraph-properties fo:text-align="center"/>
      <style:text-properties fo:font-weight="bold"/>
    </style:style>
    <style:style style:name="P37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style:writing-mode="lr-tb"/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4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1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3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0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2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6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  <style:paragraph-properties fo:text-align="center" style:writing-mode="lr-tb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3" style:family="text">
      <style:text-properties fo:font-variant="normal" fo:text-transform="none" fo:color="#757070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s" fo:country="ES" fo:font-style="normal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33% 58%" style:font-name="Calibri1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s" fo:country="ES" fo:font-style="normal" style:text-underline-style="none" fo:font-weight="bold" style:font-size-asian="26pt" style:font-style-asian="normal" style:font-weight-asian="bold" style:font-name-complex="Calibri1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-33% 58%" style:font-name="Calibri1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3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Liberation Sans2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Liberation Sans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Sans2" fo:font-size="36pt" fo:font-weight="bold" style:font-name-asian="Liberation Sans2" style:font-size-asian="36pt" style:font-weight-asian="bold" style:font-name-complex="Liberation Sans2" style:font-size-complex="36pt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Times New Roman" fo:font-size="54pt" fo:font-weight="bold" style:font-size-asian="54pt" style:font-weight-asian="bold" style:font-size-complex="54pt" style:font-weight-complex="bold"/>
    </style:style>
    <style:style style:name="T29" style:family="text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30" style:family="text">
      <style:text-properties style:font-name="utkal1" fo:font-size="20pt" fo:font-weight="bold" style:font-name-asian="utkal1" style:font-size-asian="20pt" style:font-weight-asian="bold" style:font-name-complex="utkal1" style:font-size-complex="20pt" style:font-weight-complex="bold"/>
    </style:style>
    <style:style style:name="T31" style:family="text">
      <style:text-properties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32" style:family="text">
      <style:text-properties style:font-name="utkal1" fo:font-size="28pt" fo:font-weight="bold" style:font-name-asian="utkal1" style:font-size-asian="28pt" style:font-weight-asian="bold" style:font-name-complex="utkal1" style:font-size-complex="28pt" style:font-weight-complex="bold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570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5.08cm" svg:height="0.507cm" svg:x="35.578cm" svg:y="69.886cm">
          <draw:image xlink:href="Pictures/100000000000019A000001182D7B8D605E9635E5.png" xlink:type="simple" xlink:show="embed" xlink:actuate="onLoad" loext:mime-type="image/png">
            <text:p/>
          </draw:image>
        </draw:frame>
        <draw:frame draw:style-name="gr2" draw:text-style-name="P1" draw:layer="layout" svg:width="5.08cm" svg:height="0.507cm" svg:x="40.297cm" svg:y="69.836cm">
          <draw:image xlink:href="Pictures/100000000000019A000001182D7B8D605E9635E5.png" xlink:type="simple" xlink:show="embed" xlink:actuate="onLoad" loext:mime-type="image/png">
            <text:p/>
          </draw:image>
        </draw:frame>
        <draw:frame draw:style-name="gr3" draw:text-style-name="P1" draw:layer="layout" svg:width="5.08cm" svg:height="0.761cm" svg:x="45.276cm" svg:y="69.65cm">
          <draw:image xlink:href="Pictures/100000000000019A000001182D7B8D605E9635E5.png" xlink:type="simple" xlink:show="embed" xlink:actuate="onLoad" loext:mime-type="image/png">
            <text:p/>
          </draw:image>
        </draw:frame>
        <draw:frame draw:style-name="gr4" draw:text-style-name="P1" draw:layer="layout" svg:width="5.08cm" svg:height="0.507cm" svg:x="50.241cm" svg:y="69.828cm">
          <draw:image xlink:href="Pictures/100000000000019A000001182D7B8D605E9635E5.png" xlink:type="simple" xlink:show="embed" xlink:actuate="onLoad" loext:mime-type="image/png">
            <text:p/>
          </draw:image>
        </draw:frame>
        <draw:frame draw:style-name="gr5" draw:text-style-name="P1" draw:layer="layout" svg:width="5.08cm" svg:height="0.761cm" svg:x="35.562cm" svg:y="68.788cm">
          <draw:image xlink:href="Pictures/100000000000019A00000118539D1F61117B4865.png" xlink:type="simple" xlink:show="embed" xlink:actuate="onLoad" loext:mime-type="image/png">
            <text:p/>
          </draw:image>
        </draw:frame>
        <draw:frame draw:style-name="gr6" draw:text-style-name="P1" draw:layer="layout" svg:width="5.08cm" svg:height="0.507cm" svg:x="40.297cm" svg:y="68.966cm">
          <draw:image xlink:href="Pictures/100000000000019A00000118539D1F61117B4865.png" xlink:type="simple" xlink:show="embed" xlink:actuate="onLoad" loext:mime-type="image/png">
            <text:p/>
          </draw:image>
        </draw:frame>
        <draw:frame draw:style-name="gr7" draw:text-style-name="P1" draw:layer="layout" svg:width="5.08cm" svg:height="0.823cm" svg:x="45.276cm" svg:y="68.718cm">
          <draw:image xlink:href="Pictures/100000000000019A00000118539D1F61117B4865.png" xlink:type="simple" xlink:show="embed" xlink:actuate="onLoad" loext:mime-type="image/png">
            <text:p/>
          </draw:image>
        </draw:frame>
        <draw:frame draw:style-name="gr8" draw:text-style-name="P1" draw:layer="layout" svg:width="5.08cm" svg:height="0.507cm" svg:x="50.241cm" svg:y="68.958cm">
          <draw:image xlink:href="Pictures/100000000000019A00000118539D1F61117B4865.png" xlink:type="simple" xlink:show="embed" xlink:actuate="onLoad" loext:mime-type="image/png">
            <text:p/>
          </draw:image>
        </draw:frame>
        <draw:frame draw:style-name="gr9" draw:text-style-name="P1" draw:layer="layout" svg:width="5.08cm" svg:height="0.761cm" svg:x="35.592cm" svg:y="67.972cm">
          <draw:image xlink:href="Pictures/100000000000019A000001185E793EA4C5516A67.png" xlink:type="simple" xlink:show="embed" xlink:actuate="onLoad" loext:mime-type="image/png">
            <text:p/>
          </draw:image>
        </draw:frame>
        <draw:frame draw:style-name="gr10" draw:text-style-name="P1" draw:layer="layout" svg:width="5.08cm" svg:height="0.761cm" svg:x="40.292cm" svg:y="67.896cm">
          <draw:image xlink:href="Pictures/100000000000019A000001185E793EA4C5516A67.png" xlink:type="simple" xlink:show="embed" xlink:actuate="onLoad" loext:mime-type="image/png">
            <text:p/>
          </draw:image>
        </draw:frame>
        <draw:frame draw:style-name="gr11" draw:text-style-name="P1" draw:layer="layout" svg:width="5.08cm" svg:height="0.879cm" svg:x="45.292cm" svg:y="67.846cm">
          <draw:image xlink:href="Pictures/100000000000019A000001185E793EA4C5516A67.png" xlink:type="simple" xlink:show="embed" xlink:actuate="onLoad" loext:mime-type="image/png">
            <text:p/>
          </draw:image>
        </draw:frame>
        <draw:frame draw:style-name="gr12" draw:text-style-name="P1" draw:layer="layout" svg:width="5.08cm" svg:height="0.761cm" svg:x="50.241cm" svg:y="67.888cm">
          <draw:image xlink:href="Pictures/100000000000019A000001185E793EA4C5516A67.png" xlink:type="simple" xlink:show="embed" xlink:actuate="onLoad" loext:mime-type="image/png">
            <text:p/>
          </draw:image>
        </draw:frame>
        <draw:frame draw:style-name="gr13" draw:text-style-name="P1" draw:layer="layout" svg:width="5.08cm" svg:height="0.761cm" svg:x="35.578cm" svg:y="67.026cm">
          <draw:image xlink:href="Pictures/100000000000019A000001182584E1DED41E0BEB.png" xlink:type="simple" xlink:show="embed" xlink:actuate="onLoad" loext:mime-type="image/png">
            <text:p/>
          </draw:image>
        </draw:frame>
        <draw:frame draw:style-name="gr14" draw:text-style-name="P1" draw:layer="layout" svg:width="5.08cm" svg:height="0.761cm" svg:x="40.278cm" svg:y="66.991cm">
          <draw:image xlink:href="Pictures/100000000000019A000001182584E1DED41E0BEB.png" xlink:type="simple" xlink:show="embed" xlink:actuate="onLoad" loext:mime-type="image/png">
            <text:p/>
          </draw:image>
        </draw:frame>
        <draw:frame draw:style-name="gr15" draw:text-style-name="P1" draw:layer="layout" svg:width="5.08cm" svg:height="0.837cm" svg:x="45.278cm" svg:y="66.942cm">
          <draw:image xlink:href="Pictures/100000000000019A000001182584E1DED41E0BEB.png" xlink:type="simple" xlink:show="embed" xlink:actuate="onLoad" loext:mime-type="image/png">
            <text:p/>
          </draw:image>
        </draw:frame>
        <draw:frame draw:style-name="gr16" draw:text-style-name="P1" draw:layer="layout" svg:width="5.08cm" svg:height="0.761cm" svg:x="50.241cm" svg:y="66.942cm">
          <draw:image xlink:href="Pictures/100000000000019A000001182584E1DED41E0BEB.png" xlink:type="simple" xlink:show="embed" xlink:actuate="onLoad" loext:mime-type="image/png">
            <text:p/>
          </draw:image>
        </draw:frame>
        <draw:frame draw:style-name="gr17" draw:text-style-name="P1" draw:layer="layout" svg:width="5.08cm" svg:height="0.761cm" svg:x="35.56cm" svg:y="66.127cm">
          <draw:image xlink:href="Pictures/100000000000019A0000011835311B39B5FFE305.png" xlink:type="simple" xlink:show="embed" xlink:actuate="onLoad" loext:mime-type="image/png">
            <text:p/>
          </draw:image>
        </draw:frame>
        <draw:frame draw:style-name="gr18" draw:text-style-name="P1" draw:layer="layout" svg:width="5.08cm" svg:height="0.761cm" svg:x="40.234cm" svg:y="66.096cm">
          <draw:image xlink:href="Pictures/100000000000019A0000011835311B39B5FFE305.png" xlink:type="simple" xlink:show="embed" xlink:actuate="onLoad" loext:mime-type="image/png">
            <text:p/>
          </draw:image>
        </draw:frame>
        <draw:frame draw:style-name="gr19" draw:text-style-name="P1" draw:layer="layout" svg:width="5.08cm" svg:height="0.845cm" svg:x="45.276cm" svg:y="65.98cm">
          <draw:image xlink:href="Pictures/100000000000019A0000011835311B39B5FFE305.png" xlink:type="simple" xlink:show="embed" xlink:actuate="onLoad" loext:mime-type="image/png">
            <text:p/>
          </draw:image>
        </draw:frame>
        <draw:frame draw:style-name="gr20" draw:text-style-name="P1" draw:layer="layout" svg:width="5.08cm" svg:height="0.761cm" svg:x="50.241cm" svg:y="66.088cm">
          <draw:image xlink:href="Pictures/100000000000019A0000011835311B39B5FFE305.png" xlink:type="simple" xlink:show="embed" xlink:actuate="onLoad" loext:mime-type="image/png">
            <text:p/>
          </draw:image>
        </draw:frame>
        <draw:frame draw:style-name="gr13" draw:text-style-name="P1" draw:layer="layout" svg:width="5.08cm" svg:height="0.761cm" svg:x="35.578cm" svg:y="65.314cm">
          <draw:image xlink:href="Pictures/100000000000019A00000118C588430C69864215.png" xlink:type="simple" xlink:show="embed" xlink:actuate="onLoad" loext:mime-type="image/png">
            <text:p/>
          </draw:image>
        </draw:frame>
        <draw:frame draw:style-name="gr14" draw:text-style-name="P1" draw:layer="layout" svg:width="5.08cm" svg:height="0.761cm" svg:x="40.278cm" svg:y="65.318cm">
          <draw:image xlink:href="Pictures/100000000000019A00000118C588430C69864215.png" xlink:type="simple" xlink:show="embed" xlink:actuate="onLoad" loext:mime-type="image/png">
            <text:p/>
          </draw:image>
        </draw:frame>
        <draw:frame draw:style-name="gr21" draw:text-style-name="P1" draw:layer="layout" svg:width="5.08cm" svg:height="0.761cm" svg:x="45.278cm" svg:y="65.286cm">
          <draw:image xlink:href="Pictures/100000000000019A00000118C588430C69864215.png" xlink:type="simple" xlink:show="embed" xlink:actuate="onLoad" loext:mime-type="image/png">
            <text:p/>
          </draw:image>
        </draw:frame>
        <draw:frame draw:style-name="gr22" draw:text-style-name="P1" draw:layer="layout" svg:width="5.08cm" svg:height="0.507cm" svg:x="50.241cm" svg:y="65.464cm">
          <draw:image xlink:href="Pictures/100000000000019A00000118C588430C69864215.png" xlink:type="simple" xlink:show="embed" xlink:actuate="onLoad" loext:mime-type="image/png">
            <text:p/>
          </draw:image>
        </draw:frame>
        <draw:frame draw:style-name="gr23" draw:text-style-name="P1" draw:layer="layout" svg:width="5.08cm" svg:height="0.761cm" svg:x="35.56cm" svg:y="64.408cm">
          <draw:image xlink:href="Pictures/100000000000019A00000118DB9C6CB646CE610A.png" xlink:type="simple" xlink:show="embed" xlink:actuate="onLoad" loext:mime-type="image/png">
            <text:p/>
          </draw:image>
        </draw:frame>
        <draw:frame draw:style-name="gr24" draw:text-style-name="P1" draw:layer="layout" svg:width="5.08cm" svg:height="0.761cm" svg:x="40.234cm" svg:y="64.332cm">
          <draw:image xlink:href="Pictures/100000000000019A00000118DB9C6CB646CE610A.png" xlink:type="simple" xlink:show="embed" xlink:actuate="onLoad" loext:mime-type="image/png">
            <text:p/>
          </draw:image>
        </draw:frame>
        <draw:frame draw:style-name="gr25" draw:text-style-name="P1" draw:layer="layout" svg:width="5.08cm" svg:height="0.704cm" svg:x="45.263cm" svg:y="64.203cm">
          <draw:image xlink:href="Pictures/100000000000019A00000118DB9C6CB646CE610A.png" xlink:type="simple" xlink:show="embed" xlink:actuate="onLoad" loext:mime-type="image/png">
            <text:p/>
          </draw:image>
        </draw:frame>
        <draw:frame draw:style-name="gr26" draw:text-style-name="P1" draw:layer="layout" svg:width="5.08cm" svg:height="0.761cm" svg:x="50.241cm" svg:y="64.324cm">
          <draw:image xlink:href="Pictures/100000000000019A00000118DB9C6CB646CE610A.png" xlink:type="simple" xlink:show="embed" xlink:actuate="onLoad" loext:mime-type="image/png">
            <text:p/>
          </draw:image>
        </draw:frame>
        <draw:frame draw:style-name="gr27" draw:text-style-name="P1" draw:layer="layout" svg:width="4.7cm" svg:height="0.761cm" svg:x="36.227cm" svg:y="60.3cm">
          <draw:image xlink:href="Pictures/100000000000019A00000118E9A8CB53D92B4FF2.png" xlink:type="simple" xlink:show="embed" xlink:actuate="onLoad" loext:mime-type="image/png">
            <text:p/>
          </draw:image>
        </draw:frame>
        <draw:frame draw:style-name="gr28" draw:text-style-name="P1" draw:layer="layout" svg:width="4.645cm" svg:height="0.505cm" svg:x="41.231cm" svg:y="60.478cm">
          <draw:image xlink:href="Pictures/100000000000019A00000118E9A8CB53D92B4FF2.png" xlink:type="simple" xlink:show="embed" xlink:actuate="onLoad" loext:mime-type="image/png">
            <text:p/>
          </draw:image>
        </draw:frame>
        <draw:frame draw:style-name="gr29" draw:text-style-name="P1" draw:layer="layout" svg:width="5.053cm" svg:height="0.761cm" svg:x="45.877cm" svg:y="60.292cm">
          <draw:image xlink:href="Pictures/100000000000019A00000118E9A8CB53D92B4FF2.png" xlink:type="simple" xlink:show="embed" xlink:actuate="onLoad" loext:mime-type="image/png">
            <text:p/>
          </draw:image>
        </draw:frame>
        <draw:frame draw:style-name="gr30" draw:text-style-name="P1" draw:layer="layout" svg:width="5.053cm" svg:height="0.507cm" svg:x="50.884cm" svg:y="60.47cm">
          <draw:image xlink:href="Pictures/100000000000019A00000118E9A8CB53D92B4FF2.png" xlink:type="simple" xlink:show="embed" xlink:actuate="onLoad" loext:mime-type="image/png">
            <text:p/>
          </draw:image>
        </draw:frame>
        <draw:frame draw:style-name="gr31" draw:text-style-name="P1" draw:layer="layout" svg:width="5.053cm" svg:height="0.761cm" svg:x="50.857cm" svg:y="59.486cm">
          <draw:image xlink:href="Pictures/100000000000019A0000011821E9AA167CEFCF37.png" xlink:type="simple" xlink:show="embed" xlink:actuate="onLoad" loext:mime-type="image/png">
            <text:p/>
          </draw:image>
        </draw:frame>
        <draw:frame draw:style-name="gr32" draw:text-style-name="P1" draw:layer="layout" svg:width="5.054cm" svg:height="0.761cm" svg:x="36.233cm" svg:y="59.57cm">
          <draw:image xlink:href="Pictures/100000000000019A0000011821E9AA167CEFCF37.png" xlink:type="simple" xlink:show="embed" xlink:actuate="onLoad" loext:mime-type="image/png">
            <text:p/>
          </draw:image>
        </draw:frame>
        <draw:frame draw:style-name="gr33" draw:text-style-name="P1" draw:layer="layout" svg:width="5.054cm" svg:height="0.761cm" svg:x="40.978cm" svg:y="59.494cm">
          <draw:image xlink:href="Pictures/100000000000019A0000011821E9AA167CEFCF37.png" xlink:type="simple" xlink:show="embed" xlink:actuate="onLoad" loext:mime-type="image/png">
            <text:p/>
          </draw:image>
        </draw:frame>
        <draw:frame draw:style-name="gr34" draw:text-style-name="P1" draw:layer="layout" svg:width="5.053cm" svg:height="0.863cm" svg:x="45.883cm" svg:y="59.411cm">
          <draw:image xlink:href="Pictures/100000000000019A0000011821E9AA167CEFCF37.png" xlink:type="simple" xlink:show="embed" xlink:actuate="onLoad" loext:mime-type="image/png">
            <text:p/>
          </draw:image>
        </draw:frame>
        <draw:frame draw:style-name="gr35" draw:text-style-name="P1" draw:layer="layout" svg:width="5.053cm" svg:height="0.761cm" svg:x="36.279cm" svg:y="58.7cm">
          <draw:image xlink:href="Pictures/100000000000019A00000118FA121AA1548A47A9.png" xlink:type="simple" xlink:show="embed" xlink:actuate="onLoad" loext:mime-type="image/png">
            <text:p/>
          </draw:image>
        </draw:frame>
        <draw:frame draw:style-name="gr36" draw:text-style-name="P1" draw:layer="layout" svg:width="5.054cm" svg:height="0.761cm" svg:x="40.954cm" svg:y="58.624cm">
          <draw:image xlink:href="Pictures/100000000000019A00000118FA121AA1548A47A9.png" xlink:type="simple" xlink:show="embed" xlink:actuate="onLoad" loext:mime-type="image/png">
            <text:p/>
          </draw:image>
        </draw:frame>
        <draw:frame draw:style-name="gr37" draw:text-style-name="P1" draw:layer="layout" svg:width="5.054cm" svg:height="0.507cm" svg:x="45.928cm" svg:y="58.792cm">
          <draw:image xlink:href="Pictures/100000000000019A00000118FA121AA1548A47A9.png" xlink:type="simple" xlink:show="embed" xlink:actuate="onLoad" loext:mime-type="image/png">
            <text:p/>
          </draw:image>
        </draw:frame>
        <draw:frame draw:style-name="gr38" draw:text-style-name="P1" draw:layer="layout" svg:width="4.645cm" svg:height="1.014cm" svg:x="36.379cm" svg:y="57.706cm">
          <draw:image xlink:href="Pictures/100000000000019A00000118576A7340158F2C64.png" xlink:type="simple" xlink:show="embed" xlink:actuate="onLoad" loext:mime-type="image/png">
            <text:p/>
          </draw:image>
        </draw:frame>
        <draw:frame draw:style-name="gr39" draw:text-style-name="P1" draw:layer="layout" svg:width="4.663cm" svg:height="0.761cm" svg:x="41.129cm" svg:y="57.884cm">
          <draw:image xlink:href="Pictures/100000000000019A00000118576A7340158F2C64.png" xlink:type="simple" xlink:show="embed" xlink:actuate="onLoad" loext:mime-type="image/png">
            <text:p/>
          </draw:image>
        </draw:frame>
        <draw:frame draw:style-name="gr40" draw:text-style-name="P1" draw:layer="layout" svg:width="5.054cm" svg:height="0.788cm" svg:x="45.93cm" svg:y="57.671cm">
          <draw:image xlink:href="Pictures/100000000000019A00000118576A7340158F2C64.png" xlink:type="simple" xlink:show="embed" xlink:actuate="onLoad" loext:mime-type="image/png">
            <text:p/>
          </draw:image>
        </draw:frame>
        <draw:frame draw:style-name="gr41" draw:text-style-name="P1" draw:layer="layout" svg:width="5.053cm" svg:height="0.761cm" svg:x="50.884cm" svg:y="57.938cm">
          <draw:image xlink:href="Pictures/100000000000019A00000118576A7340158F2C64.png" xlink:type="simple" xlink:show="embed" xlink:actuate="onLoad" loext:mime-type="image/png">
            <text:p/>
          </draw:image>
        </draw:frame>
        <draw:frame draw:style-name="gr42" draw:text-style-name="P1" draw:layer="layout" svg:width="5.053cm" svg:height="0.761cm" svg:x="50.903cm" svg:y="58.716cm">
          <draw:image xlink:href="Pictures/100000000000019A00000118FA121AA1548A47A9.png" xlink:type="simple" xlink:show="embed" xlink:actuate="onLoad" loext:mime-type="image/png">
            <text:p/>
          </draw:image>
        </draw:frame>
        <draw:frame draw:style-name="gr43" draw:text-style-name="P1" draw:layer="layout" svg:width="4.865cm" svg:height="0.761cm" svg:x="36.43cm" svg:y="57.014cm">
          <draw:image xlink:href="Pictures/100000000000019A00000118F5AD013E0E01F191.png" xlink:type="simple" xlink:show="embed" xlink:actuate="onLoad" loext:mime-type="image/png">
            <text:p/>
          </draw:image>
        </draw:frame>
        <draw:frame draw:style-name="gr44" draw:text-style-name="P1" draw:layer="layout" svg:width="4.432cm" svg:height="0.761cm" svg:x="41.231cm" svg:y="57.038cm">
          <draw:image xlink:href="Pictures/100000000000019A00000118F5AD013E0E01F191.png" xlink:type="simple" xlink:show="embed" xlink:actuate="onLoad" loext:mime-type="image/png">
            <text:p/>
          </draw:image>
        </draw:frame>
        <draw:frame draw:style-name="gr45" draw:text-style-name="P1" draw:layer="layout" svg:width="4.832cm" svg:height="0.704cm" svg:x="46.032cm" svg:y="56.809cm">
          <draw:image xlink:href="Pictures/100000000000019A00000118F5AD013E0E01F191.png" xlink:type="simple" xlink:show="embed" xlink:actuate="onLoad" loext:mime-type="image/png">
            <text:p/>
          </draw:image>
        </draw:frame>
        <draw:frame draw:style-name="gr46" draw:text-style-name="P1" draw:layer="layout" svg:width="4.648cm" svg:height="0.761cm" svg:x="51.086cm" svg:y="56.972cm">
          <draw:image xlink:href="Pictures/100000000000019A00000118F5AD013E0E01F191.png" xlink:type="simple" xlink:show="embed" xlink:actuate="onLoad" loext:mime-type="image/png">
            <text:p/>
          </draw:image>
        </draw:frame>
        <draw:frame draw:style-name="gr47" draw:text-style-name="P1" draw:layer="layout" svg:width="4.547cm" svg:height="0.507cm" svg:x="36.43cm" svg:y="56.252cm">
          <draw:image xlink:href="Pictures/100000000000019A00000118F1FF4D6C65F076F6.png" xlink:type="simple" xlink:show="embed" xlink:actuate="onLoad" loext:mime-type="image/png">
            <text:p/>
          </draw:image>
        </draw:frame>
        <draw:frame draw:style-name="gr48" draw:text-style-name="P1" draw:layer="layout" svg:width="4.66cm" svg:height="0.761cm" svg:x="41.231cm" svg:y="56.176cm">
          <draw:image xlink:href="Pictures/100000000000019A00000118F1FF4D6C65F076F6.png" xlink:type="simple" xlink:show="embed" xlink:actuate="onLoad" loext:mime-type="image/png">
            <text:p/>
          </draw:image>
        </draw:frame>
        <draw:frame draw:style-name="gr49" draw:text-style-name="P1" draw:layer="layout" svg:width="4.833cm" svg:height="0.729cm" svg:x="46.032cm" svg:y="56.022cm">
          <draw:image xlink:href="Pictures/100000000000019A00000118F1FF4D6C65F076F6.png" xlink:type="simple" xlink:show="embed" xlink:actuate="onLoad" loext:mime-type="image/png">
            <text:p/>
          </draw:image>
        </draw:frame>
        <draw:frame draw:style-name="gr50" draw:text-style-name="P1" draw:layer="layout" svg:width="4.648cm" svg:height="0.761cm" svg:x="51.086cm" svg:y="56.168cm">
          <draw:image xlink:href="Pictures/100000000000019A00000118F1FF4D6C65F076F6.png" xlink:type="simple" xlink:show="embed" xlink:actuate="onLoad" loext:mime-type="image/png">
            <text:p/>
          </draw:image>
        </draw:frame>
        <draw:frame draw:style-name="gr51" draw:text-style-name="P1" draw:layer="layout" svg:width="5.054cm" svg:height="0.761cm" svg:x="36.214cm" svg:y="55.39cm">
          <draw:image xlink:href="Pictures/100000000000019A00000118F1B677082AB506F7.png" xlink:type="simple" xlink:show="embed" xlink:actuate="onLoad" loext:mime-type="image/png">
            <text:p/>
          </draw:image>
        </draw:frame>
        <draw:frame draw:style-name="gr52" draw:text-style-name="P1" draw:layer="layout" svg:width="5.053cm" svg:height="0.761cm" svg:x="40.928cm" svg:y="55.414cm">
          <draw:image xlink:href="Pictures/100000000000019A00000118F1B677082AB506F7.png" xlink:type="simple" xlink:show="embed" xlink:actuate="onLoad" loext:mime-type="image/png">
            <text:p/>
          </draw:image>
        </draw:frame>
        <draw:frame draw:style-name="gr53" draw:text-style-name="P1" draw:layer="layout" svg:width="5.054cm" svg:height="0.761cm" svg:x="45.963cm" svg:y="55.482cm">
          <draw:image xlink:href="Pictures/100000000000019A00000118F1B677082AB506F7.png" xlink:type="simple" xlink:show="embed" xlink:actuate="onLoad" loext:mime-type="image/png">
            <text:p/>
          </draw:image>
        </draw:frame>
        <draw:frame draw:style-name="gr54" draw:text-style-name="P1" draw:layer="layout" svg:width="5.054cm" svg:height="0.761cm" svg:x="50.937cm" svg:y="55.406cm">
          <draw:image xlink:href="Pictures/100000000000019A00000118F1B677082AB506F7.png" xlink:type="simple" xlink:show="embed" xlink:actuate="onLoad" loext:mime-type="image/png">
            <text:p/>
          </draw:image>
        </draw:frame>
        <draw:frame draw:style-name="gr55" draw:text-style-name="P1" draw:layer="layout" svg:width="4.547cm" svg:height="0.761cm" svg:x="36.43cm" svg:y="54.636cm">
          <draw:image xlink:href="Pictures/100000000000019A000001184F569FD39B32156E.png" xlink:type="simple" xlink:show="embed" xlink:actuate="onLoad" loext:mime-type="image/png">
            <text:p/>
          </draw:image>
        </draw:frame>
        <draw:frame draw:style-name="gr56" draw:text-style-name="P1" draw:layer="layout" svg:width="4.651cm" svg:height="0.761cm" svg:x="41.231cm" svg:y="54.56cm">
          <draw:image xlink:href="Pictures/100000000000019A000001184F569FD39B32156E.png" xlink:type="simple" xlink:show="embed" xlink:actuate="onLoad" loext:mime-type="image/png">
            <text:p/>
          </draw:image>
        </draw:frame>
        <draw:frame draw:style-name="gr57" draw:text-style-name="P1" draw:layer="layout" svg:width="4.903cm" svg:height="0.913cm" svg:x="46.032cm" svg:y="54.476cm">
          <draw:image xlink:href="Pictures/100000000000019A000001184F569FD39B32156E.png" xlink:type="simple" xlink:show="embed" xlink:actuate="onLoad" loext:mime-type="image/png">
            <text:p/>
          </draw:image>
        </draw:frame>
        <draw:frame draw:style-name="gr58" draw:text-style-name="P1" draw:layer="layout" svg:width="4.648cm" svg:height="0.761cm" svg:x="51.086cm" svg:y="54.652cm">
          <draw:image xlink:href="Pictures/100000000000019A000001184F569FD39B32156E.png" xlink:type="simple" xlink:show="embed" xlink:actuate="onLoad" loext:mime-type="image/png">
            <text:p/>
          </draw:image>
        </draw:frame>
        <draw:frame draw:style-name="gr59" draw:text-style-name="P1" draw:layer="layout" svg:width="4.591cm" svg:height="0.761cm" svg:x="36.43cm" svg:y="53.775cm">
          <draw:image xlink:href="Pictures/100000000000019A00000118469690C450CC0117.png" xlink:type="simple" xlink:show="embed" xlink:actuate="onLoad" loext:mime-type="image/png">
            <text:p/>
          </draw:image>
        </draw:frame>
        <draw:frame draw:style-name="gr60" draw:text-style-name="P1" draw:layer="layout" svg:width="4.492cm" svg:height="0.761cm" svg:x="41.231cm" svg:y="53.978cm">
          <draw:image xlink:href="Pictures/100000000000019A00000118469690C450CC0117.png" xlink:type="simple" xlink:show="embed" xlink:actuate="onLoad" loext:mime-type="image/png">
            <text:p/>
          </draw:image>
        </draw:frame>
        <draw:frame draw:style-name="gr61" draw:text-style-name="P1" draw:layer="layout" svg:width="4.708cm" svg:height="0.76cm" svg:x="46.062cm" svg:y="53.775cm">
          <draw:image xlink:href="Pictures/100000000000019A00000118469690C450CC0117.png" xlink:type="simple" xlink:show="embed" xlink:actuate="onLoad" loext:mime-type="image/png">
            <text:p/>
          </draw:image>
        </draw:frame>
        <draw:frame draw:style-name="gr62" draw:text-style-name="P1" draw:layer="layout" svg:width="4.5cm" svg:height="0.761cm" svg:x="51.135cm" svg:y="53.724cm">
          <draw:image xlink:href="Pictures/100000000000019A00000118469690C450CC0117.png" xlink:type="simple" xlink:show="embed" xlink:actuate="onLoad" loext:mime-type="image/png">
            <text:p/>
          </draw:image>
        </draw:frame>
        <draw:frame draw:style-name="gr63" draw:text-style-name="P1" draw:layer="layout" svg:width="4.713cm" svg:height="0.761cm" svg:x="36.263cm" svg:y="51.802cm">
          <draw:image xlink:href="Pictures/100000000000019A0000011863E324D2082F4211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38.959cm" svg:y="10.946cm">
          <draw:image xlink:href="Pictures/100000000000019A00000118F1B677082AB506F7.png" xlink:type="simple" xlink:show="embed" xlink:actuate="onLoad" loext:mime-type="image/png">
            <text:p/>
          </draw:image>
        </draw:frame>
        <draw:line draw:style-name="gr65" draw:text-style-name="P1" draw:layer="layout" svg:x1="48.838cm" svg:y1="36.566cm" svg:x2="48.784cm" svg:y2="27.268cm">
          <text:p/>
        </draw:line>
        <draw:line draw:style-name="gr65" draw:text-style-name="P1" draw:layer="layout" svg:x1="23.738cm" svg:y1="31.937cm" svg:x2="23.738cm" svg:y2="37.779cm">
          <text:p/>
        </draw:line>
        <draw:custom-shape draw:name="Rectángulo: esquinas redondeadas 104_10" draw:style-name="gr66" draw:text-style-name="P2" draw:layer="layout" svg:width="1.124cm" svg:height="2.18cm" svg:x="49.103cm" svg:y="28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65cm" svg:x="18.266cm" svg:y="36.171cm">
          <draw:image xlink:href="Pictures/100000000000019A00000118F5CF1DDB379D0751.png" xlink:type="simple" xlink:show="embed" xlink:actuate="onLoad" loext:mime-type="image/png">
            <text:p/>
          </draw:image>
        </draw:frame>
        <draw:frame draw:name="Imagen 8" draw:style-name="gr67" draw:text-style-name="P3" draw:layer="layout" svg:width="54.914cm" svg:height="3.428cm" svg:x="0.458cm" svg:y="32.46cm">
          <draw:image xlink:href="Pictures/10000201000007800000043824AAC912D7C4608E.png" xlink:type="simple" xlink:show="embed" xlink:actuate="onLoad" loext:mime-type="image/png">
            <text:p/>
          </draw:image>
          <svg:desc>Interfaz de usuario gráfica

Descripción generada automáticamente</svg:desc>
        </draw:frame>
        <draw:custom-shape draw:name="Rectángulo: esquinas redondeadas 4" draw:style-name="gr68" draw:text-style-name="P2" draw:layer="layout" svg:width="2.467cm" svg:height="1.354cm" svg:x="35.196cm" svg:y="23.6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17" draw:style-name="gr69" draw:text-style-name="P2" draw:layer="layout" svg:width="3.553cm" svg:height="6.303cm" svg:x="34.759cm" svg:y="30.6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33" draw:style-name="gr70" draw:text-style-name="P2" draw:layer="layout" svg:width="3.511cm" svg:height="6.284cm" svg:x="7.257cm" svg:y="30.2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7" draw:style-name="gr71" draw:text-style-name="P2" draw:layer="layout" svg:width="0.992cm" svg:height="4.344cm" svg:x="6.457cm" svg:y="32.69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4" draw:style-name="gr72" draw:text-style-name="P2" draw:layer="layout" svg:width="1.124cm" svg:height="2.599cm" svg:x="7.299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onector recto de flecha 126" draw:style-name="gr73" draw:text-style-name="P3" draw:layer="layout" svg:width="4.81cm" svg:height="0.082cm" svg:x="12.194cm" svg:y="34.1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48" draw:style-name="gr74" draw:text-style-name="P2" draw:layer="layout" svg:width="1.801cm" svg:height="1.25cm" svg:x="13.946cm" svg:y="33.6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adroTexto 70" draw:style-name="gr75" draw:text-style-name="P5" draw:layer="layout" svg:width="2.083cm" svg:height="0.831cm" svg:x="4.374cm" svg:y="36.85cm">
          <text:p text:style-name="P4"><text:span text:style-name="T1">2H</text:span><text:span text:style-name="T2">2</text:span><text:span text:style-name="T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3" draw:style-name="gr76" draw:text-style-name="P7" draw:layer="layout" svg:width="2.328cm" svg:height="3.062cm" svg:x="22.631cm" svg:y="32.564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127" draw:style-name="gr77" draw:text-style-name="P8" draw:layer="layout" svg:width="4.72cm" svg:height="6.858cm" draw:transform="rotate (1.5707963267949) translate (8.67cm 38.928cm)">
          <text:p/>
          <draw:enhanced-geometry draw:mirror-horizontal="false" draw:mirror-vertical="false" svg:viewBox="0 0 0 0" draw:text-areas="?f36 ?f42 ?f24 ?f30" draw:type="ooxml-arc" draw:modifiers="16200000 50151.14682983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0" draw:style-name="gr78" draw:text-style-name="P3" draw:layer="layout" svg:width="1.222cm" svg:height="0.25cm" svg:x="25.189cm" svg:y="37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1" draw:style-name="gr79" draw:text-style-name="P3" draw:layer="layout" svg:width="1.465cm" svg:height="0.137cm" svg:x="26.418cm" svg:y="37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2" draw:style-name="gr80" draw:text-style-name="P3" draw:layer="layout" svg:width="5.377cm" svg:height="0.172cm" svg:x="27.135cm" svg:y="37.6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33" draw:style-name="gr81" draw:text-style-name="P3" draw:layer="layout" svg:width="1.661cm" svg:height="0.082cm" svg:x="31.365cm" svg:y="37.5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co 135" draw:style-name="gr82" draw:text-style-name="P8" draw:layer="layout" svg:width="4.98cm" svg:height="5.951cm" draw:transform="rotate (-1.5707963267949) translate (35.781cm 32.57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6" draw:style-name="gr83" draw:text-style-name="P3" draw:layer="layout" svg:width="0.11cm" svg:height="1.98cm" svg:x="35.785cm" svg:y="33.2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7" draw:style-name="gr84" draw:text-style-name="P3" draw:layer="layout" svg:width="0.027cm" svg:height="1.977cm" svg:x="35.867cm" svg:y="31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141" draw:style-name="gr85" draw:text-style-name="P8" draw:layer="layout" svg:width="3.428cm" svg:height="5.905cm" draw:transform="skewX (-0.0015707963267949) rotate (1.36135681655558) translate (30.714cm 32.637cm)">
          <text:p/>
          <draw:enhanced-geometry draw:mirror-horizontal="false" draw:mirror-vertical="false" svg:viewBox="0 0 0 0" draw:text-areas="?f36 ?f42 ?f24 ?f30" draw:type="ooxml-arc" draw:modifiers="16601191.7872751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47" draw:style-name="gr86" draw:text-style-name="P9" draw:layer="layout" svg:width="0.295cm" svg:height="0.301cm" draw:transform="rotate (-1.5707963267949) translate (17.231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riángulo isósceles 149" draw:style-name="gr86" draw:text-style-name="P9" draw:layer="layout" svg:width="0.294cm" svg:height="0.295cm" draw:transform="rotate (-1.5707963267949) translate (28.053cm 37.70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riángulo isósceles 150" draw:style-name="gr86" draw:text-style-name="P9" draw:layer="layout" svg:width="0.3cm" svg:height="0.294cm" draw:transform="skewX (-0.0136135681655558) rotate (-0.977384381116824) translate (34.406cm 36.96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Triángulo isósceles 151" draw:style-name="gr87" draw:text-style-name="P9" draw:layer="layout" svg:width="0.29cm" svg:height="0.291cm" draw:transform="rotate (2.61799387799149) translate (31.238cm 30.84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Arco 156" draw:style-name="gr88" draw:text-style-name="P8" draw:layer="layout" svg:width="4.238cm" svg:height="3.72cm" svg:x="31.484cm" svg:y="29.484cm">
          <text:p/>
          <draw:enhanced-geometry draw:mirror-horizontal="false" draw:mirror-vertical="false" svg:viewBox="0 0 0 0" draw:text-areas="?f36 ?f42 ?f24 ?f30" draw:type="ooxml-arc" draw:modifiers="18016244.5220969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89" draw:text-style-name="P11" draw:layer="layout" svg:width="2.286cm" svg:height="0.78cm" svg:x="7.816cm" svg:y="30.38cm">
          <draw:text-box>
            <text:p text:style-name="P10"><text:span text:style-name="T4">LHCB5</text:span></text:p>
          </draw:text-box>
        </draw:frame>
        <draw:frame draw:style-name="gr90" draw:text-style-name="P11" draw:layer="layout" svg:width="2.286cm" svg:height="0.78cm" draw:transform="rotate (1.5707963267949) translate (6.569cm 36.013cm)">
          <draw:text-box>
            <text:p text:style-name="P10"><text:span text:style-name="T4">LHCSR</text:span></text:p>
          </draw:text-box>
        </draw:frame>
        <draw:frame draw:style-name="gr91" draw:text-style-name="P12" draw:layer="layout" svg:width="9.038cm" svg:height="1.153cm" svg:x="0.167cm" svg:y="49.647cm">
          <draw:text-box>
            <text:p><text:span text:style-name="T5">LHCS</text:span><text:span text:style-name="T5">R - </text:span><text:span text:style-name="T5">ostta0</text:span><text:span text:style-name="T5">5g017</text:span><text:span text:style-name="T5">80</text:span></text:p>
          </draw:text-box>
        </draw:frame>
        <draw:frame draw:style-name="gr92" draw:text-style-name="P12" draw:layer="layout" svg:width="8.276cm" svg:height="1.038cm" svg:x="0.726cm" svg:y="45.68cm">
          <draw:text-box>
            <text:p><text:span text:style-name="T5">Ps</text:span><text:span text:style-name="T5">bO </text:span><text:span text:style-name="T5">- </text:span><text:span text:style-name="T5">ost</text:span><text:span text:style-name="T5">ta1</text:span><text:span text:style-name="T5">4g</text:span><text:span text:style-name="T5">00</text:span><text:span text:style-name="T5">15</text:span><text:span text:style-name="T5">0</text:span></text:p>
          </draw:text-box>
        </draw:frame>
        <draw:frame draw:style-name="gr93" draw:text-style-name="P1" draw:layer="layout" svg:width="4.569cm" svg:height="0.76cm" svg:x="8.651cm" svg:y="45.78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92" draw:text-style-name="P12" draw:layer="layout" svg:width="8.276cm" svg:height="1.038cm" svg:x="0.794cm" svg:y="46.383cm">
          <draw:text-box>
            <text:p><text:span text:style-name="T5">PsbP </text:span><text:span text:style-name="T5">- </text:span><text:span text:style-name="T5">ostta</text:span><text:span text:style-name="T5">14g0</text:span><text:span text:style-name="T5">2630</text:span></text:p>
          </draw:text-box>
        </draw:frame>
        <draw:frame draw:style-name="gr94" draw:text-style-name="P1" draw:layer="layout" svg:width="5.078cm" svg:height="0.761cm" svg:x="8.397cm" svg:y="46.52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95" draw:text-style-name="P1" draw:layer="layout" svg:width="4.571cm" svg:height="0.761cm" svg:x="8.651cm" svg:y="47.328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92" draw:text-style-name="P12" draw:layer="layout" svg:width="8.276cm" svg:height="1.038cm" svg:x="0.794cm" svg:y="47.183cm">
          <draw:text-box>
            <text:p><text:span text:style-name="T5">Ps</text:span><text:span text:style-name="T5">bQ </text:span><text:span text:style-name="T5">- </text:span><text:span text:style-name="T5">ost</text:span><text:span text:style-name="T5">ta1</text:span><text:span text:style-name="T5">6g</text:span><text:span text:style-name="T5">01</text:span><text:span text:style-name="T5">62</text:span><text:span text:style-name="T5">0</text:span></text:p>
          </draw:text-box>
        </draw:frame>
        <draw:frame draw:style-name="gr96" draw:text-style-name="P1" draw:layer="layout" svg:width="4.571cm" svg:height="0.76cm" svg:x="8.651cm" svg:y="48.974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97" draw:text-style-name="P12" draw:layer="layout" svg:width="9.158cm" svg:height="1.281cm" svg:x="0.015cm" svg:y="48.863cm">
          <draw:text-box>
            <text:p><text:span text:style-name="T5">Ps</text:span><text:span text:style-name="T5">b2</text:span><text:span text:style-name="T5">7B </text:span><text:span text:style-name="T5">- </text:span><text:span text:style-name="T5">ost</text:span><text:span text:style-name="T5">ta1</text:span><text:span text:style-name="T5">2g</text:span><text:span text:style-name="T5">01</text:span><text:span text:style-name="T5">97</text:span><text:span text:style-name="T5">0</text:span></text:p>
          </draw:text-box>
        </draw:frame>
        <draw:frame draw:style-name="gr97" draw:text-style-name="P12" draw:layer="layout" svg:width="9.158cm" svg:height="1.281cm" svg:x="0.218cm" svg:y="48.009cm">
          <draw:text-box>
            <text:p><text:span text:style-name="T5">LH</text:span><text:span text:style-name="T5">CB</text:span><text:span text:style-name="T5">5 - </text:span><text:span text:style-name="T5">ostt</text:span><text:span text:style-name="T5">a14</text:span><text:span text:style-name="T5">g00</text:span><text:span text:style-name="T5">065</text:span></text:p>
          </draw:text-box>
        </draw:frame>
        <draw:frame draw:style-name="gr98" draw:text-style-name="P1" draw:layer="layout" svg:width="4.571cm" svg:height="0.507cm" svg:x="8.651cm" svg:y="48.237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99" draw:text-style-name="P1" draw:layer="layout" svg:width="4.824cm" svg:height="0.761cm" svg:x="8.397cm" svg:y="49.776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4cm" svg:x="7.022cm" svg:y="27.452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100" draw:text-style-name="P1" draw:layer="layout" svg:width="4.655cm" svg:height="0.506cm" svg:x="13.396cm" svg:y="45.85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101" draw:text-style-name="P1" draw:layer="layout" svg:width="4.58cm" svg:height="0.693cm" svg:x="18.397cm" svg:y="45.74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102" draw:text-style-name="P1" draw:layer="layout" svg:width="4.505cm" svg:height="0.761cm" svg:x="23.032cm" svg:y="45.704cm">
          <draw:image xlink:href="Pictures/100000000000019A000001182691A71D98E3F4A9.png" xlink:type="simple" xlink:show="embed" xlink:actuate="onLoad" loext:mime-type="image/png">
            <text:p/>
          </draw:image>
        </draw:frame>
        <draw:custom-shape draw:style-name="gr103" draw:text-style-name="P13" draw:layer="layout" svg:width="4.926cm" svg:height="0.152cm" svg:x="8.754cm" svg:y="46.4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3" draw:layer="layout" svg:width="4.318cm" svg:height="0.254cm" svg:x="8.7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13.3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23.054cm" svg:y="45.6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208cm" svg:x="23.154cm" svg:y="46.3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3" draw:layer="layout" svg:width="4.697cm" svg:height="0.102cm" svg:x="18.054cm" svg:y="46.39cm">
          <text:p/>
          <draw:enhanced-geometry svg:viewBox="0 0 21600 21600" draw:type="rectangle" draw:enhanced-path="M 0 0 L 21600 0 21600 21600 0 21600 0 0 Z N"/>
        </draw:custom-shape>
        <draw:frame draw:style-name="gr106" draw:text-style-name="P11" draw:layer="layout" svg:width="2.286cm" svg:height="0.78cm" draw:transform="rotate (1.5707963267949) translate (7.569cm 37.367cm)">
          <draw:text-box>
            <text:p text:style-name="P10"><text:span text:style-name="T4">PsbO</text:span></text:p>
          </draw:text-box>
        </draw:frame>
        <draw:custom-shape draw:name="Rectángulo: esquinas redondeadas 104_0" draw:style-name="gr72" draw:text-style-name="P2" draw:layer="layout" svg:width="1.124cm" svg:height="2.599cm" svg:x="8.5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07" draw:text-style-name="P11" draw:layer="layout" svg:width="2.286cm" svg:height="0.78cm" draw:transform="rotate (1.5707963267949) translate (8.77cm 37.367cm)">
          <draw:text-box>
            <text:p text:style-name="P10"><text:span text:style-name="T4">PsbP</text:span></text:p>
          </draw:text-box>
        </draw:frame>
        <draw:custom-shape draw:name="Rectángulo: esquinas redondeadas 107_0" draw:style-name="gr71" draw:text-style-name="P2" draw:layer="layout" svg:width="0.992cm" svg:height="4.344cm" svg:x="10.558cm" svg:y="32.6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4_1" draw:style-name="gr72" draw:text-style-name="P2" draw:layer="layout" svg:width="1.124cm" svg:height="2.599cm" svg:x="9.701cm" svg:y="35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08" draw:text-style-name="P11" draw:layer="layout" svg:width="2.286cm" svg:height="0.78cm" draw:transform="rotate (1.5707963267949) translate (9.971cm 37.367cm)">
          <draw:text-box>
            <text:p text:style-name="P10"><text:span text:style-name="T4">PsbQ</text:span></text:p>
          </draw:text-box>
        </draw:frame>
        <draw:frame draw:style-name="gr64" draw:text-style-name="P1" draw:layer="layout" svg:width="3.81cm" svg:height="2.565cm" svg:x="3.457cm" svg:y="37.61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4cm" svg:x="7.267cm" svg:y="37.637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10.956cm" svg:y="37.701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109" draw:text-style-name="P1" draw:layer="layout" svg:width="4.571cm" svg:height="0.761cm" svg:x="13.429cm" svg:y="46.49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110" draw:text-style-name="P1" draw:layer="layout" svg:width="5.078cm" svg:height="0.813cm" svg:x="18.101cm" svg:y="46.5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111" draw:text-style-name="P1" draw:layer="layout" svg:width="5.078cm" svg:height="0.737cm" svg:x="22.809cm" svg:y="46.583cm">
          <draw:image xlink:href="Pictures/100000000000019A0000011808527F4344676BEF.png" xlink:type="simple" xlink:show="embed" xlink:actuate="onLoad" loext:mime-type="image/png">
            <text:p/>
          </draw:image>
        </draw:frame>
        <draw:custom-shape draw:style-name="gr112" draw:text-style-name="P13" draw:layer="layout" svg:width="4.318cm" svg:height="0.203cm" svg:x="13.454cm" svg:y="46.4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3" draw:layer="layout" svg:width="4.318cm" svg:height="0.152cm" svg:x="23.254cm" svg:y="46.4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8.346cm" svg:y="47.1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3" draw:layer="layout" svg:width="4.318cm" svg:height="0.254cm" svg:x="13.454cm" svg:y="47.1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3" draw:layer="layout" svg:width="4.566cm" svg:height="0.254cm" svg:x="18.406cm" svg:y="47.209cm">
          <text:p/>
          <draw:enhanced-geometry svg:viewBox="0 0 21600 21600" draw:type="rectangle" draw:enhanced-path="M 0 0 L 21600 0 21600 21600 0 21600 0 0 Z N"/>
        </draw:custom-shape>
        <draw:frame draw:style-name="gr115" draw:text-style-name="P1" draw:layer="layout" svg:width="4.705cm" svg:height="0.507cm" svg:x="13.328cm" svg:y="47.436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116" draw:text-style-name="P1" draw:layer="layout" svg:width="4.571cm" svg:height="0.712cm" svg:x="18.355cm" svg:y="47.25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8.346cm" svg:y="48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8.446cm" svg:y="48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3.246cm" svg:y="48.75cm">
          <text:p/>
          <draw:enhanced-geometry svg:viewBox="0 0 21600 21600" draw:type="rectangle" draw:enhanced-path="M 0 0 L 21600 0 21600 21600 0 21600 0 0 Z N"/>
        </draw:custom-shape>
        <draw:custom-shape draw:name="CuadroTexto 70_0" draw:style-name="gr118" draw:text-style-name="P5" draw:layer="layout" svg:width="3.28cm" svg:height="0.831cm" svg:x="11.974cm" svg:y="36.95cm">
          <text:p text:style-name="P4"><text:span text:style-name="T1">2O</text:span><text:span text:style-name="T2">2 </text:span><text:span text:style-name="T1">+ 4H</text:span><text:span text:style-name="T6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5" draw:text-style-name="P1" draw:layer="layout" svg:x1="6.13cm" svg:y1="37.358cm" svg:x2="11.972cm" svg:y2="37.358cm">
          <text:p/>
        </draw:line>
        <draw:frame draw:style-name="gr119" draw:text-style-name="P11" draw:layer="layout" svg:width="2.773cm" svg:height="1.309cm" draw:transform="rotate (1.5707963267949) translate (10.769cm 36.067cm)">
          <draw:text-box>
            <text:p text:style-name="P10"><text:span text:style-name="T4">Psb27B</text:span></text:p>
          </draw:text-box>
        </draw:frame>
        <draw:frame draw:style-name="gr120" draw:text-style-name="P14" draw:layer="layout" svg:width="1.016cm" svg:height="1.016cm" svg:x="9.17cm" svg:y="33.594cm">
          <draw:text-box>
            <text:p><text:span text:style-name="T7">e</text:span><text:span text:style-name="T8">-</text:span></text:p>
          </draw:text-box>
        </draw:frame>
        <draw:frame draw:style-name="gr64" draw:text-style-name="P1" draw:layer="layout" svg:width="3.81cm" svg:height="2.54cm" svg:x="10.918cm" svg:y="30.088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name="CuadroTexto 27_0" draw:style-name="gr121" draw:text-style-name="P16" draw:layer="layout" svg:width="2.062cm" svg:height="1.1cm" svg:x="14.064cm" svg:y="33.619cm">
          <text:p text:style-name="P15"><text:span text:style-name="T9">P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" draw:layer="layout" svg:width="4.571cm" svg:height="0.761cm" svg:x="13.328cm" svg:y="48.92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123" draw:text-style-name="P1" draw:layer="layout" svg:width="4.571cm" svg:height="0.974cm" svg:x="18.355cm" svg:y="48.76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124" draw:text-style-name="P1" draw:layer="layout" svg:width="4.571cm" svg:height="1.014cm" svg:x="23.032cm" svg:y="48.744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style-name="gr113" draw:text-style-name="P13" draw:layer="layout" svg:width="4.826cm" svg:height="0.271cm" svg:x="8.346cm" svg:y="47.93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3.246cm" svg:y="47.93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18.346cm" svg:y="47.8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2.946cm" svg:y="47.8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3.046cm" svg:y="47.882cm">
          <text:p/>
          <draw:enhanced-geometry svg:viewBox="0 0 21600 21600" draw:type="rectangle" draw:enhanced-path="M 0 0 L 21600 0 21600 21600 0 21600 0 0 Z N"/>
        </draw:custom-shape>
        <draw:frame draw:style-name="gr125" draw:text-style-name="P1" draw:layer="layout" svg:width="4.369cm" svg:height="0.753cm" svg:x="23.103cm" svg:y="47.218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113" draw:text-style-name="P13" draw:layer="layout" svg:width="4.826cm" svg:height="0.271cm" svg:x="13.346cm" svg:y="48.73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3" draw:layer="layout" svg:width="4.826cm" svg:height="0.152cm" svg:x="8.446cm" svg:y="47.93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48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846cm" svg:y="48.75cm">
          <text:p/>
          <draw:enhanced-geometry svg:viewBox="0 0 21600 21600" draw:type="rectangle" draw:enhanced-path="M 0 0 L 21600 0 21600 21600 0 21600 0 0 Z N"/>
        </draw:custom-shape>
        <draw:frame draw:style-name="gr127" draw:text-style-name="P1" draw:layer="layout" svg:width="4.571cm" svg:height="0.761cm" svg:x="13.328cm" svg:y="48.1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126" draw:text-style-name="P13" draw:layer="layout" svg:width="4.826cm" svg:height="0.152cm" svg:x="13.146cm" svg:y="48.07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3" draw:layer="layout" svg:width="4.826cm" svg:height="0.203cm" svg:x="13.146cm" svg:y="48.733cm">
          <text:p/>
          <draw:enhanced-geometry svg:viewBox="0 0 21600 21600" draw:type="rectangle" draw:enhanced-path="M 0 0 L 21600 0 21600 21600 0 21600 0 0 Z N"/>
        </draw:custom-shape>
        <draw:frame draw:style-name="gr128" draw:text-style-name="P1" draw:layer="layout" svg:width="4.571cm" svg:height="0.761cm" svg:x="18.355cm" svg:y="48.106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126" draw:text-style-name="P13" draw:layer="layout" svg:width="4.826cm" svg:height="0.203cm" svg:x="18.246cm" svg:y="48.733cm">
          <text:p/>
          <draw:enhanced-geometry svg:viewBox="0 0 21600 21600" draw:type="rectangle" draw:enhanced-path="M 0 0 L 21600 0 21600 21600 0 21600 0 0 Z N"/>
        </draw:custom-shape>
        <draw:frame draw:style-name="gr129" draw:text-style-name="P1" draw:layer="layout" svg:width="4.571cm" svg:height="0.76cm" svg:x="23.084cm" svg:y="48.085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113" draw:text-style-name="P13" draw:layer="layout" svg:width="4.826cm" svg:height="0.271cm" svg:x="22.946cm" svg:y="47.98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4.826cm" svg:height="0.271cm" svg:x="22.946cm" svg:y="48.74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8.3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846cm" svg:y="49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446cm" svg:y="49.55cm">
          <text:p/>
          <draw:enhanced-geometry svg:viewBox="0 0 21600 21600" draw:type="rectangle" draw:enhanced-path="M 0 0 L 21600 0 21600 21600 0 21600 0 0 Z N"/>
        </draw:custom-shape>
        <draw:frame draw:style-name="gr131" draw:text-style-name="P1" draw:layer="layout" svg:width="4.824cm" svg:height="0.761cm" svg:x="13.074cm" svg:y="49.862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132" draw:text-style-name="P1" draw:layer="layout" svg:width="4.824cm" svg:height="0.761cm" svg:x="18.101cm" svg:y="49.662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133" draw:text-style-name="P1" draw:layer="layout" svg:width="4.824cm" svg:height="0.761cm" svg:x="22.778cm" svg:y="49.59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22.646cm" svg:y="49.55cm">
          <text:p/>
          <draw:enhanced-geometry svg:viewBox="0 0 21600 21600" draw:type="rectangle" draw:enhanced-path="M 0 0 L 21600 0 21600 21600 0 21600 0 0 Z N"/>
        </draw:custom-shape>
        <draw:custom-shape draw:name="Triángulo isósceles 147_0" draw:style-name="gr86" draw:text-style-name="P9" draw:layer="layout" svg:width="0.295cm" svg:height="0.301cm" draw:transform="rotate (-1.5707963267949) translate (13.142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frame draw:style-name="gr134" draw:text-style-name="P17" draw:layer="layout" svg:width="2.866cm" svg:height="1.466cm" svg:x="7.436cm" svg:y="42.08cm">
          <draw:text-box>
            <text:p text:style-name="P10"><text:span text:style-name="T10">PS</text:span><text:span text:style-name="T10">II</text:span></text:p>
          </draw:text-box>
        </draw:frame>
        <draw:frame draw:style-name="gr135" draw:text-style-name="P17" draw:layer="layout" svg:width="4.27cm" svg:height="1.534cm" svg:x="21.236cm" svg:y="41.88cm">
          <draw:text-box>
            <text:p text:style-name="P10"><text:span text:style-name="T10">C</text:span><text:span text:style-name="T10">yt </text:span><text:span text:style-name="T10">b</text:span><text:span text:style-name="T10">6f</text:span></text:p>
          </draw:text-box>
        </draw:frame>
        <draw:custom-shape draw:name="Rectángulo: esquinas redondeadas 23_0" draw:style-name="gr136" draw:text-style-name="P7" draw:layer="layout" svg:width="0.86cm" svg:height="3.062cm" svg:x="22.632cm" svg:y="32.565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37" draw:text-style-name="P11" draw:layer="layout" svg:width="2.286cm" svg:height="0.78cm" draw:transform="rotate (1.5707963267949) translate (22.669cm 35.213cm)">
          <draw:text-box>
            <text:p text:style-name="P10"><text:span text:style-name="T4">PetE</text:span></text:p>
          </draw:text-box>
        </draw:frame>
        <draw:custom-shape draw:name="Rectángulo: esquinas redondeadas 23_1" draw:style-name="gr138" draw:text-style-name="P7" draw:layer="layout" svg:width="0.86cm" svg:height="3.062cm" svg:x="24.133cm" svg:y="32.566cm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39" draw:text-style-name="P11" draw:layer="layout" svg:width="2.286cm" svg:height="0.78cm" draw:transform="rotate (1.5707963267949) translate (24.169cm 35.213cm)">
          <draw:text-box>
            <text:p text:style-name="P10"><text:span text:style-name="T4">PetF</text:span></text:p>
          </draw:text-box>
        </draw:frame>
        <draw:custom-shape draw:name="Rectángulo: esquinas redondeadas 23_2" draw:style-name="gr140" draw:text-style-name="P7" draw:layer="layout" svg:width="0.86cm" svg:height="1.826cm" draw:transform="rotate (-0.785398163397449) translate (23.105cm 34.829cm)">
          <text:p text:style-name="P6"><text:span text:style-name="T3">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41" draw:text-style-name="P11" draw:layer="layout" svg:width="2.286cm" svg:height="0.78cm" draw:transform="rotate (0.785398163397448) translate (21.65cm 36.382cm)">
          <draw:text-box>
            <text:p text:style-name="P10"><text:span text:style-name="T4">PetC</text:span></text:p>
          </draw:text-box>
        </draw:frame>
        <draw:custom-shape draw:name="Rectángulo: esquinas redondeadas 23_3" draw:style-name="gr142" draw:text-style-name="P7" draw:layer="layout" svg:width="0.86cm" svg:height="1.826cm" draw:transform="rotate (-0.785398163397449) translate (25.105cm 34.825cm)">
          <text:p text:style-name="P6"><text:span text:style-name="T3"><text:s/></text:span></text:p>
          <draw:enhanced-geometry draw:mirror-horizontal="false" draw:mirror-vertical="tru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128" draw:style-name="gr143" draw:text-style-name="P8" draw:layer="layout" svg:width="4.491cm" svg:height="6cm" draw:transform="skewX (0.00139626340159549) rotate (2.93215314335047) translate (27.377cm 37.868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64" draw:text-style-name="P1" draw:layer="layout" svg:width="3.81cm" svg:height="2.591cm" svg:x="19.096cm" svg:y="29.86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24.168cm" svg:y="29.687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91" draw:text-style-name="P12" draw:layer="layout" svg:width="9.038cm" svg:height="1.153cm" svg:x="0.267cm" svg:y="53.848cm">
          <draw:text-box>
            <text:p><text:span text:style-name="T5">Pet</text:span><text:span text:style-name="T5">C - </text:span><text:span text:style-name="T5">ostt</text:span><text:span text:style-name="T5">a01</text:span><text:span text:style-name="T5">g06</text:span><text:span text:style-name="T5">610</text:span></text:p>
          </draw:text-box>
        </draw:frame>
        <draw:frame draw:style-name="gr144" draw:text-style-name="P1" draw:layer="layout" svg:width="4.571cm" svg:height="0.761cm" svg:x="7.962cm" svg:y="54.054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45" draw:text-style-name="P1" draw:layer="layout" svg:width="4.57cm" svg:height="0.76cm" svg:x="12.688cm" svg:y="53.978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46" draw:text-style-name="P1" draw:layer="layout" svg:width="4.571cm" svg:height="0.76cm" svg:x="17.668cm" svg:y="54.046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47" draw:text-style-name="P1" draw:layer="layout" svg:width="4.815cm" svg:height="0.506cm" svg:x="22.332cm" svg:y="54.124cm">
          <draw:image xlink:href="Pictures/100000000000019A00000118F5CF1DDB379D0751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646cm" svg:y="52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2.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7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046cm" svg:y="54.65cm">
          <text:p/>
          <draw:enhanced-geometry svg:viewBox="0 0 21600 21600" draw:type="rectangle" draw:enhanced-path="M 0 0 L 21600 0 21600 21600 0 21600 0 0 Z N"/>
        </draw:custom-shape>
        <draw:frame draw:style-name="gr91" draw:text-style-name="P12" draw:layer="layout" svg:width="9.038cm" svg:height="1.153cm" svg:x="0.267cm" svg:y="54.649cm">
          <draw:text-box>
            <text:p><text:span text:style-name="T5">Pe</text:span><text:span text:style-name="T5">tE </text:span><text:span text:style-name="T5">- </text:span><text:span text:style-name="T5">ost</text:span><text:span text:style-name="T5">ta0</text:span><text:span text:style-name="T5">9g</text:span><text:span text:style-name="T5">04</text:span><text:span text:style-name="T5">24</text:span><text:span text:style-name="T5">0</text:span></text:p>
          </draw:text-box>
        </draw:frame>
        <draw:frame draw:style-name="gr94" draw:text-style-name="P1" draw:layer="layout" svg:width="5.078cm" svg:height="0.761cm" svg:x="7.7cm" svg:y="54.8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48" draw:text-style-name="P1" draw:layer="layout" svg:width="4.571cm" svg:height="0.761cm" svg:x="12.642cm" svg:y="54.76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49" draw:text-style-name="P1" draw:layer="layout" svg:width="4.825cm" svg:height="0.761cm" svg:x="17.576cm" svg:y="54.77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50" draw:text-style-name="P1" draw:layer="layout" svg:width="4.825cm" svg:height="0.759cm" svg:x="22.256cm" svg:y="54.756cm">
          <draw:image xlink:href="Pictures/100000000000019A00000118EF0C42025A600D1C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6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1.8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54.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046cm" svg:y="55.4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2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55.4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546cm" svg:y="55.438cm">
          <text:p/>
          <draw:enhanced-geometry svg:viewBox="0 0 21600 21600" draw:type="rectangle" draw:enhanced-path="M 0 0 L 21600 0 21600 21600 0 21600 0 0 Z N"/>
        </draw:custom-shape>
        <draw:frame draw:style-name="gr91" draw:text-style-name="P12" draw:layer="layout" svg:width="9.038cm" svg:height="1.153cm" svg:x="0.267cm" svg:y="55.45cm">
          <draw:text-box>
            <text:p><text:span text:style-name="T5">PetF - </text:span><text:span text:style-name="T5">ostta</text:span><text:span text:style-name="T5">17g00</text:span><text:span text:style-name="T5">310</text:span></text:p>
          </draw:text-box>
        </draw:frame>
        <draw:frame draw:style-name="gr144" draw:text-style-name="P1" draw:layer="layout" svg:width="4.571cm" svg:height="0.761cm" svg:x="7.962cm" svg:y="55.70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51" draw:text-style-name="P1" draw:layer="layout" svg:width="4.571cm" svg:height="0.761cm" svg:x="12.642cm" svg:y="55.6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52" draw:text-style-name="P1" draw:layer="layout" svg:width="4.785cm" svg:height="0.913cm" svg:x="17.622cm" svg:y="55.54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53" draw:text-style-name="P1" draw:layer="layout" svg:width="4.571cm" svg:height="0.759cm" svg:x="22.402cm" svg:y="55.618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6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55.4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6.9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146cm" svg:y="56.28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546cm" svg:y="56.289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3.81cm" svg:height="2.565cm" svg:x="30.66cm" svg:y="31.262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name="Conector recto de flecha 126_0" draw:style-name="gr154" draw:text-style-name="P3" draw:layer="layout" svg:width="6.527cm" svg:height="0.134cm" svg:x="17.095cm" svg:y="34.0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riángulo isósceles 147_1" draw:style-name="gr86" draw:text-style-name="P9" draw:layer="layout" svg:width="0.295cm" svg:height="0.301cm" draw:transform="rotate (-1.5707963267949) translate (20.342cm 34.0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Elipse 24" draw:style-name="gr155" draw:text-style-name="P19" draw:layer="layout" svg:width="2.046cm" svg:height="1.334cm" svg:x="27.135cm" svg:y="37.034cm">
          <text:p text:style-name="P18"><text:span text:style-name="T11">P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4" draw:text-style-name="P1" draw:layer="layout" svg:width="3.81cm" svg:height="2.565cm" svg:x="29.25cm" svg:y="28.673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name="Rectángulo: esquinas redondeadas 202_2" draw:style-name="gr156" draw:text-style-name="P21" draw:layer="layout" svg:width="1.305cm" svg:height="0.915cm" svg:x="33.182cm" svg:y="29.466cm">
          <text:p text:style-name="P20"><text:span text:style-name="T4">F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4cm" svg:x="31.06cm" svg:y="34.07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name="Rectángulo: esquinas redondeadas 107_1" draw:style-name="gr157" draw:text-style-name="P2" draw:layer="layout" svg:width="0.992cm" svg:height="5.161cm" svg:x="34.76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4_2" draw:style-name="gr72" draw:text-style-name="P2" draw:layer="layout" svg:width="1.124cm" svg:height="2.599cm" svg:x="34.302cm" svg:y="30.2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58" draw:text-style-name="P11" draw:layer="layout" svg:width="2.286cm" svg:height="0.78cm" draw:transform="rotate (1.5707963267949) translate (34.47cm 32.667cm)">
          <draw:text-box>
            <text:p text:style-name="P10"><text:span text:style-name="T4">PsaD</text:span></text:p>
          </draw:text-box>
        </draw:frame>
        <draw:frame draw:style-name="gr159" draw:text-style-name="P11" draw:layer="layout" svg:width="2.286cm" svg:height="0.78cm" draw:transform="rotate (1.5707963267949) translate (34.87cm 35.767cm)">
          <draw:text-box>
            <text:p text:style-name="P10"><text:span text:style-name="T4">PsaG</text:span></text:p>
          </draw:text-box>
        </draw:frame>
        <draw:frame draw:style-name="gr64" draw:text-style-name="P1" draw:layer="layout" svg:width="3.81cm" svg:height="2.565cm" svg:x="35.3cm" svg:y="27.637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name="Rectángulo: esquinas redondeadas 107_2" draw:style-name="gr157" draw:text-style-name="P2" draw:layer="layout" svg:width="0.992cm" svg:height="5.161cm" svg:x="35.761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4_3" draw:style-name="gr72" draw:text-style-name="P2" draw:layer="layout" svg:width="1.124cm" svg:height="2.599cm" svg:x="35.503cm" svg:y="30.2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60" draw:text-style-name="P11" draw:layer="layout" svg:width="2.286cm" svg:height="0.78cm" draw:transform="rotate (1.5707963267949) translate (35.87cm 35.767cm)">
          <draw:text-box>
            <text:p text:style-name="P10"><text:span text:style-name="T4">PsaL</text:span></text:p>
          </draw:text-box>
        </draw:frame>
        <draw:custom-shape draw:name="Rectángulo: esquinas redondeadas 107_3" draw:style-name="gr157" draw:text-style-name="P2" draw:layer="layout" svg:width="0.992cm" svg:height="5.161cm" svg:x="36.762cm" svg:y="32.19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61" draw:text-style-name="P11" draw:layer="layout" svg:width="2.286cm" svg:height="0.78cm" draw:transform="rotate (1.5707963267949) translate (36.871cm 35.767cm)">
          <draw:text-box>
            <text:p text:style-name="P10"><text:span text:style-name="T4">PsaH</text:span></text:p>
          </draw:text-box>
        </draw:frame>
        <draw:frame draw:style-name="gr162" draw:text-style-name="P11" draw:layer="layout" svg:width="2.286cm" svg:height="0.78cm" draw:transform="rotate (1.5707963267949) translate (35.571cm 32.667cm)">
          <draw:text-box>
            <text:p text:style-name="P10"><text:span text:style-name="T4">PsaE</text:span></text:p>
          </draw:text-box>
        </draw:frame>
        <draw:frame draw:style-name="gr64" draw:text-style-name="P1" draw:layer="layout" svg:width="3.81cm" svg:height="2.565cm" svg:x="37.951cm" svg:y="34.23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63" draw:text-style-name="P17" draw:layer="layout" svg:width="2.866cm" svg:height="1.466cm" svg:x="34.136cm" svg:y="42.08cm">
          <draw:text-box>
            <text:p text:style-name="P10"><text:span text:style-name="T10">PSI</text:span></text:p>
          </draw:text-box>
        </draw:frame>
        <draw:custom-shape draw:name="Rectángulo: esquinas redondeadas 104_4" draw:style-name="gr66" draw:text-style-name="P2" draw:layer="layout" svg:width="1.124cm" svg:height="2.18cm" svg:x="34.5cm" svg:y="36.9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64" draw:text-style-name="P11" draw:layer="layout" svg:width="1.917cm" svg:height="1.309cm" draw:transform="rotate (1.5707963267949) translate (34.67cm 38.886cm)">
          <draw:text-box>
            <text:p text:style-name="P10"><text:span text:style-name="T4">PsaN</text:span></text:p>
          </draw:text-box>
        </draw:frame>
        <draw:custom-shape draw:name="Rectángulo: esquinas redondeadas 104_5" draw:style-name="gr66" draw:text-style-name="P2" draw:layer="layout" svg:width="1.124cm" svg:height="2.18cm" svg:x="35.387cm" svg:y="36.9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65" draw:text-style-name="P11" draw:layer="layout" svg:width="1.917cm" svg:height="1.309cm" draw:transform="rotate (1.5707963267949) translate (35.557cm 38.887cm)">
          <draw:text-box>
            <text:p text:style-name="P10"><text:span text:style-name="T4">PsaF</text:span></text:p>
          </draw:text-box>
        </draw:frame>
        <draw:frame draw:style-name="gr64" draw:text-style-name="P1" draw:layer="layout" svg:width="3.81cm" svg:height="2.565cm" svg:x="30.566cm" svg:y="37.7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35.676cm" svg:y="39.347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36.678cm" svg:y="36.8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92" draw:text-style-name="P12" draw:layer="layout" svg:width="8.276cm" svg:height="1.038cm" svg:x="0.226cm" svg:y="59.28cm">
          <draw:text-box>
            <text:p><text:span text:style-name="T5">PsaD </text:span><text:span text:style-name="T5">- </text:span><text:span text:style-name="T5">ostta</text:span><text:span text:style-name="T5">15g0</text:span><text:span text:style-name="T5">2670</text:span></text:p>
          </draw:text-box>
        </draw:frame>
        <draw:frame draw:style-name="gr166" draw:text-style-name="P1" draw:layer="layout" svg:width="4.571cm" svg:height="0.506cm" svg:x="8.151cm" svg:y="59.5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67" draw:text-style-name="P1" draw:layer="layout" svg:width="4.571cm" svg:height="0.761cm" svg:x="12.788cm" svg:y="59.511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68" draw:text-style-name="P1" draw:layer="layout" svg:width="4.571cm" svg:height="0.507cm" svg:x="17.906cm" svg:y="59.5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69" draw:text-style-name="P1" draw:layer="layout" svg:width="4.571cm" svg:height="0.76cm" svg:x="22.602cm" svg:y="59.526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2.546cm" svg:y="59.25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546cm" svg:y="60.15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046cm" svg:y="60.12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17.946cm" svg:y="60.0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26cm" svg:y="60.18cm">
          <draw:text-box>
            <text:p><text:span text:style-name="T5">Psa</text:span><text:span text:style-name="T5">E - </text:span><text:span text:style-name="T5">ostt</text:span><text:span text:style-name="T5">a02</text:span><text:span text:style-name="T5">g03</text:span><text:span text:style-name="T5">860</text:span></text:p>
          </draw:text-box>
        </draw:frame>
        <draw:custom-shape draw:style-name="gr171" draw:text-style-name="P13" draw:layer="layout" svg:width="5.043cm" svg:height="0.305cm" svg:x="17.313cm" svg:y="55.387cm">
          <text:p/>
          <draw:enhanced-geometry svg:viewBox="0 0 21600 21600" draw:type="rectangle" draw:enhanced-path="M 0 0 L 21600 0 21600 21600 0 21600 0 0 Z N"/>
        </draw:custom-shape>
        <draw:frame draw:style-name="gr172" draw:text-style-name="P1" draw:layer="layout" svg:width="4.571cm" svg:height="0.76cm" svg:x="8.208cm" svg:y="60.364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73" draw:text-style-name="P1" draw:layer="layout" svg:width="4.57cm" svg:height="0.76cm" svg:x="12.777cm" svg:y="60.288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74" draw:text-style-name="P1" draw:layer="layout" svg:width="4.317cm" svg:height="0.761cm" svg:x="17.906cm" svg:y="60.356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75" draw:text-style-name="P1" draw:layer="layout" svg:width="4.571cm" svg:height="0.761cm" svg:x="22.532cm" svg:y="60.28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946cm" svg:y="60.172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13" draw:layer="layout" svg:width="5.385cm" svg:height="0.356cm" svg:x="12.246cm" svg:y="60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246cm" svg:y="60.1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4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346cm" svg:y="60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60.972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126cm" svg:y="61.08cm">
          <draw:text-box>
            <text:p><text:span text:style-name="T5">Psa</text:span><text:span text:style-name="T5">G - </text:span><text:span text:style-name="T5">ostt</text:span><text:span text:style-name="T5">a05</text:span><text:span text:style-name="T5">g00</text:span><text:span text:style-name="T5">800</text:span></text:p>
          </draw:text-box>
        </draw:frame>
        <draw:frame draw:style-name="gr92" draw:text-style-name="P12" draw:layer="layout" svg:width="8.276cm" svg:height="1.038cm" svg:x="0.326cm" svg:y="61.98cm">
          <draw:text-box>
            <text:p><text:span text:style-name="T5">Psa</text:span><text:span text:style-name="T5">L - </text:span><text:span text:style-name="T5">ostt</text:span><text:span text:style-name="T5">a02</text:span><text:span text:style-name="T5">g00</text:span><text:span text:style-name="T5">580</text:span></text:p>
          </draw:text-box>
        </draw:frame>
        <draw:frame draw:style-name="gr92" draw:text-style-name="P12" draw:layer="layout" svg:width="8.276cm" svg:height="1.038cm" svg:x="0.277cm" svg:y="62.88cm">
          <draw:text-box>
            <text:p><text:span text:style-name="T5">PsaH - </text:span><text:span text:style-name="T5">ostta15g</text:span><text:span text:style-name="T5">00990</text:span></text:p>
          </draw:text-box>
        </draw:frame>
        <draw:frame draw:style-name="gr92" draw:text-style-name="P12" draw:layer="layout" svg:width="8.276cm" svg:height="1.038cm" svg:x="0.277cm" svg:y="63.78cm">
          <draw:text-box>
            <text:p><text:span text:style-name="T5">PsaN - </text:span><text:span text:style-name="T5">ostta06g00</text:span><text:span text:style-name="T5">250</text:span></text:p>
          </draw:text-box>
        </draw:frame>
        <draw:frame draw:style-name="gr92" draw:text-style-name="P12" draw:layer="layout" svg:width="8.276cm" svg:height="1.038cm" svg:x="0.377cm" svg:y="64.68cm">
          <draw:text-box>
            <text:p><text:span text:style-name="T5">PsaF - </text:span><text:span text:style-name="T5">ostta04g01</text:span><text:span text:style-name="T5">790</text:span></text:p>
          </draw:text-box>
        </draw:frame>
        <draw:frame draw:style-name="gr177" draw:text-style-name="P1" draw:layer="layout" svg:width="4.545cm" svg:height="0.761cm" svg:x="8.154cm" svg:y="61.289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78" draw:text-style-name="P1" draw:layer="layout" svg:width="4.571cm" svg:height="0.761cm" svg:x="12.88cm" svg:y="61.188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79" draw:text-style-name="P1" draw:layer="layout" svg:width="4.571cm" svg:height="0.845cm" svg:x="17.806cm" svg:y="61.256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80" draw:text-style-name="P1" draw:layer="layout" svg:width="4.571cm" svg:height="0.761cm" svg:x="22.586cm" svg:y="61.1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8.046cm" svg:y="61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146cm" svg:y="61.07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3" draw:layer="layout" svg:width="5.179cm" svg:height="0.305cm" svg:x="22.177cm" svg:y="61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8.146cm" svg:y="61.872cm">
          <text:p/>
          <draw:enhanced-geometry svg:viewBox="0 0 21600 21600" draw:type="rectangle" draw:enhanced-path="M 0 0 L 21600 0 21600 21600 0 21600 0 0 Z N"/>
        </draw:custom-shape>
        <draw:frame draw:style-name="gr98" draw:text-style-name="P1" draw:layer="layout" svg:width="4.571cm" svg:height="0.507cm" svg:x="8.154cm" svg:y="62.2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82" draw:text-style-name="P1" draw:layer="layout" svg:width="4.571cm" svg:height="0.759cm" svg:x="12.834cm" svg:y="62.20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83" draw:text-style-name="P1" draw:layer="layout" svg:width="4.831cm" svg:height="0.506cm" svg:x="17.768cm" svg:y="62.26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84" draw:text-style-name="P1" draw:layer="layout" svg:width="4.571cm" svg:height="0.507cm" svg:x="22.548cm" svg:y="62.188cm">
          <draw:image xlink:href="Pictures/100000000000019A000001181C86A35F5F1E89B8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7.146cm" svg:y="61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1.9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2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346cm" svg:y="62.762cm">
          <text:p/>
          <draw:enhanced-geometry svg:viewBox="0 0 21600 21600" draw:type="rectangle" draw:enhanced-path="M 0 0 L 21600 0 21600 21600 0 21600 0 0 Z N"/>
        </draw:custom-shape>
        <draw:frame draw:style-name="gr185" draw:text-style-name="P1" draw:layer="layout" svg:width="4.571cm" svg:height="0.505cm" svg:x="8.108cm" svg:y="63.16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86" draw:text-style-name="P1" draw:layer="layout" svg:width="4.571cm" svg:height="0.761cm" svg:x="12.888cm" svg:y="63.12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87" draw:text-style-name="P1" draw:layer="layout" svg:width="4.571cm" svg:height="0.507cm" svg:x="17.822cm" svg:y="63.188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88" draw:text-style-name="P1" draw:layer="layout" svg:width="4.571cm" svg:height="0.761cm" svg:x="22.502cm" svg:y="63.112cm">
          <draw:image xlink:href="Pictures/100000000000019A00000118D6C738728B003D39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2.246cm" svg:y="62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246cm" svg:y="63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246cm" svg:y="63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846cm" svg:y="63.672cm">
          <text:p/>
          <draw:enhanced-geometry svg:viewBox="0 0 21600 21600" draw:type="rectangle" draw:enhanced-path="M 0 0 L 21600 0 21600 21600 0 21600 0 0 Z N"/>
        </draw:custom-shape>
        <draw:frame draw:style-name="gr189" draw:text-style-name="P1" draw:layer="layout" svg:width="4.675cm" svg:height="0.761cm" svg:x="8.1cm" svg:y="63.98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90" draw:text-style-name="P1" draw:layer="layout" svg:width="4.571cm" svg:height="0.759cm" svg:x="12.726cm" svg:y="63.88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91" draw:text-style-name="P1" draw:layer="layout" svg:width="4.571cm" svg:height="0.761cm" svg:x="17.906cm" svg:y="64.004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92" draw:text-style-name="P1" draw:layer="layout" svg:width="4.571cm" svg:height="0.761cm" svg:x="22.481cm" svg:y="63.928cm">
          <draw:image xlink:href="Pictures/100000000000019A00000118931DAF588462440A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7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8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846cm" svg:y="63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4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4.5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4.591cm">
          <text:p/>
          <draw:enhanced-geometry svg:viewBox="0 0 21600 21600" draw:type="rectangle" draw:enhanced-path="M 0 0 L 21600 0 21600 21600 0 21600 0 0 Z N"/>
        </draw:custom-shape>
        <draw:frame draw:style-name="gr193" draw:text-style-name="P1" draw:layer="layout" svg:width="4.571cm" svg:height="0.761cm" svg:x="8.1cm" svg:y="64.8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94" draw:text-style-name="P1" draw:layer="layout" svg:width="4.571cm" svg:height="0.761cm" svg:x="12.726cm" svg:y="64.794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95" draw:text-style-name="P1" draw:layer="layout" svg:width="4.825cm" svg:height="0.761cm" svg:x="17.706cm" svg:y="64.8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96" draw:text-style-name="P1" draw:layer="layout" svg:width="4.571cm" svg:height="0.758cm" svg:x="22.43cm" svg:y="64.794cm">
          <draw:image xlink:href="Pictures/100000000000019A00000118A4B0F8F529EAFCD3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8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646cm" svg:y="64.6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1.946cm" svg:y="64.672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3" draw:layer="layout" svg:width="5.025cm" svg:height="0.305cm" svg:x="22.331cm" svg:y="65.45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446cm" svg:y="65.50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46cm" svg:y="65.50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946cm" svg:y="65.506cm">
          <text:p/>
          <draw:enhanced-geometry svg:viewBox="0 0 21600 21600" draw:type="rectangle" draw:enhanced-path="M 0 0 L 21600 0 21600 21600 0 21600 0 0 Z N"/>
        </draw:custom-shape>
        <draw:custom-shape draw:name="Rectángulo: esquinas redondeadas 104_6" draw:style-name="gr72" draw:text-style-name="P2" draw:layer="layout" svg:width="1.124cm" svg:height="2.599cm" svg:x="33.003cm" svg:y="27.0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98" draw:text-style-name="P11" draw:layer="layout" svg:width="2.286cm" svg:height="0.78cm" draw:transform="rotate (1.5707963267949) translate (33.17cm 29.467cm)">
          <draw:text-box>
            <text:p text:style-name="P10"><text:span text:style-name="T4">FNR</text:span></text:p>
          </draw:text-box>
        </draw:frame>
        <draw:custom-shape draw:style-name="gr199" draw:text-style-name="P13" draw:layer="layout" svg:width="3.048cm" svg:height="2.794cm" svg:x="47.398cm" svg:y="32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0" draw:text-style-name="P11" draw:layer="layout" svg:width="2.286cm" svg:height="0.78cm" draw:transform="rotate (1.5707963267949) translate (48.47cm 35.267cm)">
          <draw:text-box>
            <text:p text:style-name="P10"><text:span text:style-name="T4">ATPC</text:span></text:p>
          </draw:text-box>
        </draw:frame>
        <draw:custom-shape draw:name="Rectángulo: esquinas redondeadas 104_7" draw:style-name="gr201" draw:text-style-name="P2" draw:layer="layout" svg:width="1.124cm" svg:height="3.209cm" svg:x="48.304cm" svg:y="29.99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202" draw:text-style-name="P11" draw:layer="layout" svg:width="2.286cm" svg:height="0.78cm" draw:transform="rotate (1.5707963267949) translate (48.47cm 32.867cm)">
          <draw:text-box>
            <text:p text:style-name="P10"><text:span text:style-name="T4">ATPG</text:span></text:p>
          </draw:text-box>
        </draw:frame>
        <draw:custom-shape draw:name="Rectángulo: esquinas redondeadas 104_8" draw:style-name="gr66" draw:text-style-name="P2" draw:layer="layout" svg:width="1.124cm" svg:height="2.18cm" svg:x="47.401cm" svg:y="28.5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104_9" draw:style-name="gr66" draw:text-style-name="P2" draw:layer="layout" svg:width="1.124cm" svg:height="2.18cm" svg:x="48.302cm" svg:y="28.5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203" draw:text-style-name="P11" draw:layer="layout" svg:width="2.286cm" svg:height="0.78cm" draw:transform="rotate (1.5707963267949) translate (47.47cm 30.767cm)">
          <draw:text-box>
            <text:p text:style-name="P10"><text:span text:style-name="T4">ATPD</text:span></text:p>
          </draw:text-box>
        </draw:frame>
        <draw:frame draw:style-name="gr204" draw:text-style-name="P22" draw:layer="layout" svg:width="1.065cm" svg:height="0.748cm" svg:x="23.319cm" svg:y="38.1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23.32cm" svg:y="31.1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48.42cm" svg:y="36.72cm">
          <draw:text-box>
            <text:p><text:span text:style-name="T1">H</text:span><text:span text:style-name="T6">+</text:span></text:p>
          </draw:text-box>
        </draw:frame>
        <draw:frame draw:style-name="gr204" draw:text-style-name="P22" draw:layer="layout" svg:width="1.065cm" svg:height="0.748cm" svg:x="48.421cm" svg:y="26.52cm">
          <draw:text-box>
            <text:p><text:span text:style-name="T1">H</text:span><text:span text:style-name="T6">+</text:span></text:p>
          </draw:text-box>
        </draw:frame>
        <draw:frame draw:style-name="gr205" draw:text-style-name="P22" draw:layer="layout" svg:width="1.518cm" svg:height="0.747cm" svg:x="44.902cm" svg:y="25.62cm">
          <draw:text-box>
            <text:p><text:span text:style-name="T1">ATP</text:span></text:p>
          </draw:text-box>
        </draw:frame>
        <draw:frame draw:style-name="gr205" draw:text-style-name="P22" draw:layer="layout" svg:width="2.685cm" svg:height="0.747cm" svg:x="49.803cm" svg:y="26.721cm">
          <draw:text-box>
            <text:p><text:span text:style-name="T1">ADP + Pi</text:span></text:p>
          </draw:text-box>
        </draw:frame>
        <draw:frame draw:style-name="gr64" draw:text-style-name="P1" draw:layer="layout" svg:width="3.81cm" svg:height="2.565cm" svg:x="43.536cm" svg:y="29.402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50.327cm" svg:y="30.246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49.546cm" svg:y="35.888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92" draw:text-style-name="P12" draw:layer="layout" svg:width="8.276cm" svg:height="1.038cm" svg:x="1.177cm" svg:y="65.48cm">
          <draw:text-box>
            <text:p><text:span text:style-name="T5">Fd - </text:span><text:span text:style-name="T5">ostta17g00</text:span><text:span text:style-name="T5">310</text:span></text:p>
          </draw:text-box>
        </draw:frame>
        <draw:frame draw:style-name="gr92" draw:text-style-name="P12" draw:layer="layout" svg:width="8.276cm" svg:height="1.038cm" svg:x="0.632cm" svg:y="66.28cm">
          <draw:text-box>
            <text:p><text:span text:style-name="T5">FNR - </text:span><text:span text:style-name="T5">ostta18g01</text:span><text:span text:style-name="T5">250</text:span></text:p>
          </draw:text-box>
        </draw:frame>
        <draw:frame draw:style-name="gr206" draw:text-style-name="P1" draw:layer="layout" svg:width="4.665cm" svg:height="0.505cm" svg:x="8.1cm" svg:y="65.728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207" draw:text-style-name="P1" draw:layer="layout" svg:width="4.759cm" svg:height="0.659cm" svg:x="12.726cm" svg:y="65.709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208" draw:text-style-name="P1" draw:layer="layout" svg:width="4.825cm" svg:height="0.507cm" svg:x="17.652cm" svg:y="65.7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209" draw:text-style-name="P1" draw:layer="layout" svg:width="4.725cm" svg:height="0.761cm" svg:x="22.43cm" svg:y="65.709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7.846cm" svg:y="65.4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346cm" svg:y="65.472cm">
          <text:p/>
          <draw:enhanced-geometry svg:viewBox="0 0 21600 21600" draw:type="rectangle" draw:enhanced-path="M 0 0 L 21600 0 21600 21600 0 21600 0 0 Z N"/>
        </draw:custom-shape>
        <draw:frame draw:style-name="gr210" draw:text-style-name="P1" draw:layer="layout" svg:width="4.799cm" svg:height="0.761cm" svg:x="7.897cm" svg:y="66.471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211" draw:text-style-name="P1" draw:layer="layout" svg:width="4.471cm" svg:height="0.609cm" svg:x="12.918cm" svg:y="66.513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212" draw:text-style-name="P1" draw:layer="layout" svg:width="5.08cm" svg:height="0.761cm" svg:x="17.552cm" svg:y="66.428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213" draw:text-style-name="P1" draw:layer="layout" svg:width="5.08cm" svg:height="0.761cm" svg:x="22.252cm" svg:y="66.352cm">
          <draw:image xlink:href="Pictures/100000000000019A00000118F7CEF51838032730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22.272cm" svg:y="66.2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496cm" svg:y="66.272cm">
          <text:p/>
          <draw:enhanced-geometry svg:viewBox="0 0 21600 21600" draw:type="rectangle" draw:enhanced-path="M 0 0 L 21600 0 21600 21600 0 21600 0 0 Z N"/>
        </draw:custom-shape>
        <draw:custom-shape draw:style-name="gr214" draw:text-style-name="P13" draw:layer="layout" svg:width="5.08cm" svg:height="0.305cm" svg:x="7.846cm" svg:y="66.26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7.846cm" svg:y="67.0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572cm" svg:y="67.0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672cm" svg:y="67.03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32cm" svg:y="69.98cm">
          <draw:text-box>
            <text:p><text:span text:style-name="T5">ATPC - </text:span><text:span text:style-name="T5">ostta01g03</text:span><text:span text:style-name="T5">770</text:span></text:p>
          </draw:text-box>
        </draw:frame>
        <draw:custom-shape draw:style-name="gr117" draw:text-style-name="P13" draw:layer="layout" svg:width="5.41cm" svg:height="0.305cm" svg:x="22.196cm" svg:y="67.021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8.276cm" svg:height="1.038cm" svg:x="0.232cm" svg:y="70.88cm">
          <draw:text-box>
            <text:p><text:span text:style-name="T5">ATPD - </text:span><text:span text:style-name="T5">ostta07g01</text:span><text:span text:style-name="T5">350</text:span></text:p>
          </draw:text-box>
        </draw:frame>
        <draw:frame draw:style-name="gr92" draw:text-style-name="P12" draw:layer="layout" svg:width="8.276cm" svg:height="1.038cm" svg:x="0.232cm" svg:y="71.78cm">
          <draw:text-box>
            <text:p><text:span text:style-name="T5">ATPG - </text:span><text:span text:style-name="T5">ostta09g01</text:span><text:span text:style-name="T5">080</text:span></text:p>
          </draw:text-box>
        </draw:frame>
        <draw:frame draw:style-name="gr215" draw:text-style-name="P1" draw:layer="layout" svg:width="4.757cm" svg:height="0.506cm" svg:x="8.088cm" svg:y="70.2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16" draw:text-style-name="P1" draw:layer="layout" svg:width="5.08cm" svg:height="0.761cm" svg:x="12.613cm" svg:y="70.232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17" draw:text-style-name="P1" draw:layer="layout" svg:width="5.08cm" svg:height="0.507cm" svg:x="17.59cm" svg:y="70.2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18" draw:text-style-name="P1" draw:layer="layout" svg:width="5.08cm" svg:height="0.761cm" svg:x="22.278cm" svg:y="70.20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2.546cm" svg:y="69.2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546cm" svg:y="70.8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2.146cm" svg:y="70.79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646cm" svg:y="70.791cm">
          <text:p/>
          <draw:enhanced-geometry svg:viewBox="0 0 21600 21600" draw:type="rectangle" draw:enhanced-path="M 0 0 L 21600 0 21600 21600 0 21600 0 0 Z N"/>
        </draw:custom-shape>
        <draw:frame draw:style-name="gr219" draw:text-style-name="P1" draw:layer="layout" svg:width="5.08cm" svg:height="0.761cm" svg:x="7.936cm" svg:y="71.018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220" draw:text-style-name="P1" draw:layer="layout" svg:width="5.08cm" svg:height="0.507cm" svg:x="12.613cm" svg:y="71.196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221" draw:text-style-name="P1" draw:layer="layout" svg:width="5.08cm" svg:height="0.872cm" svg:x="17.59cm" svg:y="70.899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222" draw:text-style-name="P1" draw:layer="layout" svg:width="4.571cm" svg:height="0.76cm" svg:x="22.622cm" svg:y="70.934cm">
          <draw:image xlink:href="Pictures/100000000000019A00000118DC5D37C6D77128BE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8.146cm" svg:y="70.8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0.8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7.7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746cm" svg:y="71.6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8.146cm" svg:y="71.672cm">
          <text:p/>
          <draw:enhanced-geometry svg:viewBox="0 0 21600 21600" draw:type="rectangle" draw:enhanced-path="M 0 0 L 21600 0 21600 21600 0 21600 0 0 Z N"/>
        </draw:custom-shape>
        <draw:frame draw:style-name="gr224" draw:text-style-name="P1" draw:layer="layout" svg:width="5.08cm" svg:height="0.507cm" svg:x="7.885cm" svg:y="72.01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25" draw:text-style-name="P1" draw:layer="layout" svg:width="5.08cm" svg:height="0.761cm" svg:x="12.613cm" svg:y="71.95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26" draw:text-style-name="P1" draw:layer="layout" svg:width="5.08cm" svg:height="0.734cm" svg:x="17.557cm" svg:y="71.79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227" draw:text-style-name="P1" draw:layer="layout" svg:width="5.08cm" svg:height="0.761cm" svg:x="22.257cm" svg:y="71.95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8.1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7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246cm" svg:y="71.7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246cm" svg:y="72.5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846cm" svg:y="72.5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885cm" svg:y="72.8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8.146cm" svg:y="72.5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585cm" svg:y="72.8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17.846cm" svg:y="72.5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685cm" svg:y="72.7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12.746cm" svg:y="72.6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72.5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285cm" svg:y="72.7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22.346cm" svg:y="72.62cm">
          <text:p/>
          <draw:enhanced-geometry svg:viewBox="0 0 21600 21600" draw:type="rectangle" draw:enhanced-path="M 0 0 L 21600 0 21600 21600 0 21600 0 0 Z N"/>
        </draw:custom-shape>
        <draw:frame draw:style-name="gr230" draw:text-style-name="P17" draw:layer="layout" svg:width="4.03cm" svg:height="1.352cm" draw:transform="rotate (1.5707963267949) translate (0.575cm 39.871cm)">
          <draw:text-box>
            <text:p text:style-name="P10"><text:span text:style-name="T10">Lumen</text:span></text:p>
          </draw:text-box>
        </draw:frame>
        <draw:frame draw:style-name="gr231" draw:text-style-name="P17" draw:layer="layout" svg:width="4.544cm" svg:height="1.448cm" draw:transform="rotate (1.5707963267949) translate (0.384cm 32.476cm)">
          <draw:text-box>
            <text:p text:style-name="P10"><text:span text:style-name="T10">Stroma</text:span></text:p>
          </draw:text-box>
        </draw:frame>
        <draw:frame draw:style-name="gr232" draw:text-style-name="P17" draw:layer="layout" svg:width="5.588cm" svg:height="3.452cm" svg:x="46.736cm" svg:y="42.08cm">
          <draw:text-box>
            <text:p text:style-name="P10"><text:span text:style-name="T10">ATP </text:span><text:span text:style-name="T10">Syntha</text:span><text:span text:style-name="T10">se</text:span></text:p>
          </draw:text-box>
        </draw:frame>
        <draw:frame draw:style-name="gr120" draw:text-style-name="P14" draw:layer="layout" svg:width="1.016cm" svg:height="1.016cm" svg:x="18.27cm" svg:y="33.2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25.17cm" svg:y="36.6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32.37cm" svg:y="36.694cm">
          <draw:text-box>
            <text:p><text:span text:style-name="T7">e</text:span><text:span text:style-name="T8">-</text:span></text:p>
          </draw:text-box>
        </draw:frame>
        <draw:frame draw:style-name="gr120" draw:text-style-name="P14" draw:layer="layout" svg:width="1.016cm" svg:height="1.016cm" svg:x="34.57cm" svg:y="28.994cm">
          <draw:text-box>
            <text:p><text:span text:style-name="T7">e</text:span><text:span text:style-name="T8">-</text:span></text:p>
          </draw:text-box>
        </draw:frame>
        <draw:custom-shape draw:name="Arco 47_0" draw:style-name="gr233" draw:text-style-name="P8" draw:layer="layout" svg:width="3.639cm" svg:height="3.16cm" draw:transform="rotate (-2.44346095279206) translate (36.221cm 25.61cm)">
          <text:p/>
          <draw:enhanced-geometry draw:mirror-horizontal="false" draw:mirror-vertical="false" svg:viewBox="0 0 0 0" draw:text-areas="?f36 ?f42 ?f24 ?f30" draw:type="ooxml-arc" draw:modifiers="13081101.1388781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64_0" draw:style-name="gr234" draw:text-style-name="P23" draw:layer="layout" svg:width="0.298cm" svg:height="0.302cm" draw:transform="skewX (-0.0198967534727353) rotate (-0.174532925199433) translate (35.383cm 25.37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frame draw:style-name="gr205" draw:text-style-name="P22" draw:layer="layout" svg:width="3.511cm" svg:height="0.747cm" svg:x="30.179cm" svg:y="25.323cm">
          <draw:text-box>
            <text:p><text:span text:style-name="T1">NADP</text:span><text:span text:style-name="T6">+</text:span><text:span text:style-name="T1"> + <text:s/>H</text:span><text:span text:style-name="T6">+</text:span></text:p>
          </draw:text-box>
        </draw:frame>
        <draw:frame draw:style-name="gr205" draw:text-style-name="P22" draw:layer="layout" svg:width="3.511cm" svg:height="0.747cm" svg:x="34.58cm" svg:y="24.624cm">
          <draw:text-box>
            <text:p><text:span text:style-name="T1">NADPH</text:span></text:p>
          </draw:text-box>
        </draw:frame>
        <draw:frame draw:style-name="gr235" draw:text-style-name="P22" draw:layer="layout" svg:width="1.375cm" svg:height="0.843cm" svg:x="51.917cm" svg:y="21.793cm">
          <draw:text-box>
            <text:p><text:span text:style-name="T1">CO</text:span><text:span text:style-name="T12">2</text:span></text:p>
          </draw:text-box>
        </draw:frame>
        <draw:frame draw:style-name="gr205" draw:text-style-name="P22" draw:layer="layout" svg:width="1.814cm" svg:height="0.747cm" svg:x="49.684cm" svg:y="21.146cm">
          <draw:text-box>
            <text:p><text:span text:style-name="T1">RuBP</text:span></text:p>
          </draw:text-box>
        </draw:frame>
        <draw:frame draw:style-name="gr205" draw:text-style-name="P22" draw:layer="layout" svg:width="1.814cm" svg:height="0.747cm" svg:x="44.894cm" svg:y="23.763cm">
          <draw:text-box>
            <text:p><text:span text:style-name="T1">3PGA</text:span></text:p>
          </draw:text-box>
        </draw:frame>
        <draw:frame draw:style-name="gr236" draw:text-style-name="P22" draw:layer="layout" svg:width="2.36cm" svg:height="1.243cm" svg:x="40.054cm" svg:y="22.707cm">
          <draw:text-box>
            <text:p><text:span text:style-name="T1">1,3BPG</text:span></text:p>
          </draw:text-box>
        </draw:frame>
        <draw:frame draw:style-name="gr237" draw:text-style-name="P22" draw:layer="layout" svg:width="1.628cm" svg:height="0.774cm" svg:x="35.374cm" svg:y="18.478cm">
          <draw:text-box>
            <text:p><text:span text:style-name="T1">GAP</text:span></text:p>
          </draw:text-box>
        </draw:frame>
        <draw:frame draw:style-name="gr92" draw:text-style-name="P12" draw:layer="layout" svg:width="8.513cm" svg:height="1.038cm" svg:x="28.223cm" svg:y="51.78cm">
          <draw:text-box>
            <text:p><text:span text:style-name="T5">RBCS - </text:span><text:span text:style-name="T5">ostta18g00</text:span><text:span text:style-name="T5">1880</text:span></text:p>
          </draw:text-box>
        </draw:frame>
        <draw:frame draw:style-name="gr92" draw:text-style-name="P12" draw:layer="layout" svg:width="7.702cm" svg:height="1.038cm" svg:x="29.118cm" svg:y="52.78cm">
          <draw:text-box>
            <text:p><text:span text:style-name="T5">PGK - </text:span><text:span text:style-name="T5">ostta06g00</text:span><text:span text:style-name="T5">700</text:span></text:p>
          </draw:text-box>
        </draw:frame>
        <draw:custom-shape draw:name="Arco 47_2" draw:style-name="gr238" draw:text-style-name="P24" draw:layer="layout" svg:width="5.36cm" svg:height="3.445cm" draw:transform="skewX (1.00825189145817E-016) rotate (-2.44346095279206) translate (51.308cm 26.289cm)">
          <text:p/>
          <draw:enhanced-geometry draw:mirror-horizontal="true" draw:mirror-vertical="false" svg:viewBox="0 0 0 0" draw:text-areas="?f36 ?f42 ?f24 ?f30" draw:type="ooxml-arc" draw:modifiers="13081101.1388781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3" draw:style-name="gr239" draw:text-style-name="P8" draw:layer="layout" svg:width="5.5cm" svg:height="3.537cm" draw:transform="skewX (9.57041239550031E-017) rotate (-2.44346095279206) translate (51.578cm 21.573cm)">
          <text:p/>
          <draw:enhanced-geometry draw:mirror-horizontal="false" draw:mirror-vertical="false" svg:viewBox="0 0 0 0" draw:text-areas="?f36 ?f42 ?f24 ?f30" draw:type="ooxml-arc" draw:modifiers="13081101.1388781 20697596.702200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4" draw:style-name="gr240" draw:text-style-name="P8" draw:layer="layout" svg:width="5.499cm" svg:height="3.537cm" draw:transform="rotate (2.51135426069464) translate (52.177cm 27.452cm)">
          <text:p/>
          <draw:enhanced-geometry draw:mirror-horizontal="false" draw:mirror-vertical="true" svg:viewBox="0 0 0 0" draw:text-areas="?f36 ?f42 ?f24 ?f30" draw:type="ooxml-arc" draw:modifiers="13081101.1388781 17015803.091437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6" draw:style-name="gr241" draw:text-style-name="P21" draw:layer="layout" svg:width="2.041cm" svg:height="1.119cm" svg:x="49.027cm" svg:y="22.821cm">
          <text:p text:style-name="P20"><text:span text:style-name="T4">RB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5" draw:style-name="gr242" draw:text-style-name="P8" draw:layer="layout" svg:width="3.639cm" svg:height="3.161cm" draw:transform="rotate (-2.44346095279206) translate (46.538cm 26.338cm)">
          <text:p/>
          <draw:enhanced-geometry draw:mirror-horizontal="false" draw:mirror-vertical="true" svg:viewBox="0 0 0 0" draw:text-areas="?f36 ?f42 ?f24 ?f30" draw:type="ooxml-arc" draw:modifiers="15336231.7891699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05" draw:text-style-name="P22" draw:layer="layout" svg:width="1.518cm" svg:height="0.747cm" svg:x="41.802cm" svg:y="25.821cm">
          <draw:text-box>
            <text:p><text:span text:style-name="T1">ADP</text:span></text:p>
          </draw:text-box>
        </draw:frame>
        <draw:custom-shape draw:name="Arco 47_6" draw:style-name="gr243" draw:text-style-name="P8" draw:layer="layout" svg:width="6.409cm" svg:height="3.895cm" draw:transform="rotate (-2.78048403135217) translate (48.012cm 22.989cm)">
          <text:p/>
          <draw:enhanced-geometry draw:mirror-horizontal="false" draw:mirror-vertical="false" svg:viewBox="0 0 0 0" draw:text-areas="?f36 ?f42 ?f24 ?f30" draw:type="ooxml-arc" draw:modifiers="16563558.1040206 20359.175007980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3" draw:style-name="gr244" draw:text-style-name="P21" draw:layer="layout" svg:width="2.041cm" svg:height="1.119cm" svg:x="42.109cm" svg:y="23.742cm">
          <text:p text:style-name="P20"><text:span text:style-name="T4">PG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7" draw:style-name="gr245" draw:text-style-name="P8" draw:layer="layout" svg:width="7.974cm" svg:height="5.142cm" draw:transform="rotate (-2.44346095279206) translate (44.258cm 19.232cm)">
          <text:p/>
          <draw:enhanced-geometry draw:mirror-horizontal="true" draw:mirror-vertical="false" svg:viewBox="0 0 0 0" draw:text-areas="?f36 ?f42 ?f24 ?f30" draw:type="ooxml-arc" draw:modifiers="12591895.9393329 19332648.191052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8" draw:style-name="gr246" draw:text-style-name="P8" draw:layer="layout" svg:width="6.118cm" svg:height="3.265cm" draw:transform="rotate (-2.44346095279206) translate (38.422cm 22.547cm)">
          <text:p/>
          <draw:enhanced-geometry draw:mirror-horizontal="false" draw:mirror-vertical="false" svg:viewBox="0 0 0 0" draw:text-areas="?f36 ?f42 ?f24 ?f30" draw:type="ooxml-arc" draw:modifiers="8428712.78995087 16554331.8143386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4" draw:style-name="gr247" draw:text-style-name="P21" draw:layer="layout" svg:width="3.048cm" svg:height="0.841cm" svg:x="36.598cm" svg:y="21.001cm">
          <text:p text:style-name="P20"><text:span text:style-name="T4">GAPDH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202_15" draw:style-name="gr248" draw:text-style-name="P21" draw:layer="layout" svg:width="3.048cm" svg:height="0.841cm" svg:x="36.599cm" svg:y="21.901cm">
          <text:p text:style-name="P20"><text:span text:style-name="T4">GAPDH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205" draw:text-style-name="P22" draw:layer="layout" svg:width="2.078cm" svg:height="0.747cm" svg:x="33.38cm" svg:y="20.924cm">
          <draw:text-box>
            <text:p><text:span text:style-name="T1">NADP</text:span><text:span text:style-name="T6">+</text:span></text:p>
          </draw:text-box>
        </draw:frame>
        <draw:frame draw:style-name="gr249" draw:text-style-name="P22" draw:layer="layout" svg:width="2.35cm" svg:height="0.828cm" svg:x="30.774cm" svg:y="11.778cm">
          <draw:text-box>
            <text:p><text:span text:style-name="T1">F1,6P</text:span></text:p>
          </draw:text-box>
        </draw:frame>
        <draw:custom-shape draw:name="Arco 47_9" draw:style-name="gr250" draw:text-style-name="P8" draw:layer="layout" svg:width="9.784cm" svg:height="6.143cm" draw:transform="rotate (2.84279228564836) translate (44.526cm 14.294cm)">
          <text:p/>
          <draw:enhanced-geometry draw:mirror-horizontal="true" draw:mirror-vertical="true" svg:viewBox="0 0 0 0" draw:text-areas="?f36 ?f42 ?f24 ?f30" draw:type="ooxml-arc" draw:modifiers="12071817.5823589 15895583.117280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49" draw:text-style-name="P22" draw:layer="layout" svg:width="2.35cm" svg:height="0.828cm" svg:x="35.86cm" svg:y="7.044cm">
          <draw:text-box>
            <text:p><text:span text:style-name="T1">F6P</text:span></text:p>
          </draw:text-box>
        </draw:frame>
        <draw:frame draw:style-name="gr249" draw:text-style-name="P22" draw:layer="layout" svg:width="2.35cm" svg:height="0.828cm" svg:x="41.374cm" svg:y="6.478cm">
          <draw:text-box>
            <text:p><text:span text:style-name="T1">E4P</text:span></text:p>
          </draw:text-box>
        </draw:frame>
        <draw:frame draw:style-name="gr249" draw:text-style-name="P22" draw:layer="layout" svg:width="2.35cm" svg:height="0.828cm" svg:x="46.094cm" svg:y="7.166cm">
          <draw:text-box>
            <text:p><text:span text:style-name="T1">S1,7P</text:span></text:p>
          </draw:text-box>
        </draw:frame>
        <draw:frame draw:style-name="gr249" draw:text-style-name="P22" draw:layer="layout" svg:width="2.35cm" svg:height="0.828cm" svg:x="49.834cm" svg:y="9.428cm">
          <draw:text-box>
            <text:p><text:span text:style-name="T1">S7P</text:span></text:p>
          </draw:text-box>
        </draw:frame>
        <draw:frame draw:style-name="gr249" draw:text-style-name="P22" draw:layer="layout" svg:width="2.35cm" svg:height="0.828cm" svg:x="48.856cm" svg:y="13.578cm">
          <draw:text-box>
            <text:p><text:span text:style-name="T1">X5P</text:span></text:p>
          </draw:text-box>
        </draw:frame>
        <draw:frame draw:style-name="gr249" draw:text-style-name="P22" draw:layer="layout" svg:width="2.35cm" svg:height="0.828cm" svg:x="50.974cm" svg:y="14.078cm">
          <draw:text-box>
            <text:p><text:span text:style-name="T1">R5P</text:span></text:p>
          </draw:text-box>
        </draw:frame>
        <draw:frame draw:style-name="gr249" draw:text-style-name="P22" draw:layer="layout" svg:width="2.35cm" svg:height="0.828cm" svg:x="50.844cm" svg:y="17.15cm">
          <draw:text-box>
            <text:p><text:span text:style-name="T1">RuP</text:span></text:p>
          </draw:text-box>
        </draw:frame>
        <draw:custom-shape draw:name="Arco 47_11" draw:style-name="gr251" draw:text-style-name="P8" draw:layer="layout" svg:width="9.932cm" svg:height="8.504cm" draw:transform="rotate (-1.65422306504023) translate (40.375cm 9.466cm)">
          <text:p/>
          <draw:enhanced-geometry draw:mirror-horizontal="true" draw:mirror-vertical="true" svg:viewBox="0 0 0 0" draw:text-areas="?f36 ?f42 ?f24 ?f30" draw:type="ooxml-arc" draw:modifiers="10811610.9478007 17003870.408085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2" draw:style-name="gr252" draw:text-style-name="P8" draw:layer="layout" svg:width="8.408cm" svg:height="7.26cm" draw:transform="skewX (-6.10125718598292E-017) rotate (-2.48325445973753) translate (41.402cm 11.757cm)">
          <text:p/>
          <draw:enhanced-geometry draw:mirror-horizontal="true" draw:mirror-vertical="true" svg:viewBox="0 0 0 0" draw:text-areas="?f36 ?f42 ?f24 ?f30" draw:type="ooxml-arc" draw:modifiers="13081101.1388781 18327138.116145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9" draw:style-name="gr253" draw:text-style-name="P21" draw:layer="layout" svg:width="2.718cm" svg:height="1.119cm" svg:x="31.696cm" svg:y="8.672cm">
          <text:p text:style-name="P20"><text:span text:style-name="T4">F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13" draw:style-name="gr254" draw:text-style-name="P8" draw:layer="layout" svg:width="16.591cm" svg:height="10.068cm" draw:transform="rotate (-2.05477612837292) translate (49.75cm 8.056cm)">
          <text:p/>
          <draw:enhanced-geometry draw:mirror-horizontal="true" draw:mirror-vertical="true" svg:viewBox="0 0 0 0" draw:text-areas="?f36 ?f42 ?f24 ?f30" draw:type="ooxml-arc" draw:modifiers="11907317.2867152 19517015.882868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0" draw:style-name="gr255" draw:text-style-name="P21" draw:layer="layout" svg:width="2.024cm" svg:height="1.06cm" svg:x="38.701cm" svg:y="6.249cm">
          <text:p text:style-name="P20"><text:span text:style-name="T4">T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14" draw:style-name="gr250" draw:text-style-name="P8" draw:layer="layout" svg:width="9.785cm" svg:height="6.142cm" draw:transform="skewX (-6.19689866889331E-017) rotate (2.49564629742669) translate (47.573cm 15.895cm)">
          <text:p/>
          <draw:enhanced-geometry draw:mirror-horizontal="true" draw:mirror-vertical="true" svg:viewBox="0 0 0 0" draw:text-areas="?f36 ?f42 ?f24 ?f30" draw:type="ooxml-arc" draw:modifiers="11713246.0459388 14524486.635238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5" draw:style-name="gr256" draw:text-style-name="P8" draw:layer="layout" svg:width="9.785cm" svg:height="6.142cm" draw:transform="skewX (-1.23937973377866E-016) rotate (2.14029726172065) translate (48.547cm 18.01cm)">
          <text:p/>
          <draw:enhanced-geometry draw:mirror-horizontal="true" draw:mirror-vertical="true" svg:viewBox="0 0 0 0" draw:text-areas="?f36 ?f42 ?f24 ?f30" draw:type="ooxml-arc" draw:modifiers="12071817.5823589 14670502.413722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6" draw:style-name="gr257" draw:text-style-name="P8" draw:layer="layout" svg:width="20.466cm" svg:height="9.767cm" draw:transform="rotate (-2.52723675688779) translate (54.918cm 16.622cm)">
          <text:p/>
          <draw:enhanced-geometry draw:mirror-horizontal="true" draw:mirror-vertical="true" svg:viewBox="0 0 0 0" draw:text-areas="?f36 ?f42 ?f24 ?f30" draw:type="ooxml-arc" draw:modifiers="12902084.7991981 21284783.494805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47_17" draw:style-name="gr258" draw:text-style-name="P8" draw:layer="layout" svg:width="9.787cm" svg:height="6.142cm" draw:transform="skewX (3.0978162226088E-017) rotate (1.40481551493024) translate (44.572cm 18.162cm)">
          <text:p/>
          <draw:enhanced-geometry draw:mirror-horizontal="true" draw:mirror-vertical="true" svg:viewBox="0 0 0 0" draw:text-areas="?f36 ?f42 ?f24 ?f30" draw:type="ooxml-arc" draw:modifiers="12071817.5823589 15839573.769991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05" draw:text-style-name="P22" draw:layer="layout" svg:width="1.518cm" svg:height="0.747cm" svg:x="49.302cm" svg:y="17.821cm">
          <draw:text-box>
            <text:p><text:span text:style-name="T1">ATP</text:span></text:p>
          </draw:text-box>
        </draw:frame>
        <draw:frame draw:style-name="gr205" draw:text-style-name="P22" draw:layer="layout" svg:width="1.518cm" svg:height="0.747cm" svg:x="46.902cm" svg:y="20.422cm">
          <draw:text-box>
            <text:p><text:span text:style-name="T1">ADP</text:span></text:p>
          </draw:text-box>
        </draw:frame>
        <draw:custom-shape draw:name="Arco 47_18" draw:style-name="gr259" draw:text-style-name="P8" draw:layer="layout" svg:width="3.639cm" svg:height="3.16cm" draw:transform="rotate (-0.0715584993317686) translate (46.946cm 17.542cm)">
          <text:p/>
          <draw:enhanced-geometry draw:mirror-horizontal="false" draw:mirror-vertical="true" svg:viewBox="0 0 0 0" draw:text-areas="?f36 ?f42 ?f24 ?f30" draw:type="ooxml-arc" draw:modifiers="15336231.7891699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60" draw:text-style-name="P22" draw:layer="layout" svg:width="1.944cm" svg:height="0.884cm" svg:x="33.462cm" svg:y="15.076cm">
          <draw:text-box>
            <text:p><text:span text:style-name="T1">DHAP</text:span></text:p>
          </draw:text-box>
        </draw:frame>
        <draw:custom-shape draw:name="Arco 47_19" draw:style-name="gr261" draw:text-style-name="P8" draw:layer="layout" svg:width="7.413cm" svg:height="9.157cm" draw:transform="rotate (-1.65422306504023) translate (38.697cm 8.53cm)">
          <text:p/>
          <draw:enhanced-geometry draw:mirror-horizontal="true" draw:mirror-vertical="true" svg:viewBox="0 0 0 0" draw:text-areas="?f36 ?f42 ?f24 ?f30" draw:type="ooxml-arc" draw:modifiers="10811610.9478007 13311173.123754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" draw:style-name="gr262" draw:text-style-name="P21" draw:layer="layout" svg:width="1.714cm" svg:height="1.119cm" svg:x="30.036cm" svg:y="14.041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0" draw:style-name="gr263" draw:text-style-name="P8" draw:layer="layout" svg:width="4.72cm" svg:height="2.862cm" draw:transform="rotate (-2.11848064607072) translate (38.513cm 15.302cm)">
          <text:p/>
          <draw:enhanced-geometry draw:mirror-horizontal="true" draw:mirror-vertical="false" svg:viewBox="0 0 0 0" draw:text-areas="?f36 ?f42 ?f24 ?f30" draw:type="ooxml-arc" draw:modifiers="12591895.9393329 19072266.51881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7" draw:style-name="gr264" draw:text-style-name="P21" draw:layer="layout" svg:width="1.501cm" svg:height="0.768cm" svg:x="33.936cm" svg:y="16.431cm">
          <text:p text:style-name="P20"><text:span text:style-name="T4">T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260" draw:text-style-name="P22" draw:layer="layout" svg:width="1.944cm" svg:height="0.884cm" svg:x="39.362cm" svg:y="9.276cm">
          <draw:text-box>
            <text:p><text:span text:style-name="T1">DHAP</text:span></text:p>
          </draw:text-box>
        </draw:frame>
        <draw:custom-shape draw:name="Arco 47_21" draw:style-name="gr265" draw:text-style-name="P8" draw:layer="layout" svg:width="15.902cm" svg:height="6.372cm" draw:transform="rotate (-1.16570540740701) translate (40.271cm 6.707cm)">
          <text:p/>
          <draw:enhanced-geometry draw:mirror-horizontal="true" draw:mirror-vertical="false" svg:viewBox="0 0 0 0" draw:text-areas="?f36 ?f42 ?f24 ?f30" draw:type="ooxml-arc" draw:modifiers="12591895.9393329 19722623.862972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5" draw:style-name="gr266" draw:text-style-name="P21" draw:layer="layout" svg:width="1.501cm" svg:height="0.768cm" svg:x="37.361cm" svg:y="12.366cm">
          <text:p text:style-name="P20"><text:span text:style-name="T4">T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2" draw:style-name="gr267" draw:text-style-name="P8" draw:layer="layout" svg:width="12.935cm" svg:height="6.371cm" draw:transform="rotate (-0.516617458590322) translate (40.792cm 4.248cm)">
          <text:p/>
          <draw:enhanced-geometry draw:mirror-horizontal="true" draw:mirror-vertical="false" svg:viewBox="0 0 0 0" draw:text-areas="?f36 ?f42 ?f24 ?f30" draw:type="ooxml-arc" draw:modifiers="14586783.9484514 19072266.51881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1" draw:style-name="gr268" draw:text-style-name="P21" draw:layer="layout" svg:width="1.662cm" svg:height="1.119cm" svg:x="43.689cm" svg:y="6.342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3" draw:style-name="gr269" draw:text-style-name="P8" draw:layer="layout" svg:width="3.639cm" svg:height="3.672cm" draw:transform="rotate (-0.0715584993317686) translate (47.969cm 10.094cm)">
          <text:p/>
          <draw:enhanced-geometry draw:mirror-horizontal="false" draw:mirror-vertical="true" svg:viewBox="0 0 0 0" draw:text-areas="?f36 ?f42 ?f24 ?f30" draw:type="ooxml-arc" draw:modifiers="16930827.5667533 1261837.5913830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3" draw:style-name="gr270" draw:text-style-name="P21" draw:layer="layout" svg:width="2.024cm" svg:height="1.06cm" svg:x="50.305cm" svg:y="11.153cm">
          <text:p text:style-name="P20"><text:span text:style-name="T4">T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4" draw:style-name="gr271" draw:text-style-name="P8" draw:layer="layout" svg:width="3.608cm" svg:height="3.977cm" draw:transform="rotate (-0.0715584993317686) translate (49.018cm 13.379cm)">
          <text:p/>
          <draw:enhanced-geometry draw:mirror-horizontal="true" draw:mirror-vertical="true" svg:viewBox="0 0 0 0" draw:text-areas="?f36 ?f42 ?f24 ?f30" draw:type="ooxml-arc" draw:modifiers="15336231.7891699 1880184.17367631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7" draw:style-name="gr272" draw:text-style-name="P21" draw:layer="layout" svg:width="1.718cm" svg:height="0.768cm" svg:x="47.961cm" svg:y="15.82cm">
          <text:p text:style-name="P20"><text:span text:style-name="T4">RP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5" draw:style-name="gr273" draw:text-style-name="P8" draw:layer="layout" svg:width="5.5cm" svg:height="3.537cm" draw:transform="rotate (-1.69907802681648) translate (52.015cm 16.296cm)">
          <text:p/>
          <draw:enhanced-geometry draw:mirror-horizontal="false" draw:mirror-vertical="false" svg:viewBox="0 0 0 0" draw:text-areas="?f36 ?f42 ?f24 ?f30" draw:type="ooxml-arc" draw:modifiers="14138117.1055064 19923649.460614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24" draw:style-name="gr274" draw:text-style-name="P21" draw:layer="layout" svg:width="2.024cm" svg:height="1.06cm" svg:x="50.117cm" svg:y="18.989cm">
          <text:p text:style-name="P20"><text:span text:style-name="T4">P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6" draw:style-name="gr275" draw:text-style-name="P8" draw:layer="layout" svg:width="5.5cm" svg:height="3.537cm" draw:transform="rotate (-1.61792021659874) translate (51.878cm 13.21cm)">
          <text:p/>
          <draw:enhanced-geometry draw:mirror-horizontal="false" draw:mirror-vertical="false" svg:viewBox="0 0 0 0" draw:text-areas="?f36 ?f42 ?f24 ?f30" draw:type="ooxml-arc" draw:modifiers="14138117.1055064 18186841.4472616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64" draw:text-style-name="P1" draw:layer="layout" svg:width="3.81cm" svg:height="2.54cm" svg:x="51.308cm" svg:y="23.034cm">
          <draw:image xlink:href="Pictures/100000000000019A0000011863E324D2082F4211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42.402cm" svg:y="21.029cm">
          <draw:image xlink:href="Pictures/100000000000019A00000118F39991B556C30A2F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37.592cm" svg:y="18.157cm">
          <draw:image xlink:href="Pictures/100000000000019A00000118469690C450CC0117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37.338cm" svg:y="23.542cm">
          <draw:image xlink:href="Pictures/100000000000019A000001184F569FD39B32156E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26.187cm" svg:y="13.221cm">
          <draw:image xlink:href="Pictures/100000000000019A00000118F1FF4D6C65F076F6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37.835cm" svg:y="3.312cm">
          <draw:image xlink:href="Pictures/100000000000019A00000118A6788CF722DF16DB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50.546cm" svg:y="6.27cm">
          <draw:image xlink:href="Pictures/100000000000019A00000118576A7340158F2C64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44.096cm" svg:y="14.181cm">
          <draw:image xlink:href="Pictures/100000000000019A0000011821E9AA167CEFCF37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52.324cm" svg:y="14.347cm">
          <draw:image xlink:href="Pictures/100000000000019A00000118FA121AA1548A47A9.png" xlink:type="simple" xlink:show="embed" xlink:actuate="onLoad" loext:mime-type="image/png">
            <text:p/>
          </draw:image>
        </draw:frame>
        <draw:custom-shape draw:name="Rectángulo: esquinas redondeadas 202_26" draw:style-name="gr276" draw:text-style-name="P21" draw:layer="layout" svg:width="1.501cm" svg:height="0.768cm" svg:x="50.877cm" svg:y="15.32cm">
          <text:p text:style-name="P20"><text:span text:style-name="T4">RP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91cm" svg:x="52.172cm" svg:y="18.111cm">
          <draw:image xlink:href="Pictures/100000000000019A00000118E9A8CB53D92B4FF2.png" xlink:type="simple" xlink:show="embed" xlink:actuate="onLoad" loext:mime-type="image/png">
            <text:p/>
          </draw:image>
        </draw:frame>
        <draw:frame draw:style-name="gr249" draw:text-style-name="P22" draw:layer="layout" svg:width="2.35cm" svg:height="0.828cm" svg:x="22.06cm" svg:y="18.744cm">
          <draw:text-box>
            <text:p><text:span text:style-name="T1">F6P</text:span></text:p>
          </draw:text-box>
        </draw:frame>
        <draw:frame draw:style-name="gr249" draw:text-style-name="P22" draw:layer="layout" svg:width="2.35cm" svg:height="0.828cm" svg:x="26.874cm" svg:y="18.778cm">
          <draw:text-box>
            <text:p><text:span text:style-name="T1">F1,6P</text:span></text:p>
          </draw:text-box>
        </draw:frame>
        <draw:frame draw:style-name="gr249" draw:text-style-name="P22" draw:layer="layout" svg:width="2.35cm" svg:height="0.828cm" svg:x="17.16cm" svg:y="18.744cm">
          <draw:text-box>
            <text:p><text:span text:style-name="T1">G6P</text:span></text:p>
          </draw:text-box>
        </draw:frame>
        <draw:frame draw:style-name="gr249" draw:text-style-name="P22" draw:layer="layout" svg:width="2.35cm" svg:height="0.828cm" svg:x="12.16cm" svg:y="18.744cm">
          <draw:text-box>
            <text:p><text:span text:style-name="T1">G1P</text:span></text:p>
          </draw:text-box>
        </draw:frame>
        <draw:frame draw:style-name="gr249" draw:text-style-name="P22" draw:layer="layout" svg:width="2.35cm" svg:height="0.828cm" svg:x="6.56cm" svg:y="18.744cm">
          <draw:text-box>
            <text:p><text:span text:style-name="T1">ADPG</text:span></text:p>
          </draw:text-box>
        </draw:frame>
        <draw:frame draw:style-name="gr260" draw:text-style-name="P22" draw:layer="layout" svg:width="1.944cm" svg:height="0.884cm" svg:x="33.162cm" svg:y="19.576cm">
          <draw:text-box>
            <text:p><text:span text:style-name="T1">DHAP</text:span></text:p>
          </draw:text-box>
        </draw:frame>
        <draw:line draw:style-name="gr277" draw:text-style-name="P1" draw:layer="layout" svg:x1="35.636cm" svg:y1="19.131cm" svg:x2="28.702cm" svg:y2="19.131cm">
          <text:p/>
        </draw:line>
        <draw:line draw:style-name="gr277" draw:text-style-name="P1" draw:layer="layout" svg:x1="26.957cm" svg:y1="19.131cm" svg:x2="23.244cm" svg:y2="19.144cm">
          <text:p/>
        </draw:line>
        <draw:custom-shape draw:name="Rectángulo: esquinas redondeadas 202_28" draw:style-name="gr278" draw:text-style-name="P21" draw:layer="layout" svg:width="2.54cm" svg:height="1.119cm" svg:x="23.998cm" svg:y="18.572cm">
          <text:p text:style-name="P20"><text:span text:style-name="T4">F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style-name="gr277" draw:text-style-name="P1" draw:layer="layout" svg:x1="22.178cm" svg:y1="19.137cm" svg:x2="18.502cm" svg:y2="19.137cm">
          <text:p/>
        </draw:line>
        <draw:custom-shape draw:name="Rectángulo: esquinas redondeadas 202_29" draw:style-name="gr279" draw:text-style-name="P21" draw:layer="layout" svg:width="1.714cm" svg:height="1.119cm" svg:x="19.639cm" svg:y="18.541cm">
          <text:p text:style-name="P20"><text:span text:style-name="T4">PG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style-name="gr277" draw:text-style-name="P1" draw:layer="layout" svg:x1="17.299cm" svg:y1="19.137cm" svg:x2="13.623cm" svg:y2="19.137cm">
          <text:p/>
        </draw:line>
        <draw:custom-shape draw:name="Rectángulo: esquinas redondeadas 202_30" draw:style-name="gr280" draw:text-style-name="P21" draw:layer="layout" svg:width="1.983cm" svg:height="1.119cm" svg:x="14.67cm" svg:y="18.541cm">
          <text:p text:style-name="P20"><text:span text:style-name="T4">PG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4cm" svg:x="13.857cm" svg:y="19.801cm">
          <draw:image xlink:href="Pictures/100000000000019A00000118C588430C69864215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91cm" svg:x="18.657cm" svg:y="19.801cm">
          <draw:image xlink:href="Pictures/100000000000019A00000118DB9C6CB646CE610A.png" xlink:type="simple" xlink:show="embed" xlink:actuate="onLoad" loext:mime-type="image/png">
            <text:p/>
          </draw:image>
        </draw:frame>
        <draw:line draw:style-name="gr277" draw:text-style-name="P1" draw:layer="layout" svg:x1="12.16cm" svg:y1="19.122cm" svg:x2="8.344cm" svg:y2="19.122cm">
          <text:p/>
        </draw:line>
        <draw:custom-shape draw:name="Rectángulo: esquinas redondeadas 202_32" draw:style-name="gr281" draw:text-style-name="P21" draw:layer="layout" svg:width="2.794cm" svg:height="0.841cm" svg:x="8.951cm" svg:y="18.801cm">
          <text:p text:style-name="P20"><text:span text:style-name="T4">AP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202_31" draw:style-name="gr282" draw:text-style-name="P21" draw:layer="layout" svg:width="1.778cm" svg:height="0.841cm" svg:x="9.46cm" svg:y="18.101cm">
          <text:p text:style-name="P20"><text:span text:style-name="T4">AP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4cm" svg:x="8.596cm" svg:y="15.414cm">
          <draw:image xlink:href="Pictures/100000000000019A000001182584E1DED41E0BEB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4cm" svg:x="8.651cm" svg:y="19.808cm">
          <draw:image xlink:href="Pictures/100000000000019A0000011835311B39B5FFE305.png" xlink:type="simple" xlink:show="embed" xlink:actuate="onLoad" loext:mime-type="image/png">
            <text:p/>
          </draw:image>
        </draw:frame>
        <draw:custom-shape draw:name="Arco 47_10" draw:style-name="gr283" draw:text-style-name="P8" draw:layer="layout" svg:width="3.639cm" svg:height="3.161cm" draw:transform="rotate (-2.44346095279206) translate (34.359cm 20.787cm)">
          <text:p/>
          <draw:enhanced-geometry draw:mirror-horizontal="false" draw:mirror-vertical="true" svg:viewBox="0 0 0 0" draw:text-areas="?f36 ?f42 ?f24 ?f30" draw:type="ooxml-arc" draw:modifiers="15336231.7891699 19492041.9955152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18" draw:style-name="gr284" draw:text-style-name="P21" draw:layer="layout" svg:width="1.714cm" svg:height="1.119cm" svg:x="30.439cm" svg:y="18.641cm">
          <text:p text:style-name="P20"><text:span text:style-name="T4">F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7.62cm" svg:height="5.131cm" svg:x="15.506cm" svg:y="0.195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64" draw:text-style-name="P1" draw:layer="layout" svg:width="6.096cm" svg:height="7.297cm" svg:x="24.636cm" svg:y="-0.684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285" draw:text-style-name="P25" draw:layer="layout" svg:width="2.295cm" svg:height="2.123cm" svg:x="25.117cm" svg:y="0.761cm">
          <draw:text-box>
            <text:p><text:span text:style-name="T13">low</text:span></text:p>
          </draw:text-box>
        </draw:frame>
        <draw:frame draw:style-name="gr285" draw:text-style-name="P25" draw:layer="layout" svg:width="3.474cm" svg:height="2.123cm" svg:x="29.018cm" svg:y="0.762cm">
          <draw:text-box>
            <text:p><text:span text:style-name="T13">high</text:span></text:p>
          </draw:text-box>
        </draw:frame>
        <draw:custom-shape draw:style-name="gr286" draw:text-style-name="P27" draw:layer="layout" svg:width="6.553cm" svg:height="0.762cm" svg:x="16.006cm" svg:y="3.683cm">
          <text:p text:style-name="P26"><text:span text:style-name="T7">Transcript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2.883cm">
          <text:p text:style-name="P26"><text:span text:style-name="T7">Protein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1.283cm">
          <text:p text:style-name="P26"><text:span text:style-name="T7">Transcript L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16.006cm" svg:y="0.526cm">
          <text:p text:style-name="P26"><text:span text:style-name="T7">Protein LD</text:span></text:p>
          <draw:enhanced-geometry svg:viewBox="0 0 21600 21600" draw:type="rectangle" draw:enhanced-path="M 0 0 L 21600 0 21600 21600 0 21600 0 0 Z N"/>
        </draw:custom-shape>
        <draw:frame draw:style-name="gr205" draw:text-style-name="P22" draw:layer="layout" svg:width="3.478cm" svg:height="0.747cm" svg:x="8.086cm" svg:y="3.143cm">
          <draw:text-box>
            <text:p><text:span text:style-name="T1">Amylopectin</text:span></text:p>
          </draw:text-box>
        </draw:frame>
        <draw:frame draw:style-name="gr287" draw:text-style-name="P22" draw:layer="layout" svg:width="2.591cm" svg:height="0.822cm" svg:x="8.253cm" svg:y="8.878cm">
          <draw:text-box>
            <text:p><text:span text:style-name="T1">Amylose</text:span></text:p>
          </draw:text-box>
        </draw:frame>
        <draw:custom-shape draw:name="Arco 47_27" draw:style-name="gr288" draw:text-style-name="P8" draw:layer="layout" svg:width="9.932cm" svg:height="6.186cm" draw:transform="rotate (-1.65422306504023) translate (11.114cm 9.592cm)">
          <text:p/>
          <draw:enhanced-geometry draw:mirror-horizontal="true" draw:mirror-vertical="true" svg:viewBox="0 0 0 0" draw:text-areas="?f36 ?f42 ?f24 ?f30" draw:type="ooxml-arc" draw:modifiers="11204406.4502113 21593416.8085627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33" draw:style-name="gr289" draw:text-style-name="P21" draw:layer="layout" svg:width="2.032cm" svg:height="1.119cm" svg:x="3.771cm" svg:y="15.341cm">
          <text:p text:style-name="P20"><text:span text:style-name="T4">GB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rco 47_28" draw:style-name="gr290" draw:text-style-name="P8" draw:layer="layout" svg:width="15.718cm" svg:height="11.083cm" draw:transform="rotate (-1.65422306504023) translate (14.119cm 3.963cm)">
          <text:p/>
          <draw:enhanced-geometry draw:mirror-horizontal="true" draw:mirror-vertical="true" svg:viewBox="0 0 0 0" draw:text-areas="?f36 ?f42 ?f24 ?f30" draw:type="ooxml-arc" draw:modifiers="11204406.4502113 21420024.6637585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202_34" draw:style-name="gr291" draw:text-style-name="P21" draw:layer="layout" svg:width="1.772cm" svg:height="1.119cm" svg:x="2.032cm" svg:y="13.941cm">
          <text:p text:style-name="P20"><text:span text:style-name="T4">SS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91cm" svg:x="5.491cm" svg:y="12.745cm">
          <draw:image xlink:href="Pictures/100000000000019A000001185E793EA4C5516A67.png" xlink:type="simple" xlink:show="embed" xlink:actuate="onLoad" loext:mime-type="image/png">
            <text:p/>
          </draw:image>
        </draw:frame>
        <draw:custom-shape draw:style-name="gr292" draw:text-style-name="P1" draw:layer="layout" svg:width="5.588cm" svg:height="9.906cm" svg:x="6.758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3" draw:text-style-name="P29" draw:layer="layout" svg:width="3.478cm" svg:height="1.725cm" svg:x="8.086cm" svg:y="5.144cm">
          <draw:text-box>
            <text:p text:style-name="P28"><text:span text:style-name="T14">Starch</text:span></text:p>
            <text:p text:style-name="P28"><text:span text:style-name="T14">Granule</text:span></text:p>
          </draw:text-box>
        </draw:frame>
        <draw:custom-shape draw:name="Rectángulo: esquinas redondeadas 202_35" draw:style-name="gr294" draw:text-style-name="P21" draw:layer="layout" svg:width="1.772cm" svg:height="1.119cm" svg:x="1.633cm" svg:y="9.741cm">
          <text:p text:style-name="P20"><text:span text:style-name="T4">SB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64" draw:text-style-name="P1" draw:layer="layout" svg:width="3.81cm" svg:height="2.565cm" svg:x="0.016cm" svg:y="11.107cm">
          <draw:image xlink:href="Pictures/100000000000019A00000118539D1F61117B4865.png" xlink:type="simple" xlink:show="embed" xlink:actuate="onLoad" loext:mime-type="image/png">
            <text:p/>
          </draw:image>
        </draw:frame>
        <draw:frame draw:style-name="gr64" draw:text-style-name="P1" draw:layer="layout" svg:width="3.81cm" svg:height="2.565cm" svg:x="0.544cm" svg:y="6.781cm">
          <draw:image xlink:href="Pictures/100000000000019A000001182D7B8D605E9635E5.png" xlink:type="simple" xlink:show="embed" xlink:actuate="onLoad" loext:mime-type="image/png">
            <text:p/>
          </draw:image>
        </draw:frame>
        <draw:frame draw:style-name="gr295" draw:text-style-name="P1" draw:layer="layout" svg:width="4.974cm" svg:height="0.507cm" svg:x="40.938cm" svg:y="51.98cm">
          <draw:image xlink:href="Pictures/100000000000019A0000011863E324D2082F4211.png" xlink:type="simple" xlink:show="embed" xlink:actuate="onLoad" loext:mime-type="image/png">
            <text:p/>
          </draw:image>
        </draw:frame>
        <draw:frame draw:style-name="gr296" draw:text-style-name="P1" draw:layer="layout" svg:width="4.973cm" svg:height="0.761cm" svg:x="45.913cm" svg:y="51.794cm">
          <draw:image xlink:href="Pictures/100000000000019A0000011863E324D2082F4211.png" xlink:type="simple" xlink:show="embed" xlink:actuate="onLoad" loext:mime-type="image/png">
            <text:p/>
          </draw:image>
        </draw:frame>
        <draw:frame draw:style-name="gr297" draw:text-style-name="P1" draw:layer="layout" svg:width="5.051cm" svg:height="0.761cm" svg:x="50.887cm" svg:y="51.74cm">
          <draw:image xlink:href="Pictures/100000000000019A0000011863E324D2082F4211.png" xlink:type="simple" xlink:show="embed" xlink:actuate="onLoad" loext:mime-type="image/png">
            <text:p/>
          </draw:image>
        </draw:frame>
        <draw:custom-shape draw:style-name="gr298" draw:text-style-name="P13" draw:layer="layout" svg:width="5.382cm" svg:height="0.305cm" svg:x="45.454cm" svg:y="52.50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0.925cm" svg:y="52.451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1.077cm" svg:y="52.50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36.401cm" svg:y="52.502cm">
          <text:p/>
          <draw:enhanced-geometry svg:viewBox="0 0 21600 21600" draw:type="rectangle" draw:enhanced-path="M 0 0 L 21600 0 21600 21600 0 21600 0 0 Z N"/>
        </draw:custom-shape>
        <draw:frame draw:style-name="gr299" draw:text-style-name="P1" draw:layer="layout" svg:width="4.881cm" svg:height="0.761cm" svg:x="36.43cm" svg:y="53.061cm">
          <draw:image xlink:href="Pictures/100000000000019A00000118F39991B556C30A2F.png" xlink:type="simple" xlink:show="embed" xlink:actuate="onLoad" loext:mime-type="image/png">
            <text:p/>
          </draw:image>
        </draw:frame>
        <draw:frame draw:style-name="gr300" draw:text-style-name="P1" draw:layer="layout" svg:width="5.054cm" svg:height="0.761cm" svg:x="40.932cm" svg:y="53.01cm">
          <draw:image xlink:href="Pictures/100000000000019A00000118F39991B556C30A2F.png" xlink:type="simple" xlink:show="embed" xlink:actuate="onLoad" loext:mime-type="image/png">
            <text:p/>
          </draw:image>
        </draw:frame>
        <draw:frame draw:style-name="gr301" draw:text-style-name="P1" draw:layer="layout" svg:width="5.053cm" svg:height="0.761cm" svg:x="45.907cm" svg:y="52.85cm">
          <draw:image xlink:href="Pictures/100000000000019A00000118F39991B556C30A2F.png" xlink:type="simple" xlink:show="embed" xlink:actuate="onLoad" loext:mime-type="image/png">
            <text:p/>
          </draw:image>
        </draw:frame>
        <draw:frame draw:style-name="gr302" draw:text-style-name="P1" draw:layer="layout" svg:width="5.053cm" svg:height="0.507cm" svg:x="50.881cm" svg:y="53.028cm">
          <draw:image xlink:href="Pictures/100000000000019A00000118F39991B556C30A2F.png" xlink:type="simple" xlink:show="embed" xlink:actuate="onLoad" loext:mime-type="image/png">
            <text:p/>
          </draw:image>
        </draw:frame>
        <draw:frame draw:style-name="gr303" draw:text-style-name="P17" draw:layer="layout" svg:width="6.932cm" svg:height="1.582cm" svg:x="41.736cm" svg:y="18.18cm">
          <draw:text-box>
            <text:p text:style-name="P10"><text:span text:style-name="T10">Calvin </text:span><text:span text:style-name="T10">Cycle</text:span></text:p>
          </draw:text-box>
        </draw:frame>
        <draw:custom-shape draw:style-name="gr304" draw:text-style-name="P13" draw:layer="layout" svg:width="4.83cm" svg:height="0.305cm" svg:x="41.077cm" svg:y="52.769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7.586cm" svg:y="53.68cm">
          <draw:text-box>
            <text:p><text:span text:style-name="T5">GAPDHA - </text:span><text:span text:style-name="T5">ostta01g01</text:span><text:span text:style-name="T5">560</text:span></text:p>
          </draw:text-box>
        </draw:frame>
        <draw:frame draw:style-name="gr305" draw:text-style-name="P17" draw:layer="layout" svg:width="10.838cm" svg:height="1.672cm" svg:x="10.636cm" svg:y="13.08cm">
          <draw:text-box>
            <text:p text:style-name="P10"><text:span text:style-name="T10">Starch </text:span><text:span text:style-name="T10">Metabo</text:span><text:span text:style-name="T10">lism</text:span></text:p>
          </draw:text-box>
        </draw:frame>
        <draw:custom-shape draw:style-name="gr306" draw:text-style-name="P13" draw:layer="layout" svg:width="4.41cm" svg:height="0.406cm" svg:x="36.512cm" svg:y="53.5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51.235cm" svg:y="53.6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6.261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1.287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36.512cm" svg:y="54.474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3" draw:layer="layout" svg:width="4.45cm" svg:height="0.152cm" svg:x="23.154cm" svg:y="47.878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7.586cm" svg:y="54.48cm">
          <draw:text-box>
            <text:p><text:span text:style-name="T5">GAPDHB - </text:span><text:span text:style-name="T5">ostta10g03</text:span><text:span text:style-name="T5">420</text:span></text:p>
          </draw:text-box>
        </draw:frame>
        <draw:custom-shape draw:style-name="gr306" draw:text-style-name="P13" draw:layer="layout" svg:width="4.41cm" svg:height="0.406cm" svg:x="41.187cm" svg:y="53.574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3" draw:layer="layout" svg:width="4.41cm" svg:height="0.406cm" svg:x="46.261cm" svg:y="53.5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36.412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1.187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46.261cm" svg:y="54.47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3" draw:layer="layout" svg:width="4.41cm" svg:height="0.305cm" svg:x="51.235cm" svg:y="54.4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9.576cm" svg:y="55.18cm">
          <draw:text-box>
            <text:p><text:span text:style-name="T5">TPI - </text:span><text:span text:style-name="T5">ostta09g00</text:span><text:span text:style-name="T5">120</text:span></text:p>
          </draw:text-box>
        </draw:frame>
        <draw:custom-shape draw:style-name="gr309" draw:text-style-name="P13" draw:layer="layout" svg:width="4.498cm" svg:height="0.203cm" svg:x="36.412cm" svg:y="55.274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3" draw:layer="layout" svg:width="4.498cm" svg:height="0.305cm" svg:x="41.187cm" svg:y="55.2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46.261cm" svg:y="55.245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3" draw:layer="layout" svg:width="4.498cm" svg:height="0.203cm" svg:x="51.135cm" svg:y="55.2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9.277cm" svg:y="55.98cm">
          <draw:text-box>
            <text:p><text:span text:style-name="T5">FBA - </text:span><text:span text:style-name="T5">ostta01g03</text:span><text:span text:style-name="T5">040</text:span></text:p>
          </draw:text-box>
        </draw:frame>
        <draw:custom-shape draw:style-name="gr312" draw:text-style-name="P13" draw:layer="layout" svg:width="4.498cm" svg:height="0.254cm" svg:x="36.412cm" svg:y="55.9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41.287cm" svg:y="55.974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3" draw:layer="layout" svg:width="4.498cm" svg:height="0.305cm" svg:x="46.161cm" svg:y="55.974cm">
          <text:p/>
          <draw:enhanced-geometry svg:viewBox="0 0 21600 21600" draw:type="rectangle" draw:enhanced-path="M 0 0 L 21600 0 21600 21600 0 21600 0 0 Z N"/>
        </draw:custom-shape>
        <draw:custom-shape draw:style-name="gr311" draw:text-style-name="P13" draw:layer="layout" svg:width="4.497cm" svg:height="0.254cm" svg:x="51.235cm" svg:y="55.974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3.81cm" svg:height="2.565cm" svg:x="27.686cm" svg:y="7.008cm">
          <draw:image xlink:href="Pictures/100000000000019A00000118F5AD013E0E01F191.png" xlink:type="simple" xlink:show="embed" xlink:actuate="onLoad" loext:mime-type="image/png">
            <text:p/>
          </draw:image>
        </draw:frame>
        <draw:frame draw:style-name="gr92" draw:text-style-name="P12" draw:layer="layout" svg:width="9.234cm" svg:height="1.038cm" svg:x="28.142cm" svg:y="56.88cm">
          <draw:text-box>
            <text:p><text:span text:style-name="T5">FBPase - </text:span><text:span text:style-name="T5">ostta14g01</text:span><text:span text:style-name="T5">010</text:span></text:p>
          </draw:text-box>
        </draw:frame>
        <draw:custom-shape draw:style-name="gr313" draw:text-style-name="P13" draw:layer="layout" svg:width="4.473cm" svg:height="0.305cm" svg:x="36.611cm" svg:y="56.77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3" draw:layer="layout" svg:width="4.498cm" svg:height="0.254cm" svg:x="41.187cm" svg:y="56.77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3" draw:layer="layout" svg:width="4.498cm" svg:height="0.254cm" svg:x="51.135cm" svg:y="56.774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34cm" svg:height="1.038cm" svg:x="28.142cm" svg:y="57.68cm">
          <draw:text-box>
            <text:p><text:span text:style-name="T5">SBPase - </text:span><text:span text:style-name="T5">ostta03g05</text:span><text:span text:style-name="T5">500</text:span></text:p>
          </draw:text-box>
        </draw:frame>
        <draw:frame draw:style-name="gr92" draw:text-style-name="P12" draw:layer="layout" svg:width="9.234cm" svg:height="1.038cm" svg:x="29.634cm" svg:y="58.48cm">
          <draw:text-box>
            <text:p><text:span text:style-name="T5">RPI - </text:span><text:span text:style-name="T5">ostta05g04</text:span><text:span text:style-name="T5">130</text:span></text:p>
          </draw:text-box>
        </draw:frame>
        <draw:frame draw:style-name="gr92" draw:text-style-name="P12" draw:layer="layout" svg:width="9.234cm" svg:height="1.038cm" svg:x="29.355cm" svg:y="59.38cm">
          <draw:text-box>
            <text:p><text:span text:style-name="T5">RPE - </text:span><text:span text:style-name="T5">ostta06g01</text:span><text:span text:style-name="T5">650</text:span></text:p>
          </draw:text-box>
        </draw:frame>
        <draw:frame draw:style-name="gr92" draw:text-style-name="P12" draw:layer="layout" svg:width="9.234cm" svg:height="1.038cm" svg:x="29.304cm" svg:y="60.18cm">
          <draw:text-box>
            <text:p><text:span text:style-name="T5">PRK - </text:span><text:span text:style-name="T5">ostta04g02</text:span><text:span text:style-name="T5">740</text:span></text:p>
          </draw:text-box>
        </draw:frame>
        <draw:custom-shape draw:name="Rectángulo: esquinas redondeadas 202_22" draw:style-name="gr314" draw:text-style-name="P21" draw:layer="layout" svg:width="2.547cm" svg:height="1.119cm" svg:x="48.006cm" svg:y="7.842cm">
          <text:p text:style-name="P20"><text:span text:style-name="T4">SBPas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298" draw:text-style-name="P13" draw:layer="layout" svg:width="5.382cm" svg:height="0.305cm" svg:x="36.482cm" svg:y="51.638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1.006cm" svg:y="51.63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" draw:layer="layout" svg:width="4.473cm" svg:height="0.356cm" svg:x="41.187cm" svg:y="56.774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57.67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3" draw:layer="layout" svg:width="4.472cm" svg:height="0.356cm" svg:x="36.512cm" svg:y="57.58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3" draw:layer="layout" svg:width="4.473cm" svg:height="0.356cm" svg:x="51.135cm" svg:y="57.582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36.512cm" svg:y="58.4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58.44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46.261cm" svg:y="58.4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135cm" svg:y="58.44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3" draw:layer="layout" svg:width="4.446cm" svg:height="0.406cm" svg:x="36.512cm" svg:y="59.246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3" draw:layer="layout" svg:width="4.447cm" svg:height="0.406cm" svg:x="41.187cm" svg:y="59.246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3" draw:layer="layout" svg:width="4.447cm" svg:height="0.305cm" svg:x="51.235cm" svg:y="59.309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46.261cm" svg:y="60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135cm" svg:y="60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1.187cm" svg:y="60.14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36.512cm" svg:y="60.146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9.282cm" svg:height="1.038cm" svg:x="28.818cm" svg:y="64.28cm">
          <draw:text-box>
            <text:p><text:span text:style-name="T5">PGI - </text:span><text:span text:style-name="T5">ostta11g02</text:span><text:span text:style-name="T5">780</text:span></text:p>
          </draw:text-box>
        </draw:frame>
        <draw:frame draw:style-name="gr321" draw:text-style-name="P12" draw:layer="layout" svg:width="8.12cm" svg:height="1.825cm" svg:x="28.418cm" svg:y="65.18cm">
          <draw:text-box>
            <text:p><text:span text:style-name="T5">PGM - </text:span><text:span text:style-name="T5">ostta06g02</text:span><text:span text:style-name="T5">930</text:span></text:p>
          </draw:text-box>
        </draw:frame>
        <draw:frame draw:style-name="gr92" draw:text-style-name="P12" draw:layer="layout" svg:width="9.282cm" svg:height="1.038cm" svg:x="28.618cm" svg:y="65.98cm">
          <draw:text-box>
            <text:p><text:span text:style-name="T5">APL - </text:span><text:span text:style-name="T5">ostta07g03</text:span><text:span text:style-name="T5">440</text:span></text:p>
          </draw:text-box>
        </draw:frame>
        <draw:frame draw:style-name="gr92" draw:text-style-name="P12" draw:layer="layout" svg:width="9.282cm" svg:height="1.038cm" svg:x="28.618cm" svg:y="66.88cm">
          <draw:text-box>
            <text:p><text:span text:style-name="T5">APS - </text:span><text:span text:style-name="T5">ostta07g03</text:span><text:span text:style-name="T5">070</text:span></text:p>
          </draw:text-box>
        </draw:frame>
        <draw:frame draw:style-name="gr92" draw:text-style-name="P12" draw:layer="layout" svg:width="9.282cm" svg:height="1.038cm" svg:x="28.056cm" svg:y="67.78cm">
          <draw:text-box>
            <text:p><text:span text:style-name="T5">GBSS - </text:span><text:span text:style-name="T5">ostta06g02</text:span><text:span text:style-name="T5">940</text:span></text:p>
          </draw:text-box>
        </draw:frame>
        <draw:frame draw:style-name="gr92" draw:text-style-name="P12" draw:layer="layout" svg:width="9.282cm" svg:height="1.038cm" svg:x="28.256cm" svg:y="68.68cm">
          <draw:text-box>
            <text:p><text:span text:style-name="T5">SSS2 - </text:span><text:span text:style-name="T5">ostta16g02</text:span><text:span text:style-name="T5">480</text:span></text:p>
          </draw:text-box>
        </draw:frame>
        <draw:frame draw:style-name="gr92" draw:text-style-name="P12" draw:layer="layout" svg:width="9.282cm" svg:height="1.038cm" svg:x="28.556cm" svg:y="69.58cm">
          <draw:text-box>
            <text:p><text:span text:style-name="T5">SBE - </text:span><text:span text:style-name="T5">ostta03g00</text:span><text:span text:style-name="T5">870</text:span></text:p>
          </draw:text-box>
        </draw:frame>
        <draw:custom-shape draw:style-name="gr317" draw:text-style-name="P13" draw:layer="layout" svg:width="4.472cm" svg:height="0.305cm" svg:x="36.512cm" svg:y="60.9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6.161cm" svg:y="60.9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1.235cm" svg:y="60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558cm" svg:y="64.1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558cm" svg:y="64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658cm" svg:y="64.94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3" draw:layer="layout" svg:width="9.296cm" svg:height="0.559cm" svg:x="35.858cm" svg:y="64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6.8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6.8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5.558cm" svg:y="66.7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658cm" svg:y="66.7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50.6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5.5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40.558cm" svg:y="65.946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3" draw:layer="layout" svg:width="4.496cm" svg:height="0.305cm" svg:x="35.858cm" svg:y="65.9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558cm" svg:y="67.6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8.5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35.8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5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5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50.458cm" svg:y="69.44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5.458cm" svg:y="72.146cm">
          <text:p/>
          <draw:enhanced-geometry svg:viewBox="0 0 21600 21600" draw:type="rectangle" draw:enhanced-path="M 0 0 L 21600 0 21600 21600 0 21600 0 0 Z N"/>
        </draw:custom-shape>
        <draw:frame draw:style-name="gr325" draw:text-style-name="P30" draw:layer="layout" svg:width="7.93cm" svg:height="1.237cm" svg:x="11.536cm" svg:y="43.78cm">
          <draw:text-box>
            <text:p text:style-name="P10"><text:span text:style-name="T15">Photosystem II</text:span></text:p>
          </draw:text-box>
        </draw:frame>
        <draw:custom-shape draw:style-name="gr326" draw:text-style-name="P1" draw:layer="layout" svg:width="27.764cm" svg:height="7.806cm" svg:x="0.095cm" svg:y="43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3" draw:layer="layout" svg:width="4.767cm" svg:height="0.305cm" svg:x="13.346cm" svg:y="50.2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8.385cm" svg:y="50.5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8.646cm" svg:y="50.3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8.085cm" svg:y="50.5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18.346cm" svg:y="50.3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3.185cm" svg:y="50.4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13.246cm" svg:y="50.4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785cm" svg:y="50.4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22.846cm" svg:y="50.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7.646cm" svg:y="53.77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3" draw:layer="layout" svg:width="5.41cm" svg:height="0.356cm" svg:x="12.046cm" svg:y="53.772cm">
          <text:p/>
          <draw:enhanced-geometry svg:viewBox="0 0 21600 21600" draw:type="rectangle" draw:enhanced-path="M 0 0 L 21600 0 21600 21600 0 21600 0 0 Z N"/>
        </draw:custom-shape>
        <draw:frame draw:style-name="gr328" draw:text-style-name="P30" draw:layer="layout" svg:width="8.276cm" svg:height="2.223cm" svg:x="10.836cm" svg:y="52.081cm">
          <draw:text-box>
            <text:p text:style-name="P10"><text:span text:style-name="T15">Cytoch</text:span><text:span text:style-name="T15">rome </text:span><text:span text:style-name="T15">b6f</text:span></text:p>
          </draw:text-box>
        </draw:frame>
        <draw:custom-shape draw:style-name="gr329" draw:text-style-name="P1" draw:layer="layout" svg:width="26.892cm" svg:height="5.339cm" svg:x="0.267cm" svg:y="5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3" draw:layer="layout" svg:width="5.41cm" svg:height="0.305cm" svg:x="7.646cm" svg:y="56.64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046cm" svg:y="56.649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646cm" svg:y="56.271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685cm" svg:y="56.5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7.946cm" svg:y="56.371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385cm" svg:y="56.52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17.646cm" svg:y="56.37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485cm" svg:y="56.44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12.546cm" svg:y="56.419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085cm" svg:y="56.44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27" draw:text-style-name="P13" draw:layer="layout" svg:width="4.767cm" svg:height="0.203cm" svg:x="22.146cm" svg:y="56.419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8.494cm" svg:y="44.8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68cm" svg:height="1.038cm" svg:x="13.294cm" svg:y="44.883cm">
          <draw:text-box>
            <text:p><text:span text:style-name="T16">Transcript </text:span><text:span text:style-name="T16">SD</text:span></text:p>
          </draw:text-box>
        </draw:frame>
        <draw:frame draw:style-name="gr92" draw:text-style-name="P31" draw:layer="layout" svg:width="4.066cm" svg:height="1.038cm" svg:x="18.794cm" svg:y="44.8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3.294cm" svg:y="44.883cm">
          <draw:text-box>
            <text:p><text:span text:style-name="T16">Protein SD</text:span></text:p>
          </draw:text-box>
        </draw:frame>
        <draw:frame draw:style-name="gr92" draw:text-style-name="P31" draw:layer="layout" svg:width="4.768cm" svg:height="1.038cm" svg:x="7.794cm" svg:y="53.1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68cm" svg:height="1.038cm" svg:x="12.594cm" svg:y="53.1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094cm" svg:y="53.1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2.594cm" svg:y="53.183cm">
          <draw:text-box>
            <text:p><text:span text:style-name="T16">Protein SD</text:span></text:p>
          </draw:text-box>
        </draw:frame>
        <draw:frame draw:style-name="gr92" draw:text-style-name="P31" draw:layer="layout" svg:width="4.768cm" svg:height="1.038cm" svg:x="7.994cm" svg:y="58.583cm">
          <draw:text-box>
            <text:p><text:span text:style-name="T16">Transcript LD</text:span></text:p>
          </draw:text-box>
        </draw:frame>
        <draw:frame draw:style-name="gr92" draw:text-style-name="P31" draw:layer="layout" svg:width="4.768cm" svg:height="1.038cm" svg:x="12.794cm" svg:y="58.583cm">
          <draw:text-box>
            <text:p><text:span text:style-name="T16">Transcript SD</text:span></text:p>
          </draw:text-box>
        </draw:frame>
        <draw:frame draw:style-name="gr92" draw:text-style-name="P31" draw:layer="layout" svg:width="4.066cm" svg:height="1.038cm" svg:x="18.294cm" svg:y="58.583cm">
          <draw:text-box>
            <text:p><text:span text:style-name="T16">P</text:span><text:span text:style-name="T16">r</text:span><text:span text:style-name="T16">o</text:span><text:span text:style-name="T16">t</text:span><text:span text:style-name="T16">e</text:span><text:span text:style-name="T16">i</text:span><text:span text:style-name="T16">n</text:span><text:span text:style-name="T16"> </text:span><text:span text:style-name="T16">L</text:span><text:span text:style-name="T16">D</text:span></text:p>
          </draw:text-box>
        </draw:frame>
        <draw:frame draw:style-name="gr92" draw:text-style-name="P31" draw:layer="layout" svg:width="4.066cm" svg:height="1.038cm" svg:x="22.794cm" svg:y="58.583cm">
          <draw:text-box>
            <text:p><text:span text:style-name="T16">Protein SD</text:span></text:p>
          </draw:text-box>
        </draw:frame>
        <draw:frame draw:style-name="gr330" draw:text-style-name="P30" draw:layer="layout" svg:width="7.93cm" svg:height="1.237cm" svg:x="11.036cm" svg:y="57.581cm">
          <draw:text-box>
            <text:p text:style-name="P10"><text:span text:style-name="T15">Photosyst</text:span><text:span text:style-name="T15">em I</text:span></text:p>
          </draw:text-box>
        </draw:frame>
        <draw:custom-shape draw:style-name="gr331" draw:text-style-name="P1" draw:layer="layout" svg:width="27.097cm" svg:height="10.57cm" svg:x="0.262cm" svg:y="57.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3" draw:layer="layout" svg:width="4.767cm" svg:height="0.305cm" svg:x="22.246cm" svg:y="67.07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12.846cm" svg:y="67.0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7.885cm" svg:y="67.3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8.146cm" svg:y="67.0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8cm" svg:height="0.507cm" svg:x="17.585cm" svg:y="67.3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17.846cm" svg:y="67.0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12.685cm" svg:y="67.2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12.746cm" svg:y="67.1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3" draw:layer="layout" svg:width="4.767cm" svg:height="0.305cm" svg:x="22.446cm" svg:y="67.0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8cm" svg:height="0.761cm" svg:x="22.285cm" svg:y="67.2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223" draw:text-style-name="P13" draw:layer="layout" svg:width="4.767cm" svg:height="0.305cm" svg:x="22.346cm" svg:y="67.12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7.994cm" svg:y="69.2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68cm" svg:height="1.038cm" svg:x="12.794cm" svg:y="69.283cm">
          <draw:text-box>
            <text:p><text:span text:style-name="T16">Transcript </text:span><text:span text:style-name="T16">SD</text:span></text:p>
          </draw:text-box>
        </draw:frame>
        <draw:frame draw:style-name="gr92" draw:text-style-name="P31" draw:layer="layout" svg:width="4.066cm" svg:height="1.038cm" svg:x="18.294cm" svg:y="69.2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2.794cm" svg:y="69.283cm">
          <draw:text-box>
            <text:p><text:span text:style-name="T16">Protein SD</text:span></text:p>
          </draw:text-box>
        </draw:frame>
        <draw:frame draw:style-name="gr332" draw:text-style-name="P30" draw:layer="layout" svg:width="7.93cm" svg:height="1.237cm" svg:x="11.036cm" svg:y="68.381cm">
          <draw:text-box>
            <text:p text:style-name="P10"><text:span text:style-name="T15">ATP </text:span><text:span text:style-name="T15">Synthas</text:span><text:span text:style-name="T15">e</text:span></text:p>
          </draw:text-box>
        </draw:frame>
        <draw:custom-shape draw:style-name="gr333" draw:text-style-name="P1" draw:layer="layout" svg:width="27.127cm" svg:height="5.022cm" svg:x="0.232cm" svg:y="68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1" draw:layer="layout" svg:width="4.744cm" svg:height="1.038cm" svg:x="36.348cm" svg:y="50.9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44cm" svg:height="1.038cm" svg:x="41.123cm" svg:y="50.983cm">
          <draw:text-box>
            <text:p><text:span text:style-name="T16">Transcript </text:span><text:span text:style-name="T16">SD</text:span></text:p>
          </draw:text-box>
        </draw:frame>
        <draw:frame draw:style-name="gr92" draw:text-style-name="P31" draw:layer="layout" svg:width="4.045cm" svg:height="1.038cm" svg:x="46.595cm" svg:y="50.983cm">
          <draw:text-box>
            <text:p><text:span text:style-name="T16">Protein LD</text:span></text:p>
          </draw:text-box>
        </draw:frame>
        <draw:frame draw:style-name="gr92" draw:text-style-name="P31" draw:layer="layout" svg:width="4.045cm" svg:height="1.038cm" svg:x="51.37cm" svg:y="50.983cm">
          <draw:text-box>
            <text:p><text:span text:style-name="T16">Protein SD</text:span></text:p>
          </draw:text-box>
        </draw:frame>
        <draw:frame draw:style-name="gr334" draw:text-style-name="P30" draw:layer="layout" svg:width="7.889cm" svg:height="1.237cm" svg:x="40.568cm" svg:y="49.981cm">
          <draw:text-box>
            <text:p text:style-name="P10"><text:span text:style-name="T15">Calvin </text:span><text:span text:style-name="T15">Cycle</text:span></text:p>
          </draw:text-box>
        </draw:frame>
        <draw:custom-shape draw:style-name="gr335" draw:text-style-name="P1" draw:layer="layout" svg:width="28.292cm" svg:height="12.173cm" svg:x="27.595cm" svg:y="49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3" draw:layer="layout" svg:width="5.382cm" svg:height="0.305cm" svg:x="36.201cm" svg:y="60.97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5.877cm" svg:y="60.9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1.002cm" svg:y="60.9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50.477cm" svg:y="60.921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3" draw:layer="layout" svg:width="4.742cm" svg:height="0.305cm" svg:x="50.527cm" svg:y="60.97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41.175cm" svg:y="60.9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4cm" svg:height="0.507cm" svg:x="36.24cm" svg:y="61.2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36.5cm" svg:y="60.9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3cm" svg:height="0.507cm" svg:x="45.89cm" svg:y="61.2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7" draw:text-style-name="P13" draw:layer="layout" svg:width="4.743cm" svg:height="0.305cm" svg:x="46.149cm" svg:y="60.9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41.015cm" svg:y="61.1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41.076cm" svg:y="61.0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50.725cm" svg:y="60.9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50.865cm" svg:y="61.1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50.626cm" svg:y="61.02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44cm" svg:height="1.038cm" svg:x="35.849cm" svg:y="63.4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744cm" svg:height="1.038cm" svg:x="40.624cm" svg:y="63.483cm">
          <draw:text-box>
            <text:p><text:span text:style-name="T16">Transcript </text:span><text:span text:style-name="T16">SD</text:span></text:p>
          </draw:text-box>
        </draw:frame>
        <draw:frame draw:style-name="gr92" draw:text-style-name="P31" draw:layer="layout" svg:width="4.045cm" svg:height="1.038cm" svg:x="46.096cm" svg:y="63.483cm">
          <draw:text-box>
            <text:p><text:span text:style-name="T16">Protein LD</text:span></text:p>
          </draw:text-box>
        </draw:frame>
        <draw:frame draw:style-name="gr92" draw:text-style-name="P31" draw:layer="layout" svg:width="4.045cm" svg:height="1.038cm" svg:x="50.871cm" svg:y="63.483cm">
          <draw:text-box>
            <text:p><text:span text:style-name="T16">Protein SD</text:span></text:p>
          </draw:text-box>
        </draw:frame>
        <draw:custom-shape draw:style-name="gr317" draw:text-style-name="P13" draw:layer="layout" svg:width="4.472cm" svg:height="0.305cm" svg:x="35.912cm" svg:y="72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45.561cm" svg:y="72.1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50.635cm" svg:y="72.146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35.601cm" svg:y="72.17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5.277cm" svg:y="72.1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0.402cm" svg:y="72.1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49.877cm" svg:y="72.121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3" draw:layer="layout" svg:width="4.742cm" svg:height="0.305cm" svg:x="49.927cm" svg:y="72.17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40.475cm" svg:y="72.1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4cm" svg:height="0.507cm" svg:x="35.56cm" svg:y="72.4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35.9cm" svg:y="72.1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3cm" svg:height="0.507cm" svg:x="45.29cm" svg:y="72.4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7" draw:text-style-name="P13" draw:layer="layout" svg:width="4.743cm" svg:height="0.305cm" svg:x="45.549cm" svg:y="72.1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40.234cm" svg:y="72.3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40.376cm" svg:y="72.2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50.125cm" svg:y="72.1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50.265cm" svg:y="72.3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50.226cm" svg:y="72.22cm">
          <text:p/>
          <draw:enhanced-geometry svg:viewBox="0 0 21600 21600" draw:type="rectangle" draw:enhanced-path="M 0 0 L 21600 0 21600 21600 0 21600 0 0 Z N"/>
        </draw:custom-shape>
        <draw:frame draw:style-name="gr338" draw:text-style-name="P30" draw:layer="layout" svg:width="10.358cm" svg:height="1.237cm" svg:x="38.7cm" svg:y="62.582cm">
          <draw:text-box>
            <text:p text:style-name="P10"><text:span text:style-name="T15">Starch </text:span><text:span text:style-name="T15">Metabol</text:span><text:span text:style-name="T15">ism</text:span></text:p>
          </draw:text-box>
        </draw:frame>
        <draw:custom-shape draw:style-name="gr339" draw:text-style-name="P1" draw:layer="layout" svg:width="27.329cm" svg:height="10.725cm" svg:x="28.056cm" svg:y="62.6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7" draw:text-style-name="P1" draw:layer="layout" svg:x1="11.244cm" svg:y1="8.437cm" svg:x2="14.92cm" svg:y2="8.437cm">
          <text:p/>
        </draw:line>
        <draw:custom-shape draw:name="Rectángulo: esquinas redondeadas 202_0" draw:style-name="gr340" draw:text-style-name="P21" draw:layer="layout" svg:width="1.778cm" svg:height="0.841cm" svg:x="12.361cm" svg:y="8.001cm">
          <text:p text:style-name="P20"><text:span text:style-name="T4">I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style-name="gr277" draw:text-style-name="P1" draw:layer="layout" svg:x1="18.224cm" svg:y1="8.437cm" svg:x2="21.9cm" svg:y2="8.437cm">
          <text:p/>
        </draw:line>
        <draw:custom-shape draw:name="Rectángulo: esquinas redondeadas 202_9" draw:style-name="gr341" draw:text-style-name="P21" draw:layer="layout" svg:width="1.778cm" svg:height="0.841cm" svg:x="18.863cm" svg:y="8.001cm">
          <text:p text:style-name="P20"><text:span text:style-name="T4">AM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342" draw:text-style-name="P28" draw:layer="layout" svg:width="3.81cm" svg:height="2.591cm" svg:x="12.001cm" svg:y="9.295cm">
          <draw:image xlink:href="Pictures/100000000000019A000001185FF7DC74571B99BF.png" xlink:type="simple" xlink:show="embed" xlink:actuate="onLoad" loext:mime-type="image/png">
            <text:p/>
          </draw:image>
        </draw:frame>
        <draw:frame draw:style-name="gr342" draw:text-style-name="P28" draw:layer="layout" svg:width="3.81cm" svg:height="2.591cm" svg:x="18.601cm" svg:y="9.295cm">
          <draw:image xlink:href="Pictures/100000000000019A00000118DD3E582054A27152.png" xlink:type="simple" xlink:show="embed" xlink:actuate="onLoad" loext:mime-type="image/png">
            <text:p/>
          </draw:image>
        </draw:frame>
        <draw:frame draw:style-name="gr343" draw:text-style-name="P22" draw:layer="layout" svg:width="2.754cm" svg:height="0.846cm" svg:x="21.76cm" svg:y="8.044cm">
          <draw:text-box>
            <text:p><text:span text:style-name="T1">Maltose</text:span></text:p>
          </draw:text-box>
        </draw:frame>
        <draw:frame draw:style-name="gr344" draw:text-style-name="P22" draw:layer="layout" svg:width="3.794cm" svg:height="0.856cm" svg:x="14.66cm" svg:y="8.044cm">
          <draw:text-box>
            <text:p><text:span text:style-name="T1">Maltodextrin</text:span></text:p>
          </draw:text-box>
        </draw:frame>
        <draw:frame draw:style-name="gr92" draw:text-style-name="P12" draw:layer="layout" svg:width="7.512cm" svg:height="1.038cm" svg:x="28.656cm" svg:y="70.48cm">
          <draw:text-box>
            <text:p><text:span text:style-name="T5"><text:s/></text:span><text:span text:style-name="T5">ISA - </text:span><text:span text:style-name="T5">ostta03g00</text:span><text:span text:style-name="T5">870</text:span></text:p>
          </draw:text-box>
        </draw:frame>
        <draw:frame draw:style-name="gr345" draw:text-style-name="P12" draw:layer="layout" svg:width="8.112cm" svg:height="1.11cm" svg:x="28.245cm" svg:y="71.38cm">
          <draw:text-box>
            <text:p><text:span text:style-name="T5"><text:s/></text:span><text:span text:style-name="T5">AMY - </text:span><text:span text:style-name="T5">ostta10g00</text:span><text:span text:style-name="T5">260</text:span></text:p>
          </draw:text-box>
        </draw:frame>
        <draw:frame draw:style-name="gr346" draw:text-style-name="P28" draw:layer="layout" svg:width="4.571cm" svg:height="0.761cm" svg:x="35.763cm" svg:y="70.66cm">
          <draw:image xlink:href="Pictures/100000000000019A000001185FF7DC74571B99BF.png" xlink:type="simple" xlink:show="embed" xlink:actuate="onLoad" loext:mime-type="image/png">
            <text:p/>
          </draw:image>
        </draw:frame>
        <draw:frame draw:style-name="gr347" draw:text-style-name="P28" draw:layer="layout" svg:width="5.08cm" svg:height="0.761cm" svg:x="40.234cm" svg:y="70.612cm">
          <draw:image xlink:href="Pictures/100000000000019A000001185FF7DC74571B99BF.png" xlink:type="simple" xlink:show="embed" xlink:actuate="onLoad" loext:mime-type="image/png">
            <text:p/>
          </draw:image>
        </draw:frame>
        <draw:frame draw:style-name="gr348" draw:text-style-name="P28" draw:layer="layout" svg:width="5.08cm" svg:height="0.881cm" svg:x="45.214cm" svg:y="70.43cm">
          <draw:image xlink:href="Pictures/100000000000019A000001185FF7DC74571B99BF.png" xlink:type="simple" xlink:show="embed" xlink:actuate="onLoad" loext:mime-type="image/png">
            <text:p/>
          </draw:image>
        </draw:frame>
        <draw:frame draw:style-name="gr349" draw:text-style-name="P28" draw:layer="layout" svg:width="5.08cm" svg:height="0.761cm" svg:x="50.241cm" svg:y="70.576cm">
          <draw:image xlink:href="Pictures/100000000000019A000001185FF7DC74571B99BF.png" xlink:type="simple" xlink:show="embed" xlink:actuate="onLoad" loext:mime-type="image/png">
            <text:p/>
          </draw:image>
        </draw:frame>
        <draw:custom-shape draw:style-name="gr170" draw:text-style-name="P13" draw:layer="layout" svg:width="4.496cm" svg:height="0.254cm" svg:x="35.8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0.5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50.558cm" svg:y="70.4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5.458cm" svg:y="70.346cm">
          <text:p/>
          <draw:enhanced-geometry svg:viewBox="0 0 21600 21600" draw:type="rectangle" draw:enhanced-path="M 0 0 L 21600 0 21600 21600 0 21600 0 0 Z N"/>
        </draw:custom-shape>
        <draw:frame draw:style-name="gr350" draw:text-style-name="P28" draw:layer="layout" svg:width="4.571cm" svg:height="0.76cm" svg:x="35.814cm" svg:y="71.422cm">
          <draw:image xlink:href="Pictures/100000000000019A00000118DD3E582054A27152.png" xlink:type="simple" xlink:show="embed" xlink:actuate="onLoad" loext:mime-type="image/png">
            <text:p/>
          </draw:image>
        </draw:frame>
        <draw:frame draw:style-name="gr351" draw:text-style-name="P28" draw:layer="layout" svg:width="4.825cm" svg:height="0.677cm" svg:x="40.386cm" svg:y="71.476cm">
          <draw:image xlink:href="Pictures/100000000000019A00000118DD3E582054A27152.png" xlink:type="simple" xlink:show="embed" xlink:actuate="onLoad" loext:mime-type="image/png">
            <text:p/>
          </draw:image>
        </draw:frame>
        <draw:frame draw:style-name="gr352" draw:text-style-name="P28" draw:layer="layout" svg:width="4.874cm" svg:height="0.761cm" svg:x="45.466cm" svg:y="71.476cm">
          <draw:image xlink:href="Pictures/100000000000019A00000118DD3E582054A27152.png" xlink:type="simple" xlink:show="embed" xlink:actuate="onLoad" loext:mime-type="image/png">
            <text:p/>
          </draw:image>
        </draw:frame>
        <draw:frame draw:style-name="gr353" draw:text-style-name="P28" draw:layer="layout" svg:width="4.757cm" svg:height="0.761cm" svg:x="50.241cm" svg:y="71.538cm">
          <draw:image xlink:href="Pictures/100000000000019A00000118DD3E582054A27152.png" xlink:type="simple" xlink:show="embed" xlink:actuate="onLoad" loext:mime-type="image/png">
            <text:p/>
          </draw:image>
        </draw:frame>
        <draw:custom-shape draw:style-name="gr322" draw:text-style-name="P13" draw:layer="layout" svg:width="4.496cm" svg:height="0.305cm" svg:x="35.858cm" svg:y="72.136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3" draw:layer="layout" svg:width="4.496cm" svg:height="0.406cm" svg:x="40.458cm" svg:y="72.146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40.558cm" svg:y="71.246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35.858cm" svg:y="71.24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50.558cm" svg:y="72.238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13" draw:layer="layout" svg:width="4.496cm" svg:height="0.356cm" svg:x="45.458cm" svg:y="71.171cm">
          <text:p/>
          <draw:enhanced-geometry svg:viewBox="0 0 21600 21600" draw:type="rectangle" draw:enhanced-path="M 0 0 L 21600 0 21600 21600 0 21600 0 0 Z N"/>
        </draw:custom-shape>
        <draw:custom-shape draw:style-name="gr355" draw:text-style-name="P13" draw:layer="layout" svg:width="4.496cm" svg:height="0.508cm" svg:x="50.558cm" svg:y="71.17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3" draw:layer="layout" svg:width="4.496cm" svg:height="0.254cm" svg:x="45.458cm" svg:y="72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56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357" draw:text-style-name="P1" draw:layer="layout" svg:x1="7.366cm" svg:y1="0.836cm" svg:x2="7.38cm" svg:y2="25.22cm">
          <text:p/>
        </draw:line>
        <draw:line draw:style-name="gr357" draw:text-style-name="P1" draw:layer="layout" svg:x1="8.68cm" svg:y1="0.836cm" svg:x2="8.68cm" svg:y2="25.22cm">
          <text:p/>
        </draw:line>
        <draw:frame draw:style-name="gr358" draw:text-style-name="P33" draw:layer="layout" svg:width="3.888cm" svg:height="1.524cm" svg:x="1.954cm" svg:y="7.486cm">
          <draw:text-box>
            <text:p><text:span text:style-name="T17">Nitrate</text:span></text:p>
          </draw:text-box>
        </draw:frame>
        <draw:frame draw:style-name="gr358" draw:text-style-name="P33" draw:layer="layout" svg:width="3.888cm" svg:height="1.524cm" svg:x="11.754cm" svg:y="7.486cm">
          <draw:text-box>
            <text:p><text:span text:style-name="T17">Nitrate</text:span></text:p>
          </draw:text-box>
        </draw:frame>
        <draw:frame draw:style-name="gr358" draw:text-style-name="P33" draw:layer="layout" svg:width="3.888cm" svg:height="1.524cm" svg:x="20.854cm" svg:y="7.486cm">
          <draw:text-box>
            <text:p><text:span text:style-name="T17">Nitrite</text:span></text:p>
          </draw:text-box>
        </draw:frame>
        <draw:frame draw:style-name="gr358" draw:text-style-name="P33" draw:layer="layout" svg:width="3.888cm" svg:height="1.524cm" svg:x="27.354cm" svg:y="7.486cm">
          <draw:text-box>
            <text:p><text:span text:style-name="T17">Nitrite</text:span></text:p>
          </draw:text-box>
        </draw:frame>
        <draw:frame draw:style-name="gr359" draw:text-style-name="P33" draw:layer="layout" svg:width="5.834cm" svg:height="1.352cm" svg:x="36.654cm" svg:y="7.486cm">
          <draw:text-box>
            <text:p><text:span text:style-name="T17">Ammoni</text:span><text:span text:style-name="T17">a</text:span></text:p>
          </draw:text-box>
        </draw:frame>
        <draw:frame draw:style-name="gr359" draw:text-style-name="P33" draw:layer="layout" svg:width="5.234cm" svg:height="1.352cm" svg:x="36.354cm" svg:y="13.486cm">
          <draw:text-box>
            <text:p><text:span text:style-name="T17">Glutamin</text:span><text:span text:style-name="T17">e</text:span></text:p>
          </draw:text-box>
        </draw:frame>
        <draw:frame draw:style-name="gr359" draw:text-style-name="P33" draw:layer="layout" svg:width="5.072cm" svg:height="1.352cm" svg:x="36.254cm" svg:y="19.986cm">
          <draw:text-box>
            <text:p><text:span text:style-name="T17">Glutamat</text:span><text:span text:style-name="T17">e</text:span></text:p>
          </draw:text-box>
        </draw:frame>
        <draw:line draw:style-name="gr360" draw:text-style-name="P1" draw:layer="layout" svg:x1="5.588cm" svg:y1="8.202cm" svg:x2="11.836cm" svg:y2="8.202cm">
          <text:p/>
        </draw:line>
        <draw:custom-shape draw:name="Rectángulo: esquinas redondeadas 202_3" draw:style-name="gr361" draw:text-style-name="P35" draw:layer="layout" svg:width="3.607cm" svg:height="1.682cm" svg:x="6.25cm" svg:y="8.287cm">
          <text:p text:style-name="P34"><text:span text:style-name="T18">NRT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style-name="gr360" draw:text-style-name="P1" draw:layer="layout" svg:x1="15.162cm" svg:y1="8.202cm" svg:x2="20.852cm" svg:y2="8.202cm">
          <text:p/>
        </draw:line>
        <draw:custom-shape draw:name="Rectángulo: esquinas redondeadas 202_4" draw:style-name="gr362" draw:text-style-name="P35" draw:layer="layout" svg:width="3.473cm" svg:height="1.682cm" svg:x="15.95cm" svg:y="7.288cm">
          <text:p text:style-name="P34"><text:span text:style-name="T18">N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363" draw:text-style-name="P1" draw:layer="layout" svg:width="20.828cm" svg:height="22.352cm" svg:x="25.778cm" svg:y="3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" draw:layer="layout" svg:width="21.895cm" svg:height="23.468cm" svg:x="25.279cm" svg:y="2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0" draw:text-style-name="P1" draw:layer="layout" svg:x1="24.136cm" svg:y1="8.202cm" svg:x2="27.387cm" svg:y2="8.202cm">
          <text:p/>
        </draw:line>
        <draw:line draw:style-name="gr360" draw:text-style-name="P1" draw:layer="layout" svg:x1="30.31cm" svg:y1="8.202cm" svg:x2="36.66cm" svg:y2="8.202cm">
          <text:p/>
        </draw:line>
        <draw:custom-shape draw:name="Rectángulo: esquinas redondeadas 202_5" draw:style-name="gr365" draw:text-style-name="P35" draw:layer="layout" svg:width="3.473cm" svg:height="1.682cm" svg:x="31.45cm" svg:y="7.289cm">
          <text:p text:style-name="P34"><text:span text:style-name="T18">NI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style-name="gr360" draw:text-style-name="P1" draw:layer="layout" svg:x1="38.696cm" svg:y1="9.016cm" svg:x2="38.696cm" svg:y2="13.588cm">
          <text:p/>
        </draw:line>
        <draw:line draw:style-name="gr360" draw:text-style-name="P1" draw:layer="layout" svg:x1="38.697cm" svg:y1="15.289cm" svg:x2="38.697cm" svg:y2="19.861cm">
          <text:p/>
        </draw:line>
        <draw:custom-shape draw:name="Rectángulo: esquinas redondeadas 202_6" draw:style-name="gr366" draw:text-style-name="P35" draw:layer="layout" svg:width="3.473cm" svg:height="1.682cm" svg:x="37.05cm" svg:y="10.189cm">
          <text:p text:style-name="P34"><text:span text:style-name="T18">G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ángulo: esquinas redondeadas 202_7" draw:style-name="gr367" draw:text-style-name="P35" draw:layer="layout" svg:width="4.623cm" svg:height="1.682cm" svg:x="36.35cm" svg:y="16.29cm">
          <text:p text:style-name="P34"><text:span text:style-name="T18">GOGA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2" draw:text-style-name="P12" draw:layer="layout" svg:width="8.276cm" svg:height="1.038cm" svg:x="4.826cm" svg:y="28.88cm">
          <draw:text-box>
            <text:p><text:span text:style-name="T5">NRT2 - </text:span><text:span text:style-name="T5">ostta10g00</text:span><text:span text:style-name="T5">950</text:span></text:p>
          </draw:text-box>
        </draw:frame>
        <draw:frame draw:style-name="gr64" draw:text-style-name="P1" draw:layer="layout" svg:width="5.08cm" svg:height="3.454cm" svg:x="5.588cm" svg:y="10.372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15.2cm" svg:y="3.52cm">
          <draw:image xlink:href="Pictures/100000000000019A000001186388F410CE0EE24B.png" xlink:type="simple" xlink:show="embed" xlink:actuate="onLoad" loext:mime-type="image/png">
            <text:p/>
          </draw:image>
        </draw:frame>
        <draw:custom-shape draw:name="Rectángulo: esquinas redondeadas 202_8" draw:style-name="gr368" draw:text-style-name="P35" draw:layer="layout" svg:width="3.607cm" svg:height="1.682cm" svg:x="6.25cm" svg:y="6.388cm">
          <text:p text:style-name="P34"><text:span text:style-name="T18">NRT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92" draw:text-style-name="P12" draw:layer="layout" svg:width="8.276cm" svg:height="1.038cm" svg:x="4.826cm" svg:y="29.98cm">
          <draw:text-box>
            <text:p><text:span text:style-name="T5">NRT3 - </text:span><text:span text:style-name="T5">ostta10g00</text:span><text:span text:style-name="T5">940</text:span></text:p>
          </draw:text-box>
        </draw:frame>
        <draw:frame draw:style-name="gr64" draw:text-style-name="P1" draw:layer="layout" svg:width="5.08cm" svg:height="3.454cm" svg:x="5.5cm" svg:y="2.337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30.7cm" svg:y="3.537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41cm" svg:y="9.437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41.1cm" svg:y="15.437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92" draw:text-style-name="P12" draw:layer="layout" svg:width="8.276cm" svg:height="1.038cm" svg:x="5.726cm" svg:y="30.88cm">
          <draw:text-box>
            <text:p><text:span text:style-name="T5">NR - </text:span><text:span text:style-name="T5">ostta10g00</text:span><text:span text:style-name="T5">920</text:span></text:p>
          </draw:text-box>
        </draw:frame>
        <draw:frame draw:style-name="gr92" draw:text-style-name="P12" draw:layer="layout" svg:width="8.276cm" svg:height="1.038cm" svg:x="5.526cm" svg:y="31.88cm">
          <draw:text-box>
            <text:p><text:span text:style-name="T5">NIR - </text:span><text:span text:style-name="T5">ostta10g00</text:span><text:span text:style-name="T5">930</text:span></text:p>
          </draw:text-box>
        </draw:frame>
        <draw:frame draw:style-name="gr92" draw:text-style-name="P12" draw:layer="layout" svg:width="8.276cm" svg:height="1.038cm" svg:x="5.726cm" svg:y="32.78cm">
          <draw:text-box>
            <text:p><text:span text:style-name="T5">GS - </text:span><text:span text:style-name="T5">ostta01g05</text:span><text:span text:style-name="T5">020</text:span></text:p>
          </draw:text-box>
        </draw:frame>
        <draw:frame draw:style-name="gr321" draw:text-style-name="P12" draw:layer="layout" svg:width="9.26cm" svg:height="1.825cm" svg:x="4.226cm" svg:y="33.836cm">
          <draw:text-box>
            <text:p><text:span text:style-name="T5">GOGAT - </text:span><text:span text:style-name="T5">ostta14g01</text:span><text:span text:style-name="T5">900</text:span></text:p>
          </draw:text-box>
        </draw:frame>
        <draw:frame draw:style-name="gr369" draw:text-style-name="P1" draw:layer="layout" svg:width="4.825cm" svg:height="0.507cm" svg:x="13.008cm" svg:y="29.17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70" draw:text-style-name="P1" draw:layer="layout" svg:width="5.079cm" svg:height="0.575cm" svg:x="18.288cm" svg:y="29.094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71" draw:text-style-name="P1" draw:layer="layout" svg:width="5.079cm" svg:height="0.797cm" svg:x="23.876cm" svg:y="28.872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72" draw:text-style-name="P1" draw:layer="layout" svg:width="5.08cm" svg:height="0.506cm" svg:x="29.388cm" svg:y="29.111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73" draw:text-style-name="P1" draw:layer="layout" svg:width="5.08cm" svg:height="0.761cm" svg:x="12.902cm" svg:y="30.094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74" draw:text-style-name="P1" draw:layer="layout" svg:width="5.08cm" svg:height="0.761cm" svg:x="18.402cm" svg:y="30.018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75" draw:text-style-name="P1" draw:layer="layout" svg:width="5.08cm" svg:height="0.761cm" svg:x="23.902cm" svg:y="30.086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76" draw:text-style-name="P1" draw:layer="layout" svg:width="5.08cm" svg:height="0.761cm" svg:x="29.402cm" svg:y="30.026cm">
          <draw:image xlink:href="Pictures/100000000000019A0000011898897EA9F2375D27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2.546cm" svg:y="28.77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3.332cm" svg:y="30.67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832cm" svg:y="30.67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3.432cm" svg:y="30.67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8.932cm" svg:y="30.67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8.932cm" svg:y="29.77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3.832cm" svg:y="29.779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3" draw:layer="layout" svg:width="5.41cm" svg:height="0.508cm" svg:x="18.532cm" svg:y="29.67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332cm" svg:y="29.87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332cm" svg:y="29.67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3.832cm" svg:y="29.619cm">
          <text:p/>
          <draw:enhanced-geometry svg:viewBox="0 0 21600 21600" draw:type="rectangle" draw:enhanced-path="M 0 0 L 21600 0 21600 21600 0 21600 0 0 Z N"/>
        </draw:custom-shape>
        <draw:frame draw:style-name="gr378" draw:text-style-name="P1" draw:layer="layout" svg:width="5.08cm" svg:height="0.761cm" svg:x="12.9cm" svg:y="31.066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79" draw:text-style-name="P1" draw:layer="layout" svg:width="5.08cm" svg:height="0.761cm" svg:x="18.4cm" svg:y="30.99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80" draw:text-style-name="P1" draw:layer="layout" svg:width="5.08cm" svg:height="0.761cm" svg:x="23.9cm" svg:y="31.058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81" draw:text-style-name="P1" draw:layer="layout" svg:width="5.08cm" svg:height="0.761cm" svg:x="29.4cm" svg:y="30.982cm">
          <draw:image xlink:href="Pictures/100000000000019A000001186388F410CE0EE24B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3.132cm" svg:y="30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7.832cm" svg:y="30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9.132cm" svg:y="30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9.132cm" svg:y="31.6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3.632cm" svg:y="31.6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3.032cm" svg:y="31.702cm">
          <text:p/>
          <draw:enhanced-geometry svg:viewBox="0 0 21600 21600" draw:type="rectangle" draw:enhanced-path="M 0 0 L 21600 0 21600 21600 0 21600 0 0 Z N"/>
        </draw:custom-shape>
        <draw:frame draw:style-name="gr382" draw:text-style-name="P1" draw:layer="layout" svg:width="5.08cm" svg:height="0.761cm" svg:x="12.9cm" svg:y="32.108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83" draw:text-style-name="P1" draw:layer="layout" svg:width="5.08cm" svg:height="0.761cm" svg:x="18.3cm" svg:y="32.058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84" draw:text-style-name="P1" draw:layer="layout" svg:width="5.08cm" svg:height="0.944cm" svg:x="23.9cm" svg:y="31.937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85" draw:text-style-name="P1" draw:layer="layout" svg:width="5.08cm" svg:height="0.761cm" svg:x="29.4cm" svg:y="32.044cm">
          <draw:image xlink:href="Pictures/100000000000019A00000118D87AD4B3C3171DC4.png" xlink:type="simple" xlink:show="embed" xlink:actuate="onLoad" loext:mime-type="image/png">
            <text:p/>
          </draw:image>
        </draw:frame>
        <draw:custom-shape draw:style-name="gr117" draw:text-style-name="P13" draw:layer="layout" svg:width="5.41cm" svg:height="0.305cm" svg:x="13.132cm" svg:y="31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8.032cm" svg:y="31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9.232cm" svg:y="31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9.232cm" svg:y="32.66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23.832cm" svg:y="32.66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5.41cm" svg:height="0.305cm" svg:x="12.732cm" svg:y="32.718cm">
          <text:p/>
          <draw:enhanced-geometry svg:viewBox="0 0 21600 21600" draw:type="rectangle" draw:enhanced-path="M 0 0 L 21600 0 21600 21600 0 21600 0 0 Z N"/>
        </draw:custom-shape>
        <draw:frame draw:style-name="gr386" draw:text-style-name="P1" draw:layer="layout" svg:width="5.08cm" svg:height="0.761cm" svg:x="13cm" svg:y="32.972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87" draw:text-style-name="P1" draw:layer="layout" svg:width="5.08cm" svg:height="0.761cm" svg:x="18.4cm" svg:y="33.175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88" draw:text-style-name="P1" draw:layer="layout" svg:width="5.08cm" svg:height="0.507cm" svg:x="23.9cm" svg:y="33.175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89" draw:text-style-name="P1" draw:layer="layout" svg:width="5.08cm" svg:height="0.507cm" svg:x="29.4cm" svg:y="33.174cm">
          <draw:image xlink:href="Pictures/100000000000019A000001187DE9BDE577887939.png" xlink:type="simple" xlink:show="embed" xlink:actuate="onLoad" loext:mime-type="image/png">
            <text:p/>
          </draw:image>
        </draw:frame>
        <draw:custom-shape draw:style-name="gr117" draw:text-style-name="P36" draw:layer="layout" svg:width="5.41cm" svg:height="0.305cm" svg:x="13.132cm" svg:y="32.8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18.332cm" svg:y="33.7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23.432cm" svg:y="33.63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29.132cm" svg:y="33.683cm">
          <text:p/>
          <draw:enhanced-geometry svg:viewBox="0 0 21600 21600" draw:type="rectangle" draw:enhanced-path="M 0 0 L 21600 0 21600 21600 0 21600 0 0 Z N"/>
        </draw:custom-shape>
        <draw:frame draw:style-name="gr390" draw:text-style-name="P1" draw:layer="layout" svg:width="5.08cm" svg:height="0.761cm" svg:x="13cm" svg:y="34.144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91" draw:text-style-name="P1" draw:layer="layout" svg:width="5.08cm" svg:height="0.761cm" svg:x="18.4cm" svg:y="34.068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92" draw:text-style-name="P1" draw:layer="layout" svg:width="5.08cm" svg:height="0.507cm" svg:x="23.9cm" svg:y="34.136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93" draw:text-style-name="P1" draw:layer="layout" svg:width="5.08cm" svg:height="0.761cm" svg:x="29.4cm" svg:y="34.06cm">
          <draw:image xlink:href="Pictures/100000000000019A0000011877DECD2D84B6B375.png" xlink:type="simple" xlink:show="embed" xlink:actuate="onLoad" loext:mime-type="image/png">
            <text:p/>
          </draw:image>
        </draw:frame>
        <draw:custom-shape draw:style-name="gr117" draw:text-style-name="P36" draw:layer="layout" svg:width="5.41cm" svg:height="0.305cm" svg:x="13.132cm" svg:y="34.7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18.932cm" svg:y="34.7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29.632cm" svg:y="34.69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36" draw:layer="layout" svg:width="5.41cm" svg:height="0.305cm" svg:x="29.132cm" svg:y="33.799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36" draw:layer="layout" svg:width="5.41cm" svg:height="0.356cm" svg:x="17.832cm" svg:y="33.836cm">
          <text:p/>
          <draw:enhanced-geometry svg:viewBox="0 0 21600 21600" draw:type="rectangle" draw:enhanced-path="M 0 0 L 21600 0 21600 21600 0 21600 0 0 Z N"/>
        </draw:custom-shape>
        <draw:frame draw:style-name="gr394" draw:text-style-name="P37" draw:layer="layout" svg:width="7.112cm" svg:height="1.673cm" svg:x="13.576cm" svg:y="22.352cm">
          <draw:text-box>
            <text:p><text:span text:style-name="T19">Cytopl</text:span><text:span text:style-name="T19">asm</text:span></text:p>
          </draw:text-box>
        </draw:frame>
        <draw:frame draw:style-name="gr395" draw:text-style-name="P37" draw:layer="layout" svg:width="8.746cm" svg:height="3.095cm" svg:x="27.576cm" svg:y="22.353cm">
          <draw:text-box>
            <text:p><text:span text:style-name="T19">Chlor</text:span><text:span text:style-name="T19">oplast</text:span></text:p>
          </draw:text-box>
        </draw:frame>
        <draw:frame draw:style-name="gr64" draw:text-style-name="P1" draw:layer="layout" svg:width="6.096cm" svg:height="7.297cm" svg:x="48.436cm" svg:y="4.816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5.131cm" svg:x="47.606cm" svg:y="1.295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285" draw:text-style-name="P25" draw:layer="layout" svg:width="2.295cm" svg:height="2.123cm" svg:x="49.017cm" svg:y="6.161cm">
          <draw:text-box>
            <text:p><text:span text:style-name="T13">low</text:span></text:p>
          </draw:text-box>
        </draw:frame>
        <draw:frame draw:style-name="gr285" draw:text-style-name="P25" draw:layer="layout" svg:width="3.474cm" svg:height="2.123cm" svg:x="52.918cm" svg:y="6.162cm">
          <draw:text-box>
            <text:p><text:span text:style-name="T13">high</text:span></text:p>
          </draw:text-box>
        </draw:frame>
        <draw:custom-shape draw:style-name="gr396" draw:text-style-name="P27" draw:layer="layout" svg:width="6.502cm" svg:height="0.762cm" svg:x="48.106cm" svg:y="4.783cm">
          <text:p text:style-name="P26"><text:span text:style-name="T7">Transcript SD</text:span></text:p>
          <draw:enhanced-geometry svg:viewBox="0 0 21600 21600" draw:type="rectangle" draw:enhanced-path="M 0 0 L 21600 0 21600 21600 0 21600 0 0 Z N"/>
        </draw:custom-shape>
        <draw:custom-shape draw:style-name="gr396" draw:text-style-name="P27" draw:layer="layout" svg:width="6.502cm" svg:height="0.762cm" svg:x="48.106cm" svg:y="3.983cm">
          <text:p text:style-name="P26"><text:span text:style-name="T7">Protein SD</text:span></text:p>
          <draw:enhanced-geometry svg:viewBox="0 0 21600 21600" draw:type="rectangle" draw:enhanced-path="M 0 0 L 21600 0 21600 21600 0 21600 0 0 Z N"/>
        </draw:custom-shape>
        <draw:custom-shape draw:style-name="gr396" draw:text-style-name="P27" draw:layer="layout" svg:width="6.502cm" svg:height="0.762cm" svg:x="48.106cm" svg:y="2.383cm">
          <text:p text:style-name="P26"><text:span text:style-name="T7">Transcript LD</text:span></text:p>
          <draw:enhanced-geometry svg:viewBox="0 0 21600 21600" draw:type="rectangle" draw:enhanced-path="M 0 0 L 21600 0 21600 21600 0 21600 0 0 Z N"/>
        </draw:custom-shape>
        <draw:custom-shape draw:style-name="gr396" draw:text-style-name="P27" draw:layer="layout" svg:width="6.502cm" svg:height="0.762cm" svg:x="48.106cm" svg:y="1.583cm">
          <text:p text:style-name="P26"><text:span text:style-name="T7">Protein LD</text:span></text:p>
          <draw:enhanced-geometry svg:viewBox="0 0 21600 21600" draw:type="rectangle" draw:enhanced-path="M 0 0 L 21600 0 21600 21600 0 21600 0 0 Z N"/>
        </draw:custom-shape>
        <draw:custom-shape draw:style-name="gr397" draw:text-style-name="P36" draw:layer="layout" svg:width="5.41cm" svg:height="0.457cm" svg:x="13.132cm" svg:y="33.738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" draw:layer="layout" svg:width="5.41cm" svg:height="0.457cm" svg:x="18.432cm" svg:y="32.718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" draw:layer="layout" svg:width="5.41cm" svg:height="0.457cm" svg:x="18.532cm" svg:y="31.651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13.194cm" svg:y="28.183cm">
          <draw:text-box>
            <text:p><text:span text:style-name="T16">Transcript </text:span><text:span text:style-name="T16">LD</text:span></text:p>
          </draw:text-box>
        </draw:frame>
        <draw:frame draw:style-name="gr92" draw:text-style-name="P31" draw:layer="layout" svg:width="4.066cm" svg:height="1.038cm" svg:x="24.394cm" svg:y="28.183cm">
          <draw:text-box>
            <text:p><text:span text:style-name="T16">Protein LD</text:span></text:p>
          </draw:text-box>
        </draw:frame>
        <draw:frame draw:style-name="gr92" draw:text-style-name="P31" draw:layer="layout" svg:width="4.066cm" svg:height="1.038cm" svg:x="29.794cm" svg:y="28.183cm">
          <draw:text-box>
            <text:p><text:span text:style-name="T16">Protein SD</text:span></text:p>
          </draw:text-box>
        </draw:frame>
        <draw:custom-shape draw:style-name="gr377" draw:text-style-name="P13" draw:layer="layout" svg:width="5.41cm" svg:height="0.508cm" svg:x="18.532cm" svg:y="28.673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18.594cm" svg:y="28.183cm">
          <draw:text-box>
            <text:p><text:span text:style-name="T16">Transcript </text:span><text:span text:style-name="T16">SD</text:span></text:p>
          </draw:text-box>
        </draw:frame>
        <draw:custom-shape draw:style-name="gr324" draw:text-style-name="P13" draw:layer="layout" svg:width="4.496cm" svg:height="0.406cm" svg:x="24.058cm" svg:y="34.846cm">
          <text:p/>
          <draw:enhanced-geometry svg:viewBox="0 0 21600 21600" draw:type="rectangle" draw:enhanced-path="M 0 0 L 21600 0 21600 21600 0 21600 0 0 Z N"/>
        </draw:custom-shape>
        <draw:custom-shape draw:style-name="gr317" draw:text-style-name="P13" draw:layer="layout" svg:width="4.472cm" svg:height="0.305cm" svg:x="13.312cm" svg:y="34.8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24.161cm" svg:y="34.8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3" draw:layer="layout" svg:width="4.473cm" svg:height="0.305cm" svg:x="29.735cm" svg:y="34.846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13.001cm" svg:y="34.87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23.877cm" svg:y="34.8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18.502cm" svg:y="34.83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3" draw:layer="layout" svg:width="5.382cm" svg:height="0.305cm" svg:x="28.477cm" svg:y="34.821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3" draw:layer="layout" svg:width="4.742cm" svg:height="0.305cm" svg:x="28.527cm" svg:y="34.87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18.575cm" svg:y="34.8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4cm" svg:height="0.507cm" svg:x="13.04cm" svg:y="35.123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13.3cm" svg:y="34.872cm">
          <text:p/>
          <draw:enhanced-geometry svg:viewBox="0 0 21600 21600" draw:type="rectangle" draw:enhanced-path="M 0 0 L 21600 0 21600 21600 0 21600 0 0 Z N"/>
        </draw:custom-shape>
        <draw:frame draw:style-name="gr228" draw:text-style-name="P1" draw:layer="layout" svg:width="5.053cm" svg:height="0.507cm" svg:x="23.89cm" svg:y="35.1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7" draw:text-style-name="P13" draw:layer="layout" svg:width="4.743cm" svg:height="0.305cm" svg:x="24.149cm" svg:y="34.871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18.415cm" svg:y="35.0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18.476cm" svg:y="34.92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13" draw:layer="layout" svg:width="4.743cm" svg:height="0.305cm" svg:x="28.725cm" svg:y="34.872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5.054cm" svg:height="0.761cm" svg:x="29.365cm" svg:y="35.041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336" draw:text-style-name="P13" draw:layer="layout" svg:width="4.742cm" svg:height="0.305cm" svg:x="29.326cm" svg:y="34.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56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4" draw:text-style-name="P1" draw:layer="layout" svg:width="7.62cm" svg:height="7.01cm" svg:x="19.036cm" svg:y="37.084cm">
          <draw:image xlink:href="Pictures/1000000000000186000001685AC4345BF95B54C0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38.852cm" svg:y="36.44cm">
          <draw:image xlink:href="Pictures/1000000000000186000001687E4C998452D60686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13.716cm" svg:y="19.304cm">
          <draw:image xlink:href="Pictures/100000000000018600000168C18D5E7E0E039354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19.364cm" svg:y="28.406cm">
          <draw:image xlink:href="Pictures/100000000000018600000168164BD3BEAC656B39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13.616cm" svg:y="10.922cm">
          <draw:image xlink:href="Pictures/100000000000018600000168F812C00CD35D4B91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38.294cm" svg:y="-0.046cm">
          <draw:image xlink:href="Pictures/10000000000001860000016870E2687C2E37CF3D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23.93cm" svg:y="19.1cm">
          <draw:image xlink:href="Pictures/1000000000000186000001683BD8F43647D89A7E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13.828cm" svg:y="2.072cm">
          <draw:image xlink:href="Pictures/100000000000018600000168C0C0B57334B6AF8B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38.294cm" svg:y="8.654cm">
          <draw:image xlink:href="Pictures/1000000000000186000001687A5D8E9D64739049.png" xlink:type="simple" xlink:show="embed" xlink:actuate="onLoad" loext:mime-type="image/png">
            <text:p/>
          </draw:image>
        </draw:frame>
        <draw:frame draw:style-name="gr64" draw:text-style-name="P1" draw:layer="layout" svg:width="7.62cm" svg:height="7.01cm" svg:x="38.294cm" svg:y="27.654cm">
          <draw:image xlink:href="Pictures/1000000000000186000001689CBF22028FEC49DE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04cm" svg:x="7.512cm" svg:y="3.778cm">
          <draw:image xlink:href="Pictures/100000000000019A00000118A4F7009785AD0346.png" xlink:type="simple" xlink:show="embed" xlink:actuate="onLoad" loext:mime-type="image/png">
            <text:p/>
          </draw:image>
        </draw:frame>
        <draw:frame draw:style-name="gr358" draw:text-style-name="P33" draw:layer="layout" svg:width="5.08cm" svg:height="1.524cm" svg:x="2.54cm" svg:y="1.694cm">
          <draw:text-box>
            <text:p><text:span text:style-name="T17">Pyruvate</text:span></text:p>
          </draw:text-box>
        </draw:frame>
        <draw:frame draw:style-name="gr358" draw:text-style-name="P33" xml:id="id1" draw:id="id1" draw:layer="layout" svg:width="5.08cm" svg:height="1.524cm" svg:x="8.14cm" svg:y="2.794cm">
          <draw:text-box>
            <text:p><text:span text:style-name="T17">GAP</text:span></text:p>
          </draw:text-box>
        </draw:frame>
        <draw:line draw:style-name="gr360" draw:text-style-name="P1" xml:id="id2" draw:id="id2" draw:layer="layout" svg:x1="4.826cm" svg:y1="3.218cm" svg:x2="4.826cm" svg:y2="7.028cm">
          <text:p/>
        </draw:line>
        <draw:connector draw:style-name="gr398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358" draw:text-style-name="P38" draw:layer="layout" svg:width="5.08cm" svg:height="1.524cm" svg:x="4.94cm" svg:y="4.794cm">
          <draw:text-box>
            <text:p><text:span text:style-name="T20">D</text:span><text:span text:style-name="T20">X</text:span><text:span text:style-name="T20">S</text:span></text:p>
          </draw:text-box>
        </draw:frame>
        <draw:frame draw:style-name="gr358" draw:text-style-name="P33" draw:layer="layout" svg:width="2.794cm" svg:height="1.524cm" svg:x="3.54cm" svg:y="7.994cm">
          <draw:text-box>
            <text:p><text:span text:style-name="T17">D</text:span><text:span text:style-name="T17">P</text:span><text:span text:style-name="T17">X</text:span></text:p>
          </draw:text-box>
        </draw:frame>
        <draw:frame draw:style-name="gr64" draw:text-style-name="P1" draw:layer="layout" svg:width="5.08cm" svg:height="3.454cm" svg:x="7.512cm" svg:y="9.4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358" draw:text-style-name="P38" draw:layer="layout" svg:width="5.08cm" svg:height="1.524cm" svg:x="5.04cm" svg:y="10.494cm">
          <draw:text-box>
            <text:p><text:span text:style-name="T20">D</text:span><text:span text:style-name="T20">X</text:span><text:span text:style-name="T20">R</text:span></text:p>
          </draw:text-box>
        </draw:frame>
        <draw:frame draw:style-name="gr358" draw:text-style-name="P33" draw:layer="layout" svg:width="2.794cm" svg:height="1.524cm" svg:x="3.44cm" svg:y="13.394cm">
          <draw:text-box>
            <text:p><text:span text:style-name="T17">M</text:span><text:span text:style-name="T17">E</text:span><text:span text:style-name="T17">P</text:span></text:p>
          </draw:text-box>
        </draw:frame>
        <draw:frame draw:style-name="gr358" draw:text-style-name="P38" draw:layer="layout" svg:width="2.834cm" svg:height="1.524cm" svg:x="5.04cm" svg:y="15.394cm">
          <draw:text-box>
            <text:p><text:span text:style-name="T20">C</text:span><text:span text:style-name="T20">M</text:span><text:span text:style-name="T20">S</text:span></text:p>
          </draw:text-box>
        </draw:frame>
        <draw:frame draw:style-name="gr64" draw:text-style-name="P1" draw:layer="layout" svg:width="5.08cm" svg:height="3.454cm" svg:x="7.52cm" svg:y="14.348cm">
          <draw:image xlink:href="Pictures/100000000000019A0000011889CC2A90CF5BEFA0.png" xlink:type="simple" xlink:show="embed" xlink:actuate="onLoad" loext:mime-type="image/png">
            <text:p/>
          </draw:image>
        </draw:frame>
        <draw:frame draw:style-name="gr359" draw:text-style-name="P33" draw:layer="layout" svg:width="4.526cm" svg:height="1.352cm" svg:x="2.586cm" svg:y="18.294cm">
          <draw:text-box>
            <text:p><text:span text:style-name="T17">C</text:span><text:span text:style-name="T17">D</text:span><text:span text:style-name="T17">P</text:span><text:span text:style-name="T17">-</text:span><text:span text:style-name="T17">M</text:span><text:span text:style-name="T17">E</text:span></text:p>
          </draw:text-box>
        </draw:frame>
        <draw:frame draw:style-name="gr399" draw:text-style-name="P33" draw:layer="layout" svg:width="5.08cm" svg:height="1.517cm" svg:x="2.286cm" svg:y="23.195cm">
          <draw:text-box>
            <text:p><text:span text:style-name="T17">C</text:span><text:span text:style-name="T17">D</text:span><text:span text:style-name="T17">P</text:span><text:span text:style-name="T17">-</text:span><text:span text:style-name="T17">M</text:span><text:span text:style-name="T17">E</text:span><text:span text:style-name="T17">P</text:span></text:p>
          </draw:text-box>
        </draw:frame>
        <draw:frame draw:style-name="gr400" draw:text-style-name="P33" draw:layer="layout" svg:width="3.964cm" svg:height="1.544cm" svg:x="2.886cm" svg:y="28.296cm">
          <draw:text-box>
            <text:p><text:span text:style-name="T17">M</text:span><text:span text:style-name="T17">E</text:span><text:span text:style-name="T17">c</text:span><text:span text:style-name="T17">P</text:span><text:span text:style-name="T17">P</text:span></text:p>
          </draw:text-box>
        </draw:frame>
        <draw:line draw:style-name="gr360" draw:text-style-name="P1" draw:layer="layout" svg:x1="4.826cm" svg:y1="9.592cm" svg:x2="4.826cm" svg:y2="13.402cm">
          <text:p/>
        </draw:line>
        <draw:line draw:style-name="gr360" draw:text-style-name="P1" draw:layer="layout" svg:x1="4.826cm" svg:y1="14.666cm" svg:x2="4.826cm" svg:y2="18.476cm">
          <text:p/>
        </draw:line>
        <draw:line draw:style-name="gr360" draw:text-style-name="P1" draw:layer="layout" svg:x1="4.826cm" svg:y1="19.54cm" svg:x2="4.826cm" svg:y2="23.35cm">
          <text:p/>
        </draw:line>
        <draw:line draw:style-name="gr360" draw:text-style-name="P1" draw:layer="layout" svg:x1="4.826cm" svg:y1="24.514cm" svg:x2="4.826cm" svg:y2="28.324cm">
          <text:p/>
        </draw:line>
        <draw:line draw:style-name="gr360" draw:text-style-name="P1" draw:layer="layout" svg:x1="4.826cm" svg:y1="29.688cm" svg:x2="4.826cm" svg:y2="33.498cm">
          <text:p/>
        </draw:line>
        <draw:frame draw:style-name="gr400" draw:text-style-name="P33" xml:id="id3" draw:id="id3" draw:layer="layout" svg:width="4.47cm" svg:height="1.544cm" svg:x="2.586cm" svg:y="33.496cm">
          <draw:text-box>
            <text:p><text:span text:style-name="T17">H</text:span><text:span text:style-name="T17">M</text:span><text:span text:style-name="T17">B</text:span><text:span text:style-name="T17">-</text:span><text:span text:style-name="T17">P</text:span><text:span text:style-name="T17">P</text:span></text:p>
          </draw:text-box>
        </draw:frame>
        <draw:frame draw:style-name="gr400" draw:text-style-name="P33" xml:id="id4" draw:id="id4" draw:layer="layout" svg:width="2.208cm" svg:height="1.544cm" svg:x="0.986cm" svg:y="38.096cm">
          <draw:text-box>
            <text:p><text:span text:style-name="T17">IPP</text:span></text:p>
          </draw:text-box>
        </draw:frame>
        <draw:frame draw:style-name="gr359" draw:text-style-name="P33" xml:id="id5" draw:id="id5" draw:layer="layout" svg:width="4.12cm" svg:height="1.352cm" svg:x="5.786cm" svg:y="38.096cm">
          <draw:text-box>
            <text:p><text:span text:style-name="T17">DMAPP</text:span></text:p>
          </draw:text-box>
        </draw:frame>
        <draw:connector draw:style-name="gr401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401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402" draw:text-style-name="P33" xml:id="id6" draw:id="id6" draw:layer="layout" svg:width="2.748cm" svg:height="2cm" svg:x="3.486cm" svg:y="42.196cm">
          <draw:text-box>
            <text:p><text:span text:style-name="T17">G</text:span><text:span text:style-name="T17">P</text:span><text:span text:style-name="T17">P</text:span></text:p>
          </draw:text-box>
        </draw:frame>
        <draw:connector draw:style-name="gr401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401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360" draw:text-style-name="P1" draw:layer="layout" svg:x1="4.772cm" svg:y1="43.688cm" svg:x2="4.772cm" svg:y2="47.498cm">
          <text:p/>
        </draw:line>
        <draw:frame draw:style-name="gr403" draw:text-style-name="P33" draw:layer="layout" svg:width="3.372cm" svg:height="1.526cm" svg:x="3.086cm" svg:y="47.896cm">
          <draw:text-box>
            <text:p><text:span text:style-name="T17">GGPP</text:span></text:p>
          </draw:text-box>
        </draw:frame>
        <draw:line draw:style-name="gr360" draw:text-style-name="P1" draw:layer="layout" svg:x1="7.197cm" svg:y1="48.591cm" svg:x2="11.006cm" svg:y2="48.591cm">
          <text:p/>
        </draw:line>
        <draw:frame draw:style-name="gr403" draw:text-style-name="P33" draw:layer="layout" svg:width="5.162cm" svg:height="1.526cm" svg:x="11.552cm" svg:y="47.87cm">
          <draw:text-box>
            <text:p><text:span text:style-name="T17">Phytoene</text:span></text:p>
          </draw:text-box>
        </draw:frame>
        <draw:line draw:style-name="gr360" draw:text-style-name="P1" draw:layer="layout" svg:x1="16.737cm" svg:y1="48.565cm" svg:x2="20.546cm" svg:y2="48.565cm">
          <text:p/>
        </draw:line>
        <draw:frame draw:style-name="gr404" draw:text-style-name="P33" draw:layer="layout" svg:width="5.56cm" svg:height="2.453cm" svg:x="20.752cm" svg:y="47.77cm">
          <draw:text-box>
            <text:p><text:span text:style-name="T17">ζ-</text:span><text:span text:style-name="T17">carotene</text:span></text:p>
          </draw:text-box>
        </draw:frame>
        <draw:line draw:style-name="gr360" draw:text-style-name="P1" draw:layer="layout" svg:x1="25.611cm" svg:y1="48.565cm" svg:x2="25.611cm" svg:y2="48.565cm">
          <text:p/>
        </draw:line>
        <draw:frame draw:style-name="gr403" draw:text-style-name="P33" xml:id="id7" draw:id="id7" draw:layer="layout" svg:width="5.162cm" svg:height="1.526cm" svg:x="29.84cm" svg:y="47.772cm">
          <draw:text-box>
            <text:p><text:span text:style-name="T17">Lycopen</text:span><text:span text:style-name="T17">e</text:span></text:p>
          </draw:text-box>
        </draw:frame>
        <draw:frame draw:style-name="gr405" draw:text-style-name="P33" xml:id="id9" draw:id="id9" draw:layer="layout" svg:width="5.67cm" svg:height="1.482cm" svg:x="39.74cm" svg:y="41.772cm">
          <draw:text-box>
            <text:p><text:span text:style-name="T17">β</text:span><text:span text:style-name="T17">-</text:span><text:span text:style-name="T17">c</text:span><text:span text:style-name="T17">a</text:span><text:span text:style-name="T17">r</text:span><text:span text:style-name="T17">o</text:span><text:span text:style-name="T17">t</text:span><text:span text:style-name="T17">e</text:span><text:span text:style-name="T17">n</text:span><text:span text:style-name="T17">e</text:span></text:p>
          </draw:text-box>
        </draw:frame>
        <draw:frame draw:style-name="gr405" draw:text-style-name="P33" xml:id="id8" draw:id="id8" draw:layer="layout" svg:width="5.67cm" svg:height="1.482cm" svg:x="20.54cm" svg:y="41.772cm">
          <draw:text-box>
            <text:p><text:span text:style-name="T17">α</text:span><text:span text:style-name="T17">-</text:span><text:span text:style-name="T17">c</text:span><text:span text:style-name="T17">a</text:span><text:span text:style-name="T17">r</text:span><text:span text:style-name="T17">o</text:span><text:span text:style-name="T17">t</text:span><text:span text:style-name="T17">e</text:span><text:span text:style-name="T17">n</text:span><text:span text:style-name="T17">e</text:span></text:p>
          </draw:text-box>
        </draw:frame>
        <draw:connector draw:style-name="gr401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401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406" draw:text-style-name="P38" draw:layer="layout" svg:width="6.374cm" svg:height="1.614cm" svg:x="39.39cm" svg:y="13.972cm">
          <draw:text-box>
            <text:p><text:span text:style-name="T20">V</text:span><text:span text:style-name="T20">i</text:span><text:span text:style-name="T20">o</text:span><text:span text:style-name="T20">l</text:span><text:span text:style-name="T20">a</text:span><text:span text:style-name="T20">x</text:span><text:span text:style-name="T20">a</text:span><text:span text:style-name="T20">n</text:span><text:span text:style-name="T20">t</text:span><text:span text:style-name="T20">h</text:span><text:span text:style-name="T20">i</text:span><text:span text:style-name="T20">n</text:span></text:p>
          </draw:text-box>
        </draw:frame>
        <draw:frame draw:style-name="gr406" draw:text-style-name="P33" draw:layer="layout" svg:width="6.12cm" svg:height="1.614cm" svg:x="39.59cm" svg:y="4.972cm">
          <draw:text-box>
            <text:p><text:span text:style-name="T17">N</text:span><text:span text:style-name="T17">e</text:span><text:span text:style-name="T17">o</text:span><text:span text:style-name="T17">x</text:span><text:span text:style-name="T17">a</text:span><text:span text:style-name="T17">n</text:span><text:span text:style-name="T17">t</text:span><text:span text:style-name="T17">h</text:span><text:span text:style-name="T17">i</text:span><text:span text:style-name="T17">n</text:span></text:p>
          </draw:text-box>
        </draw:frame>
        <draw:frame draw:style-name="gr359" draw:text-style-name="P33" draw:layer="layout" svg:width="3.604cm" svg:height="1.352cm" svg:x="21.54cm" svg:y="33.072cm">
          <draw:text-box>
            <text:p><text:span text:style-name="T17">L</text:span><text:span text:style-name="T17">u</text:span><text:span text:style-name="T17">t</text:span><text:span text:style-name="T17">e</text:span><text:span text:style-name="T17">i</text:span><text:span text:style-name="T17">n</text:span></text:p>
          </draw:text-box>
        </draw:frame>
        <draw:frame draw:style-name="gr406" draw:text-style-name="P33" xml:id="id12" draw:id="id12" draw:layer="layout" svg:width="7.82cm" svg:height="1.614cm" svg:x="24.39cm" svg:y="24.272cm">
          <draw:text-box>
            <text:p><text:span text:style-name="T17">P</text:span><text:span text:style-name="T17">r</text:span><text:span text:style-name="T17">a</text:span><text:span text:style-name="T17">s</text:span><text:span text:style-name="T17">i</text:span><text:span text:style-name="T17">n</text:span><text:span text:style-name="T17">o</text:span><text:span text:style-name="T17">x</text:span><text:span text:style-name="T17">a</text:span><text:span text:style-name="T17">n</text:span><text:span text:style-name="T17">t</text:span><text:span text:style-name="T17">h</text:span><text:span text:style-name="T17">i</text:span><text:span text:style-name="T17">n</text:span></text:p>
          </draw:text-box>
        </draw:frame>
        <draw:frame draw:style-name="gr406" draw:text-style-name="P33" xml:id="id11" draw:id="id11" draw:layer="layout" svg:width="7.028cm" svg:height="1.614cm" svg:x="14.732cm" svg:y="24.282cm">
          <draw:text-box>
            <text:p><text:span text:style-name="T17">D</text:span><text:span text:style-name="T17">i</text:span><text:span text:style-name="T17">h</text:span><text:span text:style-name="T17">y</text:span><text:span text:style-name="T17">d</text:span><text:span text:style-name="T17">r</text:span><text:span text:style-name="T17">o</text:span><text:span text:style-name="T17">l</text:span><text:span text:style-name="T17">u</text:span><text:span text:style-name="T17">t</text:span><text:span text:style-name="T17">e</text:span><text:span text:style-name="T17">i</text:span><text:span text:style-name="T17">n</text:span></text:p>
          </draw:text-box>
        </draw:frame>
        <draw:connector draw:style-name="gr407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408" draw:text-style-name="P13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407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64" draw:text-style-name="P1" draw:layer="layout" svg:width="7.62cm" svg:height="7.01cm" svg:x="38.294cm" svg:y="18.154cm">
          <draw:image xlink:href="Pictures/10000000000001860000016889F941A51D510CF3.png" xlink:type="simple" xlink:show="embed" xlink:actuate="onLoad" loext:mime-type="image/png">
            <text:p/>
          </draw:image>
        </draw:frame>
        <draw:frame draw:style-name="gr406" draw:text-style-name="P33" draw:layer="layout" svg:width="6.042cm" svg:height="1.614cm" svg:x="14.99cm" svg:y="15.772cm">
          <draw:text-box>
            <text:p><text:span text:style-name="T17">M</text:span><text:span text:style-name="T17">i</text:span><text:span text:style-name="T17">c</text:span><text:span text:style-name="T17">r</text:span><text:span text:style-name="T17">o</text:span><text:span text:style-name="T17">m</text:span><text:span text:style-name="T17">o</text:span><text:span text:style-name="T17">n</text:span><text:span text:style-name="T17">a</text:span><text:span text:style-name="T17">l</text:span></text:p>
          </draw:text-box>
        </draw:frame>
        <draw:frame draw:style-name="gr409" draw:text-style-name="P33" draw:layer="layout" svg:width="4.272cm" svg:height="1.398cm" svg:x="15.89cm" svg:y="7.172cm">
          <draw:text-box>
            <text:p><text:span text:style-name="T17">U</text:span><text:span text:style-name="T17">r</text:span><text:span text:style-name="T17">i</text:span><text:span text:style-name="T17">o</text:span><text:span text:style-name="T17">l</text:span><text:span text:style-name="T17">i</text:span><text:span text:style-name="T17">d</text:span><text:span text:style-name="T17">e</text:span></text:p>
          </draw:text-box>
        </draw:frame>
        <draw:custom-shape draw:style-name="gr408" draw:text-style-name="P13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13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2.621cm" svg:y1="10.158cm" svg:x2="42.621cm" svg:y2="6.348cm">
          <text:p/>
        </draw:line>
        <draw:custom-shape draw:style-name="gr408" draw:text-style-name="P13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4.022cm" svg:y1="19.033cm" svg:x2="44.022cm" svg:y2="15.223cm">
          <text:p/>
        </draw:line>
        <draw:line draw:style-name="gr360" draw:text-style-name="P1" draw:layer="layout" svg:x1="41.223cm" svg:y1="15.25cm" svg:x2="41.223cm" svg:y2="19.06cm">
          <text:p/>
        </draw:line>
        <draw:frame draw:style-name="gr406" draw:text-style-name="P33" draw:layer="layout" svg:width="7.82cm" svg:height="1.614cm" svg:x="38.69cm" svg:y="23.472cm">
          <draw:text-box>
            <text:p><text:span text:style-name="T17">A</text:span><text:span text:style-name="T17">n</text:span><text:span text:style-name="T17">t</text:span><text:span text:style-name="T17">h</text:span><text:span text:style-name="T17">e</text:span><text:span text:style-name="T17">r</text:span><text:span text:style-name="T17">a</text:span><text:span text:style-name="T17">x</text:span><text:span text:style-name="T17">a</text:span><text:span text:style-name="T17">n</text:span><text:span text:style-name="T17">t</text:span><text:span text:style-name="T17">h</text:span><text:span text:style-name="T17">i</text:span><text:span text:style-name="T17">n</text:span></text:p>
          </draw:text-box>
        </draw:frame>
        <draw:custom-shape draw:style-name="gr408" draw:text-style-name="P13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4.021cm" svg:y1="28.832cm" svg:x2="44.021cm" svg:y2="25.022cm">
          <text:p/>
        </draw:line>
        <draw:line draw:style-name="gr360" draw:text-style-name="P1" draw:layer="layout" svg:x1="41.222cm" svg:y1="25.049cm" svg:x2="41.222cm" svg:y2="28.859cm">
          <text:p/>
        </draw:line>
        <draw:frame draw:style-name="gr359" draw:text-style-name="P33" draw:layer="layout" svg:width="5.87cm" svg:height="1.352cm" svg:x="39.74cm" svg:y="32.572cm">
          <draw:text-box>
            <text:p><text:span text:style-name="T17">Z</text:span><text:span text:style-name="T17">e</text:span><text:span text:style-name="T17">a</text:span><text:span text:style-name="T17">x</text:span><text:span text:style-name="T17">a</text:span><text:span text:style-name="T17">n</text:span><text:span text:style-name="T17">t</text:span><text:span text:style-name="T17">h</text:span><text:span text:style-name="T17">i</text:span><text:span text:style-name="T17">n</text:span></text:p>
          </draw:text-box>
        </draw:frame>
        <draw:custom-shape draw:style-name="gr408" draw:text-style-name="P13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42.62cm" svg:y1="37.831cm" svg:x2="42.62cm" svg:y2="34.021cm">
          <text:p/>
        </draw:line>
        <draw:custom-shape draw:style-name="gr408" draw:text-style-name="P13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360" draw:text-style-name="P1" draw:layer="layout" svg:x1="23.374cm" svg:y1="38.881cm" svg:x2="23.374cm" svg:y2="36.976cm">
          <text:p/>
        </draw:line>
        <draw:line draw:style-name="gr360" draw:text-style-name="P1" draw:layer="layout" svg:x1="23.374cm" svg:y1="36.807cm" svg:x2="23.374cm" svg:y2="34.902cm">
          <text:p/>
        </draw:line>
        <draw:frame draw:style-name="gr410" draw:text-style-name="P39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408" draw:text-style-name="P13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408" draw:text-style-name="P13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411" draw:text-style-name="P1" draw:layer="layout" svg:x1="18.005cm" svg:y1="20.851cm" svg:x2="18.005cm" svg:y2="17.041cm">
          <text:p/>
        </draw:line>
        <draw:custom-shape draw:style-name="gr408" draw:text-style-name="P13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411" draw:text-style-name="P1" draw:layer="layout" svg:x1="18.006cm" svg:y1="12.478cm" svg:x2="18.006cm" svg:y2="8.668cm">
          <text:p/>
        </draw:line>
        <draw:custom-shape draw:style-name="gr408" draw:text-style-name="P13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5.08cm" svg:height="3.454cm" svg:x="45.63cm" svg:y="6.75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358" draw:text-style-name="P38" draw:layer="layout" svg:width="5.08cm" svg:height="1.524cm" svg:x="42.912cm" svg:y="7.874cm">
          <draw:text-box>
            <text:p><text:span text:style-name="T20">N</text:span><text:span text:style-name="T20">X</text:span><text:span text:style-name="T20">S</text:span></text:p>
          </draw:text-box>
        </draw:frame>
        <draw:frame draw:style-name="gr358" draw:text-style-name="P38" draw:layer="layout" svg:width="2.818cm" svg:height="1.524cm" svg:x="44.412cm" svg:y="16.474cm">
          <draw:text-box>
            <text:p><text:span text:style-name="T20">Z</text:span><text:span text:style-name="T20">E</text:span><text:span text:style-name="T20">P</text:span></text:p>
          </draw:text-box>
        </draw:frame>
        <draw:frame draw:style-name="gr358" draw:text-style-name="P38" draw:layer="layout" svg:width="5.08cm" svg:height="1.524cm" svg:x="44.412cm" svg:y="26.274cm">
          <draw:text-box>
            <text:p><text:span text:style-name="T20">Z</text:span><text:span text:style-name="T20">E</text:span><text:span text:style-name="T20">P</text:span></text:p>
          </draw:text-box>
        </draw:frame>
        <draw:frame draw:style-name="gr64" draw:text-style-name="P1" draw:layer="layout" svg:width="5.08cm" svg:height="3.454cm" svg:x="46.976cm" svg:y="25.248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358" draw:text-style-name="P38" draw:layer="layout" svg:width="2.818cm" svg:height="1.524cm" svg:x="37.912cm" svg:y="16.474cm">
          <draw:text-box>
            <text:p><text:span text:style-name="T20">V</text:span><text:span text:style-name="T20">D</text:span><text:span text:style-name="T20">E</text:span></text:p>
          </draw:text-box>
        </draw:frame>
        <draw:frame draw:style-name="gr358" draw:text-style-name="P38" draw:layer="layout" svg:width="2.818cm" svg:height="1.524cm" svg:x="37.912cm" svg:y="26.274cm">
          <draw:text-box>
            <text:p><text:span text:style-name="T20">V</text:span><text:span text:style-name="T20">D</text:span><text:span text:style-name="T20">E</text:span></text:p>
          </draw:text-box>
        </draw:frame>
        <draw:frame draw:style-name="gr64" draw:text-style-name="P1" draw:layer="layout" svg:width="5.08cm" svg:height="3.454cm" svg:x="33.006cm" svg:y="15.4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45.914cm" svg:y="34.184cm">
          <draw:image xlink:href="Pictures/100000000000019A0000011818E57CDD60ED54FE.png" xlink:type="simple" xlink:show="embed" xlink:actuate="onLoad" loext:mime-type="image/png">
            <text:p/>
          </draw:image>
        </draw:frame>
        <draw:frame draw:style-name="gr358" draw:text-style-name="P38" draw:layer="layout" svg:width="2.818cm" svg:height="1.524cm" svg:x="42.912cm" svg:y="35.274cm">
          <draw:text-box>
            <text:p><text:span text:style-name="T21">β</text:span><text:span text:style-name="T20">C</text:span><text:span text:style-name="T20">H</text:span></text:p>
          </draw:text-box>
        </draw:frame>
        <draw:frame draw:style-name="gr64" draw:text-style-name="P1" draw:layer="layout" svg:width="5.08cm" svg:height="3.454cm" svg:x="30.134cm" svg:y="40.41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394" draw:text-style-name="P38" draw:layer="layout" svg:width="4.088cm" svg:height="1.673cm" svg:x="30.772cm" svg:y="43.634cm">
          <draw:text-box>
            <text:p text:style-name="P40"><text:span text:style-name="T22">L</text:span><text:span text:style-name="T22">C</text:span><text:span text:style-name="T22">Y</text:span><text:span text:style-name="T23">ε</text:span><text:span text:style-name="T22">/</text:span><text:span text:style-name="T21">β</text:span></text:p>
          </draw:text-box>
        </draw:frame>
        <draw:frame draw:style-name="gr358" draw:text-style-name="P38" draw:layer="layout" svg:width="2.834cm" svg:height="1.524cm" svg:x="5.04cm" svg:y="20.294cm">
          <draw:text-box>
            <text:p><text:span text:style-name="T20">C</text:span><text:span text:style-name="T20">M</text:span><text:span text:style-name="T20">K</text:span></text:p>
          </draw:text-box>
        </draw:frame>
        <draw:frame draw:style-name="gr64" draw:text-style-name="P1" draw:layer="layout" svg:width="5.08cm" svg:height="3.454cm" svg:x="7.52cm" svg:y="19.182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7.52cm" svg:y="24.2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358" draw:text-style-name="P38" draw:layer="layout" svg:width="2.834cm" svg:height="1.524cm" svg:x="5.04cm" svg:y="25.394cm">
          <draw:text-box>
            <text:p><text:span text:style-name="T20">M</text:span><text:span text:style-name="T20">C</text:span><text:span text:style-name="T20">S</text:span></text:p>
          </draw:text-box>
        </draw:frame>
        <draw:frame draw:style-name="gr358" draw:text-style-name="P38" draw:layer="layout" svg:width="2.834cm" svg:height="1.524cm" svg:x="5.04cm" svg:y="30.494cm">
          <draw:text-box>
            <text:p><text:span text:style-name="T20">H</text:span><text:span text:style-name="T20">D</text:span><text:span text:style-name="T20">S</text:span></text:p>
          </draw:text-box>
        </draw:frame>
        <draw:frame draw:style-name="gr64" draw:text-style-name="P1" draw:layer="layout" svg:width="5.08cm" svg:height="3.454cm" svg:x="7.566cm" svg:y="29.412cm">
          <draw:image xlink:href="Pictures/100000000000019A000001180212353917B72BDB.png" xlink:type="simple" xlink:show="embed" xlink:actuate="onLoad" loext:mime-type="image/png">
            <text:p/>
          </draw:image>
        </draw:frame>
        <draw:frame draw:style-name="gr358" draw:text-style-name="P38" draw:layer="layout" svg:width="2.834cm" svg:height="1.524cm" svg:x="5.04cm" svg:y="34.994cm">
          <draw:text-box>
            <text:p><text:span text:style-name="T20">H</text:span><text:span text:style-name="T20">D</text:span><text:span text:style-name="T20">R</text:span></text:p>
          </draw:text-box>
        </draw:frame>
        <draw:frame draw:style-name="gr64" draw:text-style-name="P1" draw:layer="layout" svg:width="5.08cm" svg:height="3.454cm" svg:x="8.449cm" svg:y="33.958cm">
          <draw:image xlink:href="Pictures/100000000000019A00000118CFF64858CFDC1C68.png" xlink:type="simple" xlink:show="embed" xlink:actuate="onLoad" loext:mime-type="image/png">
            <text:p/>
          </draw:image>
        </draw:frame>
        <draw:frame draw:style-name="gr412" draw:text-style-name="P38" draw:layer="layout" svg:width="3.65cm" svg:height="1.424cm" svg:x="5.24cm" svg:y="40.594cm">
          <draw:text-box>
            <text:p><text:span text:style-name="T20">G</text:span><text:span text:style-name="T20">P</text:span><text:span text:style-name="T20">P</text:span><text:span text:style-name="T20">S</text:span></text:p>
          </draw:text-box>
        </draw:frame>
        <draw:frame draw:style-name="gr64" draw:text-style-name="P1" draw:layer="layout" svg:width="5.08cm" svg:height="3.454cm" svg:x="8.536cm" svg:y="39.548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413" draw:text-style-name="P38" draw:layer="layout" svg:width="4.158cm" svg:height="1.534cm" svg:x="5.24cm" svg:y="44.694cm">
          <draw:text-box>
            <text:p><text:span text:style-name="T20">G</text:span><text:span text:style-name="T20">G</text:span><text:span text:style-name="T20">P</text:span><text:span text:style-name="T20">P</text:span><text:span text:style-name="T20">S</text:span></text:p>
          </draw:text-box>
        </draw:frame>
        <draw:frame draw:style-name="gr412" draw:text-style-name="P38" draw:layer="layout" svg:width="3.65cm" svg:height="1.424cm" svg:x="5.24cm" svg:y="40.594cm">
          <draw:text-box>
            <text:p><text:span text:style-name="T20">G</text:span><text:span text:style-name="T20">P</text:span><text:span text:style-name="T20">P</text:span><text:span text:style-name="T20">S</text:span></text:p>
          </draw:text-box>
        </draw:frame>
        <draw:frame draw:style-name="gr64" draw:text-style-name="P1" draw:layer="layout" svg:width="5.08cm" svg:height="3.454cm" svg:x="9.049cm" svg:y="43.639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413" draw:text-style-name="P38" draw:layer="layout" svg:width="2.558cm" svg:height="1.534cm" svg:x="7.54cm" svg:y="48.594cm">
          <draw:text-box>
            <text:p><text:span text:style-name="T20">P</text:span><text:span text:style-name="T20">S</text:span><text:span text:style-name="T20">Y</text:span></text:p>
          </draw:text-box>
        </draw:frame>
        <draw:frame draw:style-name="gr64" draw:text-style-name="P1" draw:layer="layout" svg:width="5.08cm" svg:height="3.454cm" svg:x="6.25cm" svg:y="49.78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64" draw:text-style-name="P1" draw:layer="layout" svg:width="5.08cm" svg:height="3.454cm" svg:x="15.994cm" svg:y="49.632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413" draw:text-style-name="P38" draw:layer="layout" svg:width="2.558cm" svg:height="1.534cm" svg:x="17.24cm" svg:y="48.594cm">
          <draw:text-box>
            <text:p><text:span text:style-name="T20">P</text:span><text:span text:style-name="T20">D</text:span><text:span text:style-name="T20">S</text:span></text:p>
          </draw:text-box>
        </draw:frame>
        <draw:frame draw:style-name="gr64" draw:text-style-name="P1" draw:layer="layout" svg:width="5.08cm" svg:height="3.454cm" svg:x="25.586cm" svg:y="49.632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413" draw:text-style-name="P38" draw:layer="layout" svg:width="2.558cm" svg:height="1.534cm" svg:x="26.94cm" svg:y="48.594cm">
          <draw:text-box>
            <text:p><text:span text:style-name="T20">Z</text:span><text:span text:style-name="T20">D</text:span><text:span text:style-name="T20">S</text:span></text:p>
          </draw:text-box>
        </draw:frame>
        <draw:line draw:style-name="gr360" draw:text-style-name="P1" draw:layer="layout" svg:x1="26.111cm" svg:y1="48.565cm" svg:x2="29.92cm" svg:y2="48.565cm">
          <text:p/>
        </draw:line>
        <draw:frame draw:style-name="gr358" draw:text-style-name="P38" draw:layer="layout" svg:width="2.818cm" svg:height="1.524cm" svg:x="23.912cm" svg:y="37.374cm">
          <draw:text-box>
            <text:p><text:span text:style-name="T21">β</text:span><text:span text:style-name="T20">C</text:span><text:span text:style-name="T20">H</text:span></text:p>
          </draw:text-box>
        </draw:frame>
        <draw:frame draw:style-name="gr394" draw:text-style-name="P38" draw:layer="layout" svg:width="2.818cm" svg:height="1.673cm" svg:x="23.912cm" svg:y="35.174cm">
          <draw:text-box>
            <text:p><text:span text:style-name="T24">ε</text:span><text:span text:style-name="T20">C</text:span><text:span text:style-name="T20">H</text:span></text:p>
          </draw:text-box>
        </draw:frame>
        <draw:frame draw:style-name="gr64" draw:text-style-name="P1" draw:layer="layout" svg:width="5.08cm" svg:height="3.454cm" svg:x="26.732cm" svg:y="34.336cm">
          <draw:image xlink:href="Pictures/100000000000019A000001187195AFA0AC1DABFD.png" xlink:type="simple" xlink:show="embed" xlink:actuate="onLoad" loext:mime-type="image/png">
            <text:p/>
          </draw:image>
        </draw:frame>
        <draw:frame draw:style-name="gr92" draw:text-style-name="P12" draw:layer="layout" svg:width="13.208cm" svg:height="1.038cm" svg:x="5.694cm" svg:y="56.483cm">
          <draw:text-box>
            <text:p><text:span text:style-name="T5">D</text:span><text:span text:style-name="T5">X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2</text:span><text:span text:style-name="T5">g</text:span><text:span text:style-name="T5">0</text:span><text:span text:style-name="T5">1</text:span><text:span text:style-name="T5">7</text:span><text:span text:style-name="T5">3</text:span><text:span text:style-name="T5">0</text:span></text:p>
          </draw:text-box>
        </draw:frame>
        <draw:frame draw:style-name="gr414" draw:text-style-name="P1" draw:layer="layout" svg:width="4.824cm" svg:height="0.761cm" svg:x="13.25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57.383cm">
          <draw:text-box>
            <text:p><text:span text:style-name="T5">D</text:span><text:span text:style-name="T5">X</text:span><text:span text:style-name="T5">R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4</text:span><text:span text:style-name="T5">g</text:span><text:span text:style-name="T5">0</text:span><text:span text:style-name="T5">3</text:span><text:span text:style-name="T5">2</text:span><text:span text:style-name="T5">7</text:span><text:span text:style-name="T5">0</text:span></text:p>
          </draw:text-box>
        </draw:frame>
        <draw:frame draw:style-name="gr416" draw:text-style-name="P1" draw:layer="layout" svg:width="5.079cm" svg:height="0.507cm" svg:x="12.999cm" svg:y="57.643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92" draw:text-style-name="P12" draw:layer="layout" svg:width="13.208cm" svg:height="1.038cm" svg:x="5.694cm" svg:y="58.26cm">
          <draw:text-box>
            <text:p><text:span text:style-name="T5">C</text:span><text:span text:style-name="T5">M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7</text:span><text:span text:style-name="T5">g</text:span><text:span text:style-name="T5">0</text:span><text:span text:style-name="T5">3</text:span><text:span text:style-name="T5">5</text:span><text:span text:style-name="T5">7</text:span><text:span text:style-name="T5">0</text:span></text:p>
          </draw:text-box>
        </draw:frame>
        <draw:frame draw:style-name="gr94" draw:text-style-name="P1" draw:layer="layout" svg:width="5.078cm" svg:height="0.761cm" svg:x="13cm" svg:y="58.437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417" draw:text-style-name="P1" draw:layer="layout" svg:width="5.08cm" svg:height="0.752cm" svg:x="12.998cm" svg:y="59.291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812cm" svg:height="1.038cm" svg:x="5.694cm" svg:y="59.16cm">
          <draw:text-box>
            <text:p><text:span text:style-name="T5">C</text:span><text:span text:style-name="T5">M</text:span><text:span text:style-name="T5">K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6</text:span><text:span text:style-name="T5">g</text:span><text:span text:style-name="T5">0</text:span><text:span text:style-name="T5">1</text:span><text:span text:style-name="T5">9</text:span><text:span text:style-name="T5">1</text:span><text:span text:style-name="T5">0</text:span></text:p>
          </draw:text-box>
        </draw:frame>
        <draw:frame draw:style-name="gr418" draw:text-style-name="P1" draw:layer="layout" svg:width="4.924cm" svg:height="0.761cm" svg:x="12.998cm" svg:y="60.1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92" draw:text-style-name="P12" draw:layer="layout" svg:width="7.558cm" svg:height="1.038cm" svg:x="5.694cm" svg:y="60.012cm">
          <draw:text-box>
            <text:p><text:span text:style-name="T5">M</text:span><text:span text:style-name="T5">C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1</text:span><text:span text:style-name="T5">g</text:span><text:span text:style-name="T5">0</text:span><text:span text:style-name="T5">0</text:span><text:span text:style-name="T5">0</text:span><text:span text:style-name="T5">5</text:span><text:span text:style-name="T5">0</text:span></text:p>
          </draw:text-box>
        </draw:frame>
        <draw:custom-shape draw:style-name="gr415" draw:text-style-name="P13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60.912cm">
          <draw:text-box>
            <text:p><text:span text:style-name="T5">H</text:span><text:span text:style-name="T5">D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9</text:span><text:span text:style-name="T5">g</text:span><text:span text:style-name="T5">0</text:span><text:span text:style-name="T5">0</text:span><text:span text:style-name="T5">9</text:span><text:span text:style-name="T5">6</text:span><text:span text:style-name="T5">0</text:span></text:p>
          </draw:text-box>
        </draw:frame>
        <draw:frame draw:style-name="gr419" draw:text-style-name="P1" draw:layer="layout" svg:width="5.078cm" svg:height="0.761cm" svg:x="12.998cm" svg:y="60.868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7.558cm" svg:height="1.038cm" svg:x="5.694cm" svg:y="60.912cm">
          <draw:text-box>
            <text:p><text:span text:style-name="T5">H</text:span><text:span text:style-name="T5">D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9</text:span><text:span text:style-name="T5">g</text:span><text:span text:style-name="T5">0</text:span><text:span text:style-name="T5">0</text:span><text:span text:style-name="T5">9</text:span><text:span text:style-name="T5">6</text:span><text:span text:style-name="T5">0</text:span></text:p>
          </draw:text-box>
        </draw:frame>
        <draw:frame draw:style-name="gr92" draw:text-style-name="P12" draw:layer="layout" svg:width="7.558cm" svg:height="1.038cm" svg:x="5.694cm" svg:y="61.765cm">
          <draw:text-box>
            <text:p><text:span text:style-name="T5">H</text:span><text:span text:style-name="T5">D</text:span><text:span text:style-name="T5">R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8</text:span><text:span text:style-name="T5">g</text:span><text:span text:style-name="T5">0</text:span><text:span text:style-name="T5">1</text:span><text:span text:style-name="T5">1</text:span><text:span text:style-name="T5">8</text:span><text:span text:style-name="T5">0</text:span></text:p>
          </draw:text-box>
        </draw:frame>
        <draw:frame draw:style-name="gr420" draw:text-style-name="P1" draw:layer="layout" svg:width="5.078cm" svg:height="0.761cm" svg:x="12.998cm" svg:y="62.008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21" draw:text-style-name="P13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3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423" draw:text-style-name="P12" draw:layer="layout" svg:width="8.066cm" svg:height="1.118cm" svg:x="5.294cm" svg:y="62.628cm">
          <draw:text-box>
            <text:p><text:span text:style-name="T5">G</text:span><text:span text:style-name="T5">P</text:span><text:span text:style-name="T5">P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4</text:span><text:span text:style-name="T5">g</text:span><text:span text:style-name="T5">0</text:span><text:span text:style-name="T5">3</text:span><text:span text:style-name="T5">1</text:span><text:span text:style-name="T5">7</text:span><text:span text:style-name="T5">0</text:span></text:p>
          </draw:text-box>
        </draw:frame>
        <draw:frame draw:style-name="gr424" draw:text-style-name="P1" draw:layer="layout" svg:width="4.924cm" svg:height="0.507cm" svg:x="12.998cm" svg:y="62.92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425" draw:text-style-name="P1" draw:layer="layout" svg:width="4.919cm" svg:height="0.507cm" svg:x="12.998cm" svg:y="63.724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426" draw:text-style-name="P1" draw:layer="layout" svg:width="4.822cm" svg:height="0.506cm" svg:x="12.999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22" draw:text-style-name="P13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427" draw:text-style-name="P1" draw:layer="layout" svg:width="4.858cm" svg:height="0.761cm" svg:x="17.792cm" svg:y="56.571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428" draw:text-style-name="P1" draw:layer="layout" svg:width="4.793cm" svg:height="0.76cm" svg:x="17.824cm" svg:y="57.548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429" draw:text-style-name="P1" draw:layer="layout" svg:width="4.57cm" svg:height="0.761cm" svg:x="17.875cm" svg:y="58.33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30" draw:text-style-name="P13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431" draw:text-style-name="P1" draw:layer="layout" svg:width="4.754cm" svg:height="0.507cm" svg:x="17.875cm" svg:y="59.354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432" draw:text-style-name="P13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433" draw:text-style-name="P1" draw:layer="layout" svg:width="4.776cm" svg:height="0.761cm" svg:x="17.724cm" svg:y="60.085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434" draw:text-style-name="P13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432" draw:text-style-name="P13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432" draw:text-style-name="P13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435" draw:text-style-name="P1" draw:layer="layout" svg:width="4.752cm" svg:height="0.761cm" svg:x="17.875cm" svg:y="60.87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36" draw:text-style-name="P13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436" draw:text-style-name="P13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437" draw:text-style-name="P1" draw:layer="layout" svg:width="4.824cm" svg:height="0.761cm" svg:x="17.824cm" svg:y="61.892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36" draw:text-style-name="P13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436" draw:text-style-name="P13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438" draw:text-style-name="P1" draw:layer="layout" svg:width="4.673cm" svg:height="0.761cm" svg:x="17.821cm" svg:y="62.65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439" draw:text-style-name="P1" draw:layer="layout" svg:width="4.665cm" svg:height="0.507cm" svg:x="17.824cm" svg:y="63.67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17" draw:text-style-name="P13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440" draw:text-style-name="P1" draw:layer="layout" svg:width="4.568cm" svg:height="0.761cm" svg:x="17.824cm" svg:y="72.8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32" draw:text-style-name="P13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441" draw:text-style-name="P1" draw:layer="layout" svg:width="4.824cm" svg:height="0.761cm" svg:x="22.452cm" svg:y="56.626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442" draw:text-style-name="P13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443" draw:text-style-name="P1" draw:layer="layout" svg:width="5.079cm" svg:height="0.507cm" svg:x="22.2cm" svg:y="57.65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444" draw:text-style-name="P1" draw:layer="layout" svg:width="4.748cm" svg:height="0.657cm" svg:x="22.375cm" svg:y="58.404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445" draw:text-style-name="P1" draw:layer="layout" svg:width="4.882cm" svg:height="0.695cm" svg:x="22.396cm" svg:y="59.166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446" draw:text-style-name="P1" draw:layer="layout" svg:width="4.726cm" svg:height="0.579cm" svg:x="22.396cm" svg:y="60.182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447" draw:text-style-name="P1" draw:layer="layout" svg:width="4.752cm" svg:height="0.761cm" svg:x="22.475cm" svg:y="60.9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448" draw:text-style-name="P1" draw:layer="layout" svg:width="4.727cm" svg:height="0.761cm" svg:x="22.396cm" svg:y="61.96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449" draw:text-style-name="P1" draw:layer="layout" svg:width="4.629cm" svg:height="0.761cm" svg:x="22.489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450" draw:text-style-name="P1" draw:layer="layout" svg:width="4.629cm" svg:height="0.506cm" svg:x="22.392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22" draw:text-style-name="P13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451" draw:text-style-name="P1" draw:layer="layout" svg:width="4.858cm" svg:height="0.761cm" svg:x="26.99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452" draw:text-style-name="P1" draw:layer="layout" svg:width="4.793cm" svg:height="0.507cm" svg:x="27.025cm" svg:y="57.6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453" draw:text-style-name="P1" draw:layer="layout" svg:width="4.57cm" svg:height="0.761cm" svg:x="27.075cm" svg:y="58.42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454" draw:text-style-name="P1" draw:layer="layout" svg:width="4.754cm" svg:height="0.648cm" svg:x="27.12cm" svg:y="59.336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455" draw:text-style-name="P1" draw:layer="layout" svg:width="4.576cm" svg:height="0.761cm" svg:x="27.124cm" svg:y="60.098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456" draw:text-style-name="P1" draw:layer="layout" svg:width="4.752cm" svg:height="0.854cm" svg:x="27.075cm" svg:y="60.859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457" draw:text-style-name="P1" draw:layer="layout" svg:width="4.824cm" svg:height="0.761cm" svg:x="27.024cm" svg:y="61.9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458" draw:text-style-name="P1" draw:layer="layout" svg:width="4.665cm" svg:height="0.761cm" svg:x="27.025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440" draw:text-style-name="P1" draw:layer="layout" svg:width="4.568cm" svg:height="0.761cm" svg:x="27.024cm" svg:y="72.879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22" draw:text-style-name="P13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92" draw:text-style-name="P31" draw:layer="layout" svg:width="4.768cm" svg:height="1.038cm" svg:x="13.194cm" svg:y="55.283cm">
          <draw:text-box>
            <text:p><text:span text:style-name="T16">T</text:span><text:span text:style-name="T16">r</text:span><text:span text:style-name="T16">a</text:span><text:span text:style-name="T16">n</text:span><text:span text:style-name="T16">s</text:span><text:span text:style-name="T16">c</text:span><text:span text:style-name="T16">r</text:span><text:span text:style-name="T16">i</text:span><text:span text:style-name="T16">p</text:span><text:span text:style-name="T16">t</text:span><text:span text:style-name="T16"> </text:span><text:span text:style-name="T16">L</text:span><text:span text:style-name="T16">D</text:span></text:p>
          </draw:text-box>
        </draw:frame>
        <draw:frame draw:style-name="gr92" draw:text-style-name="P31" draw:layer="layout" svg:width="4.768cm" svg:height="1.038cm" svg:x="17.694cm" svg:y="55.283cm">
          <draw:text-box>
            <text:p><text:span text:style-name="T16">T</text:span><text:span text:style-name="T16">r</text:span><text:span text:style-name="T16">a</text:span><text:span text:style-name="T16">n</text:span><text:span text:style-name="T16">s</text:span><text:span text:style-name="T16">c</text:span><text:span text:style-name="T16">r</text:span><text:span text:style-name="T16">i</text:span><text:span text:style-name="T16">p</text:span><text:span text:style-name="T16">t</text:span><text:span text:style-name="T16"> </text:span><text:span text:style-name="T16">S</text:span><text:span text:style-name="T16">D</text:span></text:p>
          </draw:text-box>
        </draw:frame>
        <draw:frame draw:style-name="gr92" draw:text-style-name="P31" draw:layer="layout" svg:width="4.768cm" svg:height="1.038cm" svg:x="22.894cm" svg:y="55.283cm">
          <draw:text-box>
            <text:p><text:span text:style-name="T16">P</text:span><text:span text:style-name="T16">r</text:span><text:span text:style-name="T16">o</text:span><text:span text:style-name="T16">t</text:span><text:span text:style-name="T16">e</text:span><text:span text:style-name="T16">i</text:span><text:span text:style-name="T16">n</text:span><text:span text:style-name="T16"> </text:span><text:span text:style-name="T16">L</text:span><text:span text:style-name="T16">D</text:span></text:p>
          </draw:text-box>
        </draw:frame>
        <draw:frame draw:style-name="gr92" draw:text-style-name="P31" draw:layer="layout" svg:width="4.768cm" svg:height="1.038cm" svg:x="27.294cm" svg:y="55.283cm">
          <draw:text-box>
            <text:p><text:span text:style-name="T16">P</text:span><text:span text:style-name="T16">r</text:span><text:span text:style-name="T16">o</text:span><text:span text:style-name="T16">t</text:span><text:span text:style-name="T16">e</text:span><text:span text:style-name="T16">i</text:span><text:span text:style-name="T16">n</text:span><text:span text:style-name="T16"> </text:span><text:span text:style-name="T16">S</text:span><text:span text:style-name="T16">D</text:span></text:p>
          </draw:text-box>
        </draw:frame>
        <draw:frame draw:style-name="gr321" draw:text-style-name="P12" draw:layer="layout" svg:width="13.208cm" svg:height="1.825cm" svg:x="5.886cm" svg:y="64.954cm">
          <draw:text-box>
            <text:p><text:span text:style-name="T5">P</text:span><text:span text:style-name="T5">S</text:span><text:span text:style-name="T5">Y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5</text:span><text:span text:style-name="T5">g</text:span><text:span text:style-name="T5">0</text:span><text:span text:style-name="T5">3</text:span><text:span text:style-name="T5">5</text:span><text:span text:style-name="T5">3</text:span><text:span text:style-name="T5">0</text:span></text:p>
            <text:p><text:span text:style-name="T5"/></text:p>
          </draw:text-box>
        </draw:frame>
        <draw:frame draw:style-name="gr321" draw:text-style-name="P12" draw:layer="layout" svg:width="7.558cm" svg:height="1.825cm" svg:x="5.886cm" svg:y="65.854cm">
          <draw:text-box>
            <text:p text:style-name="P40"><text:span text:style-name="T25">P</text:span><text:span text:style-name="T25">D</text:span><text:span text:style-name="T25">S</text:span><text:span text:style-name="T25"> </text:span><text:span text:style-name="T25">-</text:span><text:span text:style-name="T2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0</text:span><text:span text:style-name="T5">g</text:span><text:span text:style-name="T5">0</text:span><text:span text:style-name="T5">2</text:span><text:span text:style-name="T5">8</text:span><text:span text:style-name="T5">6</text:span><text:span text:style-name="T5">0</text:span></text:p>
            <text:p><text:span text:style-name="T5"/></text:p>
          </draw:text-box>
        </draw:frame>
        <draw:frame draw:style-name="gr321" draw:text-style-name="P12" draw:layer="layout" svg:width="7.558cm" svg:height="1.825cm" svg:x="5.886cm" svg:y="66.731cm">
          <draw:text-box>
            <text:p><text:span text:style-name="T5">Z</text:span><text:span text:style-name="T5">D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6</text:span><text:span text:style-name="T5">g</text:span><text:span text:style-name="T5">0</text:span><text:span text:style-name="T5">0</text:span><text:span text:style-name="T5">5</text:span><text:span text:style-name="T5">9</text:span><text:span text:style-name="T5">0</text:span></text:p>
            <text:p><text:span text:style-name="T5"/></text:p>
          </draw:text-box>
        </draw:frame>
        <draw:frame draw:style-name="gr92" draw:text-style-name="P12" draw:layer="layout" svg:width="7.558cm" svg:height="1.038cm" svg:x="5.886cm" svg:y="68.483cm">
          <draw:text-box>
            <text:p><text:span text:style-name="T26">β</text:span><text:span text:style-name="T26">C</text:span><text:span text:style-name="T26">H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3</text:span><text:span text:style-name="T5">g</text:span><text:span text:style-name="T5">0</text:span><text:span text:style-name="T5">2</text:span><text:span text:style-name="T5">4</text:span><text:span text:style-name="T5">4</text:span><text:span text:style-name="T5">0</text:span></text:p>
          </draw:text-box>
        </draw:frame>
        <draw:frame draw:style-name="gr92" draw:text-style-name="P12" draw:layer="layout" svg:width="7.558cm" svg:height="1.038cm" svg:x="5.886cm" svg:y="69.383cm">
          <draw:text-box>
            <text:p><text:span text:style-name="T5">Z</text:span><text:span text:style-name="T5">E</text:span><text:span text:style-name="T5">P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6</text:span><text:span text:style-name="T5">g</text:span><text:span text:style-name="T5">0</text:span><text:span text:style-name="T5">0</text:span><text:span text:style-name="T5">6</text:span><text:span text:style-name="T5">7</text:span><text:span text:style-name="T5">0</text:span></text:p>
          </draw:text-box>
        </draw:frame>
        <draw:frame draw:style-name="gr92" draw:text-style-name="P12" draw:layer="layout" svg:width="7.558cm" svg:height="1.038cm" svg:x="5.886cm" svg:y="70.236cm">
          <draw:text-box>
            <text:p><text:span text:style-name="T5">V</text:span><text:span text:style-name="T5">D</text:span><text:span text:style-name="T5">E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6</text:span><text:span text:style-name="T5">g</text:span><text:span text:style-name="T5">0</text:span><text:span text:style-name="T5">0</text:span><text:span text:style-name="T5">6</text:span><text:span text:style-name="T5">6</text:span><text:span text:style-name="T5">0</text:span></text:p>
          </draw:text-box>
        </draw:frame>
        <draw:frame draw:style-name="gr423" draw:text-style-name="P12" draw:layer="layout" svg:width="8.066cm" svg:height="1.118cm" svg:x="5.486cm" svg:y="71.099cm">
          <draw:text-box>
            <text:p><text:span text:style-name="T5"><text:s/></text:span><text:span text:style-name="T5"><text:s/></text:span><text:span text:style-name="T5">N</text:span><text:span text:style-name="T5">X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3</text:span><text:span text:style-name="T5">g</text:span><text:span text:style-name="T5">0</text:span><text:span text:style-name="T5">5</text:span><text:span text:style-name="T5">6</text:span><text:span text:style-name="T5">1</text:span><text:span text:style-name="T5">0</text:span></text:p>
          </draw:text-box>
        </draw:frame>
        <draw:frame draw:style-name="gr321" draw:text-style-name="P12" draw:layer="layout" svg:width="8.72cm" svg:height="1.825cm" svg:x="4.986cm" svg:y="71.963cm">
          <draw:text-box>
            <text:p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ε</text:span><text:span text:style-name="T27">C</text:span><text:span text:style-name="T27">H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0</text:span><text:span text:style-name="T5">9</text:span><text:span text:style-name="T5">g</text:span><text:span text:style-name="T5">0</text:span><text:span text:style-name="T5">2</text:span><text:span text:style-name="T5">5</text:span><text:span text:style-name="T5">4</text:span><text:span text:style-name="T5">0</text:span></text:p>
          </draw:text-box>
        </draw:frame>
        <draw:frame draw:style-name="gr321" draw:text-style-name="P12" draw:layer="layout" svg:width="8.72cm" svg:height="1.825cm" svg:x="4.794cm" svg:y="63.493cm">
          <draw:text-box>
            <text:p><text:span text:style-name="T5">G</text:span><text:span text:style-name="T5">G</text:span><text:span text:style-name="T5">P</text:span><text:span text:style-name="T5">P</text:span><text:span text:style-name="T5">S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2</text:span><text:span text:style-name="T5">g</text:span><text:span text:style-name="T5">0</text:span><text:span text:style-name="T5">1</text:span><text:span text:style-name="T5">2</text:span><text:span text:style-name="T5">8</text:span><text:span text:style-name="T5">0</text:span></text:p>
            <text:p><text:span text:style-name="T5"/></text:p>
          </draw:text-box>
        </draw:frame>
        <draw:frame draw:style-name="gr459" draw:text-style-name="P1" draw:layer="layout" svg:width="4.766cm" svg:height="0.761cm" svg:x="13.036cm" svg:y="64.978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460" draw:text-style-name="P1" draw:layer="layout" svg:width="4.533cm" svg:height="0.761cm" svg:x="17.745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461" draw:text-style-name="P1" draw:layer="layout" svg:width="4.504cm" svg:height="0.718cm" svg:x="22.346cm" svg:y="64.927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462" draw:text-style-name="P1" draw:layer="layout" svg:width="4.731cm" svg:height="0.761cm" svg:x="26.946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463" draw:text-style-name="P1" draw:layer="layout" svg:width="4.571cm" svg:height="0.507cm" svg:x="13.238cm" svg:y="66.094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464" draw:text-style-name="P1" draw:layer="layout" svg:width="4.693cm" svg:height="0.761cm" svg:x="17.839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465" draw:text-style-name="P1" draw:layer="layout" svg:width="4.693cm" svg:height="0.744cm" svg:x="22.44cm" svg:y="65.9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466" draw:text-style-name="P1" draw:layer="layout" svg:width="4.635cm" svg:height="0.761cm" svg:x="27.041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467" draw:text-style-name="P1" draw:layer="layout" svg:width="4.571cm" svg:height="0.577cm" svg:x="13.144cm" svg:y="66.95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468" draw:text-style-name="P1" draw:layer="layout" svg:width="4.57cm" svg:height="0.507cm" svg:x="17.745cm" svg:y="67.02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469" draw:text-style-name="P1" draw:layer="layout" svg:width="4.57cm" svg:height="0.761cm" svg:x="26.945cm" svg:y="66.84cm">
          <draw:image xlink:href="Pictures/100000000000019A0000011870E381C47F4BCE05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470" draw:text-style-name="P1" draw:layer="layout" svg:width="4.856cm" svg:height="0.507cm" svg:x="12.958cm" svg:y="67.942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321" draw:text-style-name="P12" draw:layer="layout" svg:width="8.58cm" svg:height="1.825cm" svg:x="4.918cm" svg:y="67.632cm">
          <draw:text-box>
            <text:p><text:span text:style-name="T25">L</text:span><text:span text:style-name="T25">C</text:span><text:span text:style-name="T25">Y</text:span><text:span text:style-name="T27">ε</text:span><text:span text:style-name="T25">/</text:span><text:span text:style-name="T26">β</text:span><text:span text:style-name="T5"> </text:span><text:span text:style-name="T5">-</text:span><text:span text:style-name="T5"> </text:span><text:span text:style-name="T5">o</text:span><text:span text:style-name="T5">s</text:span><text:span text:style-name="T5">t</text:span><text:span text:style-name="T5">t</text:span><text:span text:style-name="T5">a</text:span><text:span text:style-name="T5">1</text:span><text:span text:style-name="T5">4</text:span><text:span text:style-name="T5">g</text:span><text:span text:style-name="T5">0</text:span><text:span text:style-name="T5">0</text:span><text:span text:style-name="T5">7</text:span><text:span text:style-name="T5">0</text:span><text:span text:style-name="T5">0</text:span></text:p>
            <text:p><text:span text:style-name="T5"/></text:p>
          </draw:text-box>
        </draw:frame>
        <draw:custom-shape draw:style-name="gr415" draw:text-style-name="P13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471" draw:text-style-name="P1" draw:layer="layout" svg:width="4.974cm" svg:height="0.761cm" svg:x="17.65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472" draw:text-style-name="P1" draw:layer="layout" svg:width="4.852cm" svg:height="0.515cm" svg:x="22.28cm" svg:y="67.924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473" draw:text-style-name="P1" draw:layer="layout" svg:width="4.724cm" svg:height="0.761cm" svg:x="27.00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474" draw:text-style-name="P1" draw:layer="layout" svg:width="4.569cm" svg:height="0.507cm" svg:x="13.246cm" svg:y="68.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475" draw:text-style-name="P1" draw:layer="layout" svg:width="4.569cm" svg:height="0.761cm" svg:x="17.847cm" svg:y="68.5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476" draw:text-style-name="P1" draw:layer="layout" svg:width="4.569cm" svg:height="0.711cm" svg:x="22.448cm" svg:y="68.74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477" draw:text-style-name="P1" draw:layer="layout" svg:width="4.569cm" svg:height="0.507cm" svg:x="27.049cm" svg:y="68.80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478" draw:text-style-name="P1" draw:layer="layout" svg:width="5.079cm" svg:height="0.761cm" svg:x="12.991cm" svg:y="69.5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479" draw:text-style-name="P1" draw:layer="layout" svg:width="4.709cm" svg:height="0.507cm" svg:x="22.562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480" draw:text-style-name="P1" draw:layer="layout" svg:width="4.599cm" svg:height="0.761cm" svg:x="17.962cm" svg:y="69.56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481" draw:text-style-name="P1" draw:layer="layout" svg:width="4.864cm" svg:height="0.507cm" svg:x="27.008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482" draw:text-style-name="P1" draw:layer="layout" svg:width="4.637cm" svg:height="0.507cm" svg:x="13.187cm" svg:y="70.51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483" draw:text-style-name="P1" draw:layer="layout" svg:width="4.637cm" svg:height="0.761cm" svg:x="17.788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484" draw:text-style-name="P1" draw:layer="layout" svg:width="4.637cm" svg:height="0.507cm" svg:x="22.389cm" svg:y="70.47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485" draw:text-style-name="P1" draw:layer="layout" svg:width="4.637cm" svg:height="0.761cm" svg:x="26.99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486" draw:text-style-name="P1" draw:layer="layout" svg:width="4.409cm" svg:height="0.653cm" svg:x="13.288cm" svg:y="71.219cm">
          <draw:image xlink:href="Pictures/100000000000019A000001187738310218D57B35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487" draw:text-style-name="P1" draw:layer="layout" svg:width="4.409cm" svg:height="0.433cm" svg:x="17.889cm" svg:y="71.344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488" draw:text-style-name="P1" draw:layer="layout" svg:width="4.637cm" svg:height="0.633cm" svg:x="13.324cm" svg:y="72.144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489" draw:text-style-name="P1" draw:layer="layout" svg:width="4.637cm" svg:height="0.761cm" svg:x="17.925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490" draw:text-style-name="P1" draw:layer="layout" svg:width="4.637cm" svg:height="0.761cm" svg:x="22.526cm" svg:y="72.03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491" draw:text-style-name="P1" draw:layer="layout" svg:width="4.637cm" svg:height="0.761cm" svg:x="27.027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415" draw:text-style-name="P13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415" draw:text-style-name="P13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7.62cm" svg:height="5.131cm" svg:x="21.706cm" svg:y="1.2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64" draw:text-style-name="P1" draw:layer="layout" svg:width="6.096cm" svg:height="7.297cm" svg:x="30.736cm" svg:y="0.515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285" draw:text-style-name="P25" draw:layer="layout" svg:width="2.295cm" svg:height="2.123cm" svg:x="31.317cm" svg:y="1.86cm">
          <draw:text-box>
            <text:p><text:span text:style-name="T13">l</text:span><text:span text:style-name="T13">o</text:span><text:span text:style-name="T13">w</text:span></text:p>
          </draw:text-box>
        </draw:frame>
        <draw:frame draw:style-name="gr285" draw:text-style-name="P25" draw:layer="layout" svg:width="3.474cm" svg:height="2.123cm" svg:x="35.218cm" svg:y="1.861cm">
          <draw:text-box>
            <text:p><text:span text:style-name="T13">h</text:span><text:span text:style-name="T13">i</text:span><text:span text:style-name="T13">g</text:span><text:span text:style-name="T13">h</text:span></text:p>
          </draw:text-box>
        </draw:frame>
        <draw:custom-shape draw:style-name="gr286" draw:text-style-name="P27" draw:layer="layout" svg:width="6.553cm" svg:height="0.762cm" svg:x="22.206cm" svg:y="4.782cm">
          <text:p text:style-name="P26"><text:span text:style-name="T7">Transcript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3.982cm">
          <text:p text:style-name="P26"><text:span text:style-name="T7">Protein S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2.382cm">
          <text:p text:style-name="P26"><text:span text:style-name="T7">Transcript LD</text:span></text:p>
          <draw:enhanced-geometry svg:viewBox="0 0 21600 21600" draw:type="rectangle" draw:enhanced-path="M 0 0 L 21600 0 21600 21600 0 21600 0 0 Z N"/>
        </draw:custom-shape>
        <draw:custom-shape draw:style-name="gr286" draw:text-style-name="P27" draw:layer="layout" svg:width="6.553cm" svg:height="0.762cm" svg:x="22.206cm" svg:y="1.582cm">
          <text:p text:style-name="P26"><text:span text:style-name="T7">Protein LD</text:span></text:p>
          <draw:enhanced-geometry svg:viewBox="0 0 21600 21600" draw:type="rectangle" draw:enhanced-path="M 0 0 L 21600 0 21600 21600 0 21600 0 0 Z N"/>
        </draw:custom-shape>
        <draw:frame draw:style-name="gr492" draw:text-style-name="P41" draw:layer="layout" svg:width="6.25cm" svg:height="2.36cm" svg:x="0.108cm" svg:y="3.282cm">
          <draw:text-box>
            <text:p><text:span text:style-name="T28"><text:s/></text:span><text:span text:style-name="T28">(</text:span><text:span text:style-name="T28">A</text:span><text:span text:style-name="T28">)</text:span></text:p>
          </draw:text-box>
        </draw:frame>
        <draw:frame draw:style-name="gr492" draw:text-style-name="P41" draw:layer="layout" svg:width="6.25cm" svg:height="2.36cm" svg:x="-0.292cm" svg:y="55.382cm">
          <draw:text-box>
            <text:p><text:span text:style-name="T28"><text:s/></text:span><text:span text:style-name="T28">(</text:span><text:span text:style-name="T28">B</text:span><text:span text:style-name="T28">)</text:span></text:p>
          </draw:text-box>
        </draw:frame>
        <draw:custom-shape draw:style-name="gr493" draw:text-style-name="P13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494" draw:text-style-name="P13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3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422" draw:text-style-name="P13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495" draw:text-style-name="P13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494" draw:text-style-name="P13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493" draw:text-style-name="P13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496" draw:text-style-name="P13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483cm" svg:x="42.594cm" svg:y="56.833cm">
          <draw:image xlink:href="Pictures/100000000000019A000000232AC6CE06940CAE2A.png" xlink:type="simple" xlink:show="embed" xlink:actuate="onLoad" loext:mime-type="image/png">
            <text:p/>
          </draw:image>
        </draw:frame>
        <draw:frame draw:style-name="gr92" draw:text-style-name="P12" draw:layer="layout" svg:width="4.172cm" svg:height="1.038cm" svg:x="38.894cm" svg:y="56.483cm">
          <draw:text-box>
            <text:p><text:span text:style-name="T26">α</text:span><text:span text:style-name="T29">-</text:span><text:span text:style-name="T5">c</text:span><text:span text:style-name="T5">a</text:span><text:span text:style-name="T5">r</text:span><text:span text:style-name="T5">o</text:span><text:span text:style-name="T5">t</text:span><text:span text:style-name="T5">e</text:span><text:span text:style-name="T5">n</text:span><text:span text:style-name="T5">e</text:span></text:p>
          </draw:text-box>
        </draw:frame>
        <draw:frame draw:style-name="gr64" draw:text-style-name="P1" draw:layer="layout" svg:width="6.35cm" svg:height="0.533cm" svg:x="42.63cm" svg:y="58.455cm">
          <draw:image xlink:href="Pictures/100000000000019A000000235A45712130502299.png" xlink:type="simple" xlink:show="embed" xlink:actuate="onLoad" loext:mime-type="image/png">
            <text:p/>
          </draw:image>
        </draw:frame>
        <draw:frame draw:style-name="gr92" draw:text-style-name="P12" draw:layer="layout" svg:width="2.548cm" svg:height="1.038cm" svg:x="40.694cm" svg:y="58.183cm">
          <draw:text-box>
            <text:p><text:span text:style-name="T5">l</text:span><text:span text:style-name="T5">u</text:span><text:span text:style-name="T5">t</text:span><text:span text:style-name="T5">e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4cm" svg:y="59.277cm">
          <draw:image xlink:href="Pictures/100000000000019A000000238049C0FD182E0386.png" xlink:type="simple" xlink:show="embed" xlink:actuate="onLoad" loext:mime-type="image/png">
            <text:p/>
          </draw:image>
        </draw:frame>
        <draw:frame draw:style-name="gr497" draw:text-style-name="P12" draw:layer="layout" svg:width="5.696cm" svg:height="1.099cm" svg:x="37.594cm" svg:y="58.983cm">
          <draw:text-box>
            <text:p><text:span text:style-name="T5">p</text:span><text:span text:style-name="T5">r</text:span><text:span text:style-name="T5">a</text:span><text:span text:style-name="T5">s</text:span><text:span text:style-name="T5">i</text:span><text:span text:style-name="T5">n</text:span><text:span text:style-name="T5">o</text:span><text:span text:style-name="T5">x</text:span><text:span text:style-name="T5">a</text:span><text:span text:style-name="T5">n</text:span><text:span text:style-name="T5">t</text:span><text:span text:style-name="T5">h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3cm" svg:y="57.614cm">
          <draw:image xlink:href="Pictures/100000000000019A00000023065799F4D8FACCE1.png" xlink:type="simple" xlink:show="embed" xlink:actuate="onLoad" loext:mime-type="image/png">
            <text:p/>
          </draw:image>
        </draw:frame>
        <draw:frame draw:style-name="gr497" draw:text-style-name="P12" draw:layer="layout" svg:width="5.07cm" svg:height="1.099cm" svg:x="38.194cm" svg:y="57.284cm">
          <draw:text-box>
            <text:p><text:span text:style-name="T5">d</text:span><text:span text:style-name="T5">i</text:span><text:span text:style-name="T5">h</text:span><text:span text:style-name="T5">y</text:span><text:span text:style-name="T5">d</text:span><text:span text:style-name="T5">r</text:span><text:span text:style-name="T5">o</text:span><text:span text:style-name="T5">l</text:span><text:span text:style-name="T5">u</text:span><text:span text:style-name="T5">t</text:span><text:span text:style-name="T5">e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4cm" svg:y="60.081cm">
          <draw:image xlink:href="Pictures/100000000000019A000000238DFC58E31173355C.png" xlink:type="simple" xlink:show="embed" xlink:actuate="onLoad" loext:mime-type="image/png">
            <text:p/>
          </draw:image>
        </draw:frame>
        <draw:frame draw:style-name="gr497" draw:text-style-name="P12" draw:layer="layout" svg:width="5.696cm" svg:height="1.099cm" svg:x="38.594cm" svg:y="59.784cm">
          <draw:text-box>
            <text:p><text:span text:style-name="T5">m</text:span><text:span text:style-name="T5">i</text:span><text:span text:style-name="T5">c</text:span><text:span text:style-name="T5">r</text:span><text:span text:style-name="T5">o</text:span><text:span text:style-name="T5">m</text:span><text:span text:style-name="T5">o</text:span><text:span text:style-name="T5">n</text:span><text:span text:style-name="T5">a</text:span><text:span text:style-name="T5">l</text:span></text:p>
          </draw:text-box>
        </draw:frame>
        <draw:frame draw:style-name="gr64" draw:text-style-name="P1" draw:layer="layout" svg:width="6.35cm" svg:height="0.533cm" svg:x="42.64cm" svg:y="60.881cm">
          <draw:image xlink:href="Pictures/100000000000019A000000231B64C00A0FCC55EF.png" xlink:type="simple" xlink:show="embed" xlink:actuate="onLoad" loext:mime-type="image/png">
            <text:p/>
          </draw:image>
        </draw:frame>
        <draw:frame draw:style-name="gr498" draw:text-style-name="P12" draw:layer="layout" svg:width="3.172cm" svg:height="1.168cm" svg:x="40.094cm" svg:y="60.554cm">
          <draw:text-box>
            <text:p><text:span text:style-name="T5">u</text:span><text:span text:style-name="T5">r</text:span><text:span text:style-name="T5">i</text:span><text:span text:style-name="T5">o</text:span><text:span text:style-name="T5">l</text:span><text:span text:style-name="T5">i</text:span><text:span text:style-name="T5">d</text:span><text:span text:style-name="T5">e</text:span></text:p>
          </draw:text-box>
        </draw:frame>
        <draw:frame draw:style-name="gr64" draw:text-style-name="P1" draw:layer="layout" svg:width="6.35cm" svg:height="0.533cm" svg:x="42.64cm" svg:y="62.181cm">
          <draw:image xlink:href="Pictures/100000000000019A000000233E48462D3169752E.png" xlink:type="simple" xlink:show="embed" xlink:actuate="onLoad" loext:mime-type="image/png">
            <text:p/>
          </draw:image>
        </draw:frame>
        <draw:frame draw:style-name="gr499" draw:text-style-name="P12" draw:layer="layout" svg:width="4.348cm" svg:height="1.538cm" svg:x="38.918cm" svg:y="61.683cm">
          <draw:text-box>
            <text:p><text:span text:style-name="T30">β</text:span><text:span text:style-name="T29">-</text:span><text:span text:style-name="T5">c</text:span><text:span text:style-name="T5">a</text:span><text:span text:style-name="T5">r</text:span><text:span text:style-name="T5">o</text:span><text:span text:style-name="T5">t</text:span><text:span text:style-name="T5">e</text:span><text:span text:style-name="T5">n</text:span><text:span text:style-name="T5">e</text:span></text:p>
          </draw:text-box>
        </draw:frame>
        <draw:frame draw:style-name="gr64" draw:text-style-name="P1" draw:layer="layout" svg:width="6.35cm" svg:height="0.533cm" svg:x="42.64cm" svg:y="62.981cm">
          <draw:image xlink:href="Pictures/100000000000019A000000233837BFB0648A70ED.png" xlink:type="simple" xlink:show="embed" xlink:actuate="onLoad" loext:mime-type="image/png">
            <text:p/>
          </draw:image>
        </draw:frame>
        <draw:frame draw:style-name="gr497" draw:text-style-name="P12" draw:layer="layout" svg:width="5.07cm" svg:height="1.099cm" svg:x="38.994cm" svg:y="62.685cm">
          <draw:text-box>
            <text:p><text:span text:style-name="T5">z</text:span><text:span text:style-name="T5">e</text:span><text:span text:style-name="T5">a</text:span><text:span text:style-name="T5">x</text:span><text:span text:style-name="T5">a</text:span><text:span text:style-name="T5">n</text:span><text:span text:style-name="T5">t</text:span><text:span text:style-name="T5">h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3cm" svg:y="63.785cm">
          <draw:image xlink:href="Pictures/100000000000019A000000233A4E1C19B8FB6932.png" xlink:type="simple" xlink:show="embed" xlink:actuate="onLoad" loext:mime-type="image/png">
            <text:p/>
          </draw:image>
        </draw:frame>
        <draw:frame draw:style-name="gr92" draw:text-style-name="P12" draw:layer="layout" svg:width="6.362cm" svg:height="1.038cm" svg:x="37.651cm" svg:y="63.486cm">
          <draw:text-box>
            <text:p><text:span text:style-name="T5">a</text:span><text:span text:style-name="T5">n</text:span><text:span text:style-name="T5">t</text:span><text:span text:style-name="T5">h</text:span><text:span text:style-name="T5">e</text:span><text:span text:style-name="T5">r</text:span><text:span text:style-name="T5">a</text:span><text:span text:style-name="T5">x</text:span><text:span text:style-name="T5">a</text:span><text:span text:style-name="T5">n</text:span><text:span text:style-name="T5">t</text:span><text:span text:style-name="T5">h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3cm" svg:y="64.602cm">
          <draw:image xlink:href="Pictures/100000000000019A0000002320C2BE7FF7D7F604.png" xlink:type="simple" xlink:show="embed" xlink:actuate="onLoad" loext:mime-type="image/png">
            <text:p/>
          </draw:image>
        </draw:frame>
        <draw:frame draw:style-name="gr92" draw:text-style-name="P12" draw:layer="layout" svg:width="6.362cm" svg:height="1.038cm" svg:x="38.551cm" svg:y="64.286cm">
          <draw:text-box>
            <text:p><text:span text:style-name="T5">v</text:span><text:span text:style-name="T5">i</text:span><text:span text:style-name="T5">o</text:span><text:span text:style-name="T5">l</text:span><text:span text:style-name="T5">a</text:span><text:span text:style-name="T5">x</text:span><text:span text:style-name="T5">a</text:span><text:span text:style-name="T5">n</text:span><text:span text:style-name="T5">t</text:span><text:span text:style-name="T5">h</text:span><text:span text:style-name="T5">i</text:span><text:span text:style-name="T5">n</text:span></text:p>
          </draw:text-box>
        </draw:frame>
        <draw:frame draw:style-name="gr64" draw:text-style-name="P1" draw:layer="layout" svg:width="6.35cm" svg:height="0.533cm" svg:x="42.623cm" svg:y="65.394cm">
          <draw:image xlink:href="Pictures/100000000000019A000000234F2E1743FD0A1DBB.png" xlink:type="simple" xlink:show="embed" xlink:actuate="onLoad" loext:mime-type="image/png">
            <text:p/>
          </draw:image>
        </draw:frame>
        <draw:frame draw:style-name="gr92" draw:text-style-name="P12" draw:layer="layout" svg:width="6.362cm" svg:height="1.038cm" svg:x="38.921cm" svg:y="65.086cm">
          <draw:text-box>
            <text:p><text:span text:style-name="T5">n</text:span><text:span text:style-name="T5">e</text:span><text:span text:style-name="T5">o</text:span><text:span text:style-name="T5">x</text:span><text:span text:style-name="T5">a</text:span><text:span text:style-name="T5">n</text:span><text:span text:style-name="T5">t</text:span><text:span text:style-name="T5">h</text:span><text:span text:style-name="T5">i</text:span><text:span text:style-name="T5">n</text:span></text:p>
          </draw:text-box>
        </draw:frame>
        <draw:frame draw:style-name="gr450" draw:text-style-name="P1" draw:layer="layout" svg:width="5.74cm" svg:height="0.559cm" svg:x="42.893cm" svg:y="65.978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56.791cm">
          <draw:image xlink:href="Pictures/100000000000019A00000023925F5AB8305D6F6E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57.607cm">
          <draw:image xlink:href="Pictures/100000000000019A000000234EB8BAB7DA96AFD9.png" xlink:type="simple" xlink:show="embed" xlink:actuate="onLoad" loext:mime-type="image/png">
            <text:p/>
          </draw:image>
        </draw:frame>
        <draw:custom-shape draw:style-name="gr500" draw:text-style-name="P42" draw:layer="layout" svg:width="5.436cm" svg:height="0.508cm" svg:x="49.52cm" svg:y="58.471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533cm" svg:x="49.067cm" svg:y="59.291cm">
          <draw:image xlink:href="Pictures/100000000000019A0000002318F20C3B4FB9BAAD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12cm" svg:y="60.091cm">
          <draw:image xlink:href="Pictures/100000000000019A0000002392F58D78AF51B68D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60.891cm">
          <draw:image xlink:href="Pictures/100000000000019A0000002322870E28EEBD7D79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62.179cm">
          <draw:image xlink:href="Pictures/100000000000019A00000023390F0B9120897C3C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62.991cm">
          <draw:image xlink:href="Pictures/100000000000019A00000023892DC1C74025772A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63.791cm">
          <draw:image xlink:href="Pictures/100000000000019A00000023EBCBB0A05EDCE112.png" xlink:type="simple" xlink:show="embed" xlink:actuate="onLoad" loext:mime-type="image/png">
            <text:p/>
          </draw:image>
        </draw:frame>
        <draw:frame draw:style-name="gr64" draw:text-style-name="P1" draw:layer="layout" svg:width="6.35cm" svg:height="0.533cm" svg:x="49.067cm" svg:y="64.567cm">
          <draw:image xlink:href="Pictures/100000000000019A00000023FE821E5C305F2551.png" xlink:type="simple" xlink:show="embed" xlink:actuate="onLoad" loext:mime-type="image/png">
            <text:p/>
          </draw:image>
        </draw:frame>
        <draw:frame draw:style-name="gr440" draw:text-style-name="P1" draw:layer="layout" svg:width="5.69cm" svg:height="0.889cm" svg:x="49.367cm" svg:y="65.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501" draw:text-style-name="P13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6.35cm" svg:height="0.533cm" svg:x="49.067cm" svg:y="65.392cm">
          <draw:image xlink:href="Pictures/100000000000019A00000023A58235E7DDB15105.png" xlink:type="simple" xlink:show="embed" xlink:actuate="onLoad" loext:mime-type="image/png">
            <text:p/>
          </draw:image>
        </draw:frame>
        <draw:custom-shape draw:style-name="gr501" draw:text-style-name="P13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492" draw:text-style-name="P41" draw:layer="layout" svg:width="6.25cm" svg:height="2.36cm" svg:x="32.408cm" svg:y="55.382cm">
          <draw:text-box>
            <text:p><text:span text:style-name="T28"><text:s/></text:span><text:span text:style-name="T28">(</text:span><text:span text:style-name="T28">C</text:span><text:span text:style-name="T28">)</text:span></text:p>
          </draw:text-box>
        </draw:frame>
        <draw:custom-shape draw:style-name="gr502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1" draw:layer="layout" svg:width="17.823cm" svg:height="4.783cm" svg:x="37.594cm" svg:y="6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4" draw:text-style-name="P38" draw:layer="layout" svg:width="4.787cm" svg:height="1.669cm" draw:transform="rotate (1.5707963267949) translate (35.92cm 61.431cm)">
          <draw:text-box>
            <text:p><text:span text:style-name="T21">α</text:span><text:span text:style-name="T31"> </text:span><text:span text:style-name="T31">b</text:span><text:span text:style-name="T31">r</text:span><text:span text:style-name="T31">a</text:span><text:span text:style-name="T31">n</text:span><text:span text:style-name="T31">c</text:span><text:span text:style-name="T31">h</text:span><text:span text:style-name="T31"> </text:span></text:p>
          </draw:text-box>
        </draw:frame>
        <draw:frame draw:style-name="gr505" draw:text-style-name="P38" draw:layer="layout" svg:width="4.787cm" svg:height="2.05cm" draw:transform="rotate (1.5707963267949) translate (35.564cm 66.809cm)">
          <draw:text-box>
            <text:p><text:span text:style-name="T32">β</text:span><text:span text:style-name="T31"> </text:span><text:span text:style-name="T31">b</text:span><text:span text:style-name="T31">r</text:span><text:span text:style-name="T31">a</text:span><text:span text:style-name="T31">n</text:span><text:span text:style-name="T31">c</text:span><text:span text:style-name="T31">h</text:span><text:span text:style-name="T31"> </text:span></text:p>
          </draw:text-box>
        </draw:frame>
        <draw:custom-shape draw:style-name="gr506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4" draw:text-style-name="P38" draw:layer="layout" svg:width="4.787cm" svg:height="1.669cm" svg:x="54.459cm" svg:y="110.345cm">
          <draw:text-box>
            <text:p><text:span text:style-name="T21">α</text:span><text:span text:style-name="T31"> </text:span><text:span text:style-name="T31">b</text:span><text:span text:style-name="T31">r</text:span><text:span text:style-name="T31">a</text:span><text:span text:style-name="T31">n</text:span><text:span text:style-name="T31">c</text:span><text:span text:style-name="T31">h</text:span><text:span text:style-name="T31"> </text:span></text:p>
          </draw:text-box>
        </draw:frame>
        <draw:frame draw:style-name="gr404" draw:text-style-name="P43" draw:layer="layout" svg:width="7.198cm" svg:height="2.453cm" draw:transform="rotate (1.5707963267949) translate (1.821cm 64.332cm)">
          <draw:text-box>
            <text:p text:style-name="P28"><text:span text:style-name="T21">M</text:span><text:span text:style-name="T21">E</text:span><text:span text:style-name="T21">P</text:span><text:span text:style-name="T21"> </text:span></text:p>
            <text:p text:style-name="P28"><text:span text:style-name="T21">P</text:span><text:span text:style-name="T21">a</text:span><text:span text:style-name="T21">t</text:span><text:span text:style-name="T21">h</text:span><text:span text:style-name="T21">w</text:span><text:span text:style-name="T21">a</text:span><text:span text:style-name="T21">y</text:span></text:p>
          </draw:text-box>
        </draw:frame>
        <draw:frame draw:style-name="gr404" draw:text-style-name="P43" draw:layer="layout" svg:width="8.67cm" svg:height="2.453cm" draw:transform="rotate (1.5707963267949) translate (1.822cm 72.932cm)">
          <draw:text-box>
            <text:p text:style-name="P28"><text:span text:style-name="T21">C</text:span><text:span text:style-name="T21">a</text:span><text:span text:style-name="T21">r</text:span><text:span text:style-name="T21">o</text:span><text:span text:style-name="T21">t</text:span><text:span text:style-name="T21">e</text:span><text:span text:style-name="T21">n</text:span><text:span text:style-name="T21">o</text:span><text:span text:style-name="T21">g</text:span><text:span text:style-name="T21">e</text:span><text:span text:style-name="T21">n</text:span><text:span text:style-name="T21">e</text:span><text:span text:style-name="T21">s</text:span><text:span text:style-name="T21">i</text:span><text:span text:style-name="T21">s</text:span><text:span text:style-name="T21"> </text:span><text:span text:style-name="T21">P</text:span><text:span text:style-name="T21">a</text:span><text:span text:style-name="T21">t</text:span><text:span text:style-name="T21">h</text:span><text:span text:style-name="T21">w</text:span><text:span text:style-name="T21">a</text:span><text:span text:style-name="T21">y</text:span></text:p>
          </draw:text-box>
        </draw:frame>
        <presentation:notes draw:style-name="dp2">
          <draw:page-thumbnail draw:style-name="gr356" draw:layer="layout" svg:width="19.798cm" svg:height="11.136cm" svg:x="0.6cm" svg:y="2.257cm" draw:page-number="3" presentation:class="page"/>
          <draw:frame presentation:style-name="pr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4" draw:text-style-name="P1" draw:layer="layout" svg:width="15.24cm" svg:height="14.275cm" svg:x="0.346cm" svg:y="55.499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64" draw:text-style-name="P1" draw:layer="layout" svg:width="10.16cm" svg:height="9.525cm" svg:x="11.743cm" svg:y="37.61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64" draw:text-style-name="P1" draw:layer="layout" svg:width="10.16cm" svg:height="9.525cm" svg:x="1.424cm" svg:y="37.635cm">
          <draw:image xlink:href="Pictures/10000000000001EA000001CC6BD473023B040763.png" xlink:type="simple" xlink:show="embed" xlink:actuate="onLoad" loext:mime-type="image/png">
            <text:p/>
          </draw:image>
        </draw:frame>
        <draw:line draw:style-name="gr508" draw:text-style-name="P1" draw:layer="layout" svg:x1="10.555cm" svg:y1="3.624cm" svg:x2="10.555cm" svg:y2="10.671cm">
          <text:p/>
        </draw:line>
        <draw:frame draw:style-name="gr64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64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64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509" draw:text-style-name="P45" draw:layer="layout" svg:width="4.877cm" svg:height="1.119cm" draw:transform="rotate (1.5707963267949) translate (20.217cm 8.067cm)">
          <draw:text-box>
            <text:p><text:span text:style-name="T33">%</text:span><text:span text:style-name="T33"> </text:span><text:span text:style-name="T33">o</text:span><text:span text:style-name="T33">f</text:span><text:span text:style-name="T33"> </text:span><text:span text:style-name="T33">C</text:span><text:span text:style-name="T33">e</text:span><text:span text:style-name="T33">l</text:span><text:span text:style-name="T33">l</text:span><text:span text:style-name="T33">s</text:span></text:p>
          </draw:text-box>
        </draw:frame>
        <draw:frame draw:style-name="gr509" draw:text-style-name="P45" draw:layer="layout" svg:width="4.877cm" svg:height="1.119cm" draw:transform="rotate (1.5707963267949) translate (2.618cm 8.068cm)">
          <draw:text-box>
            <text:p><text:span text:style-name="T33">%</text:span><text:span text:style-name="T33"> </text:span><text:span text:style-name="T33">o</text:span><text:span text:style-name="T33">f</text:span><text:span text:style-name="T33"> </text:span><text:span text:style-name="T33">C</text:span><text:span text:style-name="T33">e</text:span><text:span text:style-name="T33">l</text:span><text:span text:style-name="T33">l</text:span><text:span text:style-name="T33">s</text:span></text:p>
          </draw:text-box>
        </draw:frame>
        <draw:frame draw:style-name="gr509" draw:text-style-name="P45" draw:layer="layout" svg:width="4.877cm" svg:height="1.119cm" draw:transform="rotate (1.5707963267949) translate (37.818cm 8.068cm)">
          <draw:text-box>
            <text:p><text:span text:style-name="T33">%</text:span><text:span text:style-name="T33"> </text:span><text:span text:style-name="T33">o</text:span><text:span text:style-name="T33">f</text:span><text:span text:style-name="T33"> </text:span><text:span text:style-name="T33">C</text:span><text:span text:style-name="T33">e</text:span><text:span text:style-name="T33">l</text:span><text:span text:style-name="T33">l</text:span><text:span text:style-name="T33">s</text:span></text:p>
          </draw:text-box>
        </draw:frame>
        <draw:frame draw:style-name="gr510" draw:text-style-name="P46" draw:layer="layout" svg:width="4.696cm" svg:height="1.195cm" svg:x="8.258cm" svg:y="2.312cm">
          <draw:text-box>
            <text:p><text:span text:style-name="T34">G</text:span><text:span text:style-name="T34">1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0" draw:text-style-name="P46" draw:layer="layout" svg:width="4.696cm" svg:height="1.195cm" svg:x="26.558cm" svg:y="2.313cm">
          <draw:text-box>
            <text:p><text:span text:style-name="T34">S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0" draw:text-style-name="P46" draw:layer="layout" svg:width="4.696cm" svg:height="1.195cm" svg:x="43.558cm" svg:y="2.314cm">
          <draw:text-box>
            <text:p><text:span text:style-name="T34">G</text:span><text:span text:style-name="T34">2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64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64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64" draw:text-style-name="P1" draw:layer="layout" svg:width="13.97cm" svg:height="11.481cm" svg:x="17.7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64" draw:text-style-name="P1" draw:layer="layout" svg:width="13.97cm" svg:height="11.455cm" svg:x="17.8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511" draw:text-style-name="P1" draw:layer="layout" svg:x1="4.355cm" svg:y1="14.424cm" svg:x2="4.355cm" svg:y2="22.092cm">
          <text:p/>
        </draw:line>
        <draw:line draw:style-name="gr511" draw:text-style-name="P1" draw:layer="layout" svg:x1="14.255cm" svg:y1="14.424cm" svg:x2="14.255cm" svg:y2="22.092cm">
          <text:p/>
        </draw:line>
        <draw:line draw:style-name="gr511" draw:text-style-name="P1" draw:layer="layout" svg:x1="10.955cm" svg:y1="14.424cm" svg:x2="10.955cm" svg:y2="22.092cm">
          <text:p/>
        </draw:line>
        <draw:line draw:style-name="gr511" draw:text-style-name="P1" draw:layer="layout" svg:x1="12.555cm" svg:y1="14.424cm" svg:x2="12.555cm" svg:y2="22.092cm">
          <text:p/>
        </draw:line>
        <draw:line draw:style-name="gr511" draw:text-style-name="P1" draw:layer="layout" svg:x1="7.455cm" svg:y1="14.524cm" svg:x2="7.455cm" svg:y2="22.192cm">
          <text:p/>
        </draw:line>
        <draw:line draw:style-name="gr511" draw:text-style-name="P1" draw:layer="layout" svg:x1="9.155cm" svg:y1="14.424cm" svg:x2="9.155cm" svg:y2="22.092cm">
          <text:p/>
        </draw:line>
        <draw:line draw:style-name="gr511" draw:text-style-name="P1" draw:layer="layout" svg:x1="7.455cm" svg:y1="14.424cm" svg:x2="7.455cm" svg:y2="22.092cm">
          <text:p/>
        </draw:line>
        <draw:line draw:style-name="gr511" draw:text-style-name="P1" draw:layer="layout" svg:x1="5.855cm" svg:y1="14.424cm" svg:x2="5.855cm" svg:y2="22.092cm">
          <text:p/>
        </draw:line>
        <draw:line draw:style-name="gr511" draw:text-style-name="P1" draw:layer="layout" svg:x1="4.455cm" svg:y1="24.724cm" svg:x2="4.455cm" svg:y2="32.392cm">
          <text:p/>
        </draw:line>
        <draw:line draw:style-name="gr511" draw:text-style-name="P1" draw:layer="layout" svg:x1="14.355cm" svg:y1="24.724cm" svg:x2="14.355cm" svg:y2="32.392cm">
          <text:p/>
        </draw:line>
        <draw:line draw:style-name="gr511" draw:text-style-name="P1" draw:layer="layout" svg:x1="10.855cm" svg:y1="24.724cm" svg:x2="10.855cm" svg:y2="32.392cm">
          <text:p/>
        </draw:line>
        <draw:line draw:style-name="gr511" draw:text-style-name="P1" draw:layer="layout" svg:x1="12.555cm" svg:y1="24.724cm" svg:x2="12.555cm" svg:y2="32.392cm">
          <text:p/>
        </draw:line>
        <draw:line draw:style-name="gr511" draw:text-style-name="P1" draw:layer="layout" svg:x1="9.155cm" svg:y1="24.724cm" svg:x2="9.155cm" svg:y2="32.392cm">
          <text:p/>
        </draw:line>
        <draw:line draw:style-name="gr511" draw:text-style-name="P1" draw:layer="layout" svg:x1="7.755cm" svg:y1="24.724cm" svg:x2="7.755cm" svg:y2="32.392cm">
          <text:p/>
        </draw:line>
        <draw:line draw:style-name="gr511" draw:text-style-name="P1" draw:layer="layout" svg:x1="6.055cm" svg:y1="24.724cm" svg:x2="6.055cm" svg:y2="32.392cm">
          <text:p/>
        </draw:line>
        <draw:line draw:style-name="gr511" draw:text-style-name="P1" draw:layer="layout" svg:x1="20.355cm" svg:y1="24.724cm" svg:x2="20.355cm" svg:y2="32.392cm">
          <text:p/>
        </draw:line>
        <draw:line draw:style-name="gr511" draw:text-style-name="P1" draw:layer="layout" svg:x1="30.255cm" svg:y1="24.724cm" svg:x2="30.255cm" svg:y2="32.392cm">
          <text:p/>
        </draw:line>
        <draw:line draw:style-name="gr511" draw:text-style-name="P1" draw:layer="layout" svg:x1="26.855cm" svg:y1="24.724cm" svg:x2="26.855cm" svg:y2="32.392cm">
          <text:p/>
        </draw:line>
        <draw:line draw:style-name="gr511" draw:text-style-name="P1" draw:layer="layout" svg:x1="28.555cm" svg:y1="24.724cm" svg:x2="28.555cm" svg:y2="32.392cm">
          <text:p/>
        </draw:line>
        <draw:line draw:style-name="gr511" draw:text-style-name="P1" draw:layer="layout" svg:x1="25.155cm" svg:y1="24.724cm" svg:x2="25.155cm" svg:y2="32.392cm">
          <text:p/>
        </draw:line>
        <draw:line draw:style-name="gr511" draw:text-style-name="P1" draw:layer="layout" svg:x1="23.655cm" svg:y1="24.724cm" svg:x2="23.655cm" svg:y2="32.392cm">
          <text:p/>
        </draw:line>
        <draw:line draw:style-name="gr511" draw:text-style-name="P1" draw:layer="layout" svg:x1="21.855cm" svg:y1="24.724cm" svg:x2="21.855cm" svg:y2="32.392cm">
          <text:p/>
        </draw:line>
        <draw:line draw:style-name="gr511" draw:text-style-name="P1" draw:layer="layout" svg:x1="20.255cm" svg:y1="14.724cm" svg:x2="20.255cm" svg:y2="22.392cm">
          <text:p/>
        </draw:line>
        <draw:line draw:style-name="gr511" draw:text-style-name="P1" draw:layer="layout" svg:x1="30.155cm" svg:y1="14.724cm" svg:x2="30.155cm" svg:y2="22.392cm">
          <text:p/>
        </draw:line>
        <draw:line draw:style-name="gr511" draw:text-style-name="P1" draw:layer="layout" svg:x1="26.855cm" svg:y1="14.724cm" svg:x2="26.855cm" svg:y2="22.392cm">
          <text:p/>
        </draw:line>
        <draw:line draw:style-name="gr511" draw:text-style-name="P1" draw:layer="layout" svg:x1="28.455cm" svg:y1="14.724cm" svg:x2="28.455cm" svg:y2="22.392cm">
          <text:p/>
        </draw:line>
        <draw:line draw:style-name="gr511" draw:text-style-name="P1" draw:layer="layout" svg:x1="25.055cm" svg:y1="14.724cm" svg:x2="25.055cm" svg:y2="22.392cm">
          <text:p/>
        </draw:line>
        <draw:line draw:style-name="gr511" draw:text-style-name="P1" draw:layer="layout" svg:x1="23.355cm" svg:y1="14.724cm" svg:x2="23.355cm" svg:y2="22.392cm">
          <text:p/>
        </draw:line>
        <draw:line draw:style-name="gr511" draw:text-style-name="P1" draw:layer="layout" svg:x1="21.755cm" svg:y1="14.724cm" svg:x2="21.755cm" svg:y2="22.392cm">
          <text:p/>
        </draw:line>
        <draw:frame draw:style-name="gr512" draw:text-style-name="P46" draw:layer="layout" svg:width="5.966cm" svg:height="1.259cm" svg:x="6.058cm" svg:y="13.113cm">
          <draw:text-box>
            <text:p><text:span text:style-name="T34">L</text:span><text:span text:style-name="T34">D</text:span><text:span text:style-name="T34"> </text:span><text:span text:style-name="T34">G</text:span><text:span text:style-name="T34">1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2" draw:text-style-name="P46" draw:layer="layout" svg:width="5.966cm" svg:height="1.259cm" svg:x="22.058cm" svg:y="13.514cm">
          <draw:text-box>
            <text:p><text:span text:style-name="T34">L</text:span><text:span text:style-name="T34">D</text:span><text:span text:style-name="T34"> </text:span><text:span text:style-name="T34">G</text:span><text:span text:style-name="T34">2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2" draw:text-style-name="P46" draw:layer="layout" svg:width="5.966cm" svg:height="1.259cm" svg:x="6.058cm" svg:y="23.314cm">
          <draw:text-box>
            <text:p><text:span text:style-name="T34">S</text:span><text:span text:style-name="T34">D</text:span><text:span text:style-name="T34"> </text:span><text:span text:style-name="T34">G</text:span><text:span text:style-name="T34">1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2" draw:text-style-name="P46" draw:layer="layout" svg:width="5.966cm" svg:height="1.259cm" svg:x="22.058cm" svg:y="23.615cm">
          <draw:text-box>
            <text:p><text:span text:style-name="T34">S</text:span><text:span text:style-name="T34">D</text:span><text:span text:style-name="T34"> </text:span><text:span text:style-name="T34">G</text:span><text:span text:style-name="T34">2</text:span><text:span text:style-name="T34"> </text:span><text:span text:style-name="T34">P</text:span><text:span text:style-name="T34">h</text:span><text:span text:style-name="T34">a</text:span><text:span text:style-name="T34">s</text:span><text:span text:style-name="T34">e</text:span></text:p>
          </draw:text-box>
        </draw:frame>
        <draw:frame draw:style-name="gr513" draw:text-style-name="P47" draw:layer="layout" svg:width="6.25cm" svg:height="2.046cm" svg:x="0.508cm" svg:y="0.682cm">
          <draw:text-box>
            <text:p><text:span text:style-name="T35"><text:s/></text:span><text:span text:style-name="T35">(</text:span><text:span text:style-name="T35">A</text:span><text:span text:style-name="T35">)</text:span></text:p>
          </draw:text-box>
        </draw:frame>
        <draw:frame draw:style-name="gr513" draw:text-style-name="P47" draw:layer="layout" svg:width="6.25cm" svg:height="2.046cm" svg:x="1.038cm" svg:y="12.326cm">
          <draw:text-box>
            <text:p><text:span text:style-name="T35"><text:s/></text:span><text:span text:style-name="T35">(</text:span><text:span text:style-name="T35">B</text:span><text:span text:style-name="T35">)</text:span></text:p>
          </draw:text-box>
        </draw:frame>
        <draw:frame draw:style-name="gr514" draw:text-style-name="P48" draw:layer="layout" svg:width="4.084cm" svg:height="1.987cm" svg:x="0.606cm" svg:y="16.24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C</text:span><text:span text:style-name="T36">e</text:span><text:span text:style-name="T36">l</text:span><text:span text:style-name="T36">l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0.606cm" svg:y="18.041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0.606cm" svg:y="19.842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G</text:span><text:span text:style-name="T36">e</text:span><text:span text:style-name="T36">n</text:span><text:span text:style-name="T36">e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16.241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C</text:span><text:span text:style-name="T36">e</text:span><text:span text:style-name="T36">l</text:span><text:span text:style-name="T36">l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18.042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19.843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G</text:span><text:span text:style-name="T36">e</text:span><text:span text:style-name="T36">n</text:span><text:span text:style-name="T36">e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0.606cm" svg:y="26.54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C</text:span><text:span text:style-name="T36">e</text:span><text:span text:style-name="T36">l</text:span><text:span text:style-name="T36">l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0.606cm" svg:y="28.341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0.606cm" svg:y="30.142cm">
          <draw:text-box>
            <text:p text:style-name="P28"><text:span text:style-name="T36">G</text:span><text:span text:style-name="T36">1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G</text:span><text:span text:style-name="T36">e</text:span><text:span text:style-name="T36">n</text:span><text:span text:style-name="T36">e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26.541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C</text:span><text:span text:style-name="T36">e</text:span><text:span text:style-name="T36">l</text:span><text:span text:style-name="T36">l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28.342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s</text:span><text:span text:style-name="T36"> </text:span></text:p>
          </draw:text-box>
        </draw:frame>
        <draw:frame draw:style-name="gr514" draw:text-style-name="P48" draw:layer="layout" svg:width="4.084cm" svg:height="1.987cm" svg:x="16.606cm" svg:y="30.143cm">
          <draw:text-box>
            <text:p text:style-name="P28"><text:span text:style-name="T36">G</text:span><text:span text:style-name="T36">2</text:span><text:span text:style-name="T36"> </text:span><text:span text:style-name="T36">P</text:span><text:span text:style-name="T36">h</text:span><text:span text:style-name="T36">a</text:span><text:span text:style-name="T36">s</text:span><text:span text:style-name="T36">e</text:span><text:span text:style-name="T36"><text:line-break/></text:span><text:span text:style-name="T36">G</text:span><text:span text:style-name="T36">e</text:span><text:span text:style-name="T36">n</text:span><text:span text:style-name="T36">e</text:span><text:span text:style-name="T36">s</text:span><text:span text:style-name="T36"> </text:span></text:p>
          </draw:text-box>
        </draw:frame>
        <draw:custom-shape draw:style-name="gr515" draw:text-style-name="P50" draw:layer="layout" svg:width="2.554cm" svg:height="0.483cm" svg:x="7.47cm" svg:y="45.034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16" draw:text-style-name="P51" draw:layer="layout" svg:width="2.346cm" svg:height="0.483cm" svg:x="5.126cm" svg:y="45.034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custom-shape draw:style-name="gr517" draw:text-style-name="P52" draw:layer="layout" svg:width="1.773cm" svg:height="0.483cm" svg:x="3.353cm" svg:y="45.034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18" draw:text-style-name="P52" draw:layer="layout" svg:width="0.479cm" svg:height="0.483cm" svg:x="9.937cm" svg:y="45.034cm">
          <text:p/>
          <draw:enhanced-geometry svg:viewBox="0 0 21600 21600" draw:type="rectangle" draw:enhanced-path="M 0 0 L 21600 0 21600 21600 0 21600 0 0 Z N"/>
        </draw:custom-shape>
        <draw:custom-shape draw:style-name="gr519" draw:text-style-name="P54" draw:layer="layout" svg:width="3.555cm" svg:height="0.82cm" svg:x="10.104cm" svg:y="22.283cm">
          <text:p text:style-name="P53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20" draw:text-style-name="P55" draw:layer="layout" svg:width="4.264cm" svg:height="0.82cm" svg:x="5.842cm" svg:y="22.283cm">
          <text:p text:style-name="P53"><text:span text:style-name="T36">G1 </text:span></text:p>
          <draw:enhanced-geometry svg:viewBox="0 0 21600 21600" draw:type="rectangle" draw:enhanced-path="M 0 0 L 21600 0 21600 21600 0 21600 0 0 Z N"/>
        </draw:custom-shape>
        <draw:custom-shape draw:style-name="gr521" draw:text-style-name="P56" draw:layer="layout" svg:width="1.424cm" svg:height="0.82cm" svg:x="4.418cm" svg:y="22.283cm">
          <text:p text:style-name="P53"><text:span text:style-name="T36">G2|M </text:span></text:p>
          <draw:enhanced-geometry svg:viewBox="0 0 21600 21600" draw:type="rectangle" draw:enhanced-path="M 0 0 L 21600 0 21600 21600 0 21600 0 0 Z N"/>
        </draw:custom-shape>
        <draw:custom-shape draw:style-name="gr522" draw:text-style-name="P52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519" draw:text-style-name="P54" draw:layer="layout" svg:width="3.555cm" svg:height="0.82cm" svg:x="25.964cm" svg:y="22.283cm">
          <text:p text:style-name="P53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23" draw:text-style-name="P55" draw:layer="layout" svg:width="4.164cm" svg:height="0.82cm" svg:x="21.802cm" svg:y="22.283cm">
          <text:p text:style-name="P53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524" draw:text-style-name="P56" draw:layer="layout" svg:width="1.524cm" svg:height="0.82cm" svg:x="20.278cm" svg:y="22.283cm">
          <text:p text:style-name="P53"><text:span text:style-name="T36">G2|M </text:span></text:p>
          <draw:enhanced-geometry svg:viewBox="0 0 21600 21600" draw:type="rectangle" draw:enhanced-path="M 0 0 L 21600 0 21600 21600 0 21600 0 0 Z N"/>
        </draw:custom-shape>
        <draw:custom-shape draw:style-name="gr522" draw:text-style-name="P52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525" draw:text-style-name="P54" draw:layer="layout" svg:width="3.316cm" svg:height="0.762cm" svg:x="8.384cm" svg:y="32.512cm">
          <text:p text:style-name="P53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26" draw:text-style-name="P56" draw:layer="layout" svg:width="2.642cm" svg:height="0.762cm" svg:x="11.7cm" svg:y="32.512cm">
          <text:p text:style-name="P53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527" draw:text-style-name="P55" draw:layer="layout" svg:width="3.968cm" svg:height="0.762cm" svg:x="4.418cm" svg:y="32.512cm">
          <text:p text:style-name="P53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525" draw:text-style-name="P54" draw:layer="layout" svg:width="3.316cm" svg:height="0.762cm" svg:x="24.284cm" svg:y="32.512cm">
          <text:p text:style-name="P53"><text:span text:style-name="T36">S</text:span></text:p>
          <draw:enhanced-geometry svg:viewBox="0 0 21600 21600" draw:type="rectangle" draw:enhanced-path="M 0 0 L 21600 0 21600 21600 0 21600 0 0 Z N"/>
        </draw:custom-shape>
        <draw:custom-shape draw:style-name="gr526" draw:text-style-name="P56" draw:layer="layout" svg:width="2.642cm" svg:height="0.762cm" svg:x="27.6cm" svg:y="32.512cm">
          <text:p text:style-name="P53"><text:span text:style-name="T36">G2|M</text:span></text:p>
          <draw:enhanced-geometry svg:viewBox="0 0 21600 21600" draw:type="rectangle" draw:enhanced-path="M 0 0 L 21600 0 21600 21600 0 21600 0 0 Z N"/>
        </draw:custom-shape>
        <draw:custom-shape draw:style-name="gr527" draw:text-style-name="P55" draw:layer="layout" svg:width="3.968cm" svg:height="0.762cm" svg:x="20.318cm" svg:y="32.512cm">
          <text:p text:style-name="P53"><text:span text:style-name="T36">G1</text:span></text:p>
          <draw:enhanced-geometry svg:viewBox="0 0 21600 21600" draw:type="rectangle" draw:enhanced-path="M 0 0 L 21600 0 21600 21600 0 21600 0 0 Z N"/>
        </draw:custom-shape>
        <draw:custom-shape draw:style-name="gr528" draw:text-style-name="P58" draw:layer="layout" svg:width="1.473cm" svg:height="0.457cm" svg:x="7.523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9" draw:text-style-name="P59" draw:layer="layout" svg:width="1cm" svg:height="0.457cm" svg:x="8.955cm" svg:y="10.2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60" draw:layer="layout" svg:width="1.575cm" svg:height="0.457cm" svg:x="5.923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60" draw:layer="layout" svg:width="1.575cm" svg:height="0.457cm" svg:x="9.923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58" draw:layer="layout" svg:width="1.332cm" svg:height="0.457cm" svg:x="11.523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59" draw:layer="layout" svg:width="1cm" svg:height="0.457cm" svg:x="12.855cm" svg:y="10.2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60" draw:layer="layout" svg:width="1.575cm" svg:height="0.457cm" svg:x="13.823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58" draw:layer="layout" svg:width="1.332cm" svg:height="0.457cm" svg:x="15.423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52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52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58" draw:layer="layout" svg:width="1.476cm" svg:height="0.457cm" svg:x="25.083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59" draw:layer="layout" svg:width="1.001cm" svg:height="0.457cm" svg:x="26.518cm" svg:y="10.2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60" draw:layer="layout" svg:width="1.578cm" svg:height="0.457cm" svg:x="23.58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60" draw:layer="layout" svg:width="1.578cm" svg:height="0.457cm" svg:x="27.487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58" draw:layer="layout" svg:width="1.334cm" svg:height="0.457cm" svg:x="29.09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59" draw:layer="layout" svg:width="1.001cm" svg:height="0.457cm" svg:x="30.424cm" svg:y="10.2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60" draw:layer="layout" svg:width="1.577cm" svg:height="0.457cm" svg:x="31.394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58" draw:layer="layout" svg:width="1.335cm" svg:height="0.457cm" svg:x="32.996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52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52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62" draw:layer="layout" svg:width="1.476cm" svg:height="0.457cm" svg:x="42.582cm" svg:y="10.214cm">
          <text:p text:style-name="P61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8" draw:text-style-name="P52" draw:layer="layout" svg:width="1.001cm" svg:height="0.457cm" svg:x="44.017cm" svg:y="10.214cm">
          <text:p text:style-name="P49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9" draw:text-style-name="P63" draw:layer="layout" svg:width="1.578cm" svg:height="0.457cm" svg:x="41.079cm" svg:y="10.214cm">
          <text:p text:style-name="P61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0" draw:text-style-name="P60" draw:layer="layout" svg:width="1.578cm" svg:height="0.457cm" svg:x="44.986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1" draw:text-style-name="P58" draw:layer="layout" svg:width="1.334cm" svg:height="0.457cm" svg:x="46.589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2" draw:text-style-name="P59" draw:layer="layout" svg:width="1.001cm" svg:height="0.457cm" svg:x="47.923cm" svg:y="10.2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3" draw:text-style-name="P60" draw:layer="layout" svg:width="1.577cm" svg:height="0.457cm" svg:x="48.893cm" svg:y="10.2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4" draw:text-style-name="P58" draw:layer="layout" svg:width="1.335cm" svg:height="0.457cm" svg:x="50.495cm" svg:y="10.2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52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52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5" draw:text-style-name="P60" draw:layer="layout" svg:width="1.444cm" svg:height="0.457cm" svg:x="9.355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6" draw:text-style-name="P58" draw:layer="layout" svg:width="1.476cm" svg:height="0.457cm" svg:x="10.7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59" draw:layer="layout" svg:width="0.9cm" svg:height="0.457cm" svg:x="12.2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60" draw:layer="layout" svg:width="1.524cm" svg:height="0.457cm" svg:x="5.455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9" draw:text-style-name="P58" draw:layer="layout" svg:width="1.476cm" svg:height="0.457cm" svg:x="6.9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0" draw:text-style-name="P59" draw:layer="layout" svg:width="0.9cm" svg:height="0.457cm" svg:x="8.4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1" draw:text-style-name="P60" draw:layer="layout" svg:width="1.444cm" svg:height="0.457cm" svg:x="13.155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58" draw:layer="layout" svg:width="1.476cm" svg:height="0.457cm" svg:x="14.5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59" draw:layer="layout" svg:width="0.965cm" svg:height="0.457cm" svg:x="16.0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4" draw:text-style-name="P60" draw:layer="layout" svg:width="1.444cm" svg:height="0.457cm" svg:x="44.455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5" draw:text-style-name="P58" draw:layer="layout" svg:width="1.476cm" svg:height="0.457cm" svg:x="45.8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59" draw:layer="layout" svg:width="0.9cm" svg:height="0.457cm" svg:x="47.3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60" draw:layer="layout" svg:width="1.575cm" svg:height="0.457cm" svg:x="40.538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58" draw:layer="layout" svg:width="1.476cm" svg:height="0.457cm" svg:x="42.0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59" draw:layer="layout" svg:width="0.9cm" svg:height="0.457cm" svg:x="43.5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60" draw:layer="layout" svg:width="1.444cm" svg:height="0.457cm" svg:x="48.255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58" draw:layer="layout" svg:width="1.476cm" svg:height="0.457cm" svg:x="49.683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59" draw:layer="layout" svg:width="1.067cm" svg:height="0.457cm" svg:x="51.055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60" draw:layer="layout" svg:width="1.444cm" svg:height="0.457cm" svg:x="26.954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58" draw:layer="layout" svg:width="1.476cm" svg:height="0.457cm" svg:x="28.382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59" draw:layer="layout" svg:width="0.9cm" svg:height="0.457cm" svg:x="29.854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60" draw:layer="layout" svg:width="1.575cm" svg:height="0.457cm" svg:x="23.012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58" draw:layer="layout" svg:width="1.476cm" svg:height="0.457cm" svg:x="24.582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59" draw:layer="layout" svg:width="0.9cm" svg:height="0.457cm" svg:x="26.054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60" draw:layer="layout" svg:width="1.444cm" svg:height="0.457cm" svg:x="30.754cm" svg:y="10.814cm">
          <text:p text:style-name="P57"><text:span text:style-name="T3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58" draw:layer="layout" svg:width="1.476cm" svg:height="0.457cm" svg:x="32.182cm" svg:y="10.814cm">
          <text:p text:style-name="P57"><text:span text:style-name="T3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59" draw:layer="layout" svg:width="1.016cm" svg:height="0.457cm" svg:x="33.554cm" svg:y="10.814cm">
          <text:p text:style-name="P57"><text:span text:style-name="T3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2" draw:text-style-name="P1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583" draw:text-style-name="P1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582" draw:text-style-name="P1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583" draw:text-style-name="P1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582" draw:text-style-name="P1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583" draw:text-style-name="P1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584" draw:text-style-name="P1" draw:layer="layout" svg:x1="2.86cm" svg:y1="38.746cm" svg:x2="3.49cm" svg:y2="38.746cm">
          <text:p/>
        </draw:line>
        <draw:frame draw:style-name="gr120" draw:text-style-name="P64" draw:layer="layout" svg:width="5.588cm" svg:height="1.016cm" draw:transform="rotate (1.5707963267949) translate (1.062cm 44.658cm)">
          <draw:text-box>
            <text:p><text:span text:style-name="T37">G</text:span><text:span text:style-name="T37">e</text:span><text:span text:style-name="T37">n</text:span><text:span text:style-name="T37">e</text:span><text:span text:style-name="T37"> </text:span><text:span text:style-name="T37">E</text:span><text:span text:style-name="T37">x</text:span><text:span text:style-name="T37">p</text:span><text:span text:style-name="T37">r</text:span><text:span text:style-name="T37">e</text:span><text:span text:style-name="T37">s</text:span><text:span text:style-name="T37">s</text:span><text:span text:style-name="T37">i</text:span><text:span text:style-name="T37">o</text:span><text:span text:style-name="T37">n</text:span><text:span text:style-name="T37"> </text:span><text:span text:style-name="T37">(</text:span><text:span text:style-name="T37">F</text:span><text:span text:style-name="T37">P</text:span><text:span text:style-name="T37">K</text:span><text:span text:style-name="T37">M</text:span><text:span text:style-name="T37">)</text:span></text:p>
          </draw:text-box>
        </draw:frame>
        <draw:frame draw:style-name="gr513" draw:text-style-name="P47" draw:layer="layout" svg:width="3.28cm" svg:height="2.046cm" svg:x="0.238cm" svg:y="35.926cm">
          <draw:text-box>
            <text:p><text:span text:style-name="T35"><text:s/></text:span><text:span text:style-name="T35">(</text:span><text:span text:style-name="T35">C</text:span><text:span text:style-name="T35">)</text:span></text:p>
          </draw:text-box>
        </draw:frame>
        <draw:frame draw:style-name="gr513" draw:text-style-name="P47" draw:layer="layout" svg:width="3.28cm" svg:height="2.046cm" svg:x="10.438cm" svg:y="35.926cm">
          <draw:text-box>
            <text:p><text:span text:style-name="T35">(</text:span><text:span text:style-name="T35">D</text:span><text:span text:style-name="T35">)</text:span></text:p>
          </draw:text-box>
        </draw:frame>
        <draw:frame draw:style-name="gr64" draw:text-style-name="P1" draw:layer="layout" svg:width="10.16cm" svg:height="9.5cm" svg:x="22.347cm" svg:y="37.654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64" draw:text-style-name="P1" draw:layer="layout" svg:width="10.16cm" svg:height="9.525cm" svg:x="1.424cm" svg:y="45.567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120" draw:text-style-name="P64" draw:layer="layout" svg:width="5.588cm" svg:height="1.016cm" draw:transform="rotate (1.5707963267949) translate (1.062cm 52.558cm)">
          <draw:text-box>
            <text:p><text:span text:style-name="T37">G</text:span><text:span text:style-name="T37">e</text:span><text:span text:style-name="T37">n</text:span><text:span text:style-name="T37">e</text:span><text:span text:style-name="T37"> </text:span><text:span text:style-name="T37">E</text:span><text:span text:style-name="T37">x</text:span><text:span text:style-name="T37">p</text:span><text:span text:style-name="T37">r</text:span><text:span text:style-name="T37">e</text:span><text:span text:style-name="T37">s</text:span><text:span text:style-name="T37">s</text:span><text:span text:style-name="T37">i</text:span><text:span text:style-name="T37">o</text:span><text:span text:style-name="T37">n</text:span><text:span text:style-name="T37"> </text:span><text:span text:style-name="T37">(</text:span><text:span text:style-name="T37">F</text:span><text:span text:style-name="T37">P</text:span><text:span text:style-name="T37">K</text:span><text:span text:style-name="T37">M</text:span><text:span text:style-name="T37">)</text:span></text:p>
          </draw:text-box>
        </draw:frame>
        <draw:custom-shape draw:style-name="gr585" draw:text-style-name="P50" draw:layer="layout" svg:width="2.429cm" svg:height="0.584cm" svg:x="6.19cm" svg:y="53.108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86" draw:text-style-name="P52" draw:layer="layout" svg:width="1.846cm" svg:height="0.584cm" svg:x="8.619cm" svg:y="53.108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87" draw:text-style-name="P51" draw:layer="layout" svg:width="2.89cm" svg:height="0.584cm" svg:x="3.302cm" svg:y="53.108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custom-shape draw:style-name="gr515" draw:text-style-name="P50" draw:layer="layout" svg:width="2.554cm" svg:height="0.483cm" svg:x="17.77cm" svg:y="45.034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16" draw:text-style-name="P51" draw:layer="layout" svg:width="2.346cm" svg:height="0.483cm" svg:x="15.426cm" svg:y="45.034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custom-shape draw:style-name="gr517" draw:text-style-name="P52" draw:layer="layout" svg:width="1.773cm" svg:height="0.483cm" svg:x="13.653cm" svg:y="45.034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18" draw:text-style-name="P52" draw:layer="layout" svg:width="0.479cm" svg:height="0.483cm" svg:x="20.337cm" svg:y="45.034cm">
          <text:p/>
          <draw:enhanced-geometry svg:viewBox="0 0 21600 21600" draw:type="rectangle" draw:enhanced-path="M 0 0 L 21600 0 21600 21600 0 21600 0 0 Z N"/>
        </draw:custom-shape>
        <draw:custom-shape draw:style-name="gr515" draw:text-style-name="P50" draw:layer="layout" svg:width="2.554cm" svg:height="0.483cm" svg:x="28.37cm" svg:y="45.034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16" draw:text-style-name="P51" draw:layer="layout" svg:width="2.346cm" svg:height="0.483cm" svg:x="26.026cm" svg:y="45.034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custom-shape draw:style-name="gr517" draw:text-style-name="P52" draw:layer="layout" svg:width="1.773cm" svg:height="0.483cm" svg:x="24.253cm" svg:y="45.034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18" draw:text-style-name="P52" draw:layer="layout" svg:width="0.479cm" svg:height="0.483cm" svg:x="30.937cm" svg:y="45.034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0.16cm" svg:height="9.525cm" svg:x="11.743cm" svg:y="45.669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64" draw:text-style-name="P1" draw:layer="layout" svg:width="10.16cm" svg:height="9.525cm" svg:x="22.18cm" svg:y="45.669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588" draw:text-style-name="P65" draw:layer="layout" svg:width="2.032cm" svg:height="0.806cm" svg:x="3.38cm" svg:y="38.306cm">
          <draw:text-box>
            <text:p><text:span text:style-name="T39">c</text:span><text:span text:style-name="T39">y</text:span><text:span text:style-name="T39">c</text:span><text:span text:style-name="T39">A</text:span></text:p>
          </draw:text-box>
        </draw:frame>
        <draw:line draw:style-name="gr589" draw:text-style-name="P1" draw:layer="layout" svg:x1="5.54cm" svg:y1="38.746cm" svg:x2="6.17cm" svg:y2="38.746cm">
          <text:p/>
        </draw:line>
        <draw:frame draw:style-name="gr588" draw:text-style-name="P65" draw:layer="layout" svg:width="2.032cm" svg:height="0.806cm" svg:x="6.06cm" svg:y="38.306cm">
          <draw:text-box>
            <text:p><text:span text:style-name="T39">c</text:span><text:span text:style-name="T39">y</text:span><text:span text:style-name="T39">c</text:span><text:span text:style-name="T39">B</text:span></text:p>
          </draw:text-box>
        </draw:frame>
        <draw:line draw:style-name="gr590" draw:text-style-name="P1" draw:layer="layout" svg:x1="8.32cm" svg:y1="38.746cm" svg:x2="8.95cm" svg:y2="38.746cm">
          <text:p/>
        </draw:line>
        <draw:frame draw:style-name="gr588" draw:text-style-name="P65" draw:layer="layout" svg:width="2.032cm" svg:height="0.806cm" svg:x="8.84cm" svg:y="38.306cm">
          <draw:text-box>
            <text:p><text:span text:style-name="T39">c</text:span><text:span text:style-name="T39">y</text:span><text:span text:style-name="T39">c</text:span><text:span text:style-name="T39">D</text:span></text:p>
          </draw:text-box>
        </draw:frame>
        <draw:custom-shape draw:style-name="gr585" draw:text-style-name="P50" draw:layer="layout" svg:width="2.429cm" svg:height="0.584cm" svg:x="26.967cm" svg:y="53.108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86" draw:text-style-name="P52" draw:layer="layout" svg:width="1.846cm" svg:height="0.584cm" svg:x="29.396cm" svg:y="53.108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87" draw:text-style-name="P51" draw:layer="layout" svg:width="2.89cm" svg:height="0.584cm" svg:x="24.079cm" svg:y="53.108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line draw:style-name="gr584" draw:text-style-name="P1" draw:layer="layout" svg:x1="2.84cm" svg:y1="46.946cm" svg:x2="3.47cm" svg:y2="46.946cm">
          <text:p/>
        </draw:line>
        <draw:frame draw:style-name="gr588" draw:text-style-name="P65" draw:layer="layout" svg:width="2.032cm" svg:height="0.806cm" svg:x="3.36cm" svg:y="46.506cm">
          <draw:text-box>
            <text:p><text:span text:style-name="T39">c</text:span><text:span text:style-name="T39">y</text:span><text:span text:style-name="T39">c</text:span><text:span text:style-name="T39">A</text:span></text:p>
          </draw:text-box>
        </draw:frame>
        <draw:line draw:style-name="gr589" draw:text-style-name="P1" draw:layer="layout" svg:x1="5.52cm" svg:y1="46.946cm" svg:x2="6.15cm" svg:y2="46.946cm">
          <text:p/>
        </draw:line>
        <draw:frame draw:style-name="gr588" draw:text-style-name="P65" draw:layer="layout" svg:width="2.032cm" svg:height="0.806cm" svg:x="6.04cm" svg:y="46.506cm">
          <draw:text-box>
            <text:p><text:span text:style-name="T39">c</text:span><text:span text:style-name="T39">y</text:span><text:span text:style-name="T39">c</text:span><text:span text:style-name="T39">B</text:span></text:p>
          </draw:text-box>
        </draw:frame>
        <draw:line draw:style-name="gr590" draw:text-style-name="P1" draw:layer="layout" svg:x1="8.3cm" svg:y1="46.946cm" svg:x2="8.93cm" svg:y2="46.946cm">
          <text:p/>
        </draw:line>
        <draw:frame draw:style-name="gr588" draw:text-style-name="P65" draw:layer="layout" svg:width="2.032cm" svg:height="0.806cm" svg:x="8.82cm" svg:y="46.506cm">
          <draw:text-box>
            <text:p><text:span text:style-name="T39">c</text:span><text:span text:style-name="T39">y</text:span><text:span text:style-name="T39">c</text:span><text:span text:style-name="T39">D</text:span></text:p>
          </draw:text-box>
        </draw:frame>
        <draw:line draw:style-name="gr591" draw:text-style-name="P1" draw:layer="layout" svg:x1="15.54cm" svg:y1="38.746cm" svg:x2="16.17cm" svg:y2="38.746cm">
          <text:p/>
        </draw:line>
        <draw:frame draw:style-name="gr588" draw:text-style-name="P65" draw:layer="layout" svg:width="2.032cm" svg:height="0.806cm" svg:x="16.06cm" svg:y="38.306cm">
          <draw:text-box>
            <text:p><text:span text:style-name="T39">c</text:span><text:span text:style-name="T39">d</text:span><text:span text:style-name="T39">k</text:span><text:span text:style-name="T39">A</text:span></text:p>
          </draw:text-box>
        </draw:frame>
        <draw:line draw:style-name="gr592" draw:text-style-name="P1" draw:layer="layout" svg:x1="18.22cm" svg:y1="38.746cm" svg:x2="18.85cm" svg:y2="38.746cm">
          <text:p/>
        </draw:line>
        <draw:frame draw:style-name="gr588" draw:text-style-name="P66" draw:layer="layout" svg:width="2.032cm" svg:height="0.806cm" svg:x="18.74cm" svg:y="38.306cm">
          <draw:text-box>
            <text:p><text:span text:style-name="T40">C</text:span><text:span text:style-name="T40">D</text:span><text:span text:style-name="T40">K</text:span><text:span text:style-name="T40">A</text:span></text:p>
          </draw:text-box>
        </draw:frame>
        <draw:line draw:style-name="gr591" draw:text-style-name="P1" draw:layer="layout" svg:x1="15.52cm" svg:y1="46.944cm" svg:x2="16.15cm" svg:y2="46.944cm">
          <text:p/>
        </draw:line>
        <draw:frame draw:style-name="gr588" draw:text-style-name="P65" draw:layer="layout" svg:width="2.032cm" svg:height="0.806cm" svg:x="16.04cm" svg:y="46.504cm">
          <draw:text-box>
            <text:p><text:span text:style-name="T39">c</text:span><text:span text:style-name="T39">d</text:span><text:span text:style-name="T39">k</text:span><text:span text:style-name="T39">A</text:span></text:p>
          </draw:text-box>
        </draw:frame>
        <draw:line draw:style-name="gr592" draw:text-style-name="P1" draw:layer="layout" svg:x1="18.2cm" svg:y1="46.944cm" svg:x2="18.83cm" svg:y2="46.944cm">
          <text:p/>
        </draw:line>
        <draw:frame draw:style-name="gr588" draw:text-style-name="P66" draw:layer="layout" svg:width="2.032cm" svg:height="0.806cm" svg:x="18.72cm" svg:y="46.504cm">
          <draw:text-box>
            <text:p><text:span text:style-name="T40">C</text:span><text:span text:style-name="T40">D</text:span><text:span text:style-name="T40">K</text:span><text:span text:style-name="T40">A</text:span></text:p>
          </draw:text-box>
        </draw:frame>
        <draw:custom-shape draw:style-name="gr593" draw:text-style-name="P50" draw:layer="layout" svg:width="3.863cm" svg:height="0.686cm" svg:x="9.322cm" svg:y="66.569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94" draw:text-style-name="P51" draw:layer="layout" svg:width="3.575cm" svg:height="0.686cm" svg:x="5.829cm" svg:y="66.569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custom-shape draw:style-name="gr595" draw:text-style-name="P52" draw:layer="layout" svg:width="2.664cm" svg:height="0.686cm" svg:x="3.165cm" svg:y="66.569cm">
          <text:p text:style-name="P49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6" draw:text-style-name="P52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15.24cm" svg:height="14.199cm" svg:x="15.092cm" svg:y="55.497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597" draw:text-style-name="P50" draw:layer="layout" svg:width="3.629cm" svg:height="0.686cm" svg:x="22.238cm" svg:y="66.667cm">
          <text:p text:style-name="P49"><text:span text:style-name="T3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8" draw:text-style-name="P52" draw:layer="layout" svg:width="2.746cm" svg:height="0.686cm" svg:x="25.867cm" svg:y="66.667cm">
          <text:p text:style-name="P49"><text:span text:style-name="T3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9" draw:text-style-name="P51" draw:layer="layout" svg:width="4.318cm" svg:height="0.686cm" svg:x="17.87cm" svg:y="66.667cm">
          <text:p text:style-name="P49"><text:span text:style-name="T3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3" draw:text-style-name="P47" draw:layer="layout" svg:width="3.28cm" svg:height="2.046cm" svg:x="19.938cm" svg:y="35.926cm">
          <draw:text-box>
            <text:p><text:span text:style-name="T35">(</text:span><text:span text:style-name="T35">E</text:span><text:span text:style-name="T35">)</text:span></text:p>
          </draw:text-box>
        </draw:frame>
        <draw:frame draw:style-name="gr513" draw:text-style-name="P47" draw:layer="layout" svg:width="3.28cm" svg:height="2.046cm" svg:x="0.229cm" svg:y="55.326cm">
          <draw:text-box>
            <text:p><text:span text:style-name="T35">(</text:span><text:span text:style-name="T35">F</text:span><text:span text:style-name="T35">)</text:span></text:p>
          </draw:text-box>
        </draw:frame>
        <draw:frame draw:style-name="gr600" draw:text-style-name="P67" draw:layer="layout" svg:width="8.081cm" svg:height="1.505cm" draw:transform="rotate (1.5707963267949) translate (11.538cm 45.628cm)">
          <draw:text-box>
            <text:p text:style-name="P28"><text:span text:style-name="T36">S</text:span><text:span text:style-name="T36">c</text:span><text:span text:style-name="T36">a</text:span><text:span text:style-name="T36">l</text:span><text:span text:style-name="T36">e</text:span><text:span text:style-name="T36">d</text:span><text:span text:style-name="T36"> </text:span><text:span text:style-name="T36">G</text:span><text:span text:style-name="T36">e</text:span><text:span text:style-name="T36">n</text:span><text:span text:style-name="T36">e</text:span><text:span text:style-name="T36"> </text:span><text:span text:style-name="T36">E</text:span><text:span text:style-name="T36">x</text:span><text:span text:style-name="T36">p</text:span><text:span text:style-name="T36">r</text:span><text:span text:style-name="T36">e</text:span><text:span text:style-name="T36">s</text:span><text:span text:style-name="T36">s</text:span><text:span text:style-name="T36">i</text:span><text:span text:style-name="T36">o</text:span><text:span text:style-name="T36">n</text:span><text:span text:style-name="T36"> </text:span></text:p>
            <text:p text:style-name="P28"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 </text:span><text:span text:style-name="T36">A</text:span><text:span text:style-name="T36">b</text:span><text:span text:style-name="T36">u</text:span><text:span text:style-name="T36">n</text:span><text:span text:style-name="T36">d</text:span><text:span text:style-name="T36">a</text:span><text:span text:style-name="T36">n</text:span><text:span text:style-name="T36">c</text:span><text:span text:style-name="T36">e</text:span></text:p>
          </draw:text-box>
        </draw:frame>
        <draw:frame draw:style-name="gr600" draw:text-style-name="P67" draw:layer="layout" svg:width="8.081cm" svg:height="1.505cm" draw:transform="rotate (1.5707963267949) translate (11.539cm 53.829cm)">
          <draw:text-box>
            <text:p text:style-name="P28"><text:span text:style-name="T36">S</text:span><text:span text:style-name="T36">c</text:span><text:span text:style-name="T36">a</text:span><text:span text:style-name="T36">l</text:span><text:span text:style-name="T36">e</text:span><text:span text:style-name="T36">d</text:span><text:span text:style-name="T36"> </text:span><text:span text:style-name="T36">G</text:span><text:span text:style-name="T36">e</text:span><text:span text:style-name="T36">n</text:span><text:span text:style-name="T36">e</text:span><text:span text:style-name="T36"> </text:span><text:span text:style-name="T36">E</text:span><text:span text:style-name="T36">x</text:span><text:span text:style-name="T36">p</text:span><text:span text:style-name="T36">r</text:span><text:span text:style-name="T36">e</text:span><text:span text:style-name="T36">s</text:span><text:span text:style-name="T36">s</text:span><text:span text:style-name="T36">i</text:span><text:span text:style-name="T36">o</text:span><text:span text:style-name="T36">n</text:span><text:span text:style-name="T36"> </text:span></text:p>
            <text:p text:style-name="P28"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 </text:span><text:span text:style-name="T36">A</text:span><text:span text:style-name="T36">b</text:span><text:span text:style-name="T36">u</text:span><text:span text:style-name="T36">n</text:span><text:span text:style-name="T36">d</text:span><text:span text:style-name="T36">a</text:span><text:span text:style-name="T36">n</text:span><text:span text:style-name="T36">c</text:span><text:span text:style-name="T36">e</text:span></text:p>
          </draw:text-box>
        </draw:frame>
        <draw:frame draw:style-name="gr600" draw:text-style-name="P67" draw:layer="layout" svg:width="8.081cm" svg:height="1.505cm" draw:transform="rotate (1.5707963267949) translate (22.139cm 45.629cm)">
          <draw:text-box>
            <text:p text:style-name="P28"><text:span text:style-name="T36">S</text:span><text:span text:style-name="T36">c</text:span><text:span text:style-name="T36">a</text:span><text:span text:style-name="T36">l</text:span><text:span text:style-name="T36">e</text:span><text:span text:style-name="T36">d</text:span><text:span text:style-name="T36"> </text:span><text:span text:style-name="T36">G</text:span><text:span text:style-name="T36">e</text:span><text:span text:style-name="T36">n</text:span><text:span text:style-name="T36">e</text:span><text:span text:style-name="T36"> </text:span><text:span text:style-name="T36">E</text:span><text:span text:style-name="T36">x</text:span><text:span text:style-name="T36">p</text:span><text:span text:style-name="T36">r</text:span><text:span text:style-name="T36">e</text:span><text:span text:style-name="T36">s</text:span><text:span text:style-name="T36">s</text:span><text:span text:style-name="T36">i</text:span><text:span text:style-name="T36">o</text:span><text:span text:style-name="T36">n</text:span><text:span text:style-name="T36"> </text:span></text:p>
            <text:p text:style-name="P28"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 </text:span><text:span text:style-name="T36">A</text:span><text:span text:style-name="T36">b</text:span><text:span text:style-name="T36">u</text:span><text:span text:style-name="T36">n</text:span><text:span text:style-name="T36">d</text:span><text:span text:style-name="T36">a</text:span><text:span text:style-name="T36">n</text:span><text:span text:style-name="T36">c</text:span><text:span text:style-name="T36">e</text:span></text:p>
          </draw:text-box>
        </draw:frame>
        <draw:frame draw:style-name="gr600" draw:text-style-name="P67" draw:layer="layout" svg:width="8.081cm" svg:height="1.505cm" draw:transform="rotate (1.5707963267949) translate (21.94cm 53.73cm)">
          <draw:text-box>
            <text:p text:style-name="P28"><text:span text:style-name="T36">S</text:span><text:span text:style-name="T36">c</text:span><text:span text:style-name="T36">a</text:span><text:span text:style-name="T36">l</text:span><text:span text:style-name="T36">e</text:span><text:span text:style-name="T36">d</text:span><text:span text:style-name="T36"> </text:span><text:span text:style-name="T36">G</text:span><text:span text:style-name="T36">e</text:span><text:span text:style-name="T36">n</text:span><text:span text:style-name="T36">e</text:span><text:span text:style-name="T36"> </text:span><text:span text:style-name="T36">E</text:span><text:span text:style-name="T36">x</text:span><text:span text:style-name="T36">p</text:span><text:span text:style-name="T36">r</text:span><text:span text:style-name="T36">e</text:span><text:span text:style-name="T36">s</text:span><text:span text:style-name="T36">s</text:span><text:span text:style-name="T36">i</text:span><text:span text:style-name="T36">o</text:span><text:span text:style-name="T36">n</text:span><text:span text:style-name="T36"> </text:span></text:p>
            <text:p text:style-name="P28"><text:span text:style-name="T36">P</text:span><text:span text:style-name="T36">r</text:span><text:span text:style-name="T36">o</text:span><text:span text:style-name="T36">t</text:span><text:span text:style-name="T36">e</text:span><text:span text:style-name="T36">i</text:span><text:span text:style-name="T36">n</text:span><text:span text:style-name="T36"> </text:span><text:span text:style-name="T36">A</text:span><text:span text:style-name="T36">b</text:span><text:span text:style-name="T36">u</text:span><text:span text:style-name="T36">n</text:span><text:span text:style-name="T36">d</text:span><text:span text:style-name="T36">a</text:span><text:span text:style-name="T36">n</text:span><text:span text:style-name="T36">c</text:span><text:span text:style-name="T36">e</text:span></text:p>
          </draw:text-box>
        </draw:frame>
        <draw:frame draw:style-name="gr394" draw:text-style-name="P68" draw:layer="layout" svg:width="8.081cm" svg:height="1.673cm" draw:transform="rotate (1.5707963267949) translate (0.74cm 65.53cm)">
          <draw:text-box>
            <text:p text:style-name="P28"><text:span text:style-name="T16">S</text:span><text:span text:style-name="T16">c</text:span><text:span text:style-name="T16">a</text:span><text:span text:style-name="T16">l</text:span><text:span text:style-name="T16">e</text:span><text:span text:style-name="T16">d</text:span><text:span text:style-name="T16"> </text:span><text:span text:style-name="T16">G</text:span><text:span text:style-name="T16">e</text:span><text:span text:style-name="T16">n</text:span><text:span text:style-name="T16">e</text:span><text:span text:style-name="T16">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/text:p>
            <text:p text:style-name="P28"><text:span text:style-name="T16">P</text:span><text:span text:style-name="T16">r</text:span><text:span text:style-name="T16">o</text:span><text:span text:style-name="T16">t</text:span><text:span text:style-name="T16">e</text:span><text:span text:style-name="T16">i</text:span><text:span text:style-name="T16">n</text:span><text:span text:style-name="T16"> </text:span><text:span text:style-name="T16">A</text:span><text:span text:style-name="T16">b</text:span><text:span text:style-name="T16">u</text:span><text:span text:style-name="T16">n</text:span><text:span text:style-name="T16">d</text:span><text:span text:style-name="T16">a</text:span><text:span text:style-name="T16">n</text:span><text:span text:style-name="T16">c</text:span><text:span text:style-name="T16">e</text:span></text:p>
          </draw:text-box>
        </draw:frame>
        <draw:frame draw:style-name="gr394" draw:text-style-name="P68" draw:layer="layout" svg:width="8.081cm" svg:height="1.673cm" draw:transform="rotate (1.5707963267949) translate (15.441cm 65.531cm)">
          <draw:text-box>
            <text:p text:style-name="P28"><text:span text:style-name="T16">S</text:span><text:span text:style-name="T16">c</text:span><text:span text:style-name="T16">a</text:span><text:span text:style-name="T16">l</text:span><text:span text:style-name="T16">e</text:span><text:span text:style-name="T16">d</text:span><text:span text:style-name="T16"> </text:span><text:span text:style-name="T16">G</text:span><text:span text:style-name="T16">e</text:span><text:span text:style-name="T16">n</text:span><text:span text:style-name="T16">e</text:span><text:span text:style-name="T16">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/text:p>
            <text:p text:style-name="P28"><text:span text:style-name="T16">P</text:span><text:span text:style-name="T16">r</text:span><text:span text:style-name="T16">o</text:span><text:span text:style-name="T16">t</text:span><text:span text:style-name="T16">e</text:span><text:span text:style-name="T16">i</text:span><text:span text:style-name="T16">n</text:span><text:span text:style-name="T16"> </text:span><text:span text:style-name="T16">A</text:span><text:span text:style-name="T16">b</text:span><text:span text:style-name="T16">u</text:span><text:span text:style-name="T16">n</text:span><text:span text:style-name="T16">d</text:span><text:span text:style-name="T16">a</text:span><text:span text:style-name="T16">n</text:span><text:span text:style-name="T16">c</text:span><text:span text:style-name="T16">e</text:span></text:p>
          </draw:text-box>
        </draw:frame>
        <draw:line draw:style-name="gr601" draw:text-style-name="P1" draw:layer="layout" svg:x1="25.62cm" svg:y1="38.746cm" svg:x2="26.25cm" svg:y2="38.746cm">
          <text:p/>
        </draw:line>
        <draw:frame draw:style-name="gr588" draw:text-style-name="P65" draw:layer="layout" svg:width="2.032cm" svg:height="0.806cm" svg:x="26.14cm" svg:y="38.306cm">
          <draw:text-box>
            <text:p><text:span text:style-name="T39">c</text:span><text:span text:style-name="T39">d</text:span><text:span text:style-name="T39">k</text:span><text:span text:style-name="T39">B</text:span></text:p>
          </draw:text-box>
        </draw:frame>
        <draw:line draw:style-name="gr602" draw:text-style-name="P1" draw:layer="layout" svg:x1="28.3cm" svg:y1="38.746cm" svg:x2="28.93cm" svg:y2="38.746cm">
          <text:p/>
        </draw:line>
        <draw:frame draw:style-name="gr588" draw:text-style-name="P66" draw:layer="layout" svg:width="2.032cm" svg:height="0.806cm" svg:x="28.82cm" svg:y="38.306cm">
          <draw:text-box>
            <text:p><text:span text:style-name="T40">C</text:span><text:span text:style-name="T40">D</text:span><text:span text:style-name="T40">K</text:span><text:span text:style-name="T40">B</text:span></text:p>
          </draw:text-box>
        </draw:frame>
        <draw:line draw:style-name="gr601" draw:text-style-name="P1" draw:layer="layout" svg:x1="25.6cm" svg:y1="46.944cm" svg:x2="26.23cm" svg:y2="46.944cm">
          <text:p/>
        </draw:line>
        <draw:frame draw:style-name="gr588" draw:text-style-name="P65" draw:layer="layout" svg:width="2.032cm" svg:height="0.806cm" svg:x="26.12cm" svg:y="46.504cm">
          <draw:text-box>
            <text:p><text:span text:style-name="T39">c</text:span><text:span text:style-name="T39">d</text:span><text:span text:style-name="T39">k</text:span><text:span text:style-name="T39">B</text:span></text:p>
          </draw:text-box>
        </draw:frame>
        <draw:line draw:style-name="gr602" draw:text-style-name="P1" draw:layer="layout" svg:x1="28.28cm" svg:y1="46.944cm" svg:x2="28.91cm" svg:y2="46.944cm">
          <text:p/>
        </draw:line>
        <draw:frame draw:style-name="gr588" draw:text-style-name="P66" draw:layer="layout" svg:width="2.032cm" svg:height="0.806cm" svg:x="28.8cm" svg:y="46.504cm">
          <draw:text-box>
            <text:p><text:span text:style-name="T40">C</text:span><text:span text:style-name="T40">D</text:span><text:span text:style-name="T40">K</text:span><text:span text:style-name="T40">B</text:span></text:p>
          </draw:text-box>
        </draw:frame>
        <draw:line draw:style-name="gr603" draw:text-style-name="P1" draw:layer="layout" svg:x1="4.78cm" svg:y1="57.758cm" svg:x2="5.87cm" svg:y2="57.746cm">
          <text:p/>
        </draw:line>
        <draw:line draw:style-name="gr604" draw:text-style-name="P1" draw:layer="layout" svg:x1="8.38cm" svg:y1="57.758cm" svg:x2="9.47cm" svg:y2="57.746cm">
          <text:p/>
        </draw:line>
        <draw:frame draw:style-name="gr410" draw:text-style-name="P69" draw:layer="layout" svg:width="2.032cm" svg:height="0.962cm" svg:x="5.96cm" svg:y="57.206cm">
          <draw:text-box>
            <text:p><text:span text:style-name="T41">f</text:span><text:span text:style-name="T41">t</text:span><text:span text:style-name="T41">s</text:span><text:span text:style-name="T41">z</text:span></text:p>
          </draw:text-box>
        </draw:frame>
        <draw:frame draw:style-name="gr394" draw:text-style-name="P70" draw:layer="layout" svg:width="2.886cm" svg:height="1.673cm" svg:x="9.56cm" svg:y="57.206cm">
          <draw:text-box>
            <text:p><text:span text:style-name="T42">F</text:span><text:span text:style-name="T42">T</text:span><text:span text:style-name="T42">S</text:span><text:span text:style-name="T42">Z</text:span></text:p>
          </draw:text-box>
        </draw:frame>
        <draw:line draw:style-name="gr603" draw:text-style-name="P1" draw:layer="layout" svg:x1="20.46cm" svg:y1="57.759cm" svg:x2="21.55cm" svg:y2="57.747cm">
          <text:p/>
        </draw:line>
        <draw:line draw:style-name="gr604" draw:text-style-name="P1" draw:layer="layout" svg:x1="24.06cm" svg:y1="57.759cm" svg:x2="25.15cm" svg:y2="57.747cm">
          <text:p/>
        </draw:line>
        <draw:frame draw:style-name="gr410" draw:text-style-name="P69" draw:layer="layout" svg:width="2.032cm" svg:height="0.962cm" svg:x="21.64cm" svg:y="57.207cm">
          <draw:text-box>
            <text:p><text:span text:style-name="T41">f</text:span><text:span text:style-name="T41">t</text:span><text:span text:style-name="T41">s</text:span><text:span text:style-name="T41">z</text:span></text:p>
          </draw:text-box>
        </draw:frame>
        <draw:frame draw:style-name="gr394" draw:text-style-name="P70" draw:layer="layout" svg:width="2.886cm" svg:height="1.673cm" svg:x="25.24cm" svg:y="57.207cm">
          <draw:text-box>
            <text:p><text:span text:style-name="T42">F</text:span><text:span text:style-name="T42">T</text:span><text:span text:style-name="T42">S</text:span><text:span text:style-name="T42">Z</text:span></text:p>
          </draw:text-box>
        </draw:frame>
        <draw:custom-shape draw:style-name="gr585" draw:text-style-name="P50" draw:layer="layout" svg:width="2.429cm" svg:height="0.584cm" svg:x="16.591cm" svg:y="53.108cm">
          <text:p text:style-name="P49"><text:span text:style-name="T37">S</text:span></text:p>
          <draw:enhanced-geometry svg:viewBox="0 0 21600 21600" draw:type="rectangle" draw:enhanced-path="M 0 0 L 21600 0 21600 21600 0 21600 0 0 Z N"/>
        </draw:custom-shape>
        <draw:custom-shape draw:style-name="gr586" draw:text-style-name="P52" draw:layer="layout" svg:width="1.846cm" svg:height="0.584cm" svg:x="19.02cm" svg:y="53.108cm">
          <text:p text:style-name="P49"><text:span text:style-name="T37">G2|M</text:span></text:p>
          <draw:enhanced-geometry svg:viewBox="0 0 21600 21600" draw:type="rectangle" draw:enhanced-path="M 0 0 L 21600 0 21600 21600 0 21600 0 0 Z N"/>
        </draw:custom-shape>
        <draw:custom-shape draw:style-name="gr587" draw:text-style-name="P51" draw:layer="layout" svg:width="2.89cm" svg:height="0.584cm" svg:x="13.703cm" svg:y="53.108cm">
          <text:p text:style-name="P49"><text:span text:style-name="T37">G1</text:span></text:p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25.4cm" svg:height="52.375cm" svg:x="31.576cm" svg:y="16.66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513" draw:text-style-name="P47" draw:layer="layout" svg:width="3.28cm" svg:height="2.046cm" svg:x="33.296cm" svg:y="16.988cm">
          <draw:text-box>
            <text:p><text:span text:style-name="T35">(</text:span><text:span text:style-name="T35">G</text:span><text:span text:style-name="T35">)</text:span></text:p>
          </draw:text-box>
        </draw:frame>
        <draw:line draw:style-name="gr605" draw:text-style-name="P1" draw:layer="layout" svg:x1="54.356cm" svg:y1="54.61cm" svg:x2="52.324cm" svg:y2="53.848cm">
          <text:p/>
        </draw:line>
        <draw:line draw:style-name="gr605" draw:text-style-name="P1" draw:layer="layout" svg:x1="53.848cm" svg:y1="56.388cm" svg:x2="51.816cm" svg:y2="57.404cm">
          <text:p/>
        </draw:line>
        <draw:line draw:style-name="gr605" draw:text-style-name="P1" draw:layer="layout" svg:x1="39.624cm" svg:y1="66.294cm" svg:x2="40.825cm" svg:y2="64.949cm">
          <text:p/>
        </draw:line>
        <presentation:notes draw:style-name="dp2">
          <draw:page-thumbnail draw:style-name="gr356" draw:layer="layout" svg:width="19.798cm" svg:height="11.136cm" svg:x="0.6cm" svg:y="2.257cm" draw:page-number="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utkal1" svg:font-family="utkal"/>
    <style:font-face style:name="Times New Roman1" svg:font-family="'Times New Roman'" style:font-family-generic="roman"/>
    <style:font-face style:name="Liberation Sans2" svg:font-family="'Liberation Sans'" style:font-family-generic="swiss"/>
    <style:font-face style:name="AR PL SungtiL GB2" svg:font-family="'AR PL SungtiL GB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2-22T11:10:59.477108573</dc:date>
    <meta:editing-duration>P21DT3H13M3S</meta:editing-duration>
    <meta:editing-cycles>156</meta:editing-cycles>
    <meta:generator>LibreOffice/6.4.7.2$Linux_X86_64 LibreOffice_project/40$Build-2</meta:generator>
    <meta:document-statistic meta:object-count="1509"/>
  </office:meta>
</office:document-meta>
</file>